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601/settings.xml" manifest:media-type="text/xml"/>
  <manifest:file-entry manifest:full-path="Object 601/content.xml" manifest:media-type="text/xml"/>
  <manifest:file-entry manifest:full-path="Object 601/" manifest:version="1.2" manifest:media-type="application/vnd.oasis.opendocument.formula"/>
  <manifest:file-entry manifest:full-path="Object 602" manifest:media-type="application/vnd.sun.star.oleobject"/>
  <manifest:file-entry manifest:full-path="Object 603" manifest:media-type="application/vnd.sun.star.oleobject"/>
  <manifest:file-entry manifest:full-path="Object 604" manifest:media-type="application/vnd.sun.star.oleobject"/>
  <manifest:file-entry manifest:full-path="Object 605" manifest:media-type="application/vnd.sun.star.oleobject"/>
  <manifest:file-entry manifest:full-path="Object 606" manifest:media-type="application/vnd.sun.star.oleobject"/>
  <manifest:file-entry manifest:full-path="Object 607" manifest:media-type="application/vnd.sun.star.oleobject"/>
  <manifest:file-entry manifest:full-path="Object 608" manifest:media-type="application/vnd.sun.star.oleobject"/>
  <manifest:file-entry manifest:full-path="Object 609" manifest:media-type="application/vnd.sun.star.oleobject"/>
  <manifest:file-entry manifest:full-path="settings.xml" manifest:media-type="text/xml"/>
  <manifest:file-entry manifest:full-path="Object 750" manifest:media-type="application/vnd.sun.star.oleobject"/>
  <manifest:file-entry manifest:full-path="Object 751" manifest:media-type="application/vnd.sun.star.oleobject"/>
  <manifest:file-entry manifest:full-path="Object 752" manifest:media-type="application/vnd.sun.star.oleobject"/>
  <manifest:file-entry manifest:full-path="Object 753" manifest:media-type="application/vnd.sun.star.oleobject"/>
  <manifest:file-entry manifest:full-path="Object 754" manifest:media-type="application/vnd.sun.star.oleobject"/>
  <manifest:file-entry manifest:full-path="Object 755" manifest:media-type="application/vnd.sun.star.oleobject"/>
  <manifest:file-entry manifest:full-path="Object 756" manifest:media-type="application/vnd.sun.star.oleobject"/>
  <manifest:file-entry manifest:full-path="Object 757" manifest:media-type="application/vnd.sun.star.oleobject"/>
  <manifest:file-entry manifest:full-path="Object 758" manifest:media-type="application/vnd.sun.star.oleobject"/>
  <manifest:file-entry manifest:full-path="Object 759" manifest:media-type="application/vnd.sun.star.oleobject"/>
  <manifest:file-entry manifest:full-path="Object 1" manifest:media-type="application/vnd.sun.star.oleobject"/>
  <manifest:file-entry manifest:full-path="Object 2" manifest:media-type="application/vnd.sun.star.oleobject"/>
  <manifest:file-entry manifest:full-path="Object 610" manifest:media-type="application/vnd.sun.star.oleobject"/>
  <manifest:file-entry manifest:full-path="Object 3" manifest:media-type="application/vnd.sun.star.oleobject"/>
  <manifest:file-entry manifest:full-path="Object 611" manifest:media-type="application/vnd.sun.star.oleobject"/>
  <manifest:file-entry manifest:full-path="Object 385/settings.xml" manifest:media-type="text/xml"/>
  <manifest:file-entry manifest:full-path="Object 385/content.xml" manifest:media-type="text/xml"/>
  <manifest:file-entry manifest:full-path="Object 385/" manifest:version="1.2" manifest:media-type="application/vnd.oasis.opendocument.formula"/>
  <manifest:file-entry manifest:full-path="Object 4" manifest:media-type="application/vnd.sun.star.oleobject"/>
  <manifest:file-entry manifest:full-path="Object 612" manifest:media-type="application/vnd.sun.star.oleobject"/>
  <manifest:file-entry manifest:full-path="Object 386/settings.xml" manifest:media-type="text/xml"/>
  <manifest:file-entry manifest:full-path="Object 386/content.xml" manifest:media-type="text/xml"/>
  <manifest:file-entry manifest:full-path="Object 386/" manifest:version="1.2" manifest:media-type="application/vnd.oasis.opendocument.formula"/>
  <manifest:file-entry manifest:full-path="Object 5" manifest:media-type="application/vnd.sun.star.oleobject"/>
  <manifest:file-entry manifest:full-path="Object 613" manifest:media-type="application/vnd.sun.star.oleobject"/>
  <manifest:file-entry manifest:full-path="Object 387/settings.xml" manifest:media-type="text/xml"/>
  <manifest:file-entry manifest:full-path="Object 387/content.xml" manifest:media-type="text/xml"/>
  <manifest:file-entry manifest:full-path="Object 387/" manifest:version="1.2" manifest:media-type="application/vnd.oasis.opendocument.formula"/>
  <manifest:file-entry manifest:full-path="Object 6" manifest:media-type="application/vnd.sun.star.oleobject"/>
  <manifest:file-entry manifest:full-path="Object 614" manifest:media-type="application/vnd.sun.star.oleobject"/>
  <manifest:file-entry manifest:full-path="Object 388/settings.xml" manifest:media-type="text/xml"/>
  <manifest:file-entry manifest:full-path="Object 388/content.xml" manifest:media-type="text/xml"/>
  <manifest:file-entry manifest:full-path="Object 388/" manifest:version="1.2" manifest:media-type="application/vnd.oasis.opendocument.formula"/>
  <manifest:file-entry manifest:full-path="Object 7" manifest:media-type="application/vnd.sun.star.oleobject"/>
  <manifest:file-entry manifest:full-path="Object 615" manifest:media-type="application/vnd.sun.star.oleobject"/>
  <manifest:file-entry manifest:full-path="Object 389/settings.xml" manifest:media-type="text/xml"/>
  <manifest:file-entry manifest:full-path="Object 389/content.xml" manifest:media-type="text/xml"/>
  <manifest:file-entry manifest:full-path="Object 389/" manifest:version="1.2" manifest:media-type="application/vnd.oasis.opendocument.formula"/>
  <manifest:file-entry manifest:full-path="Object 8" manifest:media-type="application/vnd.sun.star.oleobject"/>
  <manifest:file-entry manifest:full-path="Object 616" manifest:media-type="application/vnd.sun.star.oleobject"/>
  <manifest:file-entry manifest:full-path="Object 9" manifest:media-type="application/vnd.sun.star.oleobject"/>
  <manifest:file-entry manifest:full-path="Object 617/settings.xml" manifest:media-type="text/xml"/>
  <manifest:file-entry manifest:full-path="Object 617/content.xml" manifest:media-type="text/xml"/>
  <manifest:file-entry manifest:full-path="Object 617/" manifest:version="1.2" manifest:media-type="application/vnd.oasis.opendocument.formula"/>
  <manifest:file-entry manifest:full-path="Object 618" manifest:media-type="application/vnd.sun.star.oleobject"/>
  <manifest:file-entry manifest:full-path="Object 619" manifest:media-type="application/vnd.sun.star.oleobject"/>
  <manifest:file-entry manifest:full-path="manifest.rdf" manifest:media-type="application/rdf+xml"/>
  <manifest:file-entry manifest:full-path="Object 760" manifest:media-type="application/vnd.sun.star.oleobject"/>
  <manifest:file-entry manifest:full-path="Object 761" manifest:media-type="application/vnd.sun.star.oleobject"/>
  <manifest:file-entry manifest:full-path="Object 762" manifest:media-type="application/vnd.sun.star.oleobject"/>
  <manifest:file-entry manifest:full-path="Object 763" manifest:media-type="application/vnd.sun.star.oleobject"/>
  <manifest:file-entry manifest:full-path="Object 764" manifest:media-type="application/vnd.sun.star.oleobject"/>
  <manifest:file-entry manifest:full-path="content.xml" manifest:media-type="text/xml"/>
  <manifest:file-entry manifest:full-path="Object 765" manifest:media-type="application/vnd.sun.star.oleobject"/>
  <manifest:file-entry manifest:full-path="Object 766" manifest:media-type="application/vnd.sun.star.oleobject"/>
  <manifest:file-entry manifest:full-path="Object 767" manifest:media-type="application/vnd.sun.star.oleobject"/>
  <manifest:file-entry manifest:full-path="Object 768" manifest:media-type="application/vnd.sun.star.oleobject"/>
  <manifest:file-entry manifest:full-path="Object 769" manifest:media-type="application/vnd.sun.star.oleobject"/>
  <manifest:file-entry manifest:full-path="Object 390/settings.xml" manifest:media-type="text/xml"/>
  <manifest:file-entry manifest:full-path="Object 390/content.xml" manifest:media-type="text/xml"/>
  <manifest:file-entry manifest:full-path="Object 390/" manifest:version="1.2" manifest:media-type="application/vnd.oasis.opendocument.formula"/>
  <manifest:file-entry manifest:full-path="Object 391/settings.xml" manifest:media-type="text/xml"/>
  <manifest:file-entry manifest:full-path="Object 391/content.xml" manifest:media-type="text/xml"/>
  <manifest:file-entry manifest:full-path="Object 391/" manifest:version="1.2" manifest:media-type="application/vnd.oasis.opendocument.formula"/>
  <manifest:file-entry manifest:full-path="Object 392/settings.xml" manifest:media-type="text/xml"/>
  <manifest:file-entry manifest:full-path="Object 392/content.xml" manifest:media-type="text/xml"/>
  <manifest:file-entry manifest:full-path="Object 392/" manifest:version="1.2" manifest:media-type="application/vnd.oasis.opendocument.formula"/>
  <manifest:file-entry manifest:full-path="Object 393/settings.xml" manifest:media-type="text/xml"/>
  <manifest:file-entry manifest:full-path="Object 393/content.xml" manifest:media-type="text/xml"/>
  <manifest:file-entry manifest:full-path="Object 393/Configurations2/accelerator/current.xml" manifest:media-type=""/>
  <manifest:file-entry manifest:full-path="Object 393/Configurations2/" manifest:media-type="application/vnd.sun.xml.ui.configuration"/>
  <manifest:file-entry manifest:full-path="Object 393/" manifest:version="1.2" manifest:media-type="application/vnd.oasis.opendocument.formula"/>
  <manifest:file-entry manifest:full-path="Object 620" manifest:media-type="application/vnd.sun.star.oleobject"/>
  <manifest:file-entry manifest:full-path="Object 394/settings.xml" manifest:media-type="text/xml"/>
  <manifest:file-entry manifest:full-path="Object 394/content.xml" manifest:media-type="text/xml"/>
  <manifest:file-entry manifest:full-path="Object 394/Configurations2/accelerator/current.xml" manifest:media-type=""/>
  <manifest:file-entry manifest:full-path="Object 394/Configurations2/" manifest:media-type="application/vnd.sun.xml.ui.configuration"/>
  <manifest:file-entry manifest:full-path="Object 394/" manifest:version="1.2" manifest:media-type="application/vnd.oasis.opendocument.formula"/>
  <manifest:file-entry manifest:full-path="Object 621" manifest:media-type="application/vnd.sun.star.oleobject"/>
  <manifest:file-entry manifest:full-path="Object 395/settings.xml" manifest:media-type="text/xml"/>
  <manifest:file-entry manifest:full-path="Object 395/content.xml" manifest:media-type="text/xml"/>
  <manifest:file-entry manifest:full-path="Object 395/" manifest:version="1.2" manifest:media-type="application/vnd.oasis.opendocument.formula"/>
  <manifest:file-entry manifest:full-path="Object 622" manifest:media-type="application/vnd.sun.star.oleobject"/>
  <manifest:file-entry manifest:full-path="Object 396/settings.xml" manifest:media-type="text/xml"/>
  <manifest:file-entry manifest:full-path="Object 396/content.xml" manifest:media-type="text/xml"/>
  <manifest:file-entry manifest:full-path="Object 396/" manifest:version="1.2" manifest:media-type="application/vnd.oasis.opendocument.formula"/>
  <manifest:file-entry manifest:full-path="Object 623" manifest:media-type="application/vnd.sun.star.oleobject"/>
  <manifest:file-entry manifest:full-path="Object 397/settings.xml" manifest:media-type="text/xml"/>
  <manifest:file-entry manifest:full-path="Object 397/content.xml" manifest:media-type="text/xml"/>
  <manifest:file-entry manifest:full-path="Object 397/" manifest:version="1.2" manifest:media-type="application/vnd.oasis.opendocument.formula"/>
  <manifest:file-entry manifest:full-path="Object 624" manifest:media-type="application/vnd.sun.star.oleobject"/>
  <manifest:file-entry manifest:full-path="Object 398/settings.xml" manifest:media-type="text/xml"/>
  <manifest:file-entry manifest:full-path="Object 398/content.xml" manifest:media-type="text/xml"/>
  <manifest:file-entry manifest:full-path="Object 398/" manifest:version="1.2" manifest:media-type="application/vnd.oasis.opendocument.formula"/>
  <manifest:file-entry manifest:full-path="Object 625" manifest:media-type="application/vnd.sun.star.oleobject"/>
  <manifest:file-entry manifest:full-path="Object 399/settings.xml" manifest:media-type="text/xml"/>
  <manifest:file-entry manifest:full-path="Object 399/content.xml" manifest:media-type="text/xml"/>
  <manifest:file-entry manifest:full-path="Object 399/" manifest:version="1.2" manifest:media-type="application/vnd.oasis.opendocument.formula"/>
  <manifest:file-entry manifest:full-path="Object 626" manifest:media-type="application/vnd.sun.star.oleobject"/>
  <manifest:file-entry manifest:full-path="Object 627" manifest:media-type="application/vnd.sun.star.oleobject"/>
  <manifest:file-entry manifest:full-path="Object 628" manifest:media-type="application/vnd.sun.star.oleobject"/>
  <manifest:file-entry manifest:full-path="Object 629" manifest:media-type="application/vnd.sun.star.oleobject"/>
  <manifest:file-entry manifest:full-path="Object 770" manifest:media-type="application/vnd.sun.star.oleobject"/>
  <manifest:file-entry manifest:full-path="Object 771" manifest:media-type="application/vnd.sun.star.oleobject"/>
  <manifest:file-entry manifest:full-path="Object 772" manifest:media-type="application/vnd.sun.star.oleobject"/>
  <manifest:file-entry manifest:full-path="Object 773" manifest:media-type="application/vnd.sun.star.oleobject"/>
  <manifest:file-entry manifest:full-path="Object 774" manifest:media-type="application/vnd.sun.star.oleobject"/>
  <manifest:file-entry manifest:full-path="Object 775" manifest:media-type="application/vnd.sun.star.oleobject"/>
  <manifest:file-entry manifest:full-path="Object 776" manifest:media-type="application/vnd.sun.star.oleobject"/>
  <manifest:file-entry manifest:full-path="Object 777" manifest:media-type="application/vnd.sun.star.oleobject"/>
  <manifest:file-entry manifest:full-path="Object 778" manifest:media-type="application/vnd.sun.star.oleobject"/>
  <manifest:file-entry manifest:full-path="Object 779" manifest:media-type="application/vnd.sun.star.oleobject"/>
  <manifest:file-entry manifest:full-path="meta.xml" manifest:media-type="text/xml"/>
  <manifest:file-entry manifest:full-path="Object 630" manifest:media-type="application/vnd.sun.star.oleobject"/>
  <manifest:file-entry manifest:full-path="Object 631" manifest:media-type="application/vnd.sun.star.oleobject"/>
  <manifest:file-entry manifest:full-path="Object 632" manifest:media-type="application/vnd.sun.star.oleobject"/>
  <manifest:file-entry manifest:full-path="Object 633" manifest:media-type="application/vnd.sun.star.oleobject"/>
  <manifest:file-entry manifest:full-path="Object 634" manifest:media-type="application/vnd.sun.star.oleobject"/>
  <manifest:file-entry manifest:full-path="Object 635" manifest:media-type="application/vnd.sun.star.oleobject"/>
  <manifest:file-entry manifest:full-path="Object 636" manifest:media-type="application/vnd.sun.star.oleobject"/>
  <manifest:file-entry manifest:full-path="Object 637" manifest:media-type="application/vnd.sun.star.oleobject"/>
  <manifest:file-entry manifest:full-path="Object 638" manifest:media-type="application/vnd.sun.star.oleobject"/>
  <manifest:file-entry manifest:full-path="Object 639" manifest:media-type="application/vnd.sun.star.oleobject"/>
  <manifest:file-entry manifest:full-path="Object 780" manifest:media-type="application/vnd.sun.star.oleobject"/>
  <manifest:file-entry manifest:full-path="Object 781" manifest:media-type="application/vnd.sun.star.oleobject"/>
  <manifest:file-entry manifest:full-path="Object 782" manifest:media-type="application/vnd.sun.star.oleobject"/>
  <manifest:file-entry manifest:full-path="Object 783" manifest:media-type="application/vnd.sun.star.oleobject"/>
  <manifest:file-entry manifest:full-path="Object 784" manifest:media-type="application/vnd.sun.star.oleobject"/>
  <manifest:file-entry manifest:full-path="Object 785" manifest:media-type="application/vnd.sun.star.oleobject"/>
  <manifest:file-entry manifest:full-path="Object 786" manifest:media-type="application/vnd.sun.star.oleobject"/>
  <manifest:file-entry manifest:full-path="Object 787" manifest:media-type="application/vnd.sun.star.oleobject"/>
  <manifest:file-entry manifest:full-path="Object 788" manifest:media-type="application/vnd.sun.star.oleobject"/>
  <manifest:file-entry manifest:full-path="Object 789" manifest:media-type="application/vnd.sun.star.oleobject"/>
  <manifest:file-entry manifest:full-path="Object 640" manifest:media-type="application/vnd.sun.star.oleobject"/>
  <manifest:file-entry manifest:full-path="Object 641" manifest:media-type="application/vnd.sun.star.oleobject"/>
  <manifest:file-entry manifest:full-path="Object 642" manifest:media-type="application/vnd.sun.star.oleobject"/>
  <manifest:file-entry manifest:full-path="Object 643" manifest:media-type="application/vnd.sun.star.oleobject"/>
  <manifest:file-entry manifest:full-path="Object 644" manifest:media-type="application/vnd.sun.star.oleobject"/>
  <manifest:file-entry manifest:full-path="Object 645" manifest:media-type="application/vnd.sun.star.oleobject"/>
  <manifest:file-entry manifest:full-path="Object 646" manifest:media-type="application/vnd.sun.star.oleobject"/>
  <manifest:file-entry manifest:full-path="Object 647" manifest:media-type="application/vnd.sun.star.oleobject"/>
  <manifest:file-entry manifest:full-path="Object 648" manifest:media-type="application/vnd.sun.star.oleobject"/>
  <manifest:file-entry manifest:full-path="Object 649" manifest:media-type="application/vnd.sun.star.oleobject"/>
  <manifest:file-entry manifest:full-path="Object 790" manifest:media-type="application/vnd.sun.star.oleobject"/>
  <manifest:file-entry manifest:full-path="Object 791" manifest:media-type="application/vnd.sun.star.oleobject"/>
  <manifest:file-entry manifest:full-path="Object 792" manifest:media-type="application/vnd.sun.star.oleobject"/>
  <manifest:file-entry manifest:full-path="Object 793" manifest:media-type="application/vnd.sun.star.oleobject"/>
  <manifest:file-entry manifest:full-path="Object 794" manifest:media-type="application/vnd.sun.star.oleobject"/>
  <manifest:file-entry manifest:full-path="Object 500" manifest:media-type="application/vnd.sun.star.oleobject"/>
  <manifest:file-entry manifest:full-path="Object 795" manifest:media-type="application/vnd.sun.star.oleobject"/>
  <manifest:file-entry manifest:full-path="Object 501" manifest:media-type="application/vnd.sun.star.oleobject"/>
  <manifest:file-entry manifest:full-path="Object 796" manifest:media-type="application/vnd.sun.star.oleobject"/>
  <manifest:file-entry manifest:full-path="Object 502" manifest:media-type="application/vnd.sun.star.oleobject"/>
  <manifest:file-entry manifest:full-path="Object 797" manifest:media-type="application/vnd.sun.star.oleobject"/>
  <manifest:file-entry manifest:full-path="Object 503" manifest:media-type="application/vnd.sun.star.oleobject"/>
  <manifest:file-entry manifest:full-path="Object 798" manifest:media-type="application/vnd.sun.star.oleobject"/>
  <manifest:file-entry manifest:full-path="Object 504" manifest:media-type="application/vnd.sun.star.oleobject"/>
  <manifest:file-entry manifest:full-path="Object 799" manifest:media-type="application/vnd.sun.star.oleobject"/>
  <manifest:file-entry manifest:full-path="Object 505" manifest:media-type="application/vnd.sun.star.oleobject"/>
  <manifest:file-entry manifest:full-path="Object 506" manifest:media-type="application/vnd.sun.star.oleobject"/>
  <manifest:file-entry manifest:full-path="Object 507" manifest:media-type="application/vnd.sun.star.oleobject"/>
  <manifest:file-entry manifest:full-path="Object 508" manifest:media-type="application/vnd.sun.star.oleobject"/>
  <manifest:file-entry manifest:full-path="Object 509" manifest:media-type="application/vnd.sun.star.oleobject"/>
  <manifest:file-entry manifest:full-path="Object 650" manifest:media-type="application/vnd.sun.star.oleobject"/>
  <manifest:file-entry manifest:full-path="Object 651" manifest:media-type="application/vnd.sun.star.oleobject"/>
  <manifest:file-entry manifest:full-path="Object 652" manifest:media-type="application/vnd.sun.star.oleobject"/>
  <manifest:file-entry manifest:full-path="Object 653" manifest:media-type="application/vnd.sun.star.oleobject"/>
  <manifest:file-entry manifest:full-path="Object 654" manifest:media-type="application/vnd.sun.star.oleobject"/>
  <manifest:file-entry manifest:full-path="Object 655" manifest:media-type="application/vnd.sun.star.oleobject"/>
  <manifest:file-entry manifest:full-path="Object 656" manifest:media-type="application/vnd.sun.star.oleobject"/>
  <manifest:file-entry manifest:full-path="Object 657" manifest:media-type="application/vnd.sun.star.oleobject"/>
  <manifest:file-entry manifest:full-path="Object 658" manifest:media-type="application/vnd.sun.star.oleobject"/>
  <manifest:file-entry manifest:full-path="Object 659" manifest:media-type="application/vnd.sun.star.oleobject"/>
  <manifest:file-entry manifest:full-path="Object 280" manifest:media-type="application/vnd.sun.star.oleobject"/>
  <manifest:file-entry manifest:full-path="Object 510" manifest:media-type="application/vnd.sun.star.oleobject"/>
  <manifest:file-entry manifest:full-path="Object 511" manifest:media-type="application/vnd.sun.star.oleobject"/>
  <manifest:file-entry manifest:full-path="Object 512" manifest:media-type="application/vnd.sun.star.oleobject"/>
  <manifest:file-entry manifest:full-path="Object 513" manifest:media-type="application/vnd.sun.star.oleobject"/>
  <manifest:file-entry manifest:full-path="Object 514" manifest:media-type="application/vnd.sun.star.oleobject"/>
  <manifest:file-entry manifest:full-path="Object 515" manifest:media-type="application/vnd.sun.star.oleobject"/>
  <manifest:file-entry manifest:full-path="Object 516" manifest:media-type="application/vnd.sun.star.oleobject"/>
  <manifest:file-entry manifest:full-path="Object 517" manifest:media-type="application/vnd.sun.star.oleobject"/>
  <manifest:file-entry manifest:full-path="Object 518" manifest:media-type="application/vnd.sun.star.oleobject"/>
  <manifest:file-entry manifest:full-path="Object 519" manifest:media-type="application/vnd.sun.star.oleobject"/>
  <manifest:file-entry manifest:full-path="Object 660" manifest:media-type="application/vnd.sun.star.oleobject"/>
  <manifest:file-entry manifest:full-path="Object 661" manifest:media-type="application/vnd.sun.star.oleobject"/>
  <manifest:file-entry manifest:full-path="Thumbnails/thumbnail.png" manifest:media-type="image/png"/>
  <manifest:file-entry manifest:full-path="Object 662" manifest:media-type="application/vnd.sun.star.oleobject"/>
  <manifest:file-entry manifest:full-path="Object 663" manifest:media-type="application/vnd.sun.star.oleobject"/>
  <manifest:file-entry manifest:full-path="Object 664" manifest:media-type="application/vnd.sun.star.oleobject"/>
  <manifest:file-entry manifest:full-path="Object 665" manifest:media-type="application/vnd.sun.star.oleobject"/>
  <manifest:file-entry manifest:full-path="Object 666" manifest:media-type="application/vnd.sun.star.oleobject"/>
  <manifest:file-entry manifest:full-path="Object 667" manifest:media-type="application/vnd.sun.star.oleobject"/>
  <manifest:file-entry manifest:full-path="Object 668" manifest:media-type="application/vnd.sun.star.oleobject"/>
  <manifest:file-entry manifest:full-path="Object 669" manifest:media-type="application/vnd.sun.star.oleobject"/>
  <manifest:file-entry manifest:full-path="Object 520" manifest:media-type="application/vnd.sun.star.oleobject"/>
  <manifest:file-entry manifest:full-path="Object 521" manifest:media-type="application/vnd.sun.star.oleobject"/>
  <manifest:file-entry manifest:full-path="Object 522" manifest:media-type="application/vnd.sun.star.oleobject"/>
  <manifest:file-entry manifest:full-path="Object 296" manifest:media-type="application/vnd.sun.star.oleobject"/>
  <manifest:file-entry manifest:full-path="Object 523" manifest:media-type="application/vnd.sun.star.oleobject"/>
  <manifest:file-entry manifest:full-path="Object 524" manifest:media-type="application/vnd.sun.star.oleobject"/>
  <manifest:file-entry manifest:full-path="Object 525" manifest:media-type="application/vnd.sun.star.oleobject"/>
  <manifest:file-entry manifest:full-path="Object 526" manifest:media-type="application/vnd.sun.star.oleobject"/>
  <manifest:file-entry manifest:full-path="Object 527" manifest:media-type="application/vnd.sun.star.oleobject"/>
  <manifest:file-entry manifest:full-path="Object 528" manifest:media-type="application/vnd.sun.star.oleobject"/>
  <manifest:file-entry manifest:full-path="Object 529" manifest:media-type="application/vnd.sun.star.oleobject"/>
  <manifest:file-entry manifest:full-path="Object 670" manifest:media-type="application/vnd.sun.star.oleobject"/>
  <manifest:file-entry manifest:full-path="Object 671" manifest:media-type="application/vnd.sun.star.oleobject"/>
  <manifest:file-entry manifest:full-path="Object 672" manifest:media-type="application/vnd.sun.star.oleobject"/>
  <manifest:file-entry manifest:full-path="Object 673" manifest:media-type="application/vnd.sun.star.oleobject"/>
  <manifest:file-entry manifest:full-path="Object 674" manifest:media-type="application/vnd.sun.star.oleobject"/>
  <manifest:file-entry manifest:full-path="Object 675" manifest:media-type="application/vnd.sun.star.oleobject"/>
  <manifest:file-entry manifest:full-path="Object 676" manifest:media-type="application/vnd.sun.star.oleobject"/>
  <manifest:file-entry manifest:full-path="Object 677" manifest:media-type="application/vnd.sun.star.oleobject"/>
  <manifest:file-entry manifest:full-path="Object 678" manifest:media-type="application/vnd.sun.star.oleobject"/>
  <manifest:file-entry manifest:full-path="Object 679" manifest:media-type="application/vnd.sun.star.oleobject"/>
  <manifest:file-entry manifest:full-path="Object 530" manifest:media-type="application/vnd.sun.star.oleobject"/>
  <manifest:file-entry manifest:full-path="Object 531" manifest:media-type="application/vnd.sun.star.oleobject"/>
  <manifest:file-entry manifest:full-path="Object 532" manifest:media-type="application/vnd.sun.star.oleobject"/>
  <manifest:file-entry manifest:full-path="Object 533" manifest:media-type="application/vnd.sun.star.oleobject"/>
  <manifest:file-entry manifest:full-path="Object 534" manifest:media-type="application/vnd.sun.star.oleobject"/>
  <manifest:file-entry manifest:full-path="Object 535" manifest:media-type="application/vnd.sun.star.oleobject"/>
  <manifest:file-entry manifest:full-path="Object 536" manifest:media-type="application/vnd.sun.star.oleobject"/>
  <manifest:file-entry manifest:full-path="Object 537" manifest:media-type="application/vnd.sun.star.oleobject"/>
  <manifest:file-entry manifest:full-path="Object 538" manifest:media-type="application/vnd.sun.star.oleobject"/>
  <manifest:file-entry manifest:full-path="Object 539" manifest:media-type="application/vnd.sun.star.oleobject"/>
  <manifest:file-entry manifest:full-path="Object 680" manifest:media-type="application/vnd.sun.star.oleobject"/>
  <manifest:file-entry manifest:full-path="Object 681" manifest:media-type="application/vnd.sun.star.oleobject"/>
  <manifest:file-entry manifest:full-path="Object 682" manifest:media-type="application/vnd.sun.star.oleobject"/>
  <manifest:file-entry manifest:full-path="Object 683" manifest:media-type="application/vnd.sun.star.oleobject"/>
  <manifest:file-entry manifest:full-path="Object 684" manifest:media-type="application/vnd.sun.star.oleobject"/>
  <manifest:file-entry manifest:full-path="ObjectReplacements/Object 601" manifest:media-type=""/>
  <manifest:file-entry manifest:full-path="ObjectReplacements/Object 602" manifest:media-type=""/>
  <manifest:file-entry manifest:full-path="ObjectReplacements/Object 603" manifest:media-type=""/>
  <manifest:file-entry manifest:full-path="ObjectReplacements/Object 604" manifest:media-type=""/>
  <manifest:file-entry manifest:full-path="ObjectReplacements/Object 605" manifest:media-type=""/>
  <manifest:file-entry manifest:full-path="ObjectReplacements/Object 606" manifest:media-type=""/>
  <manifest:file-entry manifest:full-path="ObjectReplacements/Object 607" manifest:media-type=""/>
  <manifest:file-entry manifest:full-path="ObjectReplacements/Object 608" manifest:media-type=""/>
  <manifest:file-entry manifest:full-path="ObjectReplacements/Object 609" manifest:media-type=""/>
  <manifest:file-entry manifest:full-path="ObjectReplacements/Object 750" manifest:media-type=""/>
  <manifest:file-entry manifest:full-path="ObjectReplacements/Object 751" manifest:media-type=""/>
  <manifest:file-entry manifest:full-path="ObjectReplacements/Object 752" manifest:media-type=""/>
  <manifest:file-entry manifest:full-path="ObjectReplacements/Object 753" manifest:media-type=""/>
  <manifest:file-entry manifest:full-path="ObjectReplacements/Object 754" manifest:media-type=""/>
  <manifest:file-entry manifest:full-path="ObjectReplacements/Object 755" manifest:media-type=""/>
  <manifest:file-entry manifest:full-path="ObjectReplacements/Object 756" manifest:media-type=""/>
  <manifest:file-entry manifest:full-path="ObjectReplacements/Object 757" manifest:media-type=""/>
  <manifest:file-entry manifest:full-path="ObjectReplacements/Object 758" manifest:media-type=""/>
  <manifest:file-entry manifest:full-path="ObjectReplacements/Object 759" manifest:media-type=""/>
  <manifest:file-entry manifest:full-path="ObjectReplacements/Object 1" manifest:media-type=""/>
  <manifest:file-entry manifest:full-path="ObjectReplacements/Object 2" manifest:media-type=""/>
  <manifest:file-entry manifest:full-path="ObjectReplacements/Object 610" manifest:media-type=""/>
  <manifest:file-entry manifest:full-path="ObjectReplacements/Object 3" manifest:media-type=""/>
  <manifest:file-entry manifest:full-path="ObjectReplacements/Object 611" manifest:media-type=""/>
  <manifest:file-entry manifest:full-path="ObjectReplacements/Object 385" manifest:media-type="application/x-openoffice-gdimetafile;windows_formatname=&quot;GDIMetaFile&quot;"/>
  <manifest:file-entry manifest:full-path="ObjectReplacements/Object 4" manifest:media-type=""/>
  <manifest:file-entry manifest:full-path="ObjectReplacements/Object 612" manifest:media-type=""/>
  <manifest:file-entry manifest:full-path="ObjectReplacements/Object 386" manifest:media-type="application/x-openoffice-gdimetafile;windows_formatname=&quot;GDIMetaFile&quot;"/>
  <manifest:file-entry manifest:full-path="ObjectReplacements/Object 5" manifest:media-type=""/>
  <manifest:file-entry manifest:full-path="ObjectReplacements/Object 613" manifest:media-type=""/>
  <manifest:file-entry manifest:full-path="ObjectReplacements/Object 387" manifest:media-type="application/x-openoffice-gdimetafile;windows_formatname=&quot;GDIMetaFile&quot;"/>
  <manifest:file-entry manifest:full-path="ObjectReplacements/Object 6" manifest:media-type=""/>
  <manifest:file-entry manifest:full-path="ObjectReplacements/Object 614" manifest:media-type=""/>
  <manifest:file-entry manifest:full-path="ObjectReplacements/Object 388" manifest:media-type="application/x-openoffice-gdimetafile;windows_formatname=&quot;GDIMetaFile&quot;"/>
  <manifest:file-entry manifest:full-path="ObjectReplacements/Object 7" manifest:media-type=""/>
  <manifest:file-entry manifest:full-path="ObjectReplacements/Object 615" manifest:media-type=""/>
  <manifest:file-entry manifest:full-path="ObjectReplacements/Object 389" manifest:media-type="application/x-openoffice-gdimetafile;windows_formatname=&quot;GDIMetaFile&quot;"/>
  <manifest:file-entry manifest:full-path="ObjectReplacements/Object 8" manifest:media-type=""/>
  <manifest:file-entry manifest:full-path="ObjectReplacements/Object 616" manifest:media-type=""/>
  <manifest:file-entry manifest:full-path="ObjectReplacements/Object 9" manifest:media-type=""/>
  <manifest:file-entry manifest:full-path="ObjectReplacements/Object 617" manifest:media-type=""/>
  <manifest:file-entry manifest:full-path="ObjectReplacements/Object 618" manifest:media-type=""/>
  <manifest:file-entry manifest:full-path="ObjectReplacements/Object 619" manifest:media-type=""/>
  <manifest:file-entry manifest:full-path="ObjectReplacements/Object 760" manifest:media-type=""/>
  <manifest:file-entry manifest:full-path="ObjectReplacements/Object 761" manifest:media-type=""/>
  <manifest:file-entry manifest:full-path="ObjectReplacements/Object 762" manifest:media-type=""/>
  <manifest:file-entry manifest:full-path="ObjectReplacements/Object 763" manifest:media-type=""/>
  <manifest:file-entry manifest:full-path="ObjectReplacements/Object 764" manifest:media-type=""/>
  <manifest:file-entry manifest:full-path="ObjectReplacements/Object 765" manifest:media-type=""/>
  <manifest:file-entry manifest:full-path="ObjectReplacements/Object 766" manifest:media-type=""/>
  <manifest:file-entry manifest:full-path="ObjectReplacements/Object 767" manifest:media-type=""/>
  <manifest:file-entry manifest:full-path="ObjectReplacements/Object 768" manifest:media-type=""/>
  <manifest:file-entry manifest:full-path="ObjectReplacements/Object 769" manifest:media-type=""/>
  <manifest:file-entry manifest:full-path="ObjectReplacements/Object 390" manifest:media-type="application/x-openoffice-gdimetafile;windows_formatname=&quot;GDIMetaFile&quot;"/>
  <manifest:file-entry manifest:full-path="ObjectReplacements/Object 391" manifest:media-type="application/x-openoffice-gdimetafile;windows_formatname=&quot;GDIMetaFile&quot;"/>
  <manifest:file-entry manifest:full-path="ObjectReplacements/Object 392" manifest:media-type="application/x-openoffice-gdimetafile;windows_formatname=&quot;GDIMetaFile&quot;"/>
  <manifest:file-entry manifest:full-path="ObjectReplacements/Object 393" manifest:media-type="application/x-openoffice-gdimetafile;windows_formatname=&quot;GDIMetaFile&quot;"/>
  <manifest:file-entry manifest:full-path="ObjectReplacements/Object 620" manifest:media-type=""/>
  <manifest:file-entry manifest:full-path="ObjectReplacements/Object 394" manifest:media-type="application/x-openoffice-gdimetafile;windows_formatname=&quot;GDIMetaFile&quot;"/>
  <manifest:file-entry manifest:full-path="ObjectReplacements/Object 621" manifest:media-type=""/>
  <manifest:file-entry manifest:full-path="ObjectReplacements/Object 395" manifest:media-type="application/x-openoffice-gdimetafile;windows_formatname=&quot;GDIMetaFile&quot;"/>
  <manifest:file-entry manifest:full-path="ObjectReplacements/Object 622" manifest:media-type=""/>
  <manifest:file-entry manifest:full-path="ObjectReplacements/Object 396" manifest:media-type=""/>
  <manifest:file-entry manifest:full-path="ObjectReplacements/Object 623" manifest:media-type=""/>
  <manifest:file-entry manifest:full-path="ObjectReplacements/Object 397" manifest:media-type="application/x-openoffice-gdimetafile;windows_formatname=&quot;GDIMetaFile&quot;"/>
  <manifest:file-entry manifest:full-path="ObjectReplacements/Object 624" manifest:media-type=""/>
  <manifest:file-entry manifest:full-path="ObjectReplacements/Object 398" manifest:media-type="application/x-openoffice-gdimetafile;windows_formatname=&quot;GDIMetaFile&quot;"/>
  <manifest:file-entry manifest:full-path="ObjectReplacements/Object 625" manifest:media-type=""/>
  <manifest:file-entry manifest:full-path="ObjectReplacements/Object 399" manifest:media-type="application/x-openoffice-gdimetafile;windows_formatname=&quot;GDIMetaFile&quot;"/>
  <manifest:file-entry manifest:full-path="ObjectReplacements/Object 626" manifest:media-type=""/>
  <manifest:file-entry manifest:full-path="ObjectReplacements/Object 627" manifest:media-type=""/>
  <manifest:file-entry manifest:full-path="ObjectReplacements/Object 628" manifest:media-type=""/>
  <manifest:file-entry manifest:full-path="ObjectReplacements/Object 629" manifest:media-type=""/>
  <manifest:file-entry manifest:full-path="ObjectReplacements/Object 770" manifest:media-type=""/>
  <manifest:file-entry manifest:full-path="ObjectReplacements/Object 771" manifest:media-type=""/>
  <manifest:file-entry manifest:full-path="ObjectReplacements/Object 772" manifest:media-type=""/>
  <manifest:file-entry manifest:full-path="ObjectReplacements/Object 773" manifest:media-type=""/>
  <manifest:file-entry manifest:full-path="ObjectReplacements/Object 774" manifest:media-type=""/>
  <manifest:file-entry manifest:full-path="ObjectReplacements/Object 775" manifest:media-type=""/>
  <manifest:file-entry manifest:full-path="ObjectReplacements/Object 776" manifest:media-type=""/>
  <manifest:file-entry manifest:full-path="ObjectReplacements/Object 777" manifest:media-type=""/>
  <manifest:file-entry manifest:full-path="ObjectReplacements/Object 778" manifest:media-type=""/>
  <manifest:file-entry manifest:full-path="ObjectReplacements/Object 779" manifest:media-type=""/>
  <manifest:file-entry manifest:full-path="ObjectReplacements/Object 630" manifest:media-type=""/>
  <manifest:file-entry manifest:full-path="ObjectReplacements/Object 631" manifest:media-type=""/>
  <manifest:file-entry manifest:full-path="ObjectReplacements/Object 632" manifest:media-type=""/>
  <manifest:file-entry manifest:full-path="ObjectReplacements/Object 633" manifest:media-type=""/>
  <manifest:file-entry manifest:full-path="ObjectReplacements/Object 634" manifest:media-type=""/>
  <manifest:file-entry manifest:full-path="ObjectReplacements/Object 635" manifest:media-type=""/>
  <manifest:file-entry manifest:full-path="ObjectReplacements/Object 636" manifest:media-type=""/>
  <manifest:file-entry manifest:full-path="ObjectReplacements/Object 637" manifest:media-type=""/>
  <manifest:file-entry manifest:full-path="ObjectReplacements/Object 638" manifest:media-type=""/>
  <manifest:file-entry manifest:full-path="ObjectReplacements/Object 639" manifest:media-type=""/>
  <manifest:file-entry manifest:full-path="ObjectReplacements/Object 780" manifest:media-type=""/>
  <manifest:file-entry manifest:full-path="ObjectReplacements/Object 781" manifest:media-type=""/>
  <manifest:file-entry manifest:full-path="ObjectReplacements/Object 782" manifest:media-type=""/>
  <manifest:file-entry manifest:full-path="ObjectReplacements/Object 783" manifest:media-type=""/>
  <manifest:file-entry manifest:full-path="ObjectReplacements/Object 784" manifest:media-type=""/>
  <manifest:file-entry manifest:full-path="ObjectReplacements/Object 785" manifest:media-type=""/>
  <manifest:file-entry manifest:full-path="ObjectReplacements/Object 786" manifest:media-type=""/>
  <manifest:file-entry manifest:full-path="ObjectReplacements/Object 787" manifest:media-type=""/>
  <manifest:file-entry manifest:full-path="ObjectReplacements/Object 788" manifest:media-type=""/>
  <manifest:file-entry manifest:full-path="ObjectReplacements/Object 789" manifest:media-type=""/>
  <manifest:file-entry manifest:full-path="ObjectReplacements/Object 640" manifest:media-type=""/>
  <manifest:file-entry manifest:full-path="ObjectReplacements/Object 641" manifest:media-type=""/>
  <manifest:file-entry manifest:full-path="ObjectReplacements/Object 642" manifest:media-type=""/>
  <manifest:file-entry manifest:full-path="ObjectReplacements/Object 643" manifest:media-type=""/>
  <manifest:file-entry manifest:full-path="ObjectReplacements/Object 644" manifest:media-type=""/>
  <manifest:file-entry manifest:full-path="ObjectReplacements/Object 645" manifest:media-type=""/>
  <manifest:file-entry manifest:full-path="ObjectReplacements/Object 646" manifest:media-type=""/>
  <manifest:file-entry manifest:full-path="ObjectReplacements/Object 647" manifest:media-type=""/>
  <manifest:file-entry manifest:full-path="ObjectReplacements/Object 648" manifest:media-type=""/>
  <manifest:file-entry manifest:full-path="ObjectReplacements/Object 649" manifest:media-type=""/>
  <manifest:file-entry manifest:full-path="ObjectReplacements/Object 790" manifest:media-type=""/>
  <manifest:file-entry manifest:full-path="ObjectReplacements/Object 791" manifest:media-type=""/>
  <manifest:file-entry manifest:full-path="ObjectReplacements/Object 792" manifest:media-type=""/>
  <manifest:file-entry manifest:full-path="ObjectReplacements/Object 793" manifest:media-type=""/>
  <manifest:file-entry manifest:full-path="ObjectReplacements/Object 794" manifest:media-type=""/>
  <manifest:file-entry manifest:full-path="ObjectReplacements/Object 500" manifest:media-type=""/>
  <manifest:file-entry manifest:full-path="ObjectReplacements/Object 795" manifest:media-type=""/>
  <manifest:file-entry manifest:full-path="ObjectReplacements/Object 501" manifest:media-type=""/>
  <manifest:file-entry manifest:full-path="ObjectReplacements/Object 796" manifest:media-type=""/>
  <manifest:file-entry manifest:full-path="ObjectReplacements/Object 502" manifest:media-type=""/>
  <manifest:file-entry manifest:full-path="ObjectReplacements/Object 797" manifest:media-type=""/>
  <manifest:file-entry manifest:full-path="ObjectReplacements/Object 503" manifest:media-type=""/>
  <manifest:file-entry manifest:full-path="ObjectReplacements/Object 798" manifest:media-type=""/>
  <manifest:file-entry manifest:full-path="ObjectReplacements/Object 504" manifest:media-type=""/>
  <manifest:file-entry manifest:full-path="ObjectReplacements/Object 799" manifest:media-type=""/>
  <manifest:file-entry manifest:full-path="ObjectReplacements/Object 505" manifest:media-type=""/>
  <manifest:file-entry manifest:full-path="ObjectReplacements/Object 506" manifest:media-type=""/>
  <manifest:file-entry manifest:full-path="ObjectReplacements/Object 507" manifest:media-type=""/>
  <manifest:file-entry manifest:full-path="ObjectReplacements/Object 508" manifest:media-type=""/>
  <manifest:file-entry manifest:full-path="ObjectReplacements/Object 509" manifest:media-type=""/>
  <manifest:file-entry manifest:full-path="ObjectReplacements/Object 650" manifest:media-type=""/>
  <manifest:file-entry manifest:full-path="ObjectReplacements/Object 651" manifest:media-type=""/>
  <manifest:file-entry manifest:full-path="ObjectReplacements/Object 652" manifest:media-type=""/>
  <manifest:file-entry manifest:full-path="ObjectReplacements/Object 653" manifest:media-type=""/>
  <manifest:file-entry manifest:full-path="ObjectReplacements/Object 654" manifest:media-type=""/>
  <manifest:file-entry manifest:full-path="ObjectReplacements/Object 655" manifest:media-type=""/>
  <manifest:file-entry manifest:full-path="ObjectReplacements/Object 656" manifest:media-type=""/>
  <manifest:file-entry manifest:full-path="ObjectReplacements/Object 657" manifest:media-type=""/>
  <manifest:file-entry manifest:full-path="ObjectReplacements/Object 658" manifest:media-type=""/>
  <manifest:file-entry manifest:full-path="ObjectReplacements/Object 659" manifest:media-type=""/>
  <manifest:file-entry manifest:full-path="ObjectReplacements/Object 280" manifest:media-type=""/>
  <manifest:file-entry manifest:full-path="ObjectReplacements/Object 510" manifest:media-type=""/>
  <manifest:file-entry manifest:full-path="ObjectReplacements/Object 511" manifest:media-type=""/>
  <manifest:file-entry manifest:full-path="ObjectReplacements/Object 512" manifest:media-type=""/>
  <manifest:file-entry manifest:full-path="ObjectReplacements/Object 513" manifest:media-type=""/>
  <manifest:file-entry manifest:full-path="ObjectReplacements/Object 514" manifest:media-type=""/>
  <manifest:file-entry manifest:full-path="ObjectReplacements/Object 515" manifest:media-type=""/>
  <manifest:file-entry manifest:full-path="ObjectReplacements/Object 516" manifest:media-type=""/>
  <manifest:file-entry manifest:full-path="ObjectReplacements/Object 517" manifest:media-type=""/>
  <manifest:file-entry manifest:full-path="ObjectReplacements/Object 518" manifest:media-type=""/>
  <manifest:file-entry manifest:full-path="ObjectReplacements/Object 519" manifest:media-type=""/>
  <manifest:file-entry manifest:full-path="ObjectReplacements/Object 660" manifest:media-type=""/>
  <manifest:file-entry manifest:full-path="ObjectReplacements/Object 661" manifest:media-type=""/>
  <manifest:file-entry manifest:full-path="ObjectReplacements/Object 662" manifest:media-type=""/>
  <manifest:file-entry manifest:full-path="ObjectReplacements/Object 663" manifest:media-type=""/>
  <manifest:file-entry manifest:full-path="ObjectReplacements/Object 664" manifest:media-type=""/>
  <manifest:file-entry manifest:full-path="ObjectReplacements/Object 665" manifest:media-type=""/>
  <manifest:file-entry manifest:full-path="ObjectReplacements/Object 666" manifest:media-type=""/>
  <manifest:file-entry manifest:full-path="ObjectReplacements/Object 667" manifest:media-type=""/>
  <manifest:file-entry manifest:full-path="ObjectReplacements/Object 668" manifest:media-type=""/>
  <manifest:file-entry manifest:full-path="ObjectReplacements/Object 669" manifest:media-type=""/>
  <manifest:file-entry manifest:full-path="ObjectReplacements/Object 520" manifest:media-type=""/>
  <manifest:file-entry manifest:full-path="ObjectReplacements/Object 521" manifest:media-type=""/>
  <manifest:file-entry manifest:full-path="ObjectReplacements/Object 522" manifest:media-type=""/>
  <manifest:file-entry manifest:full-path="ObjectReplacements/Object 296" manifest:media-type=""/>
  <manifest:file-entry manifest:full-path="ObjectReplacements/Object 523" manifest:media-type=""/>
  <manifest:file-entry manifest:full-path="ObjectReplacements/Object 524" manifest:media-type=""/>
  <manifest:file-entry manifest:full-path="ObjectReplacements/Object 525" manifest:media-type=""/>
  <manifest:file-entry manifest:full-path="ObjectReplacements/Object 526" manifest:media-type=""/>
  <manifest:file-entry manifest:full-path="ObjectReplacements/Object 527" manifest:media-type=""/>
  <manifest:file-entry manifest:full-path="ObjectReplacements/Object 528" manifest:media-type=""/>
  <manifest:file-entry manifest:full-path="ObjectReplacements/Object 529" manifest:media-type=""/>
  <manifest:file-entry manifest:full-path="ObjectReplacements/Object 670" manifest:media-type=""/>
  <manifest:file-entry manifest:full-path="ObjectReplacements/Object 671" manifest:media-type=""/>
  <manifest:file-entry manifest:full-path="ObjectReplacements/Object 672" manifest:media-type=""/>
  <manifest:file-entry manifest:full-path="ObjectReplacements/Object 673" manifest:media-type=""/>
  <manifest:file-entry manifest:full-path="ObjectReplacements/Object 674" manifest:media-type=""/>
  <manifest:file-entry manifest:full-path="ObjectReplacements/Object 675" manifest:media-type=""/>
  <manifest:file-entry manifest:full-path="ObjectReplacements/Object 676" manifest:media-type=""/>
  <manifest:file-entry manifest:full-path="ObjectReplacements/Object 677" manifest:media-type=""/>
  <manifest:file-entry manifest:full-path="ObjectReplacements/Object 678" manifest:media-type=""/>
  <manifest:file-entry manifest:full-path="ObjectReplacements/Object 679" manifest:media-type=""/>
  <manifest:file-entry manifest:full-path="ObjectReplacements/Object 530" manifest:media-type=""/>
  <manifest:file-entry manifest:full-path="ObjectReplacements/Object 531" manifest:media-type=""/>
  <manifest:file-entry manifest:full-path="ObjectReplacements/Object 532" manifest:media-type=""/>
  <manifest:file-entry manifest:full-path="ObjectReplacements/Object 533" manifest:media-type=""/>
  <manifest:file-entry manifest:full-path="ObjectReplacements/Object 534" manifest:media-type=""/>
  <manifest:file-entry manifest:full-path="ObjectReplacements/Object 535" manifest:media-type=""/>
  <manifest:file-entry manifest:full-path="ObjectReplacements/Object 536" manifest:media-type=""/>
  <manifest:file-entry manifest:full-path="ObjectReplacements/Object 537" manifest:media-type=""/>
  <manifest:file-entry manifest:full-path="ObjectReplacements/Object 538" manifest:media-type=""/>
  <manifest:file-entry manifest:full-path="ObjectReplacements/Object 539" manifest:media-type=""/>
  <manifest:file-entry manifest:full-path="ObjectReplacements/Object 680" manifest:media-type=""/>
  <manifest:file-entry manifest:full-path="ObjectReplacements/Object 681" manifest:media-type=""/>
  <manifest:file-entry manifest:full-path="ObjectReplacements/Object 682" manifest:media-type=""/>
  <manifest:file-entry manifest:full-path="ObjectReplacements/Object 683" manifest:media-type=""/>
  <manifest:file-entry manifest:full-path="ObjectReplacements/Object 684" manifest:media-type=""/>
  <manifest:file-entry manifest:full-path="ObjectReplacements/Object 685" manifest:media-type=""/>
  <manifest:file-entry manifest:full-path="ObjectReplacements/Object 686" manifest:media-type=""/>
  <manifest:file-entry manifest:full-path="ObjectReplacements/Object 687" manifest:media-type=""/>
  <manifest:file-entry manifest:full-path="ObjectReplacements/Object 688" manifest:media-type=""/>
  <manifest:file-entry manifest:full-path="ObjectReplacements/Object 689" manifest:media-type=""/>
  <manifest:file-entry manifest:full-path="ObjectReplacements/Object 540" manifest:media-type=""/>
  <manifest:file-entry manifest:full-path="ObjectReplacements/Object 541" manifest:media-type=""/>
  <manifest:file-entry manifest:full-path="ObjectReplacements/Object 542" manifest:media-type=""/>
  <manifest:file-entry manifest:full-path="ObjectReplacements/Object 543" manifest:media-type=""/>
  <manifest:file-entry manifest:full-path="ObjectReplacements/Object 544" manifest:media-type=""/>
  <manifest:file-entry manifest:full-path="ObjectReplacements/Object 545" manifest:media-type=""/>
  <manifest:file-entry manifest:full-path="ObjectReplacements/Object 546" manifest:media-type=""/>
  <manifest:file-entry manifest:full-path="ObjectReplacements/Object 547" manifest:media-type=""/>
  <manifest:file-entry manifest:full-path="ObjectReplacements/Object 548" manifest:media-type=""/>
  <manifest:file-entry manifest:full-path="ObjectReplacements/Object 549" manifest:media-type=""/>
  <manifest:file-entry manifest:full-path="ObjectReplacements/Object 690" manifest:media-type=""/>
  <manifest:file-entry manifest:full-path="ObjectReplacements/Object 691" manifest:media-type=""/>
  <manifest:file-entry manifest:full-path="ObjectReplacements/Object 692" manifest:media-type=""/>
  <manifest:file-entry manifest:full-path="ObjectReplacements/Object 693" manifest:media-type=""/>
  <manifest:file-entry manifest:full-path="ObjectReplacements/Object 694" manifest:media-type=""/>
  <manifest:file-entry manifest:full-path="ObjectReplacements/Object 400" manifest:media-type="application/x-openoffice-gdimetafile;windows_formatname=&quot;GDIMetaFile&quot;"/>
  <manifest:file-entry manifest:full-path="ObjectReplacements/Object 695" manifest:media-type=""/>
  <manifest:file-entry manifest:full-path="ObjectReplacements/Object 401" manifest:media-type="application/x-openoffice-gdimetafile;windows_formatname=&quot;GDIMetaFile&quot;"/>
  <manifest:file-entry manifest:full-path="ObjectReplacements/Object 696" manifest:media-type=""/>
  <manifest:file-entry manifest:full-path="ObjectReplacements/Object 402" manifest:media-type="application/x-openoffice-gdimetafile;windows_formatname=&quot;GDIMetaFile&quot;"/>
  <manifest:file-entry manifest:full-path="ObjectReplacements/Object 697" manifest:media-type=""/>
  <manifest:file-entry manifest:full-path="ObjectReplacements/Object 698" manifest:media-type=""/>
  <manifest:file-entry manifest:full-path="ObjectReplacements/Object 403" manifest:media-type="application/x-openoffice-gdimetafile;windows_formatname=&quot;GDIMetaFile&quot;"/>
  <manifest:file-entry manifest:full-path="ObjectReplacements/Object 699" manifest:media-type=""/>
  <manifest:file-entry manifest:full-path="ObjectReplacements/Object 404" manifest:media-type="application/x-openoffice-gdimetafile;windows_formatname=&quot;GDIMetaFile&quot;"/>
  <manifest:file-entry manifest:full-path="ObjectReplacements/Object 405" manifest:media-type="application/x-openoffice-gdimetafile;windows_formatname=&quot;GDIMetaFile&quot;"/>
  <manifest:file-entry manifest:full-path="ObjectReplacements/Object 406" manifest:media-type="application/x-openoffice-gdimetafile;windows_formatname=&quot;GDIMetaFile&quot;"/>
  <manifest:file-entry manifest:full-path="ObjectReplacements/Object 407" manifest:media-type="application/x-openoffice-gdimetafile;windows_formatname=&quot;GDIMetaFile&quot;"/>
  <manifest:file-entry manifest:full-path="ObjectReplacements/Object 408" manifest:media-type="application/x-openoffice-gdimetafile;windows_formatname=&quot;GDIMetaFile&quot;"/>
  <manifest:file-entry manifest:full-path="ObjectReplacements/Object 409" manifest:media-type="application/x-openoffice-gdimetafile;windows_formatname=&quot;GDIMetaFile&quot;"/>
  <manifest:file-entry manifest:full-path="ObjectReplacements/Object 550" manifest:media-type=""/>
  <manifest:file-entry manifest:full-path="ObjectReplacements/Object 551" manifest:media-type=""/>
  <manifest:file-entry manifest:full-path="ObjectReplacements/Object 552" manifest:media-type=""/>
  <manifest:file-entry manifest:full-path="ObjectReplacements/Object 553" manifest:media-type=""/>
  <manifest:file-entry manifest:full-path="ObjectReplacements/Object 554" manifest:media-type=""/>
  <manifest:file-entry manifest:full-path="ObjectReplacements/Object 555" manifest:media-type=""/>
  <manifest:file-entry manifest:full-path="ObjectReplacements/Object 556" manifest:media-type=""/>
  <manifest:file-entry manifest:full-path="ObjectReplacements/Object 557" manifest:media-type=""/>
  <manifest:file-entry manifest:full-path="ObjectReplacements/Object 558" manifest:media-type=""/>
  <manifest:file-entry manifest:full-path="ObjectReplacements/Object 559" manifest:media-type=""/>
  <manifest:file-entry manifest:full-path="ObjectReplacements/Object 10" manifest:media-type=""/>
  <manifest:file-entry manifest:full-path="ObjectReplacements/Object 11" manifest:media-type=""/>
  <manifest:file-entry manifest:full-path="ObjectReplacements/Object 12" manifest:media-type=""/>
  <manifest:file-entry manifest:full-path="ObjectReplacements/Object 13" manifest:media-type=""/>
  <manifest:file-entry manifest:full-path="ObjectReplacements/Object 14" manifest:media-type=""/>
  <manifest:file-entry manifest:full-path="ObjectReplacements/Object 410" manifest:media-type="application/x-openoffice-gdimetafile;windows_formatname=&quot;GDIMetaFile&quot;"/>
  <manifest:file-entry manifest:full-path="ObjectReplacements/Object 15" manifest:media-type=""/>
  <manifest:file-entry manifest:full-path="ObjectReplacements/Object 411" manifest:media-type="application/x-openoffice-gdimetafile;windows_formatname=&quot;GDIMetaFile&quot;"/>
  <manifest:file-entry manifest:full-path="ObjectReplacements/Object 16" manifest:media-type=""/>
  <manifest:file-entry manifest:full-path="ObjectReplacements/Object 412" manifest:media-type="application/x-openoffice-gdimetafile;windows_formatname=&quot;GDIMetaFile&quot;"/>
  <manifest:file-entry manifest:full-path="ObjectReplacements/Object 17" manifest:media-type=""/>
  <manifest:file-entry manifest:full-path="ObjectReplacements/Object 413" manifest:media-type="application/x-openoffice-gdimetafile;windows_formatname=&quot;GDIMetaFile&quot;"/>
  <manifest:file-entry manifest:full-path="ObjectReplacements/Object 18" manifest:media-type=""/>
  <manifest:file-entry manifest:full-path="ObjectReplacements/Object 414" manifest:media-type="application/x-openoffice-gdimetafile;windows_formatname=&quot;GDIMetaFile&quot;"/>
  <manifest:file-entry manifest:full-path="ObjectReplacements/Object 19" manifest:media-type=""/>
  <manifest:file-entry manifest:full-path="ObjectReplacements/Object 415" manifest:media-type="application/x-openoffice-gdimetafile;windows_formatname=&quot;GDIMetaFile&quot;"/>
  <manifest:file-entry manifest:full-path="ObjectReplacements/Object 416" manifest:media-type="application/x-openoffice-gdimetafile;windows_formatname=&quot;GDIMetaFile&quot;"/>
  <manifest:file-entry manifest:full-path="ObjectReplacements/Object 417" manifest:media-type="application/x-openoffice-gdimetafile;windows_formatname=&quot;GDIMetaFile&quot;"/>
  <manifest:file-entry manifest:full-path="ObjectReplacements/Object 418" manifest:media-type="application/x-openoffice-gdimetafile;windows_formatname=&quot;GDIMetaFile&quot;"/>
  <manifest:file-entry manifest:full-path="ObjectReplacements/Object 419" manifest:media-type="application/x-openoffice-gdimetafile;windows_formatname=&quot;GDIMetaFile&quot;"/>
  <manifest:file-entry manifest:full-path="ObjectReplacements/Object 560" manifest:media-type=""/>
  <manifest:file-entry manifest:full-path="ObjectReplacements/Object 561" manifest:media-type=""/>
  <manifest:file-entry manifest:full-path="ObjectReplacements/Object 562" manifest:media-type=""/>
  <manifest:file-entry manifest:full-path="ObjectReplacements/Object 563" manifest:media-type=""/>
  <manifest:file-entry manifest:full-path="ObjectReplacements/Object 564" manifest:media-type=""/>
  <manifest:file-entry manifest:full-path="ObjectReplacements/Object 565" manifest:media-type=""/>
  <manifest:file-entry manifest:full-path="ObjectReplacements/Object 566" manifest:media-type=""/>
  <manifest:file-entry manifest:full-path="ObjectReplacements/Object 567" manifest:media-type=""/>
  <manifest:file-entry manifest:full-path="ObjectReplacements/Object 568" manifest:media-type=""/>
  <manifest:file-entry manifest:full-path="ObjectReplacements/Object 569" manifest:media-type=""/>
  <manifest:file-entry manifest:full-path="ObjectReplacements/Object 20" manifest:media-type=""/>
  <manifest:file-entry manifest:full-path="ObjectReplacements/Object 420" manifest:media-type="application/x-openoffice-gdimetafile;windows_formatname=&quot;GDIMetaFile&quot;"/>
  <manifest:file-entry manifest:full-path="ObjectReplacements/Object 421" manifest:media-type="application/x-openoffice-gdimetafile;windows_formatname=&quot;GDIMetaFile&quot;"/>
  <manifest:file-entry manifest:full-path="ObjectReplacements/Object 422" manifest:media-type="application/x-openoffice-gdimetafile;windows_formatname=&quot;GDIMetaFile&quot;"/>
  <manifest:file-entry manifest:full-path="ObjectReplacements/Object 423" manifest:media-type="application/x-openoffice-gdimetafile;windows_formatname=&quot;GDIMetaFile&quot;"/>
  <manifest:file-entry manifest:full-path="ObjectReplacements/Object 424" manifest:media-type=""/>
  <manifest:file-entry manifest:full-path="ObjectReplacements/Object 425" manifest:media-type="application/x-openoffice-gdimetafile;windows_formatname=&quot;GDIMetaFile&quot;"/>
  <manifest:file-entry manifest:full-path="ObjectReplacements/Object 426" manifest:media-type="application/x-openoffice-gdimetafile;windows_formatname=&quot;GDIMetaFile&quot;"/>
  <manifest:file-entry manifest:full-path="ObjectReplacements/Object 427" manifest:media-type="application/x-openoffice-gdimetafile;windows_formatname=&quot;GDIMetaFile&quot;"/>
  <manifest:file-entry manifest:full-path="ObjectReplacements/Object 428" manifest:media-type="application/x-openoffice-gdimetafile;windows_formatname=&quot;GDIMetaFile&quot;"/>
  <manifest:file-entry manifest:full-path="ObjectReplacements/Object 429" manifest:media-type="application/x-openoffice-gdimetafile;windows_formatname=&quot;GDIMetaFile&quot;"/>
  <manifest:file-entry manifest:full-path="ObjectReplacements/Object 570" manifest:media-type=""/>
  <manifest:file-entry manifest:full-path="ObjectReplacements/Object 571" manifest:media-type=""/>
  <manifest:file-entry manifest:full-path="ObjectReplacements/Object 572" manifest:media-type=""/>
  <manifest:file-entry manifest:full-path="ObjectReplacements/Object 573" manifest:media-type=""/>
  <manifest:file-entry manifest:full-path="ObjectReplacements/Object 800" manifest:media-type=""/>
  <manifest:file-entry manifest:full-path="ObjectReplacements/Object 574" manifest:media-type=""/>
  <manifest:file-entry manifest:full-path="ObjectReplacements/Object 801" manifest:media-type=""/>
  <manifest:file-entry manifest:full-path="ObjectReplacements/Object 575" manifest:media-type=""/>
  <manifest:file-entry manifest:full-path="ObjectReplacements/Object 802" manifest:media-type=""/>
  <manifest:file-entry manifest:full-path="ObjectReplacements/Object 576" manifest:media-type=""/>
  <manifest:file-entry manifest:full-path="ObjectReplacements/Object 803" manifest:media-type=""/>
  <manifest:file-entry manifest:full-path="ObjectReplacements/Object 577" manifest:media-type=""/>
  <manifest:file-entry manifest:full-path="ObjectReplacements/Object 804" manifest:media-type=""/>
  <manifest:file-entry manifest:full-path="ObjectReplacements/Object 578" manifest:media-type=""/>
  <manifest:file-entry manifest:full-path="ObjectReplacements/Object 805" manifest:media-type=""/>
  <manifest:file-entry manifest:full-path="ObjectReplacements/Object 579" manifest:media-type=""/>
  <manifest:file-entry manifest:full-path="ObjectReplacements/Object 806" manifest:media-type=""/>
  <manifest:file-entry manifest:full-path="ObjectReplacements/Object 807" manifest:media-type=""/>
  <manifest:file-entry manifest:full-path="ObjectReplacements/Object 808" manifest:media-type=""/>
  <manifest:file-entry manifest:full-path="ObjectReplacements/Object 809" manifest:media-type=""/>
  <manifest:file-entry manifest:full-path="ObjectReplacements/Object 430" manifest:media-type="application/x-openoffice-gdimetafile;windows_formatname=&quot;GDIMetaFile&quot;"/>
  <manifest:file-entry manifest:full-path="ObjectReplacements/Object 431" manifest:media-type="application/x-openoffice-gdimetafile;windows_formatname=&quot;GDIMetaFile&quot;"/>
  <manifest:file-entry manifest:full-path="ObjectReplacements/Object 432" manifest:media-type="application/x-openoffice-gdimetafile;windows_formatname=&quot;GDIMetaFile&quot;"/>
  <manifest:file-entry manifest:full-path="ObjectReplacements/Object 433" manifest:media-type=""/>
  <manifest:file-entry manifest:full-path="ObjectReplacements/Object 434" manifest:media-type="application/x-openoffice-gdimetafile;windows_formatname=&quot;GDIMetaFile&quot;"/>
  <manifest:file-entry manifest:full-path="ObjectReplacements/Object 435" manifest:media-type="application/x-openoffice-gdimetafile;windows_formatname=&quot;GDIMetaFile&quot;"/>
  <manifest:file-entry manifest:full-path="ObjectReplacements/Object 436" manifest:media-type="application/x-openoffice-gdimetafile;windows_formatname=&quot;GDIMetaFile&quot;"/>
  <manifest:file-entry manifest:full-path="ObjectReplacements/Object 437" manifest:media-type="application/x-openoffice-gdimetafile;windows_formatname=&quot;GDIMetaFile&quot;"/>
  <manifest:file-entry manifest:full-path="ObjectReplacements/Object 438" manifest:media-type="application/x-openoffice-gdimetafile;windows_formatname=&quot;GDIMetaFile&quot;"/>
  <manifest:file-entry manifest:full-path="ObjectReplacements/Object 439" manifest:media-type=""/>
  <manifest:file-entry manifest:full-path="ObjectReplacements/Object 580" manifest:media-type=""/>
  <manifest:file-entry manifest:full-path="ObjectReplacements/Object 581" manifest:media-type=""/>
  <manifest:file-entry manifest:full-path="ObjectReplacements/Object 582" manifest:media-type=""/>
  <manifest:file-entry manifest:full-path="ObjectReplacements/Object 583" manifest:media-type=""/>
  <manifest:file-entry manifest:full-path="ObjectReplacements/Object 810" manifest:media-type=""/>
  <manifest:file-entry manifest:full-path="ObjectReplacements/Object 584" manifest:media-type=""/>
  <manifest:file-entry manifest:full-path="ObjectReplacements/Object 811" manifest:media-type=""/>
  <manifest:file-entry manifest:full-path="ObjectReplacements/Object 585" manifest:media-type=""/>
  <manifest:file-entry manifest:full-path="ObjectReplacements/Object 812" manifest:media-type=""/>
  <manifest:file-entry manifest:full-path="ObjectReplacements/Object 586" manifest:media-type=""/>
  <manifest:file-entry manifest:full-path="ObjectReplacements/Object 813" manifest:media-type=""/>
  <manifest:file-entry manifest:full-path="ObjectReplacements/Object 587" manifest:media-type=""/>
  <manifest:file-entry manifest:full-path="ObjectReplacements/Object 814" manifest:media-type=""/>
  <manifest:file-entry manifest:full-path="ObjectReplacements/Object 588" manifest:media-type=""/>
  <manifest:file-entry manifest:full-path="ObjectReplacements/Object 815" manifest:media-type=""/>
  <manifest:file-entry manifest:full-path="ObjectReplacements/Object 589" manifest:media-type=""/>
  <manifest:file-entry manifest:full-path="ObjectReplacements/Object 816" manifest:media-type=""/>
  <manifest:file-entry manifest:full-path="ObjectReplacements/Object 817" manifest:media-type=""/>
  <manifest:file-entry manifest:full-path="ObjectReplacements/Object 818" manifest:media-type=""/>
  <manifest:file-entry manifest:full-path="ObjectReplacements/Object 819" manifest:media-type=""/>
  <manifest:file-entry manifest:full-path="ObjectReplacements/Object 440" manifest:media-type="application/x-openoffice-gdimetafile;windows_formatname=&quot;GDIMetaFile&quot;"/>
  <manifest:file-entry manifest:full-path="ObjectReplacements/Object 441" manifest:media-type="application/x-openoffice-gdimetafile;windows_formatname=&quot;GDIMetaFile&quot;"/>
  <manifest:file-entry manifest:full-path="ObjectReplacements/Object 442" manifest:media-type="application/x-openoffice-gdimetafile;windows_formatname=&quot;GDIMetaFile&quot;"/>
  <manifest:file-entry manifest:full-path="ObjectReplacements/Object 443" manifest:media-type="application/x-openoffice-gdimetafile;windows_formatname=&quot;GDIMetaFile&quot;"/>
  <manifest:file-entry manifest:full-path="ObjectReplacements/Object 444" manifest:media-type="application/x-openoffice-gdimetafile;windows_formatname=&quot;GDIMetaFile&quot;"/>
  <manifest:file-entry manifest:full-path="ObjectReplacements/Object 445" manifest:media-type="application/x-openoffice-gdimetafile;windows_formatname=&quot;GDIMetaFile&quot;"/>
  <manifest:file-entry manifest:full-path="ObjectReplacements/Object 446" manifest:media-type="application/x-openoffice-gdimetafile;windows_formatname=&quot;GDIMetaFile&quot;"/>
  <manifest:file-entry manifest:full-path="ObjectReplacements/Object 447" manifest:media-type="application/x-openoffice-gdimetafile;windows_formatname=&quot;GDIMetaFile&quot;"/>
  <manifest:file-entry manifest:full-path="ObjectReplacements/Object 448" manifest:media-type="application/x-openoffice-gdimetafile;windows_formatname=&quot;GDIMetaFile&quot;"/>
  <manifest:file-entry manifest:full-path="ObjectReplacements/Object 449" manifest:media-type="application/x-openoffice-gdimetafile;windows_formatname=&quot;GDIMetaFile&quot;"/>
  <manifest:file-entry manifest:full-path="ObjectReplacements/Object 590" manifest:media-type=""/>
  <manifest:file-entry manifest:full-path="ObjectReplacements/Object 591" manifest:media-type=""/>
  <manifest:file-entry manifest:full-path="ObjectReplacements/Object 592" manifest:media-type=""/>
  <manifest:file-entry manifest:full-path="ObjectReplacements/Object 593" manifest:media-type=""/>
  <manifest:file-entry manifest:full-path="ObjectReplacements/Object 820" manifest:media-type=""/>
  <manifest:file-entry manifest:full-path="ObjectReplacements/Object 594" manifest:media-type=""/>
  <manifest:file-entry manifest:full-path="ObjectReplacements/Object 821" manifest:media-type=""/>
  <manifest:file-entry manifest:full-path="ObjectReplacements/Object 595" manifest:media-type=""/>
  <manifest:file-entry manifest:full-path="ObjectReplacements/Object 822" manifest:media-type="application/x-openoffice-gdimetafile;windows_formatname=&quot;GDIMetaFile&quot;"/>
  <manifest:file-entry manifest:full-path="ObjectReplacements/Object 596" manifest:media-type=""/>
  <manifest:file-entry manifest:full-path="ObjectReplacements/Object 823" manifest:media-type="application/x-openoffice-gdimetafile;windows_formatname=&quot;GDIMetaFile&quot;"/>
  <manifest:file-entry manifest:full-path="ObjectReplacements/Object 597" manifest:media-type=""/>
  <manifest:file-entry manifest:full-path="ObjectReplacements/Object 824" manifest:media-type="application/x-openoffice-gdimetafile;windows_formatname=&quot;GDIMetaFile&quot;"/>
  <manifest:file-entry manifest:full-path="ObjectReplacements/Object 598" manifest:media-type=""/>
  <manifest:file-entry manifest:full-path="ObjectReplacements/Object 825" manifest:media-type="application/x-openoffice-gdimetafile;windows_formatname=&quot;GDIMetaFile&quot;"/>
  <manifest:file-entry manifest:full-path="ObjectReplacements/Object 599" manifest:media-type=""/>
  <manifest:file-entry manifest:full-path="ObjectReplacements/Object 826" manifest:media-type="application/x-openoffice-gdimetafile;windows_formatname=&quot;GDIMetaFile&quot;"/>
  <manifest:file-entry manifest:full-path="ObjectReplacements/Object 827" manifest:media-type=""/>
  <manifest:file-entry manifest:full-path="ObjectReplacements/Object 828" manifest:media-type="application/x-openoffice-gdimetafile;windows_formatname=&quot;GDIMetaFile&quot;"/>
  <manifest:file-entry manifest:full-path="ObjectReplacements/Object 450" manifest:media-type="application/x-openoffice-gdimetafile;windows_formatname=&quot;GDIMetaFile&quot;"/>
  <manifest:file-entry manifest:full-path="ObjectReplacements/Object 451" manifest:media-type="application/x-openoffice-gdimetafile;windows_formatname=&quot;GDIMetaFile&quot;"/>
  <manifest:file-entry manifest:full-path="ObjectReplacements/Object 452" manifest:media-type="application/x-openoffice-gdimetafile;windows_formatname=&quot;GDIMetaFile&quot;"/>
  <manifest:file-entry manifest:full-path="ObjectReplacements/Object 453" manifest:media-type="application/x-openoffice-gdimetafile;windows_formatname=&quot;GDIMetaFile&quot;"/>
  <manifest:file-entry manifest:full-path="ObjectReplacements/Object 454" manifest:media-type="application/x-openoffice-gdimetafile;windows_formatname=&quot;GDIMetaFile&quot;"/>
  <manifest:file-entry manifest:full-path="ObjectReplacements/Object 455" manifest:media-type="application/x-openoffice-gdimetafile;windows_formatname=&quot;GDIMetaFile&quot;"/>
  <manifest:file-entry manifest:full-path="ObjectReplacements/Object 456" manifest:media-type="application/x-openoffice-gdimetafile;windows_formatname=&quot;GDIMetaFile&quot;"/>
  <manifest:file-entry manifest:full-path="ObjectReplacements/Object 457" manifest:media-type="application/x-openoffice-gdimetafile;windows_formatname=&quot;GDIMetaFile&quot;"/>
  <manifest:file-entry manifest:full-path="ObjectReplacements/Object 458" manifest:media-type="application/x-openoffice-gdimetafile;windows_formatname=&quot;GDIMetaFile&quot;"/>
  <manifest:file-entry manifest:full-path="ObjectReplacements/Object 459" manifest:media-type="application/x-openoffice-gdimetafile;windows_formatname=&quot;GDIMetaFile&quot;"/>
  <manifest:file-entry manifest:full-path="ObjectReplacements/Object 460" manifest:media-type=""/>
  <manifest:file-entry manifest:full-path="ObjectReplacements/Object 461" manifest:media-type=""/>
  <manifest:file-entry manifest:full-path="ObjectReplacements/Object 462" manifest:media-type=""/>
  <manifest:file-entry manifest:full-path="ObjectReplacements/Object 463" manifest:media-type=""/>
  <manifest:file-entry manifest:full-path="ObjectReplacements/Object 464" manifest:media-type=""/>
  <manifest:file-entry manifest:full-path="ObjectReplacements/Object 465" manifest:media-type=""/>
  <manifest:file-entry manifest:full-path="ObjectReplacements/Object 466" manifest:media-type=""/>
  <manifest:file-entry manifest:full-path="ObjectReplacements/Object 467" manifest:media-type=""/>
  <manifest:file-entry manifest:full-path="ObjectReplacements/Object 468" manifest:media-type=""/>
  <manifest:file-entry manifest:full-path="ObjectReplacements/Object 469" manifest:media-type=""/>
  <manifest:file-entry manifest:full-path="ObjectReplacements/Object 470" manifest:media-type=""/>
  <manifest:file-entry manifest:full-path="ObjectReplacements/Object 471" manifest:media-type=""/>
  <manifest:file-entry manifest:full-path="ObjectReplacements/Object 472" manifest:media-type=""/>
  <manifest:file-entry manifest:full-path="ObjectReplacements/Object 473" manifest:media-type=""/>
  <manifest:file-entry manifest:full-path="ObjectReplacements/Object 700" manifest:media-type=""/>
  <manifest:file-entry manifest:full-path="ObjectReplacements/Object 474" manifest:media-type=""/>
  <manifest:file-entry manifest:full-path="ObjectReplacements/Object 701" manifest:media-type=""/>
  <manifest:file-entry manifest:full-path="ObjectReplacements/Object 475" manifest:media-type=""/>
  <manifest:file-entry manifest:full-path="ObjectReplacements/Object 702" manifest:media-type=""/>
  <manifest:file-entry manifest:full-path="ObjectReplacements/Object 476" manifest:media-type=""/>
  <manifest:file-entry manifest:full-path="ObjectReplacements/Object 703" manifest:media-type=""/>
  <manifest:file-entry manifest:full-path="ObjectReplacements/Object 477" manifest:media-type=""/>
  <manifest:file-entry manifest:full-path="ObjectReplacements/Object 704" manifest:media-type=""/>
  <manifest:file-entry manifest:full-path="ObjectReplacements/Object 478" manifest:media-type=""/>
  <manifest:file-entry manifest:full-path="ObjectReplacements/Object 705" manifest:media-type=""/>
  <manifest:file-entry manifest:full-path="ObjectReplacements/Object 479" manifest:media-type=""/>
  <manifest:file-entry manifest:full-path="ObjectReplacements/Object 706" manifest:media-type=""/>
  <manifest:file-entry manifest:full-path="ObjectReplacements/Object 707" manifest:media-type=""/>
  <manifest:file-entry manifest:full-path="ObjectReplacements/Object 708" manifest:media-type=""/>
  <manifest:file-entry manifest:full-path="ObjectReplacements/Object 709" manifest:media-type=""/>
  <manifest:file-entry manifest:full-path="ObjectReplacements/Object 480" manifest:media-type=""/>
  <manifest:file-entry manifest:full-path="ObjectReplacements/Object 481" manifest:media-type=""/>
  <manifest:file-entry manifest:full-path="ObjectReplacements/Object 482" manifest:media-type=""/>
  <manifest:file-entry manifest:full-path="ObjectReplacements/Object 483" manifest:media-type=""/>
  <manifest:file-entry manifest:full-path="ObjectReplacements/Object 710" manifest:media-type=""/>
  <manifest:file-entry manifest:full-path="ObjectReplacements/Object 484" manifest:media-type=""/>
  <manifest:file-entry manifest:full-path="ObjectReplacements/Object 711" manifest:media-type=""/>
  <manifest:file-entry manifest:full-path="ObjectReplacements/Object 485" manifest:media-type=""/>
  <manifest:file-entry manifest:full-path="ObjectReplacements/Object 712" manifest:media-type=""/>
  <manifest:file-entry manifest:full-path="ObjectReplacements/Object 486" manifest:media-type=""/>
  <manifest:file-entry manifest:full-path="ObjectReplacements/Object 713" manifest:media-type=""/>
  <manifest:file-entry manifest:full-path="ObjectReplacements/Object 487" manifest:media-type=""/>
  <manifest:file-entry manifest:full-path="ObjectReplacements/Object 714" manifest:media-type=""/>
  <manifest:file-entry manifest:full-path="ObjectReplacements/Object 488" manifest:media-type=""/>
  <manifest:file-entry manifest:full-path="ObjectReplacements/Object 715" manifest:media-type=""/>
  <manifest:file-entry manifest:full-path="ObjectReplacements/Object 489" manifest:media-type=""/>
  <manifest:file-entry manifest:full-path="ObjectReplacements/Object 716" manifest:media-type=""/>
  <manifest:file-entry manifest:full-path="ObjectReplacements/Object 717" manifest:media-type=""/>
  <manifest:file-entry manifest:full-path="ObjectReplacements/Object 718" manifest:media-type=""/>
  <manifest:file-entry manifest:full-path="ObjectReplacements/Object 719" manifest:media-type=""/>
  <manifest:file-entry manifest:full-path="ObjectReplacements/Object 490" manifest:media-type=""/>
  <manifest:file-entry manifest:full-path="ObjectReplacements/Object 491" manifest:media-type=""/>
  <manifest:file-entry manifest:full-path="ObjectReplacements/Object 492" manifest:media-type=""/>
  <manifest:file-entry manifest:full-path="ObjectReplacements/Object 493" manifest:media-type=""/>
  <manifest:file-entry manifest:full-path="ObjectReplacements/Object 720" manifest:media-type=""/>
  <manifest:file-entry manifest:full-path="ObjectReplacements/Object 494" manifest:media-type=""/>
  <manifest:file-entry manifest:full-path="ObjectReplacements/Object 721" manifest:media-type=""/>
  <manifest:file-entry manifest:full-path="ObjectReplacements/Object 495" manifest:media-type=""/>
  <manifest:file-entry manifest:full-path="ObjectReplacements/Object 722" manifest:media-type=""/>
  <manifest:file-entry manifest:full-path="ObjectReplacements/Object 496" manifest:media-type=""/>
  <manifest:file-entry manifest:full-path="ObjectReplacements/Object 723" manifest:media-type=""/>
  <manifest:file-entry manifest:full-path="ObjectReplacements/Object 497" manifest:media-type=""/>
  <manifest:file-entry manifest:full-path="ObjectReplacements/Object 724" manifest:media-type=""/>
  <manifest:file-entry manifest:full-path="ObjectReplacements/Object 498" manifest:media-type=""/>
  <manifest:file-entry manifest:full-path="ObjectReplacements/Object 725" manifest:media-type=""/>
  <manifest:file-entry manifest:full-path="ObjectReplacements/Object 499" manifest:media-type=""/>
  <manifest:file-entry manifest:full-path="ObjectReplacements/Object 726" manifest:media-type=""/>
  <manifest:file-entry manifest:full-path="ObjectReplacements/Object 727" manifest:media-type=""/>
  <manifest:file-entry manifest:full-path="ObjectReplacements/Object 728" manifest:media-type=""/>
  <manifest:file-entry manifest:full-path="ObjectReplacements/Object 729" manifest:media-type=""/>
  <manifest:file-entry manifest:full-path="ObjectReplacements/Object 730" manifest:media-type=""/>
  <manifest:file-entry manifest:full-path="ObjectReplacements/Object 731" manifest:media-type=""/>
  <manifest:file-entry manifest:full-path="ObjectReplacements/Object 732" manifest:media-type=""/>
  <manifest:file-entry manifest:full-path="ObjectReplacements/Object 733" manifest:media-type=""/>
  <manifest:file-entry manifest:full-path="ObjectReplacements/Object 734" manifest:media-type=""/>
  <manifest:file-entry manifest:full-path="ObjectReplacements/Object 735" manifest:media-type=""/>
  <manifest:file-entry manifest:full-path="ObjectReplacements/Object 736" manifest:media-type=""/>
  <manifest:file-entry manifest:full-path="ObjectReplacements/Object 737" manifest:media-type=""/>
  <manifest:file-entry manifest:full-path="ObjectReplacements/Object 738" manifest:media-type=""/>
  <manifest:file-entry manifest:full-path="ObjectReplacements/Object 739" manifest:media-type=""/>
  <manifest:file-entry manifest:full-path="ObjectReplacements/Object 740" manifest:media-type=""/>
  <manifest:file-entry manifest:full-path="ObjectReplacements/Object 741" manifest:media-type=""/>
  <manifest:file-entry manifest:full-path="ObjectReplacements/Object 742" manifest:media-type=""/>
  <manifest:file-entry manifest:full-path="ObjectReplacements/Object 743" manifest:media-type=""/>
  <manifest:file-entry manifest:full-path="ObjectReplacements/Object 744" manifest:media-type=""/>
  <manifest:file-entry manifest:full-path="ObjectReplacements/Object 745" manifest:media-type=""/>
  <manifest:file-entry manifest:full-path="ObjectReplacements/Object 746" manifest:media-type=""/>
  <manifest:file-entry manifest:full-path="ObjectReplacements/Object 747" manifest:media-type=""/>
  <manifest:file-entry manifest:full-path="ObjectReplacements/Object 748" manifest:media-type=""/>
  <manifest:file-entry manifest:full-path="ObjectReplacements/Object 749" manifest:media-type=""/>
  <manifest:file-entry manifest:full-path="ObjectReplacements/Object 600" manifest:media-type=""/>
  <manifest:file-entry manifest:full-path="Object 685" manifest:media-type="application/vnd.sun.star.oleobject"/>
  <manifest:file-entry manifest:full-path="Object 686" manifest:media-type="application/vnd.sun.star.oleobject"/>
  <manifest:file-entry manifest:full-path="Object 687" manifest:media-type="application/vnd.sun.star.oleobject"/>
  <manifest:file-entry manifest:full-path="Object 688" manifest:media-type="application/vnd.sun.star.oleobject"/>
  <manifest:file-entry manifest:full-path="Object 689" manifest:media-type="application/vnd.sun.star.oleobject"/>
  <manifest:file-entry manifest:full-path="Object 540" manifest:media-type="application/vnd.sun.star.oleobject"/>
  <manifest:file-entry manifest:full-path="Object 541" manifest:media-type="application/vnd.sun.star.oleobject"/>
  <manifest:file-entry manifest:full-path="Object 542" manifest:media-type="application/vnd.sun.star.oleobject"/>
  <manifest:file-entry manifest:full-path="Object 543" manifest:media-type="application/vnd.sun.star.oleobject"/>
  <manifest:file-entry manifest:full-path="Object 544" manifest:media-type="application/vnd.sun.star.oleobject"/>
  <manifest:file-entry manifest:full-path="Object 545" manifest:media-type="application/vnd.sun.star.oleobject"/>
  <manifest:file-entry manifest:full-path="Object 546" manifest:media-type="application/vnd.sun.star.oleobject"/>
  <manifest:file-entry manifest:full-path="Object 547" manifest:media-type="application/vnd.sun.star.oleobject"/>
  <manifest:file-entry manifest:full-path="Object 548" manifest:media-type="application/vnd.sun.star.oleobject"/>
  <manifest:file-entry manifest:full-path="Object 549" manifest:media-type="application/vnd.sun.star.oleobject"/>
  <manifest:file-entry manifest:full-path="Object 690" manifest:media-type="application/vnd.sun.star.oleobject"/>
  <manifest:file-entry manifest:full-path="Object 691" manifest:media-type="application/vnd.sun.star.oleobject"/>
  <manifest:file-entry manifest:full-path="Object 692" manifest:media-type="application/vnd.sun.star.oleobject"/>
  <manifest:file-entry manifest:full-path="Object 693" manifest:media-type="application/vnd.sun.star.oleobject"/>
  <manifest:file-entry manifest:full-path="Object 694" manifest:media-type="application/vnd.sun.star.oleobject"/>
  <manifest:file-entry manifest:full-path="Object 400/settings.xml" manifest:media-type="text/xml"/>
  <manifest:file-entry manifest:full-path="Object 400/content.xml" manifest:media-type="text/xml"/>
  <manifest:file-entry manifest:full-path="Object 400/" manifest:version="1.2" manifest:media-type="application/vnd.oasis.opendocument.formula"/>
  <manifest:file-entry manifest:full-path="Object 695" manifest:media-type="application/vnd.sun.star.oleobject"/>
  <manifest:file-entry manifest:full-path="Object 401/settings.xml" manifest:media-type="text/xml"/>
  <manifest:file-entry manifest:full-path="Object 401/content.xml" manifest:media-type="text/xml"/>
  <manifest:file-entry manifest:full-path="Object 401/" manifest:version="1.2" manifest:media-type="application/vnd.oasis.opendocument.formula"/>
  <manifest:file-entry manifest:full-path="Object 696" manifest:media-type="application/vnd.sun.star.oleobject"/>
  <manifest:file-entry manifest:full-path="Object 402/settings.xml" manifest:media-type="text/xml"/>
  <manifest:file-entry manifest:full-path="Object 402/content.xml" manifest:media-type="text/xml"/>
  <manifest:file-entry manifest:full-path="Object 402/" manifest:version="1.2" manifest:media-type="application/vnd.oasis.opendocument.formula"/>
  <manifest:file-entry manifest:full-path="Object 697" manifest:media-type="application/vnd.sun.star.oleobject"/>
  <manifest:file-entry manifest:full-path="Object 698" manifest:media-type="application/vnd.sun.star.oleobject"/>
  <manifest:file-entry manifest:full-path="Object 403/settings.xml" manifest:media-type="text/xml"/>
  <manifest:file-entry manifest:full-path="Object 403/content.xml" manifest:media-type="text/xml"/>
  <manifest:file-entry manifest:full-path="Object 403/" manifest:version="1.2" manifest:media-type="application/vnd.oasis.opendocument.formula"/>
  <manifest:file-entry manifest:full-path="Object 699" manifest:media-type="application/vnd.sun.star.oleobject"/>
  <manifest:file-entry manifest:full-path="Object 404/settings.xml" manifest:media-type="text/xml"/>
  <manifest:file-entry manifest:full-path="Object 404/content.xml" manifest:media-type="text/xml"/>
  <manifest:file-entry manifest:full-path="Object 404/" manifest:version="1.2" manifest:media-type="application/vnd.oasis.opendocument.formula"/>
  <manifest:file-entry manifest:full-path="Object 405/settings.xml" manifest:media-type="text/xml"/>
  <manifest:file-entry manifest:full-path="Object 405/content.xml" manifest:media-type="text/xml"/>
  <manifest:file-entry manifest:full-path="Object 405/Configurations2/accelerator/current.xml" manifest:media-type=""/>
  <manifest:file-entry manifest:full-path="Object 405/Configurations2/" manifest:media-type="application/vnd.sun.xml.ui.configuration"/>
  <manifest:file-entry manifest:full-path="Object 405/" manifest:version="1.2" manifest:media-type="application/vnd.oasis.opendocument.formula"/>
  <manifest:file-entry manifest:full-path="Object 406/settings.xml" manifest:media-type="text/xml"/>
  <manifest:file-entry manifest:full-path="Object 406/content.xml" manifest:media-type="text/xml"/>
  <manifest:file-entry manifest:full-path="Object 406/" manifest:version="1.2" manifest:media-type="application/vnd.oasis.opendocument.formula"/>
  <manifest:file-entry manifest:full-path="Object 407/settings.xml" manifest:media-type="text/xml"/>
  <manifest:file-entry manifest:full-path="Object 407/content.xml" manifest:media-type="text/xml"/>
  <manifest:file-entry manifest:full-path="Object 407/" manifest:version="1.2" manifest:media-type="application/vnd.oasis.opendocument.formula"/>
  <manifest:file-entry manifest:full-path="Object 408/settings.xml" manifest:media-type="text/xml"/>
  <manifest:file-entry manifest:full-path="Object 408/content.xml" manifest:media-type="text/xml"/>
  <manifest:file-entry manifest:full-path="Object 408/" manifest:version="1.2" manifest:media-type="application/vnd.oasis.opendocument.formula"/>
  <manifest:file-entry manifest:full-path="Object 409/settings.xml" manifest:media-type="text/xml"/>
  <manifest:file-entry manifest:full-path="Object 409/content.xml" manifest:media-type="text/xml"/>
  <manifest:file-entry manifest:full-path="Object 409/" manifest:version="1.2" manifest:media-type="application/vnd.oasis.opendocument.formula"/>
  <manifest:file-entry manifest:full-path="Object 550" manifest:media-type="application/vnd.sun.star.oleobject"/>
  <manifest:file-entry manifest:full-path="Object 551" manifest:media-type="application/vnd.sun.star.oleobject"/>
  <manifest:file-entry manifest:full-path="Object 552" manifest:media-type="application/vnd.sun.star.oleobject"/>
  <manifest:file-entry manifest:full-path="Object 553" manifest:media-type="application/vnd.sun.star.oleobject"/>
  <manifest:file-entry manifest:full-path="Object 554" manifest:media-type="application/vnd.sun.star.oleobject"/>
  <manifest:file-entry manifest:full-path="Object 555" manifest:media-type="application/vnd.sun.star.oleobject"/>
  <manifest:file-entry manifest:full-path="Object 556" manifest:media-type="application/vnd.sun.star.oleobject"/>
  <manifest:file-entry manifest:full-path="Object 557" manifest:media-type="application/vnd.sun.star.oleobject"/>
  <manifest:file-entry manifest:full-path="styles.xml" manifest:media-type="text/xml"/>
  <manifest:file-entry manifest:full-path="Object 558" manifest:media-type="application/vnd.sun.star.oleobject"/>
  <manifest:file-entry manifest:full-path="Object 559" manifest:media-type="application/vnd.sun.star.oleobject"/>
  <manifest:file-entry manifest:full-path="Object 10" manifest:media-type="application/vnd.sun.star.oleobject"/>
  <manifest:file-entry manifest:full-path="Object 11" manifest:media-type="application/vnd.sun.star.oleobject"/>
  <manifest:file-entry manifest:full-path="Object 12" manifest:media-type="application/vnd.sun.star.oleobject"/>
  <manifest:file-entry manifest:full-path="Object 13" manifest:media-type="application/vnd.sun.star.oleobject"/>
  <manifest:file-entry manifest:full-path="Object 14" manifest:media-type="application/vnd.sun.star.oleobject"/>
  <manifest:file-entry manifest:full-path="Object 410/settings.xml" manifest:media-type="text/xml"/>
  <manifest:file-entry manifest:full-path="Object 410/content.xml" manifest:media-type="text/xml"/>
  <manifest:file-entry manifest:full-path="Object 410/" manifest:version="1.2" manifest:media-type="application/vnd.oasis.opendocument.formula"/>
  <manifest:file-entry manifest:full-path="Object 15" manifest:media-type="application/vnd.sun.star.oleobject"/>
  <manifest:file-entry manifest:full-path="Object 411/settings.xml" manifest:media-type="text/xml"/>
  <manifest:file-entry manifest:full-path="Object 411/content.xml" manifest:media-type="text/xml"/>
  <manifest:file-entry manifest:full-path="Object 411/" manifest:version="1.2" manifest:media-type="application/vnd.oasis.opendocument.formula"/>
  <manifest:file-entry manifest:full-path="Object 16" manifest:media-type="application/vnd.sun.star.oleobject"/>
  <manifest:file-entry manifest:full-path="Object 412/settings.xml" manifest:media-type="text/xml"/>
  <manifest:file-entry manifest:full-path="Object 412/content.xml" manifest:media-type="text/xml"/>
  <manifest:file-entry manifest:full-path="Object 412/" manifest:version="1.2" manifest:media-type="application/vnd.oasis.opendocument.formula"/>
  <manifest:file-entry manifest:full-path="Object 17" manifest:media-type="application/vnd.sun.star.oleobject"/>
  <manifest:file-entry manifest:full-path="Object 413/settings.xml" manifest:media-type="text/xml"/>
  <manifest:file-entry manifest:full-path="Object 413/content.xml" manifest:media-type="text/xml"/>
  <manifest:file-entry manifest:full-path="Object 413/" manifest:version="1.2" manifest:media-type="application/vnd.oasis.opendocument.formula"/>
  <manifest:file-entry manifest:full-path="Object 18" manifest:media-type="application/vnd.sun.star.oleobject"/>
  <manifest:file-entry manifest:full-path="Object 414/settings.xml" manifest:media-type="text/xml"/>
  <manifest:file-entry manifest:full-path="Object 414/content.xml" manifest:media-type="text/xml"/>
  <manifest:file-entry manifest:full-path="Object 414/" manifest:version="1.2" manifest:media-type="application/vnd.oasis.opendocument.formula"/>
  <manifest:file-entry manifest:full-path="Object 19" manifest:media-type="application/vnd.sun.star.oleobject"/>
  <manifest:file-entry manifest:full-path="Object 415/content.xml" manifest:media-type="text/xml"/>
  <manifest:file-entry manifest:full-path="Object 415/settings.xml" manifest:media-type="text/xml"/>
  <manifest:file-entry manifest:full-path="Object 415/" manifest:version="1.2" manifest:media-type="application/vnd.oasis.opendocument.formula"/>
  <manifest:file-entry manifest:full-path="Object 416/settings.xml" manifest:media-type="text/xml"/>
  <manifest:file-entry manifest:full-path="Object 416/content.xml" manifest:media-type="text/xml"/>
  <manifest:file-entry manifest:full-path="Object 416/" manifest:version="1.2" manifest:media-type="application/vnd.oasis.opendocument.formula"/>
  <manifest:file-entry manifest:full-path="Object 417/settings.xml" manifest:media-type="text/xml"/>
  <manifest:file-entry manifest:full-path="Object 417/content.xml" manifest:media-type="text/xml"/>
  <manifest:file-entry manifest:full-path="Object 417/" manifest:version="1.2" manifest:media-type="application/vnd.oasis.opendocument.formula"/>
  <manifest:file-entry manifest:full-path="Object 418/settings.xml" manifest:media-type="text/xml"/>
  <manifest:file-entry manifest:full-path="Object 418/content.xml" manifest:media-type="text/xml"/>
  <manifest:file-entry manifest:full-path="Object 418/" manifest:version="1.2" manifest:media-type="application/vnd.oasis.opendocument.formula"/>
  <manifest:file-entry manifest:full-path="Object 419/settings.xml" manifest:media-type="text/xml"/>
  <manifest:file-entry manifest:full-path="Object 419/content.xml" manifest:media-type="text/xml"/>
  <manifest:file-entry manifest:full-path="Object 419/" manifest:version="1.2" manifest:media-type="application/vnd.oasis.opendocument.formula"/>
  <manifest:file-entry manifest:full-path="Object 560" manifest:media-type="application/vnd.sun.star.oleobject"/>
  <manifest:file-entry manifest:full-path="Object 561" manifest:media-type="application/vnd.sun.star.oleobject"/>
  <manifest:file-entry manifest:full-path="Object 562" manifest:media-type="application/vnd.sun.star.oleobject"/>
  <manifest:file-entry manifest:full-path="Object 563" manifest:media-type="application/vnd.sun.star.oleobject"/>
  <manifest:file-entry manifest:full-path="Object 564" manifest:media-type="application/vnd.sun.star.oleobject"/>
  <manifest:file-entry manifest:full-path="Object 565" manifest:media-type="application/vnd.sun.star.oleobject"/>
  <manifest:file-entry manifest:full-path="Object 566" manifest:media-type="application/vnd.sun.star.oleobject"/>
  <manifest:file-entry manifest:full-path="Object 567" manifest:media-type="application/vnd.sun.star.oleobject"/>
  <manifest:file-entry manifest:full-path="Object 568" manifest:media-type="application/vnd.sun.star.oleobject"/>
  <manifest:file-entry manifest:full-path="Object 569" manifest:media-type="application/vnd.sun.star.oleobject"/>
  <manifest:file-entry manifest:full-path="Object 20" manifest:media-type="application/vnd.sun.star.oleobject"/>
  <manifest:file-entry manifest:full-path="Object 420/settings.xml" manifest:media-type="text/xml"/>
  <manifest:file-entry manifest:full-path="Object 420/content.xml" manifest:media-type="text/xml"/>
  <manifest:file-entry manifest:full-path="Object 420/" manifest:version="1.2" manifest:media-type="application/vnd.oasis.opendocument.formula"/>
  <manifest:file-entry manifest:full-path="Object 421/settings.xml" manifest:media-type="text/xml"/>
  <manifest:file-entry manifest:full-path="Object 421/content.xml" manifest:media-type="text/xml"/>
  <manifest:file-entry manifest:full-path="Object 421/" manifest:version="1.2" manifest:media-type="application/vnd.oasis.opendocument.formula"/>
  <manifest:file-entry manifest:full-path="Object 422/settings.xml" manifest:media-type="text/xml"/>
  <manifest:file-entry manifest:full-path="Object 422/content.xml" manifest:media-type="text/xml"/>
  <manifest:file-entry manifest:full-path="Object 422/" manifest:version="1.2" manifest:media-type="application/vnd.oasis.opendocument.formula"/>
  <manifest:file-entry manifest:full-path="Object 423/settings.xml" manifest:media-type="text/xml"/>
  <manifest:file-entry manifest:full-path="Object 423/content.xml" manifest:media-type="text/xml"/>
  <manifest:file-entry manifest:full-path="Object 423/" manifest:version="1.2" manifest:media-type="application/vnd.oasis.opendocument.formula"/>
  <manifest:file-entry manifest:full-path="Object 424/settings.xml" manifest:media-type="text/xml"/>
  <manifest:file-entry manifest:full-path="Object 424/content.xml" manifest:media-type="text/xml"/>
  <manifest:file-entry manifest:full-path="Object 424/" manifest:version="1.2" manifest:media-type="application/vnd.oasis.opendocument.formula"/>
  <manifest:file-entry manifest:full-path="Object 425/settings.xml" manifest:media-type="text/xml"/>
  <manifest:file-entry manifest:full-path="Object 425/content.xml" manifest:media-type="text/xml"/>
  <manifest:file-entry manifest:full-path="Object 425/" manifest:version="1.2" manifest:media-type="application/vnd.oasis.opendocument.formula"/>
  <manifest:file-entry manifest:full-path="Object 426/settings.xml" manifest:media-type="text/xml"/>
  <manifest:file-entry manifest:full-path="Object 426/content.xml" manifest:media-type="text/xml"/>
  <manifest:file-entry manifest:full-path="Object 426/" manifest:version="1.2" manifest:media-type="application/vnd.oasis.opendocument.formula"/>
  <manifest:file-entry manifest:full-path="Object 427/settings.xml" manifest:media-type="text/xml"/>
  <manifest:file-entry manifest:full-path="Object 427/content.xml" manifest:media-type="text/xml"/>
  <manifest:file-entry manifest:full-path="Object 427/" manifest:version="1.2" manifest:media-type="application/vnd.oasis.opendocument.formula"/>
  <manifest:file-entry manifest:full-path="Object 428/settings.xml" manifest:media-type="text/xml"/>
  <manifest:file-entry manifest:full-path="Object 428/content.xml" manifest:media-type="text/xml"/>
  <manifest:file-entry manifest:full-path="Object 428/" manifest:version="1.2" manifest:media-type="application/vnd.oasis.opendocument.formula"/>
  <manifest:file-entry manifest:full-path="Object 429/settings.xml" manifest:media-type="text/xml"/>
  <manifest:file-entry manifest:full-path="Object 429/content.xml" manifest:media-type="text/xml"/>
  <manifest:file-entry manifest:full-path="Object 429/" manifest:version="1.2" manifest:media-type="application/vnd.oasis.opendocument.formula"/>
  <manifest:file-entry manifest:full-path="Object 570" manifest:media-type="application/vnd.sun.star.oleobject"/>
  <manifest:file-entry manifest:full-path="Object 571" manifest:media-type="application/vnd.sun.star.oleobject"/>
  <manifest:file-entry manifest:full-path="Object 572" manifest:media-type="application/vnd.sun.star.oleobject"/>
  <manifest:file-entry manifest:full-path="Object 573" manifest:media-type="application/vnd.sun.star.oleobject"/>
  <manifest:file-entry manifest:full-path="Object 800" manifest:media-type="application/vnd.sun.star.oleobject"/>
  <manifest:file-entry manifest:full-path="Object 574" manifest:media-type="application/vnd.sun.star.oleobject"/>
  <manifest:file-entry manifest:full-path="Object 801" manifest:media-type="application/vnd.sun.star.oleobject"/>
  <manifest:file-entry manifest:full-path="Object 575" manifest:media-type="application/vnd.sun.star.oleobject"/>
  <manifest:file-entry manifest:full-path="Object 802" manifest:media-type="application/vnd.sun.star.oleobject"/>
  <manifest:file-entry manifest:full-path="Object 576" manifest:media-type="application/vnd.sun.star.oleobject"/>
  <manifest:file-entry manifest:full-path="Object 803" manifest:media-type="application/vnd.sun.star.oleobject"/>
  <manifest:file-entry manifest:full-path="Object 577" manifest:media-type="application/vnd.sun.star.oleobject"/>
  <manifest:file-entry manifest:full-path="Object 804" manifest:media-type="application/vnd.sun.star.oleobject"/>
  <manifest:file-entry manifest:full-path="Object 578" manifest:media-type="application/vnd.sun.star.oleobject"/>
  <manifest:file-entry manifest:full-path="Object 805" manifest:media-type="application/vnd.sun.star.oleobject"/>
  <manifest:file-entry manifest:full-path="Object 579" manifest:media-type="application/vnd.sun.star.oleobject"/>
  <manifest:file-entry manifest:full-path="Object 806" manifest:media-type="application/vnd.sun.star.oleobject"/>
  <manifest:file-entry manifest:full-path="Object 807" manifest:media-type="application/vnd.sun.star.oleobject"/>
  <manifest:file-entry manifest:full-path="Object 808" manifest:media-type="application/vnd.sun.star.oleobject"/>
  <manifest:file-entry manifest:full-path="Object 809" manifest:media-type="application/vnd.sun.star.oleobject"/>
  <manifest:file-entry manifest:full-path="Object 430/settings.xml" manifest:media-type="text/xml"/>
  <manifest:file-entry manifest:full-path="Object 430/content.xml" manifest:media-type="text/xml"/>
  <manifest:file-entry manifest:full-path="Object 430/" manifest:version="1.2" manifest:media-type="application/vnd.oasis.opendocument.formula"/>
  <manifest:file-entry manifest:full-path="Object 431/settings.xml" manifest:media-type="text/xml"/>
  <manifest:file-entry manifest:full-path="Object 431/content.xml" manifest:media-type="text/xml"/>
  <manifest:file-entry manifest:full-path="Object 431/" manifest:version="1.2" manifest:media-type="application/vnd.oasis.opendocument.formula"/>
  <manifest:file-entry manifest:full-path="Object 432/settings.xml" manifest:media-type="text/xml"/>
  <manifest:file-entry manifest:full-path="Object 432/content.xml" manifest:media-type="text/xml"/>
  <manifest:file-entry manifest:full-path="Object 432/" manifest:version="1.2" manifest:media-type="application/vnd.oasis.opendocument.formula"/>
  <manifest:file-entry manifest:full-path="Object 433/settings.xml" manifest:media-type="text/xml"/>
  <manifest:file-entry manifest:full-path="Object 433/content.xml" manifest:media-type="text/xml"/>
  <manifest:file-entry manifest:full-path="Object 433/" manifest:version="1.2" manifest:media-type="application/vnd.oasis.opendocument.formula"/>
  <manifest:file-entry manifest:full-path="Object 434/settings.xml" manifest:media-type="text/xml"/>
  <manifest:file-entry manifest:full-path="Object 434/content.xml" manifest:media-type="text/xml"/>
  <manifest:file-entry manifest:full-path="Object 434/" manifest:version="1.2" manifest:media-type="application/vnd.oasis.opendocument.formula"/>
  <manifest:file-entry manifest:full-path="Object 435/settings.xml" manifest:media-type="text/xml"/>
  <manifest:file-entry manifest:full-path="Object 435/content.xml" manifest:media-type="text/xml"/>
  <manifest:file-entry manifest:full-path="Object 435/" manifest:version="1.2" manifest:media-type="application/vnd.oasis.opendocument.formula"/>
  <manifest:file-entry manifest:full-path="Object 436/settings.xml" manifest:media-type="text/xml"/>
  <manifest:file-entry manifest:full-path="Object 436/content.xml" manifest:media-type="text/xml"/>
  <manifest:file-entry manifest:full-path="Object 436/" manifest:version="1.2" manifest:media-type="application/vnd.oasis.opendocument.formula"/>
  <manifest:file-entry manifest:full-path="Object 437/settings.xml" manifest:media-type="text/xml"/>
  <manifest:file-entry manifest:full-path="Object 437/content.xml" manifest:media-type="text/xml"/>
  <manifest:file-entry manifest:full-path="Object 437/" manifest:version="1.2" manifest:media-type="application/vnd.oasis.opendocument.formula"/>
  <manifest:file-entry manifest:full-path="Object 438/Configurations2/accelerator/current.xml" manifest:media-type=""/>
  <manifest:file-entry manifest:full-path="Object 438/Configurations2/" manifest:media-type="application/vnd.sun.xml.ui.configuration"/>
  <manifest:file-entry manifest:full-path="Object 438/content.xml" manifest:media-type="text/xml"/>
  <manifest:file-entry manifest:full-path="Object 438/settings.xml" manifest:media-type="text/xml"/>
  <manifest:file-entry manifest:full-path="Object 438/" manifest:version="1.2" manifest:media-type="application/vnd.oasis.opendocument.formula"/>
  <manifest:file-entry manifest:full-path="Object 439/settings.xml" manifest:media-type="text/xml"/>
  <manifest:file-entry manifest:full-path="Object 439/content.xml" manifest:media-type="text/xml"/>
  <manifest:file-entry manifest:full-path="Object 439/" manifest:version="1.2" manifest:media-type="application/vnd.oasis.opendocument.formula"/>
  <manifest:file-entry manifest:full-path="Object 580" manifest:media-type="application/vnd.sun.star.oleobject"/>
  <manifest:file-entry manifest:full-path="Object 581" manifest:media-type="application/vnd.sun.star.oleobject"/>
  <manifest:file-entry manifest:full-path="Object 582" manifest:media-type="application/vnd.sun.star.oleobject"/>
  <manifest:file-entry manifest:full-path="Object 583" manifest:media-type="application/vnd.sun.star.oleobject"/>
  <manifest:file-entry manifest:full-path="Object 810" manifest:media-type="application/vnd.sun.star.oleobject"/>
  <manifest:file-entry manifest:full-path="Object 584" manifest:media-type="application/vnd.sun.star.oleobject"/>
  <manifest:file-entry manifest:full-path="Object 811" manifest:media-type="application/vnd.sun.star.oleobject"/>
  <manifest:file-entry manifest:full-path="Object 585" manifest:media-type="application/vnd.sun.star.oleobject"/>
  <manifest:file-entry manifest:full-path="Object 812" manifest:media-type="application/vnd.sun.star.oleobject"/>
  <manifest:file-entry manifest:full-path="Object 586" manifest:media-type="application/vnd.sun.star.oleobject"/>
  <manifest:file-entry manifest:full-path="Object 813" manifest:media-type="application/vnd.sun.star.oleobject"/>
  <manifest:file-entry manifest:full-path="Object 587" manifest:media-type="application/vnd.sun.star.oleobject"/>
  <manifest:file-entry manifest:full-path="Object 814" manifest:media-type="application/vnd.sun.star.oleobject"/>
  <manifest:file-entry manifest:full-path="Object 588" manifest:media-type="application/vnd.sun.star.oleobject"/>
  <manifest:file-entry manifest:full-path="Object 815" manifest:media-type="application/vnd.sun.star.oleobject"/>
  <manifest:file-entry manifest:full-path="Object 589" manifest:media-type="application/vnd.sun.star.oleobject"/>
  <manifest:file-entry manifest:full-path="Object 816" manifest:media-type="application/vnd.sun.star.oleobject"/>
  <manifest:file-entry manifest:full-path="Object 817" manifest:media-type="application/vnd.sun.star.oleobject"/>
  <manifest:file-entry manifest:full-path="Object 818" manifest:media-type="application/vnd.sun.star.oleobject"/>
  <manifest:file-entry manifest:full-path="Object 819" manifest:media-type="application/vnd.sun.star.oleobject"/>
  <manifest:file-entry manifest:full-path="Object 440/settings.xml" manifest:media-type="text/xml"/>
  <manifest:file-entry manifest:full-path="Object 440/content.xml" manifest:media-type="text/xml"/>
  <manifest:file-entry manifest:full-path="Object 440/" manifest:version="1.2" manifest:media-type="application/vnd.oasis.opendocument.formula"/>
  <manifest:file-entry manifest:full-path="Object 441/settings.xml" manifest:media-type="text/xml"/>
  <manifest:file-entry manifest:full-path="Object 441/content.xml" manifest:media-type="text/xml"/>
  <manifest:file-entry manifest:full-path="Object 441/" manifest:version="1.2" manifest:media-type="application/vnd.oasis.opendocument.formula"/>
  <manifest:file-entry manifest:full-path="Object 442/settings.xml" manifest:media-type="text/xml"/>
  <manifest:file-entry manifest:full-path="Object 442/content.xml" manifest:media-type="text/xml"/>
  <manifest:file-entry manifest:full-path="Object 442/" manifest:version="1.2" manifest:media-type="application/vnd.oasis.opendocument.formula"/>
  <manifest:file-entry manifest:full-path="Object 443/settings.xml" manifest:media-type="text/xml"/>
  <manifest:file-entry manifest:full-path="Object 443/content.xml" manifest:media-type="text/xml"/>
  <manifest:file-entry manifest:full-path="Object 443/" manifest:version="1.2" manifest:media-type="application/vnd.oasis.opendocument.formula"/>
  <manifest:file-entry manifest:full-path="Object 444/settings.xml" manifest:media-type="text/xml"/>
  <manifest:file-entry manifest:full-path="Object 444/content.xml" manifest:media-type="text/xml"/>
  <manifest:file-entry manifest:full-path="Object 444/" manifest:version="1.2" manifest:media-type="application/vnd.oasis.opendocument.formula"/>
  <manifest:file-entry manifest:full-path="Object 445/settings.xml" manifest:media-type="text/xml"/>
  <manifest:file-entry manifest:full-path="Object 445/content.xml" manifest:media-type="text/xml"/>
  <manifest:file-entry manifest:full-path="Object 445/Configurations2/accelerator/current.xml" manifest:media-type=""/>
  <manifest:file-entry manifest:full-path="Object 445/Configurations2/" manifest:media-type="application/vnd.sun.xml.ui.configuration"/>
  <manifest:file-entry manifest:full-path="Object 445/" manifest:version="1.2" manifest:media-type="application/vnd.oasis.opendocument.formula"/>
  <manifest:file-entry manifest:full-path="Object 446/settings.xml" manifest:media-type="text/xml"/>
  <manifest:file-entry manifest:full-path="Object 446/content.xml" manifest:media-type="text/xml"/>
  <manifest:file-entry manifest:full-path="Object 446/" manifest:version="1.2" manifest:media-type="application/vnd.oasis.opendocument.formula"/>
  <manifest:file-entry manifest:full-path="Object 447/settings.xml" manifest:media-type="text/xml"/>
  <manifest:file-entry manifest:full-path="Object 447/content.xml" manifest:media-type="text/xml"/>
  <manifest:file-entry manifest:full-path="Object 447/" manifest:version="1.2" manifest:media-type="application/vnd.oasis.opendocument.formula"/>
  <manifest:file-entry manifest:full-path="Object 448/settings.xml" manifest:media-type="text/xml"/>
  <manifest:file-entry manifest:full-path="Object 448/content.xml" manifest:media-type="text/xml"/>
  <manifest:file-entry manifest:full-path="Object 448/" manifest:version="1.2" manifest:media-type="application/vnd.oasis.opendocument.formula"/>
  <manifest:file-entry manifest:full-path="Object 449/settings.xml" manifest:media-type="text/xml"/>
  <manifest:file-entry manifest:full-path="Object 449/content.xml" manifest:media-type="text/xml"/>
  <manifest:file-entry manifest:full-path="Object 449/" manifest:version="1.2" manifest:media-type="application/vnd.oasis.opendocument.formula"/>
  <manifest:file-entry manifest:full-path="Object 590" manifest:media-type="application/vnd.sun.star.oleobject"/>
  <manifest:file-entry manifest:full-path="Object 591" manifest:media-type="application/vnd.sun.star.oleobject"/>
  <manifest:file-entry manifest:full-path="Object 592" manifest:media-type="application/vnd.sun.star.oleobject"/>
  <manifest:file-entry manifest:full-path="Object 593" manifest:media-type="application/vnd.sun.star.oleobject"/>
  <manifest:file-entry manifest:full-path="Object 820" manifest:media-type="application/vnd.sun.star.oleobject"/>
  <manifest:file-entry manifest:full-path="Object 594" manifest:media-type="application/vnd.sun.star.oleobject"/>
  <manifest:file-entry manifest:full-path="Object 821" manifest:media-type="application/vnd.sun.star.oleobject"/>
  <manifest:file-entry manifest:full-path="Object 595" manifest:media-type="application/vnd.sun.star.oleobject"/>
  <manifest:file-entry manifest:full-path="Object 822/settings.xml" manifest:media-type="text/xml"/>
  <manifest:file-entry manifest:full-path="Object 822/content.xml" manifest:media-type="text/xml"/>
  <manifest:file-entry manifest:full-path="Object 822/" manifest:version="1.2" manifest:media-type="application/vnd.oasis.opendocument.formula"/>
  <manifest:file-entry manifest:full-path="Object 596" manifest:media-type="application/vnd.sun.star.oleobject"/>
  <manifest:file-entry manifest:full-path="Object 823/settings.xml" manifest:media-type="text/xml"/>
  <manifest:file-entry manifest:full-path="Object 823/content.xml" manifest:media-type="text/xml"/>
  <manifest:file-entry manifest:full-path="Object 823/" manifest:version="1.2" manifest:media-type="application/vnd.oasis.opendocument.formula"/>
  <manifest:file-entry manifest:full-path="Object 597" manifest:media-type="application/vnd.sun.star.oleobject"/>
  <manifest:file-entry manifest:full-path="Object 824/settings.xml" manifest:media-type="text/xml"/>
  <manifest:file-entry manifest:full-path="Object 824/content.xml" manifest:media-type="text/xml"/>
  <manifest:file-entry manifest:full-path="Object 824/" manifest:version="1.2" manifest:media-type="application/vnd.oasis.opendocument.formula"/>
  <manifest:file-entry manifest:full-path="Object 598" manifest:media-type="application/vnd.sun.star.oleobject"/>
  <manifest:file-entry manifest:full-path="Object 825/settings.xml" manifest:media-type="text/xml"/>
  <manifest:file-entry manifest:full-path="Object 825/content.xml" manifest:media-type="text/xml"/>
  <manifest:file-entry manifest:full-path="Object 825/" manifest:version="1.2" manifest:media-type="application/vnd.oasis.opendocument.formula"/>
  <manifest:file-entry manifest:full-path="Object 599" manifest:media-type="application/vnd.sun.star.oleobject"/>
  <manifest:file-entry manifest:full-path="Object 826/settings.xml" manifest:media-type="text/xml"/>
  <manifest:file-entry manifest:full-path="Object 826/content.xml" manifest:media-type="text/xml"/>
  <manifest:file-entry manifest:full-path="Object 826/" manifest:version="1.2" manifest:media-type="application/vnd.oasis.opendocument.formula"/>
  <manifest:file-entry manifest:full-path="Object 827/settings.xml" manifest:media-type="text/xml"/>
  <manifest:file-entry manifest:full-path="Object 827/content.xml" manifest:media-type="text/xml"/>
  <manifest:file-entry manifest:full-path="Object 827/" manifest:version="1.2" manifest:media-type="application/vnd.oasis.opendocument.formula"/>
  <manifest:file-entry manifest:full-path="Object 828/settings.xml" manifest:media-type="text/xml"/>
  <manifest:file-entry manifest:full-path="Object 828/content.xml" manifest:media-type="text/xml"/>
  <manifest:file-entry manifest:full-path="Object 828/" manifest:version="1.2" manifest:media-type="application/vnd.oasis.opendocument.formula"/>
  <manifest:file-entry manifest:full-path="Object 450/settings.xml" manifest:media-type="text/xml"/>
  <manifest:file-entry manifest:full-path="Object 450/content.xml" manifest:media-type="text/xml"/>
  <manifest:file-entry manifest:full-path="Object 450/" manifest:version="1.2" manifest:media-type="application/vnd.oasis.opendocument.formula"/>
  <manifest:file-entry manifest:full-path="Object 451/settings.xml" manifest:media-type="text/xml"/>
  <manifest:file-entry manifest:full-path="Object 451/content.xml" manifest:media-type="text/xml"/>
  <manifest:file-entry manifest:full-path="Object 451/" manifest:version="1.2" manifest:media-type="application/vnd.oasis.opendocument.formula"/>
  <manifest:file-entry manifest:full-path="Object 452/settings.xml" manifest:media-type="text/xml"/>
  <manifest:file-entry manifest:full-path="Object 452/content.xml" manifest:media-type="text/xml"/>
  <manifest:file-entry manifest:full-path="Object 452/" manifest:version="1.2" manifest:media-type="application/vnd.oasis.opendocument.formula"/>
  <manifest:file-entry manifest:full-path="Object 453/settings.xml" manifest:media-type="text/xml"/>
  <manifest:file-entry manifest:full-path="Object 453/content.xml" manifest:media-type="text/xml"/>
  <manifest:file-entry manifest:full-path="Object 453/" manifest:version="1.2" manifest:media-type="application/vnd.oasis.opendocument.formula"/>
  <manifest:file-entry manifest:full-path="Object 454/settings.xml" manifest:media-type="text/xml"/>
  <manifest:file-entry manifest:full-path="Object 454/content.xml" manifest:media-type="text/xml"/>
  <manifest:file-entry manifest:full-path="Object 454/" manifest:version="1.2" manifest:media-type="application/vnd.oasis.opendocument.formula"/>
  <manifest:file-entry manifest:full-path="Object 455/settings.xml" manifest:media-type="text/xml"/>
  <manifest:file-entry manifest:full-path="Object 455/content.xml" manifest:media-type="text/xml"/>
  <manifest:file-entry manifest:full-path="Object 455/" manifest:version="1.2" manifest:media-type="application/vnd.oasis.opendocument.formula"/>
  <manifest:file-entry manifest:full-path="Object 456/settings.xml" manifest:media-type="text/xml"/>
  <manifest:file-entry manifest:full-path="Object 456/content.xml" manifest:media-type="text/xml"/>
  <manifest:file-entry manifest:full-path="Object 456/" manifest:version="1.2" manifest:media-type="application/vnd.oasis.opendocument.formula"/>
  <manifest:file-entry manifest:full-path="Object 457/settings.xml" manifest:media-type="text/xml"/>
  <manifest:file-entry manifest:full-path="Object 457/content.xml" manifest:media-type="text/xml"/>
  <manifest:file-entry manifest:full-path="Object 457/" manifest:version="1.2" manifest:media-type="application/vnd.oasis.opendocument.formula"/>
  <manifest:file-entry manifest:full-path="Object 458/settings.xml" manifest:media-type="text/xml"/>
  <manifest:file-entry manifest:full-path="Object 458/content.xml" manifest:media-type="text/xml"/>
  <manifest:file-entry manifest:full-path="Object 458/Configurations2/accelerator/current.xml" manifest:media-type=""/>
  <manifest:file-entry manifest:full-path="Object 458/Configurations2/" manifest:media-type="application/vnd.sun.xml.ui.configuration"/>
  <manifest:file-entry manifest:full-path="Object 458/" manifest:version="1.2" manifest:media-type="application/vnd.oasis.opendocument.formula"/>
  <manifest:file-entry manifest:full-path="Object 459/settings.xml" manifest:media-type="text/xml"/>
  <manifest:file-entry manifest:full-path="Object 459/content.xml" manifest:media-type="text/xml"/>
  <manifest:file-entry manifest:full-path="Object 459/" manifest:version="1.2" manifest:media-type="application/vnd.oasis.opendocument.formula"/>
  <manifest:file-entry manifest:full-path="Object 460" manifest:media-type="application/vnd.sun.star.oleobject"/>
  <manifest:file-entry manifest:full-path="Object 461" manifest:media-type="application/vnd.sun.star.oleobject"/>
  <manifest:file-entry manifest:full-path="layout-cache" manifest:media-type="application/binary"/>
  <manifest:file-entry manifest:full-path="Object 462" manifest:media-type="application/vnd.sun.star.oleobject"/>
  <manifest:file-entry manifest:full-path="Object 463" manifest:media-type="application/vnd.sun.star.oleobject"/>
  <manifest:file-entry manifest:full-path="Object 464" manifest:media-type="application/vnd.sun.star.oleobject"/>
  <manifest:file-entry manifest:full-path="Object 465" manifest:media-type="application/vnd.sun.star.oleobject"/>
  <manifest:file-entry manifest:full-path="Object 466" manifest:media-type="application/vnd.sun.star.oleobject"/>
  <manifest:file-entry manifest:full-path="Object 467" manifest:media-type="application/vnd.sun.star.oleobject"/>
  <manifest:file-entry manifest:full-path="Object 468" manifest:media-type="application/vnd.sun.star.oleobject"/>
  <manifest:file-entry manifest:full-path="Object 469" manifest:media-type="application/vnd.sun.star.oleobject"/>
  <manifest:file-entry manifest:full-path="Object 470" manifest:media-type="application/vnd.sun.star.oleobject"/>
  <manifest:file-entry manifest:full-path="Object 471" manifest:media-type="application/vnd.sun.star.oleobject"/>
  <manifest:file-entry manifest:full-path="Object 472" manifest:media-type="application/vnd.sun.star.oleobject"/>
  <manifest:file-entry manifest:full-path="Object 473" manifest:media-type="application/vnd.sun.star.oleobject"/>
  <manifest:file-entry manifest:full-path="Object 700" manifest:media-type="application/vnd.sun.star.oleobject"/>
  <manifest:file-entry manifest:full-path="Object 474" manifest:media-type="application/vnd.sun.star.oleobject"/>
  <manifest:file-entry manifest:full-path="Object 701" manifest:media-type="application/vnd.sun.star.oleobject"/>
  <manifest:file-entry manifest:full-path="Object 475" manifest:media-type="application/vnd.sun.star.oleobject"/>
  <manifest:file-entry manifest:full-path="Object 702" manifest:media-type="application/vnd.sun.star.oleobject"/>
  <manifest:file-entry manifest:full-path="Object 476" manifest:media-type="application/vnd.sun.star.oleobject"/>
  <manifest:file-entry manifest:full-path="Object 703" manifest:media-type="application/vnd.sun.star.oleobject"/>
  <manifest:file-entry manifest:full-path="Object 477" manifest:media-type="application/vnd.sun.star.oleobject"/>
  <manifest:file-entry manifest:full-path="Object 704" manifest:media-type="application/vnd.sun.star.oleobject"/>
  <manifest:file-entry manifest:full-path="Object 478" manifest:media-type="application/vnd.sun.star.oleobject"/>
  <manifest:file-entry manifest:full-path="Object 705" manifest:media-type="application/vnd.sun.star.oleobject"/>
  <manifest:file-entry manifest:full-path="Object 479" manifest:media-type="application/vnd.sun.star.oleobject"/>
  <manifest:file-entry manifest:full-path="Object 706" manifest:media-type="application/vnd.sun.star.oleobject"/>
  <manifest:file-entry manifest:full-path="Object 707" manifest:media-type="application/vnd.sun.star.oleobject"/>
  <manifest:file-entry manifest:full-path="Object 708" manifest:media-type="application/vnd.sun.star.oleobject"/>
  <manifest:file-entry manifest:full-path="Object 709" manifest:media-type="application/vnd.sun.star.oleobject"/>
  <manifest:file-entry manifest:full-path="Object 480" manifest:media-type="application/vnd.sun.star.oleobject"/>
  <manifest:file-entry manifest:full-path="Object 481" manifest:media-type="application/vnd.sun.star.oleobject"/>
  <manifest:file-entry manifest:full-path="Object 482" manifest:media-type="application/vnd.sun.star.oleobject"/>
  <manifest:file-entry manifest:full-path="Object 483" manifest:media-type="application/vnd.sun.star.oleobject"/>
  <manifest:file-entry manifest:full-path="Object 710" manifest:media-type="application/vnd.sun.star.oleobject"/>
  <manifest:file-entry manifest:full-path="Object 484" manifest:media-type="application/vnd.sun.star.oleobject"/>
  <manifest:file-entry manifest:full-path="Object 711" manifest:media-type="application/vnd.sun.star.oleobject"/>
  <manifest:file-entry manifest:full-path="Object 485" manifest:media-type="application/vnd.sun.star.oleobject"/>
  <manifest:file-entry manifest:full-path="Object 712" manifest:media-type="application/vnd.sun.star.oleobject"/>
  <manifest:file-entry manifest:full-path="Object 486" manifest:media-type="application/vnd.sun.star.oleobject"/>
  <manifest:file-entry manifest:full-path="Object 713" manifest:media-type="application/vnd.sun.star.oleobject"/>
  <manifest:file-entry manifest:full-path="Object 487" manifest:media-type="application/vnd.sun.star.oleobject"/>
  <manifest:file-entry manifest:full-path="Object 714" manifest:media-type="application/vnd.sun.star.oleobject"/>
  <manifest:file-entry manifest:full-path="Object 488" manifest:media-type="application/vnd.sun.star.oleobject"/>
  <manifest:file-entry manifest:full-path="Object 715" manifest:media-type="application/vnd.sun.star.oleobject"/>
  <manifest:file-entry manifest:full-path="Object 489" manifest:media-type="application/vnd.sun.star.oleobject"/>
  <manifest:file-entry manifest:full-path="Object 716" manifest:media-type="application/vnd.sun.star.oleobject"/>
  <manifest:file-entry manifest:full-path="Object 717" manifest:media-type="application/vnd.sun.star.oleobject"/>
  <manifest:file-entry manifest:full-path="Object 718" manifest:media-type="application/vnd.sun.star.oleobject"/>
  <manifest:file-entry manifest:full-path="Object 719" manifest:media-type="application/vnd.sun.star.oleobject"/>
  <manifest:file-entry manifest:full-path="Object 490" manifest:media-type="application/vnd.sun.star.oleobject"/>
  <manifest:file-entry manifest:full-path="Object 491" manifest:media-type="application/vnd.sun.star.oleobject"/>
  <manifest:file-entry manifest:full-path="Object 492" manifest:media-type="application/vnd.sun.star.oleobject"/>
  <manifest:file-entry manifest:full-path="Object 493" manifest:media-type="application/vnd.sun.star.oleobject"/>
  <manifest:file-entry manifest:full-path="Object 720" manifest:media-type="application/vnd.sun.star.oleobject"/>
  <manifest:file-entry manifest:full-path="Object 494" manifest:media-type="application/vnd.sun.star.oleobject"/>
  <manifest:file-entry manifest:full-path="Object 721" manifest:media-type="application/vnd.sun.star.oleobject"/>
  <manifest:file-entry manifest:full-path="Object 495" manifest:media-type="application/vnd.sun.star.oleobject"/>
  <manifest:file-entry manifest:full-path="Object 722" manifest:media-type="application/vnd.sun.star.oleobject"/>
  <manifest:file-entry manifest:full-path="Object 496" manifest:media-type="application/vnd.sun.star.oleobject"/>
  <manifest:file-entry manifest:full-path="Object 723" manifest:media-type="application/vnd.sun.star.oleobject"/>
  <manifest:file-entry manifest:full-path="Object 497" manifest:media-type="application/vnd.sun.star.oleobject"/>
  <manifest:file-entry manifest:full-path="Object 724" manifest:media-type="application/vnd.sun.star.oleobject"/>
  <manifest:file-entry manifest:full-path="Object 498" manifest:media-type="application/vnd.sun.star.oleobject"/>
  <manifest:file-entry manifest:full-path="Object 725" manifest:media-type="application/vnd.sun.star.oleobject"/>
  <manifest:file-entry manifest:full-path="Object 499" manifest:media-type="application/vnd.sun.star.oleobject"/>
  <manifest:file-entry manifest:full-path="Object 726" manifest:media-type="application/vnd.sun.star.oleobject"/>
  <manifest:file-entry manifest:full-path="Object 727" manifest:media-type="application/vnd.sun.star.oleobject"/>
  <manifest:file-entry manifest:full-path="Object 728" manifest:media-type="application/vnd.sun.star.oleobject"/>
  <manifest:file-entry manifest:full-path="Object 729" manifest:media-type="application/vnd.sun.star.oleobject"/>
  <manifest:file-entry manifest:full-path="Object 730" manifest:media-type="application/vnd.sun.star.oleobject"/>
  <manifest:file-entry manifest:full-path="Object 731" manifest:media-type="application/vnd.sun.star.oleobject"/>
  <manifest:file-entry manifest:full-path="Object 732" manifest:media-type="application/vnd.sun.star.oleobject"/>
  <manifest:file-entry manifest:full-path="Object 733" manifest:media-type="application/vnd.sun.star.oleobject"/>
  <manifest:file-entry manifest:full-path="Object 734" manifest:media-type="application/vnd.sun.star.oleobject"/>
  <manifest:file-entry manifest:full-path="Object 735" manifest:media-type="application/vnd.sun.star.oleobject"/>
  <manifest:file-entry manifest:full-path="Object 736" manifest:media-type="application/vnd.sun.star.oleobject"/>
  <manifest:file-entry manifest:full-path="Object 737" manifest:media-type="application/vnd.sun.star.oleobject"/>
  <manifest:file-entry manifest:full-path="Object 738" manifest:media-type="application/vnd.sun.star.oleobject"/>
  <manifest:file-entry manifest:full-path="Object 739" manifest:media-type="application/vnd.sun.star.oleobject"/>
  <manifest:file-entry manifest:full-path="Object 740" manifest:media-type="application/vnd.sun.star.oleobject"/>
  <manifest:file-entry manifest:full-path="Object 741" manifest:media-type="application/vnd.sun.star.oleobject"/>
  <manifest:file-entry manifest:full-path="Object 742" manifest:media-type="application/vnd.sun.star.oleobject"/>
  <manifest:file-entry manifest:full-path="Object 743" manifest:media-type="application/vnd.sun.star.oleobject"/>
  <manifest:file-entry manifest:full-path="Object 744" manifest:media-type="application/vnd.sun.star.oleobjec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745" manifest:media-type="application/vnd.sun.star.oleobject"/>
  <manifest:file-entry manifest:full-path="Object 746" manifest:media-type="application/vnd.sun.star.oleobject"/>
  <manifest:file-entry manifest:full-path="Object 747" manifest:media-type="application/vnd.sun.star.oleobject"/>
  <manifest:file-entry manifest:full-path="Object 748" manifest:media-type="application/vnd.sun.star.oleobject"/>
  <manifest:file-entry manifest:full-path="Object 749" manifest:media-type="application/vnd.sun.star.oleobject"/>
  <manifest:file-entry manifest:full-path="Object 600" manifest:media-type="application/vnd.sun.star.oleobjec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OpenSymbol" svg:font-family="OpenSymbol"/>
    <style:font-face style:name="Courier New" svg:font-family="'Courier New'" style:font-family-generic="modern"/>
    <style:font-face style:name="Times New Roman1" svg:font-family="'Times New Roman'" style:font-family-generic="roma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Таблиця1" style:family="table">
      <style:table-properties style:width="17.664cm" fo:margin-left="0.011cm" table:align="left" style:writing-mode="lr-tb"/>
    </style:style>
    <style:style style:name="Таблиця1.A" style:family="table-column">
      <style:table-column-properties style:column-width="3.062cm"/>
    </style:style>
    <style:style style:name="Таблиця1.B" style:family="table-column">
      <style:table-column-properties style:column-width="3.14cm"/>
    </style:style>
    <style:style style:name="Таблиця1.C" style:family="table-column">
      <style:table-column-properties style:column-width="3.702cm"/>
    </style:style>
    <style:style style:name="Таблиця1.D" style:family="table-column">
      <style:table-column-properties style:column-width="3.736cm"/>
    </style:style>
    <style:style style:name="Таблиця1.E" style:family="table-column">
      <style:table-column-properties style:column-width="2.115cm"/>
    </style:style>
    <style:style style:name="Таблиця1.F" style:family="table-column">
      <style:table-column-properties style:column-width="1.909cm"/>
    </style:style>
    <style:style style:name="Таблиця1.1" style:family="table-row">
      <style:table-row-properties style:min-row-height="0.739cm" fo:keep-together="auto"/>
    </style:style>
    <style:style style:name="Таблиця1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я1.F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я1.2" style:family="table-row">
      <style:table-row-properties style:min-row-height="1.633cm" fo:keep-together="auto"/>
    </style:style>
    <style:style style:name="Таблиця1.3" style:family="table-row">
      <style:table-row-properties style:min-row-height="2.335cm" fo:keep-together="auto"/>
    </style:style>
    <style:style style:name="Таблиця1.4" style:family="table-row">
      <style:table-row-properties style:min-row-height="1.341cm" fo:keep-together="auto"/>
    </style:style>
    <style:style style:name="P1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officeooo:paragraph-rsid="00044b67" style:font-size-asian="14pt" style:font-weight-asian="bold" style:font-size-complex="14pt"/>
    </style:style>
    <style:style style:name="P2" style:family="paragraph" style:parent-style-name="Standard">
      <style:paragraph-properties fo:line-height="150%" fo:text-align="center" style:justify-single-word="false"/>
      <style:text-properties style:font-name="Times New Roman" fo:font-size="14pt" officeooo:paragraph-rsid="00044b67" style:font-size-asian="14pt" style:font-size-complex="14pt"/>
    </style:style>
    <style:style style:name="P3" style:family="paragraph" style:parent-style-name="Standard">
      <style:paragraph-properties fo:line-height="150%"/>
      <style:text-properties style:font-name="Times New Roman" fo:font-size="14pt" officeooo:paragraph-rsid="00044b67" style:font-size-asian="14pt" style:font-size-complex="14pt"/>
    </style:style>
    <style:style style:name="P4" style:family="paragraph" style:parent-style-name="Standard">
      <style:paragraph-properties fo:line-height="150%" fo:text-align="end" style:justify-single-word="false"/>
      <style:text-properties style:font-name="Times New Roman" fo:font-size="14pt" officeooo:paragraph-rsid="00044b67" style:font-size-asian="14pt" style:font-size-complex="14pt"/>
    </style:style>
    <style:style style:name="P5" style:family="paragraph" style:parent-style-name="Standard">
      <style:paragraph-properties fo:line-height="150%" fo:text-align="justify" style:justify-single-word="false"/>
      <style:text-properties style:font-name="Times New Roman" fo:font-size="14pt" officeooo:rsid="0005e909" officeooo:paragraph-rsid="000f98a7" style:font-size-asian="14pt" style:font-size-complex="14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Times New Roman" fo:font-size="14pt" fo:font-style="italic" fo:font-weight="bold" officeooo:paragraph-rsid="001886ba" style:font-size-asian="14pt" style:font-style-asian="italic" style:font-weight-asian="bold" style:font-size-complex="14pt" style:font-style-complex="italic" style:font-weight-complex="bold"/>
    </style:style>
    <style:style style:name="P7" style:family="paragraph" style:parent-style-name="Standard">
      <style:paragraph-properties fo:line-height="150%" fo:text-align="center" style:justify-single-word="false"/>
      <style:text-properties style:font-name="Times New Roman" fo:font-size="14pt" fo:font-style="italic" fo:font-weight="bold" officeooo:paragraph-rsid="0028ad15" style:font-size-asian="14pt" style:font-style-asian="italic" style:font-weight-asian="bold" style:font-size-complex="14pt" style:font-style-complex="italic" style:font-weight-complex="bold"/>
    </style:style>
    <style:style style:name="P8" style:family="paragraph" style:parent-style-name="Standard">
      <style:paragraph-properties fo:line-height="150%" fo:text-align="justify" style:justify-single-word="false"/>
      <style:text-properties style:font-name="Times New Roman" fo:font-size="14pt" fo:font-style="italic" fo:font-weight="normal" officeooo:rsid="0015cb12" officeooo:paragraph-rsid="0015cb12" style:font-size-asian="14pt" style:language-asian="zxx" style:country-asian="none" style:font-style-asian="italic" style:font-weight-asian="normal" style:font-size-complex="14pt" style:language-complex="zxx" style:country-complex="none" style:font-style-complex="italic" style:font-weight-complex="normal"/>
    </style:style>
    <style:style style:name="P9" style:family="paragraph" style:parent-style-name="Standard">
      <style:paragraph-properties fo:line-height="150%" fo:text-align="justify" style:justify-single-word="false"/>
      <style:text-properties style:font-name="Times New Roman" fo:font-size="14pt" fo:font-style="italic" fo:font-weight="normal" officeooo:rsid="002b310f" officeooo:paragraph-rsid="002b310f" style:font-size-asian="14pt" style:language-asian="zxx" style:country-asian="none" style:font-style-asian="italic" style:font-weight-asian="normal" style:font-size-complex="14pt" style:language-complex="zxx" style:country-complex="none" style:font-style-complex="italic" style:font-weight-complex="normal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Times New Roman" fo:font-size="14pt" fo:font-style="italic" fo:font-weight="normal" officeooo:rsid="002b310f" officeooo:paragraph-rsid="008a5603" style:font-size-asian="14pt" style:language-asian="zxx" style:country-asian="none" style:font-style-asian="italic" style:font-weight-asian="normal" style:font-size-complex="14pt" style:language-complex="zxx" style:country-complex="none" style:font-style-complex="italic" style:font-weight-complex="normal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Times New Roman" fo:font-size="14pt" fo:font-weight="normal" officeooo:paragraph-rsid="0015cb12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Times New Roman" fo:font-size="14pt" fo:font-weight="normal" officeooo:rsid="0015cb12" officeooo:paragraph-rsid="001886ba" style:font-size-asian="14pt" style:language-asian="zxx" style:country-asian="none" style:font-weight-asian="normal" style:font-size-complex="14pt" style:language-complex="zxx" style:country-complex="none" style:font-style-complex="italic" style:font-weight-complex="normal"/>
    </style:style>
    <style:style style:name="P13" style:family="paragraph" style:parent-style-name="Standard">
      <style:paragraph-properties fo:line-height="150%" fo:text-align="justify" style:justify-single-word="false"/>
      <style:text-properties style:font-name="Times New Roman" fo:font-size="14pt" fo:font-weight="normal" officeooo:rsid="0015cb12" officeooo:paragraph-rsid="0015cb12" style:font-size-asian="14pt" style:language-asian="zxx" style:country-asian="none" style:font-weight-asian="normal" style:font-size-complex="14pt" style:language-complex="zxx" style:country-complex="none" style:font-style-complex="italic" style:font-weight-complex="normal"/>
    </style:style>
    <style:style style:name="P14" style:family="paragraph" style:parent-style-name="Standard">
      <style:paragraph-properties fo:line-height="150%" fo:text-align="justify" style:justify-single-word="false"/>
      <style:text-properties style:font-name="Times New Roman" fo:font-size="14pt" fo:font-style="normal" fo:font-weight="normal" officeooo:paragraph-rsid="002b310f" style:font-size-asian="14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>
      <style:paragraph-properties fo:line-height="150%" fo:text-align="justify" style:justify-single-word="false"/>
      <style:text-properties style:font-name="Times New Roman" fo:font-size="14pt" fo:font-style="normal" fo:font-weight="normal" officeooo:rsid="002b310f" officeooo:paragraph-rsid="002b310f" style:font-size-asian="14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16" style:family="paragraph" style:parent-style-name="Standard">
      <style:paragraph-properties fo:line-height="150%" fo:text-align="justify" style:justify-single-word="false"/>
      <style:text-properties style:font-name="Times New Roman" fo:font-size="14pt" fo:font-style="normal" fo:font-weight="normal" officeooo:rsid="002b310f" officeooo:paragraph-rsid="005a0a02" style:font-size-asian="14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17" style:family="paragraph" style:parent-style-name="Standard">
      <style:paragraph-properties fo:line-height="150%" fo:text-align="justify" style:justify-single-word="false"/>
      <style:text-properties style:font-name="Times New Roman" fo:font-size="14pt" fo:font-style="normal" fo:font-weight="normal" officeooo:rsid="002b310f" officeooo:paragraph-rsid="0092ef01" style:font-size-asian="14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18" style:family="paragraph" style:parent-style-name="Standard">
      <style:paragraph-properties fo:line-height="150%" fo:text-align="justify" style:justify-single-word="false"/>
      <style:text-properties style:font-name="Times New Roman" fo:font-size="14pt" fo:font-style="normal" fo:font-weight="normal" officeooo:rsid="002b310f" officeooo:paragraph-rsid="00b01d87" style:font-size-asian="14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19" style:family="paragraph" style:parent-style-name="Standard">
      <style:paragraph-properties fo:line-height="150%" fo:text-align="end" style:justify-single-word="false"/>
      <style:text-properties style:font-name="Times New Roman" fo:font-size="14pt" fo:font-style="normal" fo:font-weight="normal" officeooo:rsid="002b310f" officeooo:paragraph-rsid="005a0a02" style:font-size-asian="14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20" style:family="paragraph" style:parent-style-name="Standard">
      <style:paragraph-properties fo:line-height="150%" fo:text-align="end" style:justify-single-word="false"/>
      <style:text-properties style:font-name="Times New Roman" fo:font-size="14pt" fo:font-style="normal" fo:font-weight="normal" officeooo:rsid="002b310f" officeooo:paragraph-rsid="002b310f" style:font-size-asian="14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21" style:family="paragraph" style:parent-style-name="Standard">
      <style:paragraph-properties fo:line-height="150%" fo:text-align="justify" style:justify-single-word="false"/>
      <style:text-properties style:font-name="Times New Roman" fo:font-size="14pt" fo:font-style="normal" style:text-underline-style="none" fo:font-weight="normal" officeooo:rsid="008d7218" officeooo:paragraph-rsid="008a5603" style:font-size-asian="14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22" style:family="paragraph" style:parent-style-name="Standard">
      <style:paragraph-properties fo:line-height="150%" fo:text-align="justify" style:justify-single-word="false"/>
      <style:text-properties style:font-name="Times New Roman" fo:font-size="14pt" fo:language="en" fo:country="US" fo:font-style="normal" fo:font-weight="normal" officeooo:rsid="002b310f" officeooo:paragraph-rsid="00b0f07f" style:font-size-asian="14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23" style:family="paragraph" style:parent-style-name="Standard">
      <style:paragraph-properties fo:line-height="150%" fo:text-align="justify" style:justify-single-word="false"/>
      <style:text-properties style:font-name="Times New Roman" fo:font-size="14pt" fo:language="uk" fo:country="UA" fo:font-style="normal" fo:font-weight="normal" officeooo:rsid="00b84d4b" officeooo:paragraph-rsid="00b0f07f" style:font-size-asian="14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24" style:family="paragraph" style:parent-style-name="Standard">
      <style:paragraph-properties fo:line-height="150%" fo:text-align="justify" style:justify-single-word="false"/>
      <style:text-properties style:font-name="Times New Roman" fo:font-size="14pt" fo:language="uk" fo:country="UA" fo:font-style="normal" fo:font-weight="normal" officeooo:rsid="00b84d4b" officeooo:paragraph-rsid="00b84d4b" style:font-size-asian="14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25" style:family="paragraph" style:parent-style-name="Standard">
      <style:paragraph-properties fo:line-height="150%" fo:text-align="center" style:justify-single-word="false"/>
      <style:text-properties style:font-name="Times New Roman" fo:font-size="16pt" officeooo:paragraph-rsid="00044b67" style:font-size-asian="16pt" style:font-size-complex="16pt"/>
    </style:style>
    <style:style style:name="P26" style:family="paragraph" style:parent-style-name="Standard">
      <style:paragraph-properties fo:line-height="150%" fo:text-align="center" style:justify-single-word="false"/>
      <style:text-properties style:font-name="Times New Roman" fo:font-size="16pt" officeooo:rsid="000498ed" officeooo:paragraph-rsid="0005e909" style:font-size-asian="16pt" style:font-size-complex="16pt"/>
    </style:style>
    <style:style style:name="P27" style:family="paragraph" style:parent-style-name="Standard">
      <style:paragraph-properties fo:line-height="150%" fo:text-align="center" style:justify-single-word="false"/>
      <style:text-properties style:font-name="Times New Roman" fo:font-size="18pt" fo:font-weight="bold" officeooo:paragraph-rsid="00044b67" style:font-size-asian="18pt" style:font-weight-asian="bold" style:font-size-complex="18pt"/>
    </style:style>
    <style:style style:name="P28" style:family="paragraph" style:parent-style-name="Standard">
      <style:paragraph-properties fo:line-height="150%" fo:text-align="center" style:justify-single-word="false"/>
      <style:text-properties style:font-name="Times New Roman" fo:font-size="18pt" fo:font-weight="bold" officeooo:rsid="00044b67" officeooo:paragraph-rsid="00044b67" style:font-size-asian="18pt" style:font-weight-asian="bold" style:font-size-complex="18pt"/>
    </style:style>
    <style:style style:name="P29" style:family="paragraph" style:parent-style-name="Standard">
      <style:paragraph-properties fo:line-height="150%" fo:text-align="justify" style:justify-single-word="false"/>
      <style:text-properties fo:font-size="14pt" officeooo:paragraph-rsid="000f98a7" style:font-size-asian="14pt" style:font-size-complex="14pt"/>
    </style:style>
    <style:style style:name="P30" style:family="paragraph" style:parent-style-name="Text_20_body">
      <style:paragraph-properties fo:margin-left="0cm" fo:margin-right="0cm" fo:margin-top="0cm" fo:margin-bottom="0.37cm" style:contextual-spacing="false" style:line-height-at-least="0.37cm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Times New Roman" fo:font-size="8.25pt" fo:letter-spacing="normal" fo:font-style="normal" fo:font-weight="normal" officeooo:paragraph-rsid="0005e909"/>
    </style:style>
    <style:style style:name="P31" style:family="paragraph" style:parent-style-name="Standard">
      <style:paragraph-properties fo:line-height="150%" fo:text-align="center" style:justify-single-word="false" fo:break-before="page"/>
      <style:text-properties style:font-name="Times New Roman" fo:font-size="16pt" fo:font-weight="bold" officeooo:rsid="000f98a7" officeooo:paragraph-rsid="000f98a7" style:font-size-asian="16pt" style:font-weight-asian="bold" style:font-size-complex="16pt" style:font-weight-complex="bold"/>
    </style:style>
    <style:style style:name="P32" style:family="paragraph" style:parent-style-name="Standard" style:master-page-name="First_20_Page">
      <style:paragraph-properties fo:line-height="150%" fo:text-align="center" style:justify-single-word="false" style:page-number="auto"/>
      <style:text-properties style:font-name="Times New Roman" fo:font-size="14pt" fo:font-weight="bold" officeooo:paragraph-rsid="00044b67" style:font-size-asian="14pt" style:font-weight-asian="bold" style:font-size-complex="14pt"/>
    </style:style>
    <style:style style:name="P33" style:family="paragraph" style:parent-style-name="Standard">
      <style:paragraph-properties fo:line-height="150%" fo:text-align="center" style:justify-single-word="false" fo:break-before="page"/>
      <style:text-properties style:font-name="Times New Roman" fo:font-size="16pt" fo:font-weight="bold" officeooo:rsid="00b95a20" officeooo:paragraph-rsid="00b95a20" style:font-size-asian="16pt" style:font-weight-asian="bold" style:font-size-complex="16pt" style:font-weight-complex="bold"/>
    </style:style>
    <style:style style:name="P34" style:family="paragraph" style:parent-style-name="Standard">
      <style:paragraph-properties fo:line-height="150%" fo:text-align="center" style:justify-single-word="false" fo:break-before="page"/>
      <style:text-properties style:font-name="Times New Roman" fo:font-size="16pt" fo:font-weight="bold" officeooo:rsid="00b95a20" officeooo:paragraph-rsid="00be0d0f" style:font-size-asian="16pt" style:font-weight-asian="bold" style:font-size-complex="16pt" style:font-weight-complex="bold"/>
    </style:style>
    <style:style style:name="P35" style:family="paragraph" style:parent-style-name="Standard">
      <style:paragraph-properties fo:line-height="150%" fo:text-align="center" style:justify-single-word="false" fo:break-before="page"/>
      <style:text-properties style:font-name="Times New Roman" fo:font-size="16pt" fo:font-weight="bold" officeooo:rsid="0012821e" officeooo:paragraph-rsid="00c1bfb1" style:font-size-asian="16pt" style:language-asian="zxx" style:country-asian="none" style:font-weight-asian="bold" style:font-size-complex="16pt" style:language-complex="zxx" style:country-complex="none" style:font-style-complex="italic" style:font-weight-complex="bold"/>
    </style:style>
    <style:style style:name="P36" style:family="paragraph" style:parent-style-name="Standard">
      <style:paragraph-properties fo:line-height="150%" fo:text-align="center" style:justify-single-word="false"/>
      <style:text-properties style:font-name="Times New Roman" fo:font-size="16pt" fo:font-weight="bold" officeooo:rsid="00b95a20" officeooo:paragraph-rsid="00b9bfbe" style:font-size-asian="16pt" style:font-weight-asian="bold" style:font-size-complex="16pt" style:font-weight-complex="bold"/>
    </style:style>
    <style:style style:name="P37" style:family="paragraph" style:parent-style-name="Standard">
      <style:paragraph-properties fo:line-height="150%" fo:text-align="center" style:justify-single-word="false"/>
      <style:text-properties style:font-name="Times New Roman" fo:font-size="16pt" fo:font-weight="bold" officeooo:rsid="00b95a20" officeooo:paragraph-rsid="00be0d0f" style:font-size-asian="16pt" style:font-weight-asian="bold" style:font-size-complex="16pt" style:font-weight-complex="bold"/>
    </style:style>
    <style:style style:name="P38" style:family="paragraph" style:parent-style-name="Standard">
      <style:paragraph-properties fo:line-height="150%" fo:text-align="justify" style:justify-single-word="false"/>
      <style:text-properties style:font-name="Times New Roman" fo:font-size="16pt" fo:font-weight="bold" officeooo:rsid="00b95a20" officeooo:paragraph-rsid="00bb25ea" style:font-size-asian="16pt" style:font-weight-asian="bold" style:font-size-complex="16pt" style:font-weight-complex="bold"/>
    </style:style>
    <style:style style:name="P39" style:family="paragraph" style:parent-style-name="Standard">
      <style:paragraph-properties fo:line-height="150%" fo:text-align="center" style:justify-single-word="false"/>
      <style:text-properties style:font-name="Times New Roman" fo:font-size="14pt" fo:font-style="italic" fo:font-weight="bold" officeooo:rsid="00b95a20" officeooo:paragraph-rsid="00b95a20" style:font-size-asian="14pt" style:font-style-asian="italic" style:font-weight-asian="bold" style:font-size-complex="14pt" style:font-style-complex="italic" style:font-weight-complex="bold"/>
    </style:style>
    <style:style style:name="P40" style:family="paragraph" style:parent-style-name="Standard">
      <style:paragraph-properties fo:line-height="150%" fo:text-align="center" style:justify-single-word="false"/>
      <style:text-properties style:font-name="Times New Roman" fo:font-size="14pt" fo:font-style="italic" fo:font-weight="bold" officeooo:rsid="00b95a20" officeooo:paragraph-rsid="00c1a2f0" style:font-size-asian="14pt" style:font-style-asian="italic" style:font-weight-asian="bold" style:font-size-complex="14pt" style:font-style-complex="italic" style:font-weight-complex="bold"/>
    </style:style>
    <style:style style:name="P41" style:family="paragraph" style:parent-style-name="Standard">
      <style:paragraph-properties fo:line-height="150%" fo:text-align="justify" style:justify-single-word="false"/>
      <style:text-properties style:font-name="Times New Roman" fo:font-size="14pt" officeooo:paragraph-rsid="000b542c"/>
    </style:style>
    <style:style style:name="P42" style:family="paragraph" style:parent-style-name="Standard">
      <style:paragraph-properties fo:line-height="150%" fo:text-align="justify" style:justify-single-word="false"/>
      <style:text-properties style:font-name="Times New Roman" fo:font-size="14pt" fo:font-style="normal" fo:font-weight="normal" officeooo:rsid="00b95a20" officeooo:paragraph-rsid="00c1f65c" style:font-size-asian="14pt" style:language-asian="zxx" style:country-asian="none" style:font-style-asian="normal" style:font-weight-asian="normal" style:font-name-complex="Times New Roman" style:font-size-complex="14pt" style:language-complex="zxx" style:country-complex="none" style:font-style-complex="italic" style:font-weight-complex="normal"/>
    </style:style>
    <style:style style:name="P43" style:family="paragraph" style:parent-style-name="Standard">
      <style:paragraph-properties fo:line-height="150%" fo:text-align="center" style:justify-single-word="false"/>
      <style:text-properties officeooo:paragraph-rsid="00c1f65c"/>
    </style:style>
    <style:style style:name="P44" style:family="paragraph" style:parent-style-name="Standard">
      <style:paragraph-properties fo:line-height="150%" fo:text-align="justify" style:justify-single-word="false"/>
      <style:text-properties officeooo:paragraph-rsid="00bb25ea"/>
    </style:style>
    <style:style style:name="P45" style:family="paragraph" style:parent-style-name="Standard">
      <style:paragraph-properties fo:line-height="150%" fo:text-align="justify" style:justify-single-word="false"/>
      <style:text-properties officeooo:paragraph-rsid="00c1f65c"/>
    </style:style>
    <style:style style:name="P46" style:family="paragraph" style:parent-style-name="Standard">
      <style:paragraph-properties fo:line-height="150%" fo:text-align="justify" style:justify-single-word="false"/>
      <style:text-properties officeooo:paragraph-rsid="00c2a7d4"/>
    </style:style>
    <style:style style:name="P47" style:family="paragraph" style:parent-style-name="Standard">
      <style:paragraph-properties fo:line-height="150%" fo:text-align="end" style:justify-single-word="false"/>
      <style:text-properties officeooo:paragraph-rsid="00c2a7d4"/>
    </style:style>
    <style:style style:name="P48" style:family="paragraph" style:parent-style-name="Standard">
      <style:paragraph-properties fo:line-height="150%" fo:text-align="center" style:justify-single-word="false"/>
      <style:text-properties fo:font-size="14pt" fo:font-weight="bold" officeooo:paragraph-rsid="00bb25ea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49" style:family="paragraph" style:parent-style-name="Standard">
      <style:paragraph-properties fo:line-height="150%" fo:text-align="center" style:justify-single-word="false"/>
      <style:text-properties fo:font-size="14pt" fo:font-weight="bold" officeooo:paragraph-rsid="00c1f65c" style:font-size-asian="14pt" style:language-asian="zxx" style:country-asian="none" style:font-weight-asian="bold" style:font-name-complex="Times New Roman" style:font-size-complex="14pt" style:language-complex="zxx" style:country-complex="none" style:font-style-complex="italic"/>
    </style:style>
    <style:style style:name="P50" style:family="paragraph" style:parent-style-name="Standard">
      <style:paragraph-properties fo:line-height="150%" fo:text-align="justify" style:justify-single-word="false"/>
      <style:text-properties fo:font-size="14pt" fo:language="ru" fo:country="RU" fo:font-style="italic" officeooo:paragraph-rsid="00bb25ea" style:font-size-asian="14pt" style:language-asian="zxx" style:country-asian="none" style:font-style-asian="italic" style:font-size-complex="14pt" style:language-complex="zxx" style:country-complex="none" style:font-style-complex="italic"/>
    </style:style>
    <style:style style:name="P51" style:family="paragraph" style:parent-style-name="Standard">
      <style:paragraph-properties fo:line-height="150%" fo:text-align="justify" style:justify-single-word="false"/>
      <style:text-properties fo:font-size="14pt" fo:language="ru" fo:country="RU" officeooo:paragraph-rsid="00bb25ea" style:font-size-asian="14pt" style:language-asian="zxx" style:country-asian="none" style:font-size-complex="14pt" style:language-complex="zxx" style:country-complex="none"/>
    </style:style>
    <style:style style:name="P52" style:family="paragraph" style:parent-style-name="Standard">
      <style:paragraph-properties fo:line-height="150%" fo:text-align="justify" style:justify-single-word="false"/>
      <style:text-properties fo:font-size="14pt" fo:language="ru" fo:country="RU" officeooo:paragraph-rsid="00bb25ea" style:font-size-asian="14pt" style:language-asian="zxx" style:country-asian="none" style:font-size-complex="14pt" style:language-complex="zxx" style:country-complex="none" style:font-style-complex="italic"/>
    </style:style>
    <style:style style:name="P53" style:family="paragraph" style:parent-style-name="Standard">
      <style:paragraph-properties fo:line-height="150%" fo:text-align="justify" style:justify-single-word="false"/>
      <style:text-properties fo:font-size="14pt" officeooo:paragraph-rsid="00bb25ea" style:font-size-asian="14pt" style:language-asian="zxx" style:country-asian="none" style:font-size-complex="14pt" style:language-complex="zxx" style:country-complex="none"/>
    </style:style>
    <style:style style:name="P54" style:family="paragraph" style:parent-style-name="Standard">
      <style:paragraph-properties fo:line-height="150%" fo:text-align="justify" style:justify-single-word="false"/>
      <style:text-properties fo:font-size="14pt" officeooo:paragraph-rsid="00bb25ea" style:font-size-asian="14pt" style:language-asian="zxx" style:country-asian="none" style:font-size-complex="14pt" style:language-complex="zxx" style:country-complex="none" style:font-style-complex="italic"/>
    </style:style>
    <style:style style:name="P55" style:family="paragraph" style:parent-style-name="Standard">
      <style:paragraph-properties fo:line-height="150%" fo:text-align="justify" style:justify-single-word="false"/>
      <style:text-properties fo:font-size="14pt" officeooo:paragraph-rsid="00c1f65c" style:font-size-asian="14pt" style:language-asian="zxx" style:country-asian="none" style:font-name-complex="Times New Roman" style:font-size-complex="14pt" style:language-complex="zxx" style:country-complex="none" style:font-style-complex="italic"/>
    </style:style>
    <style:style style:name="P56" style:family="paragraph" style:parent-style-name="Standard">
      <style:paragraph-properties fo:line-height="150%" fo:text-align="justify" style:justify-single-word="false"/>
      <style:text-properties fo:font-size="14pt" fo:font-style="italic" officeooo:paragraph-rsid="00bb25ea" style:font-size-asian="14pt" style:language-asian="zxx" style:country-asian="none" style:font-style-asian="italic" style:font-size-complex="14pt" style:language-complex="zxx" style:country-complex="none" style:font-style-complex="italic"/>
    </style:style>
    <style:style style:name="P57" style:family="paragraph" style:parent-style-name="Standard">
      <style:paragraph-properties fo:line-height="150%" fo:text-align="justify" style:justify-single-word="false"/>
      <style:text-properties fo:font-size="14pt" fo:font-style="italic" officeooo:paragraph-rsid="00c1f65c" style:font-size-asian="14pt" style:language-asian="zxx" style:country-asian="none" style:font-style-asian="italic" style:font-name-complex="Times New Roman" style:font-size-complex="14pt" style:language-complex="zxx" style:country-complex="none" style:font-style-complex="italic"/>
    </style:style>
    <style:style style:name="P58" style:family="paragraph" style:parent-style-name="Standard">
      <style:paragraph-properties fo:line-height="150%" fo:text-align="justify" style:justify-single-word="false"/>
      <style:text-properties fo:font-size="14pt" fo:language="en" fo:country="US" officeooo:paragraph-rsid="00bb25ea" style:font-size-asian="14pt" style:language-asian="zxx" style:country-asian="none" style:font-size-complex="14pt" style:language-complex="zxx" style:country-complex="none"/>
    </style:style>
    <style:style style:name="P59" style:family="paragraph" style:parent-style-name="Standard">
      <style:paragraph-properties fo:line-height="150%" fo:text-align="center" style:justify-single-word="false"/>
      <style:text-properties officeooo:paragraph-rsid="00c1f65c" style:language-asian="zxx" style:country-asian="none" style:font-name-complex="Times New Roman" style:language-complex="zxx" style:country-complex="none" style:font-style-complex="italic"/>
    </style:style>
    <style:style style:name="P60" style:family="paragraph" style:parent-style-name="Standard" style:list-style-name="WW8Num2">
      <style:paragraph-properties fo:margin-left="0.751cm" fo:margin-right="0cm" fo:line-height="150%" fo:text-align="justify" style:justify-single-word="false" fo:text-indent="-0.635cm" style:auto-text-indent="false">
        <style:tab-stops>
          <style:tab-stop style:position="0.751cm"/>
        </style:tab-stops>
      </style:paragraph-properties>
      <style:text-properties fo:font-size="14pt" officeooo:paragraph-rsid="00c1f65c" style:font-size-asian="14pt" style:language-asian="zxx" style:country-asian="none" style:font-name-complex="Times New Roman" style:font-size-complex="14pt" style:language-complex="zxx" style:country-complex="none" style:font-style-complex="italic"/>
    </style:style>
    <style:style style:name="P61" style:family="paragraph" style:parent-style-name="Standard" style:list-style-name="WW8Num4">
      <style:paragraph-properties fo:margin-left="0.501cm" fo:margin-right="0cm" fo:line-height="150%" fo:text-align="justify" style:justify-single-word="false" fo:text-indent="-0.751cm" style:auto-text-indent="false"/>
      <style:text-properties fo:font-size="14pt" officeooo:paragraph-rsid="00c1f65c" style:font-size-asian="14pt" style:language-asian="zxx" style:country-asian="none" style:font-name-complex="Times New Roman" style:font-size-complex="14pt" style:language-complex="zxx" style:country-complex="none" style:font-style-complex="italic"/>
    </style:style>
    <style:style style:name="P62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fo:font-style="italic" officeooo:paragraph-rsid="00c1f65c" style:font-size-asian="14pt" style:language-asian="zxx" style:country-asian="none" style:font-style-asian="italic" style:font-name-complex="Times New Roman" style:font-size-complex="14pt" style:language-complex="zxx" style:country-complex="none" style:font-style-complex="italic"/>
    </style:style>
    <style:style style:name="P63" style:family="paragraph" style:parent-style-name="Text_20_body_20_indent">
      <style:paragraph-properties fo:text-align="center" style:justify-single-word="false"/>
      <style:text-properties style:font-name="Times New Roman"/>
    </style:style>
    <style:style style:name="T1" style:family="text">
      <style:text-properties officeooo:rsid="00044b67"/>
    </style:style>
    <style:style style:name="T2" style:family="text">
      <style:text-properties fo:font-size="16pt" style:font-size-asian="16pt" style:language-asian="zxx" style:country-asian="none" style:font-name-complex="Times New Roman" style:font-size-complex="14pt" style:language-complex="zxx" style:country-complex="none" style:font-style-complex="italic"/>
    </style:style>
    <style:style style:name="T3" style:family="text">
      <style:text-properties fo:font-size="16pt" fo:language="ru" fo:country="RU" style:font-size-asian="16pt" style:language-asian="zxx" style:country-asian="none" style:font-name-complex="Times New Roman" style:font-size-complex="14pt" style:language-complex="zxx" style:country-complex="none" style:font-style-complex="italic"/>
    </style:style>
    <style:style style:name="T4" style:family="text">
      <style:text-properties fo:font-size="14pt" style:font-size-asian="14pt" style:language-asian="zxx" style:country-asian="none" style:font-size-complex="14pt" style:language-complex="zxx" style:country-complex="none"/>
    </style:style>
    <style:style style:name="T5" style:family="text">
      <style:text-properties fo:font-size="14pt" style:font-size-asian="14pt" style:language-asian="zxx" style:country-asian="none" style:font-size-complex="14pt" style:language-complex="zxx" style:country-complex="none" style:font-style-complex="italic"/>
    </style:style>
    <style:style style:name="T6" style:family="text">
      <style:text-properties fo:font-size="14pt" officeooo:rsid="00b9bfbe" style:font-size-asian="14pt" style:language-asian="zxx" style:country-asian="none" style:font-size-complex="14pt" style:language-complex="zxx" style:country-complex="none" style:font-style-complex="italic"/>
    </style:style>
    <style:style style:name="T7" style:family="text">
      <style:text-properties fo:font-size="14pt" style:font-size-asian="14pt" style:language-asian="zxx" style:country-asian="none" style:font-name-complex="Times New Roman" style:font-size-complex="14pt" style:language-complex="zxx" style:country-complex="none"/>
    </style:style>
    <style:style style:name="T8" style:family="text">
      <style:text-properties fo:font-size="14pt" style:font-size-asian="14pt" style:language-asian="zxx" style:country-asian="none" style:font-name-complex="Times New Roman" style:font-size-complex="14pt" style:language-complex="zxx" style:country-complex="none" style:font-style-complex="italic"/>
    </style:style>
    <style:style style:name="T9" style:family="text">
      <style:text-properties fo:font-size="14pt" fo:language="en" fo:country="US" fo:font-style="italic" style:font-size-asian="14pt" style:language-asian="zxx" style:country-asian="none" style:font-style-asian="italic" style:font-size-complex="14pt" style:language-complex="zxx" style:country-complex="none"/>
    </style:style>
    <style:style style:name="T10" style:family="text">
      <style:text-properties fo:font-size="14pt" fo:language="en" fo:country="US" fo:font-style="italic" style:font-size-asian="14pt" style:language-asian="zxx" style:country-asian="none" style:font-style-asian="italic" style:font-size-complex="14pt" style:language-complex="zxx" style:country-complex="none" style:font-style-complex="italic"/>
    </style:style>
    <style:style style:name="T11" style:family="text">
      <style:text-properties fo:font-size="14pt" fo:language="en" fo:country="US" fo:font-style="italic" style:font-size-asian="14pt" style:language-asian="zxx" style:country-asian="none" style:font-style-asian="italic" style:font-name-complex="Times New Roman" style:font-size-complex="14pt" style:language-complex="zxx" style:country-complex="none" style:font-style-complex="italic"/>
    </style:style>
    <style:style style:name="T12" style:family="text">
      <style:text-properties fo:font-size="14pt" fo:language="en" fo:country="US" style:font-size-asian="14pt" style:language-asian="zxx" style:country-asian="none" style:font-size-complex="14pt" style:language-complex="zxx" style:country-complex="none"/>
    </style:style>
    <style:style style:name="T13" style:family="text">
      <style:text-properties fo:font-size="14pt" fo:language="ru" fo:country="RU" style:font-size-asian="14pt" style:language-asian="zxx" style:country-asian="none" style:font-size-complex="14pt" style:language-complex="zxx" style:country-complex="none"/>
    </style:style>
    <style:style style:name="T14" style:family="text">
      <style:text-properties fo:font-size="14pt" fo:language="ru" fo:country="RU" style:font-size-asian="14pt" style:language-asian="zxx" style:country-asian="none" style:font-size-complex="14pt" style:language-complex="zxx" style:country-complex="none" style:font-style-complex="italic"/>
    </style:style>
    <style:style style:name="T15" style:family="text">
      <style:text-properties fo:font-size="14pt" fo:language="ru" fo:country="RU" style:font-size-asian="14pt" style:language-asian="zxx" style:country-asian="none" style:font-name-complex="Times New Roman" style:font-size-complex="14pt" style:language-complex="zxx" style:country-complex="none" style:font-style-complex="italic"/>
    </style:style>
    <style:style style:name="T16" style:family="text">
      <style:text-properties fo:font-size="14pt" fo:language="ru" fo:country="RU" fo:font-style="italic" style:font-size-asian="14pt" style:language-asian="zxx" style:country-asian="none" style:font-style-asian="italic" style:font-size-complex="14pt" style:language-complex="zxx" style:country-complex="none"/>
    </style:style>
    <style:style style:name="T17" style:family="text">
      <style:text-properties fo:font-size="14pt" fo:language="ru" fo:country="RU" fo:font-style="italic" style:font-size-asian="14pt" style:language-asian="zxx" style:country-asian="none" style:font-style-asian="italic" style:font-size-complex="14pt" style:language-complex="zxx" style:country-complex="none" style:font-style-complex="italic"/>
    </style:style>
    <style:style style:name="T18" style:family="text">
      <style:text-properties fo:font-size="14pt" fo:language="ru" fo:country="RU" style:text-underline-style="solid" style:text-underline-width="auto" style:text-underline-color="font-color" style:font-size-asian="14pt" style:language-asian="zxx" style:country-asian="none" style:font-size-complex="14pt" style:language-complex="zxx" style:country-complex="none"/>
    </style:style>
    <style:style style:name="T19" style:family="text">
      <style:text-properties fo:font-size="14pt" style:text-underline-style="solid" style:text-underline-width="auto" style:text-underline-color="font-color" style:font-size-asian="14pt" style:language-asian="zxx" style:country-asian="none" style:font-size-complex="14pt" style:language-complex="zxx" style:country-complex="none"/>
    </style:style>
    <style:style style:name="T20" style:family="text">
      <style:text-properties fo:font-size="14pt" style:text-underline-style="solid" style:text-underline-width="auto" style:text-underline-color="font-color" style:font-size-asian="14pt" style:language-asian="zxx" style:country-asian="none" style:font-size-complex="14pt" style:language-complex="zxx" style:country-complex="none" style:font-style-complex="italic"/>
    </style:style>
    <style:style style:name="T21" style:family="text">
      <style:text-properties fo:font-size="14pt" style:text-underline-style="solid" style:text-underline-width="auto" style:text-underline-color="font-color" style:font-size-asian="14pt" style:language-asian="zxx" style:country-asian="none" style:font-name-complex="Times New Roman" style:font-size-complex="14pt" style:language-complex="zxx" style:country-complex="none" style:font-style-complex="italic"/>
    </style:style>
    <style:style style:name="T22" style:family="text">
      <style:text-properties fo:font-size="14pt" fo:font-style="italic" style:font-size-asian="14pt" style:language-asian="zxx" style:country-asian="none" style:font-style-asian="italic" style:font-size-complex="14pt" style:language-complex="zxx" style:country-complex="none"/>
    </style:style>
    <style:style style:name="T23" style:family="text">
      <style:text-properties fo:font-size="14pt" fo:font-style="italic" style:font-size-asian="14pt" style:language-asian="zxx" style:country-asian="none" style:font-style-asian="italic" style:font-size-complex="14pt" style:language-complex="zxx" style:country-complex="none" style:font-style-complex="italic"/>
    </style:style>
    <style:style style:name="T24" style:family="text">
      <style:text-properties fo:font-size="14pt" fo:font-style="italic" style:font-size-asian="14pt" style:language-asian="zxx" style:country-asian="none" style:font-style-asian="italic" style:font-name-complex="Times New Roman" style:font-size-complex="14pt" style:language-complex="zxx" style:country-complex="none" style:font-style-complex="italic"/>
    </style:style>
    <style:style style:name="T25" style:family="text">
      <style:text-properties fo:font-size="14pt" style:font-name-asian="Times New Roman" style:font-size-asian="14pt" style:language-asian="zxx" style:country-asian="none" style:font-name-complex="Times New Roman" style:font-size-complex="14pt" style:language-complex="zxx" style:country-complex="none"/>
    </style:style>
    <style:style style:name="T26" style:family="text">
      <style:text-properties officeooo:rsid="0015cb12" style:language-asian="zxx" style:country-asian="none" style:language-complex="zxx" style:country-complex="none" style:font-style-complex="italic"/>
    </style:style>
    <style:style style:name="T27" style:family="text">
      <style:text-properties officeooo:rsid="0017ecff" style:language-asian="zxx" style:country-asian="none" style:language-complex="zxx" style:country-complex="none" style:font-style-complex="italic"/>
    </style:style>
    <style:style style:name="T28" style:family="text">
      <style:text-properties officeooo:rsid="0020b294" style:language-asian="zxx" style:country-asian="none" style:language-complex="zxx" style:country-complex="none" style:font-style-complex="italic"/>
    </style:style>
    <style:style style:name="T29" style:family="text">
      <style:text-properties officeooo:rsid="0022087d" style:language-asian="zxx" style:country-asian="none" style:language-complex="zxx" style:country-complex="none" style:font-style-complex="italic"/>
    </style:style>
    <style:style style:name="T30" style:family="text">
      <style:text-properties officeooo:rsid="0023f0dd" style:language-asian="zxx" style:country-asian="none" style:language-complex="zxx" style:country-complex="none" style:font-style-complex="italic"/>
    </style:style>
    <style:style style:name="T31" style:family="text">
      <style:text-properties officeooo:rsid="00be0d0f" style:language-asian="zxx" style:country-asian="none" style:language-complex="zxx" style:country-complex="none" style:font-style-complex="italic"/>
    </style:style>
    <style:style style:name="T32" style:family="text">
      <style:text-properties officeooo:rsid="00bffd7d" style:language-asian="zxx" style:country-asian="none" style:language-complex="zxx" style:country-complex="none" style:font-style-complex="italic"/>
    </style:style>
    <style:style style:name="T33" style:family="text">
      <style:text-properties officeooo:rsid="00be9327" style:language-asian="zxx" style:country-asian="none" style:language-complex="zxx" style:country-complex="none" style:font-style-complex="italic"/>
    </style:style>
    <style:style style:name="T34" style:family="text">
      <style:text-properties officeooo:rsid="0018e107" style:language-asian="zxx" style:country-asian="none" style:language-complex="zxx" style:country-complex="none"/>
    </style:style>
    <style:style style:name="T35" style:family="text">
      <style:text-properties officeooo:rsid="001cb6fd" style:language-asian="zxx" style:country-asian="none" style:language-complex="zxx" style:country-complex="none"/>
    </style:style>
    <style:style style:name="T36" style:family="text">
      <style:text-properties officeooo:rsid="001e1ccf" style:language-asian="zxx" style:country-asian="none" style:language-complex="zxx" style:country-complex="none"/>
    </style:style>
    <style:style style:name="T37" style:family="text">
      <style:text-properties officeooo:rsid="001fc60a" style:language-asian="zxx" style:country-asian="none" style:language-complex="zxx" style:country-complex="none"/>
    </style:style>
    <style:style style:name="T38" style:family="text">
      <style:text-properties officeooo:rsid="0028ad15" style:language-asian="zxx" style:country-asian="none" style:language-complex="zxx" style:country-complex="none"/>
    </style:style>
    <style:style style:name="T39" style:family="text">
      <style:text-properties officeooo:rsid="002ada6f" style:language-asian="zxx" style:country-asian="none" style:language-complex="zxx" style:country-complex="none"/>
    </style:style>
    <style:style style:name="T40" style:family="text">
      <style:text-properties officeooo:rsid="002b310f" style:language-asian="zxx" style:country-asian="none" style:language-complex="zxx" style:country-complex="none"/>
    </style:style>
    <style:style style:name="T41" style:family="text">
      <style:text-properties officeooo:rsid="006eed70" style:language-asian="zxx" style:country-asian="none" style:language-complex="zxx" style:country-complex="none"/>
    </style:style>
    <style:style style:name="T42" style:family="text">
      <style:text-properties style:language-asian="zxx" style:country-asian="none" style:font-name-complex="Times New Roman" style:language-complex="zxx" style:country-complex="none" style:font-style-complex="italic"/>
    </style:style>
    <style:style style:name="T43" style:family="text">
      <style:text-properties officeooo:rsid="000f98a7"/>
    </style:style>
    <style:style style:name="T44" style:family="text">
      <style:text-properties fo:language="ru" fo:country="RU"/>
    </style:style>
    <style:style style:name="T45" style:family="text">
      <style:text-properties fo:font-style="italic" officeooo:rsid="0015cb12" style:language-asian="zxx" style:country-asian="none" style:font-style-asian="italic" style:language-complex="zxx" style:country-complex="none" style:font-style-complex="italic"/>
    </style:style>
    <style:style style:name="T46" style:family="text">
      <style:text-properties fo:font-style="italic" officeooo:rsid="001886ba" style:language-asian="zxx" style:country-asian="none" style:font-style-asian="italic" style:language-complex="zxx" style:country-complex="none" style:font-style-complex="italic"/>
    </style:style>
    <style:style style:name="T47" style:family="text">
      <style:text-properties fo:font-style="italic" officeooo:rsid="0025dc70" style:language-asian="zxx" style:country-asian="none" style:font-style-asian="italic" style:language-complex="zxx" style:country-complex="none" style:font-style-complex="italic"/>
    </style:style>
    <style:style style:name="T48" style:family="text">
      <style:text-properties fo:font-style="italic" officeooo:rsid="002b310f" style:language-asian="zxx" style:country-asian="none" style:font-style-asian="italic" style:language-complex="zxx" style:country-complex="none" style:font-style-complex="italic"/>
    </style:style>
    <style:style style:name="T49" style:family="text">
      <style:text-properties fo:font-style="italic" style:font-style-asian="italic"/>
    </style:style>
    <style:style style:name="T50" style:family="text">
      <style:text-properties fo:font-style="italic" style:font-style-asian="italic" style:font-style-complex="italic"/>
    </style:style>
    <style:style style:name="T51" style:family="text">
      <style:text-properties fo:font-style="italic" officeooo:rsid="008602a1" style:font-style-asian="italic" style:font-style-complex="italic"/>
    </style:style>
    <style:style style:name="T52" style:family="text">
      <style:text-properties fo:font-style="italic" officeooo:rsid="00b0f07f" style:font-style-asian="italic" style:font-style-complex="italic"/>
    </style:style>
    <style:style style:name="T53" style:family="text">
      <style:text-properties fo:font-style="italic" officeooo:rsid="00b2bcbe" style:font-style-asian="italic" style:font-style-complex="italic"/>
    </style:style>
    <style:style style:name="T54" style:family="text">
      <style:text-properties fo:font-style="italic" officeooo:rsid="002c9bff" style:font-style-asian="italic"/>
    </style:style>
    <style:style style:name="T55" style:family="text">
      <style:text-properties fo:font-style="italic" officeooo:rsid="002f19c7" style:font-style-asian="italic"/>
    </style:style>
    <style:style style:name="T56" style:family="text">
      <style:text-properties fo:font-style="italic" officeooo:rsid="00c1bfb1" style:font-style-asian="italic"/>
    </style:style>
    <style:style style:name="T57" style:family="text">
      <style:text-properties fo:font-style="italic" style:text-underline-style="none" style:font-style-asian="italic" style:font-style-complex="italic"/>
    </style:style>
    <style:style style:name="T58" style:family="text">
      <style:text-properties officeooo:rsid="002c9bff"/>
    </style:style>
    <style:style style:name="T59" style:family="text">
      <style:text-properties officeooo:rsid="003d59fc"/>
    </style:style>
    <style:style style:name="T60" style:family="text">
      <style:text-properties officeooo:rsid="0040f344"/>
    </style:style>
    <style:style style:name="T61" style:family="text">
      <style:text-properties officeooo:rsid="00428c45"/>
    </style:style>
    <style:style style:name="T62" style:family="text">
      <style:text-properties officeooo:rsid="004635b5"/>
    </style:style>
    <style:style style:name="T63" style:family="text">
      <style:text-properties officeooo:rsid="005af559"/>
    </style:style>
    <style:style style:name="T64" style:family="text">
      <style:text-properties officeooo:rsid="0065fd15"/>
    </style:style>
    <style:style style:name="T65" style:family="text">
      <style:text-properties officeooo:rsid="00699c19"/>
    </style:style>
    <style:style style:name="T66" style:family="text">
      <style:text-properties officeooo:rsid="006c3d7e"/>
    </style:style>
    <style:style style:name="T67" style:family="text">
      <style:text-properties officeooo:rsid="0077a718"/>
    </style:style>
    <style:style style:name="T68" style:family="text">
      <style:text-properties officeooo:rsid="007c38f2"/>
    </style:style>
    <style:style style:name="T69" style:family="text">
      <style:text-properties officeooo:rsid="0080a0fd"/>
    </style:style>
    <style:style style:name="T70" style:family="text">
      <style:text-properties officeooo:rsid="00810651"/>
    </style:style>
    <style:style style:name="T71" style:family="text">
      <style:text-properties officeooo:rsid="00820e96"/>
    </style:style>
    <style:style style:name="T72" style:family="text">
      <style:text-properties officeooo:rsid="008602a1"/>
    </style:style>
    <style:style style:name="T73" style:family="text">
      <style:text-properties style:text-underline-style="none" officeooo:rsid="008d7218"/>
    </style:style>
    <style:style style:name="T74" style:family="text">
      <style:text-properties fo:font-style="normal" style:text-underline-style="none" officeooo:rsid="008a041d" style:font-style-asian="normal" style:font-style-complex="normal"/>
    </style:style>
    <style:style style:name="T75" style:family="text">
      <style:text-properties fo:font-style="normal" style:text-underline-style="none" officeooo:rsid="008a5603" style:font-style-asian="normal" style:font-style-complex="normal"/>
    </style:style>
    <style:style style:name="T76" style:family="text">
      <style:text-properties fo:font-style="normal" style:text-underline-style="none" officeooo:rsid="008d7218" style:font-style-asian="normal" style:font-style-complex="normal"/>
    </style:style>
    <style:style style:name="T77" style:family="text">
      <style:text-properties officeooo:rsid="008fb5ab"/>
    </style:style>
    <style:style style:name="T78" style:family="text">
      <style:text-properties officeooo:rsid="0092ef01"/>
    </style:style>
    <style:style style:name="T79" style:family="text">
      <style:text-properties officeooo:rsid="00964b52"/>
    </style:style>
    <style:style style:name="T80" style:family="text">
      <style:text-properties officeooo:rsid="009ad2f7"/>
    </style:style>
    <style:style style:name="T81" style:family="text">
      <style:text-properties officeooo:rsid="009cdfb5"/>
    </style:style>
    <style:style style:name="T82" style:family="text">
      <style:text-properties officeooo:rsid="009ea912"/>
    </style:style>
    <style:style style:name="T83" style:family="text">
      <style:text-properties officeooo:rsid="00a16b20"/>
    </style:style>
    <style:style style:name="T84" style:family="text">
      <style:text-properties fo:language="en" fo:country="US" officeooo:rsid="00a424bf"/>
    </style:style>
    <style:style style:name="T85" style:family="text">
      <style:text-properties fo:language="en" fo:country="US" officeooo:rsid="00aa513f"/>
    </style:style>
    <style:style style:name="T86" style:family="text">
      <style:text-properties fo:language="en" fo:country="US" fo:font-style="italic" officeooo:rsid="00aa513f" style:font-style-asian="italic" style:font-style-complex="italic"/>
    </style:style>
    <style:style style:name="T87" style:family="text">
      <style:text-properties fo:language="en" fo:country="US" fo:font-style="italic" officeooo:rsid="00b01d87" style:font-style-asian="italic" style:font-style-complex="italic"/>
    </style:style>
    <style:style style:name="T88" style:family="text">
      <style:text-properties fo:language="en" fo:country="US" officeooo:rsid="00ab5405"/>
    </style:style>
    <style:style style:name="T89" style:family="text">
      <style:text-properties fo:language="en" fo:country="US" officeooo:rsid="00ac09c2"/>
    </style:style>
    <style:style style:name="T90" style:family="text">
      <style:text-properties fo:language="en" fo:country="US" officeooo:rsid="00b01d87"/>
    </style:style>
    <style:style style:name="T91" style:family="text">
      <style:text-properties officeooo:rsid="00a424bf"/>
    </style:style>
    <style:style style:name="T92" style:family="text">
      <style:text-properties fo:language="uk" fo:country="UA" officeooo:rsid="00a424bf"/>
    </style:style>
    <style:style style:name="T93" style:family="text">
      <style:text-properties fo:language="uk" fo:country="UA" officeooo:rsid="00a4da6f"/>
    </style:style>
    <style:style style:name="T94" style:family="text">
      <style:text-properties fo:language="uk" fo:country="UA" fo:font-style="italic" officeooo:rsid="00a4da6f" style:font-style-asian="italic" style:font-style-complex="italic"/>
    </style:style>
    <style:style style:name="T95" style:family="text">
      <style:text-properties fo:language="uk" fo:country="UA" fo:font-style="italic" officeooo:rsid="00b01d87" style:font-style-asian="italic" style:font-style-complex="italic"/>
    </style:style>
    <style:style style:name="T96" style:family="text">
      <style:text-properties fo:language="uk" fo:country="UA" officeooo:rsid="00a285ab"/>
    </style:style>
    <style:style style:name="T97" style:family="text">
      <style:text-properties fo:language="uk" fo:country="UA" officeooo:rsid="00a97a5f"/>
    </style:style>
    <style:style style:name="T98" style:family="text">
      <style:text-properties fo:language="uk" fo:country="UA" officeooo:rsid="00aa513f"/>
    </style:style>
    <style:style style:name="T99" style:family="text">
      <style:text-properties fo:language="uk" fo:country="UA" officeooo:rsid="00ab5405"/>
    </style:style>
    <style:style style:name="T100" style:family="text">
      <style:text-properties fo:language="uk" fo:country="UA" officeooo:rsid="00ac09c2"/>
    </style:style>
    <style:style style:name="T101" style:family="text">
      <style:text-properties fo:language="uk" fo:country="UA" officeooo:rsid="00b01d87"/>
    </style:style>
    <style:style style:name="T102" style:family="text">
      <style:text-properties fo:language="uk" fo:country="UA" officeooo:rsid="00b0f07f"/>
    </style:style>
    <style:style style:name="T103" style:family="text">
      <style:text-properties fo:language="uk" fo:country="UA" officeooo:rsid="00b2bcbe"/>
    </style:style>
    <style:style style:name="T104" style:family="text">
      <style:text-properties fo:language="uk" fo:country="UA" officeooo:rsid="00b45400"/>
    </style:style>
    <style:style style:name="T105" style:family="text">
      <style:text-properties fo:language="uk" fo:country="UA" officeooo:rsid="00b53b48"/>
    </style:style>
    <style:style style:name="T106" style:family="text">
      <style:text-properties fo:language="uk" fo:country="UA" officeooo:rsid="00b54f61"/>
    </style:style>
    <style:style style:name="T107" style:family="text">
      <style:text-properties fo:language="uk" fo:country="UA" officeooo:rsid="00b84d4b"/>
    </style:style>
    <style:style style:name="T108" style:family="text">
      <style:text-properties fo:language="uk" fo:country="UA" officeooo:rsid="00b94e27"/>
    </style:style>
    <style:style style:name="T109" style:family="text">
      <style:text-properties style:font-name="Times New Roman1" fo:language="uk" fo:country="UA" officeooo:rsid="00b01d87"/>
    </style:style>
    <style:style style:name="T110" style:family="text">
      <style:text-properties officeooo:rsid="00b0f07f"/>
    </style:style>
    <style:style style:name="T111" style:family="text">
      <style:text-properties officeooo:rsid="00b2bcbe"/>
    </style:style>
    <style:style style:name="T112" style:family="text">
      <style:text-properties officeooo:rsid="00b9bfbe"/>
    </style:style>
    <style:style style:name="T113" style:family="text">
      <style:text-properties style:font-size-asian="14pt" style:language-asian="zxx" style:country-asian="none" style:font-name-complex="Times New Roman" style:font-size-complex="14pt" style:language-complex="zxx" style:country-complex="none" style:font-style-complex="italic"/>
    </style:style>
    <style:style style:name="T114" style:family="text">
      <style:text-properties officeooo:rsid="00c1a2f0"/>
    </style:style>
    <style:style style:name="T115" style:family="text">
      <style:text-properties officeooo:rsid="00c1bfb1"/>
    </style:style>
    <style:style style:name="T116" style:family="text">
      <style:text-properties style:font-name="Times New Roman1" officeooo:rsid="00c1bfb1"/>
    </style:style>
    <style:style style:name="T117" style:family="text">
      <style:text-properties style:font-name="Times New Roman1" fo:font-style="italic" officeooo:rsid="00c1bfb1" style:font-style-asian="italic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6.208cm" draw:visible-area-height="1.34cm">
        <style:background-image/>
      </style:graphic-properties>
    </style:style>
    <style:style style:name="fr3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6.173cm" draw:visible-area-height="0.74cm">
        <style:background-image/>
      </style:graphic-properties>
    </style:style>
    <style:style style:name="fr4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2.01cm" draw:visible-area-height="0.564cm">
        <style:background-image/>
      </style:graphic-properties>
    </style:style>
    <style:style style:name="fr5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1.446cm" draw:visible-area-height="0.529cm">
        <style:background-image/>
      </style:graphic-properties>
    </style:style>
    <style:style style:name="fr6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3.915cm" draw:visible-area-height="0.74cm">
        <style:background-image/>
      </style:graphic-properties>
    </style:style>
    <style:style style:name="fr7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4.162cm" draw:visible-area-height="0.881cm">
        <style:background-image/>
      </style:graphic-properties>
    </style:style>
    <style:style style:name="fr8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0.635cm" draw:visible-area-height="0.74cm">
        <style:background-image/>
      </style:graphic-properties>
    </style:style>
    <style:style style:name="fr9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0.776cm" draw:visible-area-height="0.846cm">
        <style:background-image/>
      </style:graphic-properties>
    </style:style>
    <style:style style:name="fr10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3.563cm" draw:visible-area-height="0.846cm">
        <style:background-image/>
      </style:graphic-properties>
    </style:style>
    <style:style style:name="fr11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1.199cm" draw:visible-area-height="0.529cm">
        <style:background-image/>
      </style:graphic-properties>
    </style:style>
    <style:style style:name="fr12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2.998cm" draw:visible-area-height="1.058cm">
        <style:background-image/>
      </style:graphic-properties>
    </style:style>
    <style:style style:name="fr13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0.564cm" draw:visible-area-height="0.67cm">
        <style:background-image/>
      </style:graphic-properties>
    </style:style>
    <style:style style:name="fr14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1.728cm" draw:visible-area-height="0.74cm">
        <style:background-image/>
      </style:graphic-properties>
    </style:style>
    <style:style style:name="fr15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1.375cm" draw:visible-area-height="0.74cm">
        <style:background-image/>
      </style:graphic-properties>
    </style:style>
    <style:style style:name="fr16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2.116cm" draw:visible-area-height="0.846cm">
        <style:background-image/>
      </style:graphic-properties>
    </style:style>
    <style:style style:name="fr17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1.693cm" draw:visible-area-height="0.74cm">
        <style:background-image/>
      </style:graphic-properties>
    </style:style>
    <style:style style:name="fr18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0.529cm" draw:visible-area-height="0.67cm">
        <style:background-image/>
      </style:graphic-properties>
    </style:style>
    <style:style style:name="fr19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1.975cm" draw:visible-area-height="0.635cm">
        <style:background-image/>
      </style:graphic-properties>
    </style:style>
    <style:style style:name="fr20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1.622cm" draw:visible-area-height="0.635cm">
        <style:background-image/>
      </style:graphic-properties>
    </style:style>
    <style:style style:name="fr21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2.716cm" draw:visible-area-height="0.635cm">
        <style:background-image/>
      </style:graphic-properties>
    </style:style>
    <style:style style:name="fr22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2.61cm" draw:visible-area-height="0.635cm">
        <style:background-image/>
      </style:graphic-properties>
    </style:style>
    <style:style style:name="fr23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2.54cm" draw:visible-area-height="0.811cm">
        <style:background-image/>
      </style:graphic-properties>
    </style:style>
    <style:style style:name="fr24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1.693cm" draw:visible-area-height="0.67cm">
        <style:background-image/>
      </style:graphic-properties>
    </style:style>
    <style:style style:name="fr25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3.739cm" draw:visible-area-height="0.67cm">
        <style:background-image/>
      </style:graphic-properties>
    </style:style>
    <style:style style:name="fr26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0.776cm" draw:visible-area-height="0.67cm">
        <style:background-image/>
      </style:graphic-properties>
    </style:style>
    <style:style style:name="fr27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1.658cm" draw:visible-area-height="0.67cm">
        <style:background-image/>
      </style:graphic-properties>
    </style:style>
    <style:style style:name="fr28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1.446cm" draw:visible-area-height="0.599cm">
        <style:background-image/>
      </style:graphic-properties>
    </style:style>
    <style:style style:name="fr29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3.175cm" draw:visible-area-height="0.599cm">
        <style:background-image/>
      </style:graphic-properties>
    </style:style>
    <style:style style:name="fr30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1.411cm" draw:visible-area-height="0.529cm">
        <style:background-image/>
      </style:graphic-properties>
    </style:style>
    <style:style style:name="fr31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3.986cm" draw:visible-area-height="0.74cm">
        <style:background-image/>
      </style:graphic-properties>
    </style:style>
    <style:style style:name="fr32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3.351cm" draw:visible-area-height="0.74cm">
        <style:background-image/>
      </style:graphic-properties>
    </style:style>
    <style:style style:name="fr33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2.222cm" draw:visible-area-height="1.27cm">
        <style:background-image/>
      </style:graphic-properties>
    </style:style>
    <style:style style:name="fr34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1.199cm" draw:visible-area-height="0.811cm">
        <style:background-image/>
      </style:graphic-properties>
    </style:style>
    <style:style style:name="fr35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2.363cm" draw:visible-area-height="0.74cm">
        <style:background-image/>
      </style:graphic-properties>
    </style:style>
    <style:style style:name="fr36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2.328cm" draw:visible-area-height="0.74cm">
        <style:background-image/>
      </style:graphic-properties>
    </style:style>
    <style:style style:name="fr37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1.128cm" draw:visible-area-height="0.529cm">
        <style:background-image/>
      </style:graphic-properties>
    </style:style>
    <style:style style:name="fr38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5.715cm" draw:visible-area-height="0.74cm">
        <style:background-image/>
      </style:graphic-properties>
    </style:style>
    <style:style style:name="fr39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1.975cm" draw:visible-area-height="0.74cm">
        <style:background-image/>
      </style:graphic-properties>
    </style:style>
    <style:style style:name="fr40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2.046cm" draw:visible-area-height="0.74cm">
        <style:background-image/>
      </style:graphic-properties>
    </style:style>
    <style:style style:name="fr41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2.222cm" draw:visible-area-height="0.635cm">
        <style:background-image/>
      </style:graphic-properties>
    </style:style>
    <style:style style:name="fr42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1.128cm" draw:visible-area-height="0.74cm">
        <style:background-image/>
      </style:graphic-properties>
    </style:style>
    <style:style style:name="fr43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0.458cm" draw:visible-area-height="0.493cm">
        <style:background-image/>
      </style:graphic-properties>
    </style:style>
    <style:style style:name="fr44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0.599cm" draw:visible-area-height="0.67cm">
        <style:background-image/>
      </style:graphic-properties>
    </style:style>
    <style:style style:name="fr45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2.222cm" draw:visible-area-height="0.74cm">
        <style:background-image/>
      </style:graphic-properties>
    </style:style>
    <style:style style:name="fr46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2.61cm" draw:visible-area-height="0.74cm">
        <style:background-image/>
      </style:graphic-properties>
    </style:style>
    <style:style style:name="fr47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2.293cm" draw:visible-area-height="0.74cm">
        <style:background-image/>
      </style:graphic-properties>
    </style:style>
    <style:style style:name="fr48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1.234cm" draw:visible-area-height="0.67cm">
        <style:background-image/>
      </style:graphic-properties>
    </style:style>
    <style:style style:name="fr49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0.493cm" draw:visible-area-height="0.67cm">
        <style:background-image/>
      </style:graphic-properties>
    </style:style>
    <style:style style:name="fr50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1.94cm" draw:visible-area-height="0.74cm">
        <style:background-image/>
      </style:graphic-properties>
    </style:style>
    <style:style style:name="fr51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1.516cm" draw:visible-area-height="0.74cm">
        <style:background-image/>
      </style:graphic-properties>
    </style:style>
    <style:style style:name="fr52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1.693cm" draw:visible-area-height="0.599cm">
        <style:background-image/>
      </style:graphic-properties>
    </style:style>
    <style:style style:name="fr53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2.01cm" draw:visible-area-height="0.67cm">
        <style:background-image/>
      </style:graphic-properties>
    </style:style>
    <style:style style:name="fr54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0.635cm" draw:visible-area-height="0.599cm">
        <style:background-image/>
      </style:graphic-properties>
    </style:style>
    <style:style style:name="fr55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4.092cm" draw:visible-area-height="0.74cm">
        <style:background-image/>
      </style:graphic-properties>
    </style:style>
    <style:style style:name="fr56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3.21cm" draw:visible-area-height="0.74cm">
        <style:background-image/>
      </style:graphic-properties>
    </style:style>
    <style:style style:name="fr57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1.516cm" draw:visible-area-height="0.67cm">
        <style:background-image/>
      </style:graphic-properties>
    </style:style>
    <style:style style:name="fr58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7.302cm" draw:visible-area-height="0.74cm">
        <style:background-image/>
      </style:graphic-properties>
    </style:style>
    <style:style style:name="fr59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4.268cm" draw:visible-area-height="0.776cm">
        <style:background-image/>
      </style:graphic-properties>
    </style:style>
    <style:style style:name="fr60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3.88cm" draw:visible-area-height="0.74cm">
        <style:background-image/>
      </style:graphic-properties>
    </style:style>
    <style:style style:name="fr61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3.139cm" draw:visible-area-height="0.881cm">
        <style:background-image/>
      </style:graphic-properties>
    </style:style>
    <style:style style:name="fr62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1.375cm" draw:visible-area-height="0.67cm">
        <style:background-image/>
      </style:graphic-properties>
    </style:style>
    <style:style style:name="fr63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11.465cm" draw:visible-area-height="0.74cm">
        <style:background-image/>
      </style:graphic-properties>
    </style:style>
    <style:style style:name="fr64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5.08cm" draw:visible-area-height="1.34cm">
        <style:background-image/>
      </style:graphic-properties>
    </style:style>
    <style:style style:name="fr65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5.08cm" draw:visible-area-height="1.446cm">
        <style:background-image/>
      </style:graphic-properties>
    </style:style>
    <style:style style:name="fr66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2.469cm" draw:visible-area-height="0.74cm">
        <style:background-image/>
      </style:graphic-properties>
    </style:style>
    <style:style style:name="fr67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4.127cm" draw:visible-area-height="1.481cm">
        <style:background-image/>
      </style:graphic-properties>
    </style:style>
    <style:style style:name="fr68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1.199cm" draw:visible-area-height="0.74cm">
        <style:background-image/>
      </style:graphic-properties>
    </style:style>
    <style:style style:name="fr69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1.834cm" draw:visible-area-height="0.74cm">
        <style:background-image/>
      </style:graphic-properties>
    </style:style>
    <style:style style:name="fr70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3.28cm" draw:visible-area-height="0.74cm">
        <style:background-image/>
      </style:graphic-properties>
    </style:style>
    <style:style style:name="fr71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8.184cm" draw:visible-area-height="0.846cm">
        <style:background-image/>
      </style:graphic-properties>
    </style:style>
    <style:style style:name="fr72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1.411cm" draw:visible-area-height="0.74cm">
        <style:background-image/>
      </style:graphic-properties>
    </style:style>
    <style:style style:name="fr73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2.151cm" draw:visible-area-height="0.74cm">
        <style:background-image/>
      </style:graphic-properties>
    </style:style>
    <style:style style:name="fr74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5.468cm" draw:visible-area-height="0.846cm">
        <style:background-image/>
      </style:graphic-properties>
    </style:style>
    <style:style style:name="fr75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2.116cm" draw:visible-area-height="0.74cm">
        <style:background-image/>
      </style:graphic-properties>
    </style:style>
    <style:style style:name="fr76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4.727cm" draw:visible-area-height="0.811cm">
        <style:background-image/>
      </style:graphic-properties>
    </style:style>
    <style:style style:name="fr77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4.55cm" draw:visible-area-height="0.846cm">
        <style:background-image/>
      </style:graphic-properties>
    </style:style>
    <style:style style:name="fr78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1.164cm" draw:visible-area-height="0.635cm">
        <style:background-image/>
      </style:graphic-properties>
    </style:style>
    <style:style style:name="fr79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5.115cm" draw:visible-area-height="0.74cm">
        <style:background-image/>
      </style:graphic-properties>
    </style:style>
    <style:style style:name="fr80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2.504cm" draw:visible-area-height="0.74cm">
        <style:background-image/>
      </style:graphic-properties>
    </style:style>
    <style:style style:name="fr81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0.564cm" draw:visible-area-height="0.74cm">
        <style:background-image/>
      </style:graphic-properties>
    </style:style>
    <style:style style:name="fr82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2.081cm" draw:visible-area-height="0.67cm">
        <style:background-image/>
      </style:graphic-properties>
    </style:style>
    <style:style style:name="fr83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>
        <style:background-image/>
      </style:graphic-properties>
    </style:style>
    <style:style style:name="fr84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2.151cm" draw:visible-area-height="0.67cm">
        <style:background-image/>
      </style:graphic-properties>
    </style:style>
    <style:style style:name="fr85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0.458cm" draw:visible-area-height="0.67cm">
        <style:background-image/>
      </style:graphic-properties>
    </style:style>
    <style:style style:name="fr86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0.635cm" draw:visible-area-height="0.67cm">
        <style:background-image/>
      </style:graphic-properties>
    </style:style>
    <style:style style:name="fr87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0.705cm" draw:visible-area-height="0.67cm">
        <style:background-image/>
      </style:graphic-properties>
    </style:style>
    <style:style style:name="fr88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2.575cm" draw:visible-area-height="0.74cm">
        <style:background-image/>
      </style:graphic-properties>
    </style:style>
    <style:style style:name="fr89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4.586cm" draw:visible-area-height="0.776cm">
        <style:background-image/>
      </style:graphic-properties>
    </style:style>
    <style:style style:name="fr90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1.622cm" draw:visible-area-height="0.67cm">
        <style:background-image/>
      </style:graphic-properties>
    </style:style>
    <style:style style:name="fr91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0.423cm" draw:visible-area-height="0.67cm">
        <style:background-image/>
      </style:graphic-properties>
    </style:style>
    <style:style style:name="fr92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1.869cm" draw:visible-area-height="0.74cm">
        <style:background-image/>
      </style:graphic-properties>
    </style:style>
    <style:style style:name="fr93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1.552cm" draw:visible-area-height="0.74cm">
        <style:background-image/>
      </style:graphic-properties>
    </style:style>
    <style:style style:name="fr94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2.151cm" draw:visible-area-height="0.529cm">
        <style:background-image/>
      </style:graphic-properties>
    </style:style>
    <style:style style:name="fr95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2.857cm" draw:visible-area-height="0.74cm">
        <style:background-image/>
      </style:graphic-properties>
    </style:style>
    <style:style style:name="fr96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2.751cm" draw:visible-area-height="0.67cm">
        <style:background-image/>
      </style:graphic-properties>
    </style:style>
    <style:style style:name="fr97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5.715cm" draw:visible-area-height="0.67cm">
        <style:background-image/>
      </style:graphic-properties>
    </style:style>
    <style:style style:name="fr98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5.609cm" draw:visible-area-height="0.846cm">
        <style:background-image/>
      </style:graphic-properties>
    </style:style>
    <style:style style:name="fr99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4.374cm" draw:visible-area-height="0.74cm">
        <style:background-image/>
      </style:graphic-properties>
    </style:style>
    <style:style style:name="fr100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7.831cm" draw:visible-area-height="0.776cm">
        <style:background-image/>
      </style:graphic-properties>
    </style:style>
    <style:style style:name="fr101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2.716cm" draw:visible-area-height="0.74cm">
        <style:background-image/>
      </style:graphic-properties>
    </style:style>
    <style:style style:name="fr102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3.28cm" draw:visible-area-height="0.846cm">
        <style:background-image/>
      </style:graphic-properties>
    </style:style>
    <style:style style:name="fr103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0.423cm" draw:visible-area-height="0.529cm">
        <style:background-image/>
      </style:graphic-properties>
    </style:style>
    <style:style style:name="fr104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1.693cm" draw:visible-area-height="0.846cm">
        <style:background-image/>
      </style:graphic-properties>
    </style:style>
    <style:style style:name="fr105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1.834cm" draw:visible-area-height="0.846cm">
        <style:background-image/>
      </style:graphic-properties>
    </style:style>
    <style:style style:name="fr106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4.656cm" draw:visible-area-height="0.776cm">
        <style:background-image/>
      </style:graphic-properties>
    </style:style>
    <style:style style:name="fr107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0.67cm" draw:visible-area-height="0.74cm">
        <style:background-image/>
      </style:graphic-properties>
    </style:style>
    <style:style style:name="fr108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1.799cm" draw:visible-area-height="0.74cm">
        <style:background-image/>
      </style:graphic-properties>
    </style:style>
    <style:style style:name="fr109" style:family="graphic" style:parent-style-name="OLE">
      <style:graphic-properties fo:margin-left="0cm" fo:margin-right="0cm" style:vertical-pos="top" style:vertical-rel="baseline" fo:background-color="#ffffff" style:background-transparency="0%" fo:padding-left="0.256cm" fo:padding-right="0.256cm" fo:padding-top="0.129cm" fo:padding-bottom="0.129cm" fo:border="none" draw:ole-draw-aspect="1" draw:visible-area-width="0.458cm" draw:visible-area-height="0.423cm">
        <style:background-image/>
      </style:graphic-properties>
    </style:style>
    <style:style style:name="fr110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3.598cm" draw:visible-area-height="1.375cm">
        <style:background-image/>
      </style:graphic-properties>
    </style:style>
    <style:style style:name="fr111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0.74cm" draw:visible-area-height="0.67cm">
        <style:background-image/>
      </style:graphic-properties>
    </style:style>
    <style:style style:name="fr112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0.952cm" draw:visible-area-height="0.67cm">
        <style:background-image/>
      </style:graphic-properties>
    </style:style>
    <style:style style:name="fr113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4.621cm" draw:visible-area-height="0.881cm">
        <style:background-image/>
      </style:graphic-properties>
    </style:style>
    <style:style style:name="fr114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1.411cm" draw:visible-area-height="0.67cm">
        <style:background-image/>
      </style:graphic-properties>
    </style:style>
    <style:style style:name="fr115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5.044cm" draw:visible-area-height="0.776cm">
        <style:background-image/>
      </style:graphic-properties>
    </style:style>
    <style:style style:name="fr116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2.575cm" draw:visible-area-height="1.375cm">
        <style:background-image/>
      </style:graphic-properties>
    </style:style>
    <style:style style:name="fr117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5.609cm" draw:visible-area-height="1.411cm">
        <style:background-image/>
      </style:graphic-properties>
    </style:style>
    <style:style style:name="fr118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1.905cm" draw:visible-area-height="0.74cm">
        <style:background-image/>
      </style:graphic-properties>
    </style:style>
    <style:style style:name="fr119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1.587cm" draw:visible-area-height="0.67cm">
        <style:background-image/>
      </style:graphic-properties>
    </style:style>
    <style:style style:name="fr120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0.74cm" draw:visible-area-height="0.599cm">
        <style:background-image/>
      </style:graphic-properties>
    </style:style>
    <style:style style:name="fr121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2.363cm" draw:visible-area-height="0.635cm">
        <style:background-image/>
      </style:graphic-properties>
    </style:style>
    <style:style style:name="fr122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4.339cm" draw:visible-area-height="1.375cm">
        <style:background-image/>
      </style:graphic-properties>
    </style:style>
    <style:style style:name="fr123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1.481cm" draw:visible-area-height="0.529cm">
        <style:background-image/>
      </style:graphic-properties>
    </style:style>
    <style:style style:name="fr124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1.023cm" draw:visible-area-height="0.599cm">
        <style:background-image/>
      </style:graphic-properties>
    </style:style>
    <style:style style:name="fr125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1.516cm" draw:visible-area-height="0.564cm">
        <style:background-image/>
      </style:graphic-properties>
    </style:style>
    <style:style style:name="fr126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7.408cm" draw:visible-area-height="0.74cm">
        <style:background-image/>
      </style:graphic-properties>
    </style:style>
    <style:style style:name="fr127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5.256cm" draw:visible-area-height="0.74cm">
        <style:background-image/>
      </style:graphic-properties>
    </style:style>
    <style:style style:name="fr128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1.34cm" draw:visible-area-height="0.67cm">
        <style:background-image/>
      </style:graphic-properties>
    </style:style>
    <style:style style:name="fr129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4.55cm" draw:visible-area-height="1.34cm">
        <style:background-image/>
      </style:graphic-properties>
    </style:style>
    <style:style style:name="fr130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1.058cm" draw:visible-area-height="1.34cm">
        <style:background-image/>
      </style:graphic-properties>
    </style:style>
    <style:style style:name="fr131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5.08cm" draw:visible-area-height="0.74cm">
        <style:background-image/>
      </style:graphic-properties>
    </style:style>
    <style:style style:name="fr132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7.373cm" draw:visible-area-height="0.776cm">
        <style:background-image/>
      </style:graphic-properties>
    </style:style>
    <style:style style:name="fr133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6.914cm" draw:visible-area-height="0.776cm">
        <style:background-image/>
      </style:graphic-properties>
    </style:style>
    <style:style style:name="fr134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1.552cm" draw:visible-area-height="0.67cm">
        <style:background-image/>
      </style:graphic-properties>
    </style:style>
    <style:style style:name="fr135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2.575cm" draw:visible-area-height="0.776cm">
        <style:background-image/>
      </style:graphic-properties>
    </style:style>
    <style:style style:name="fr136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0.529cm" draw:visible-area-height="0.74cm">
        <style:background-image/>
      </style:graphic-properties>
    </style:style>
    <style:style style:name="fr137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3.774cm" draw:visible-area-height="0.776cm">
        <style:background-image/>
      </style:graphic-properties>
    </style:style>
    <style:style style:name="fr138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0.599cm" draw:visible-area-height="0.74cm">
        <style:background-image/>
      </style:graphic-properties>
    </style:style>
    <style:style style:name="fr139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1.481cm" draw:visible-area-height="0.67cm">
        <style:background-image/>
      </style:graphic-properties>
    </style:style>
    <style:style style:name="fr140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0.458cm" draw:visible-area-height="0.635cm">
        <style:background-image/>
      </style:graphic-properties>
    </style:style>
    <style:style style:name="fr141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1.834cm" draw:visible-area-height="0.67cm">
        <style:background-image/>
      </style:graphic-properties>
    </style:style>
    <style:style style:name="fr142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8.113cm" draw:visible-area-height="0.811cm">
        <style:background-image/>
      </style:graphic-properties>
    </style:style>
    <style:style style:name="fr143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1.27cm" draw:visible-area-height="0.74cm">
        <style:background-image/>
      </style:graphic-properties>
    </style:style>
    <style:style style:name="fr144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2.469cm" draw:visible-area-height="0.529cm">
        <style:background-image/>
      </style:graphic-properties>
    </style:style>
    <style:style style:name="fr145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5.468cm" draw:visible-area-height="0.74cm">
        <style:background-image/>
      </style:graphic-properties>
    </style:style>
    <style:style style:name="fr146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0.881cm" draw:visible-area-height="0.635cm">
        <style:background-image/>
      </style:graphic-properties>
    </style:style>
    <style:style style:name="fr147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1.023cm" draw:visible-area-height="0.74cm">
        <style:background-image/>
      </style:graphic-properties>
    </style:style>
    <style:style style:name="fr148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1.658cm" draw:visible-area-height="0.74cm">
        <style:background-image/>
      </style:graphic-properties>
    </style:style>
    <style:style style:name="fr149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0.529cm" draw:visible-area-height="0.635cm">
        <style:background-image/>
      </style:graphic-properties>
    </style:style>
    <style:style style:name="fr150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0.352cm" draw:visible-area-height="0.388cm">
        <style:background-image/>
      </style:graphic-properties>
    </style:style>
    <style:style style:name="fr151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0.352cm" draw:visible-area-height="0.67cm">
        <style:background-image/>
      </style:graphic-properties>
    </style:style>
    <style:style style:name="fr152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2.046cm" draw:visible-area-height="0.881cm">
        <style:background-image/>
      </style:graphic-properties>
    </style:style>
    <style:style style:name="fr153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3.633cm" draw:visible-area-height="0.776cm">
        <style:background-image/>
      </style:graphic-properties>
    </style:style>
    <style:style style:name="fr154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3.598cm" draw:visible-area-height="0.776cm">
        <style:background-image/>
      </style:graphic-properties>
    </style:style>
    <style:style style:name="fr155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5.221cm" draw:visible-area-height="0.881cm">
        <style:background-image/>
      </style:graphic-properties>
    </style:style>
    <style:style style:name="fr156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4.409cm" draw:visible-area-height="0.881cm">
        <style:background-image/>
      </style:graphic-properties>
    </style:style>
    <style:style style:name="fr157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1.905cm" draw:visible-area-height="0.881cm">
        <style:background-image/>
      </style:graphic-properties>
    </style:style>
    <style:style style:name="fr158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1.799cm" draw:visible-area-height="0.881cm">
        <style:background-image/>
      </style:graphic-properties>
    </style:style>
    <style:style style:name="fr159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1.763cm" draw:visible-area-height="0.881cm">
        <style:background-image/>
      </style:graphic-properties>
    </style:style>
    <style:style style:name="fr160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8.819cm" draw:visible-area-height="0.952cm">
        <style:background-image/>
      </style:graphic-properties>
    </style:style>
    <style:style style:name="fr161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8.96cm" draw:visible-area-height="0.952cm">
        <style:background-image/>
      </style:graphic-properties>
    </style:style>
    <style:style style:name="fr162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1.728cm" draw:visible-area-height="0.881cm">
        <style:background-image/>
      </style:graphic-properties>
    </style:style>
    <style:style style:name="fr163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0.987cm" draw:visible-area-height="0.881cm">
        <style:background-image/>
      </style:graphic-properties>
    </style:style>
    <style:style style:name="fr164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11.994cm" draw:visible-area-height="0.952cm">
        <style:background-image/>
      </style:graphic-properties>
    </style:style>
    <style:style style:name="fr165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1.093cm" draw:visible-area-height="0.529cm">
        <style:background-image/>
      </style:graphic-properties>
    </style:style>
    <style:style style:name="fr166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9.031cm" draw:visible-area-height="0.952cm">
        <style:background-image/>
      </style:graphic-properties>
    </style:style>
    <style:style style:name="fr167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0.952cm" draw:visible-area-height="0.635cm">
        <style:background-image/>
      </style:graphic-properties>
    </style:style>
    <style:style style:name="fr168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0.987cm" draw:visible-area-height="0.635cm">
        <style:background-image/>
      </style:graphic-properties>
    </style:style>
    <style:style style:name="fr169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3.563cm" draw:visible-area-height="1.799cm">
        <style:background-image/>
      </style:graphic-properties>
    </style:style>
    <style:style style:name="fr170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1.869cm" draw:visible-area-height="1.411cm">
        <style:background-image/>
      </style:graphic-properties>
    </style:style>
    <style:style style:name="fr171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1.128cm" draw:visible-area-height="1.27cm">
        <style:background-image/>
      </style:graphic-properties>
    </style:style>
    <style:style style:name="fr172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3.598cm" draw:visible-area-height="1.799cm">
        <style:background-image/>
      </style:graphic-properties>
    </style:style>
    <style:style style:name="fr173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2.257cm" draw:visible-area-height="1.34cm">
        <style:background-image/>
      </style:graphic-properties>
    </style:style>
    <style:style style:name="fr174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1.375cm" draw:visible-area-height="0.635cm">
        <style:background-image/>
      </style:graphic-properties>
    </style:style>
    <style:style style:name="fr175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2.963cm" draw:visible-area-height="0.987cm">
        <style:background-image/>
      </style:graphic-properties>
    </style:style>
    <style:style style:name="fr176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1.975cm" draw:visible-area-height="1.869cm">
        <style:background-image/>
      </style:graphic-properties>
    </style:style>
    <style:style style:name="fr177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1.023cm" draw:visible-area-height="1.27cm">
        <style:background-image/>
      </style:graphic-properties>
    </style:style>
    <style:style style:name="fr178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0.881cm" draw:visible-area-height="1.27cm">
        <style:background-image/>
      </style:graphic-properties>
    </style:style>
    <style:style style:name="fr179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1.164cm" draw:visible-area-height="1.34cm">
        <style:background-image/>
      </style:graphic-properties>
    </style:style>
    <style:style style:name="fr180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1.411cm" draw:visible-area-height="0.599cm">
        <style:background-image/>
      </style:graphic-properties>
    </style:style>
    <style:style style:name="fr181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2.151cm" draw:visible-area-height="1.305cm">
        <style:background-image/>
      </style:graphic-properties>
    </style:style>
    <style:style style:name="fr182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5.715cm" draw:visible-area-height="0.776cm">
        <style:background-image/>
      </style:graphic-properties>
    </style:style>
    <style:style style:name="fr183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3.351cm" draw:visible-area-height="0.67cm">
        <style:background-image/>
      </style:graphic-properties>
    </style:style>
    <style:style style:name="fr184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0.599cm" draw:visible-area-height="0.423cm">
        <style:background-image/>
      </style:graphic-properties>
    </style:style>
    <style:style style:name="fr185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1.658cm" draw:visible-area-height="0.776cm">
        <style:background-image/>
      </style:graphic-properties>
    </style:style>
    <style:style style:name="fr186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1.34cm" draw:visible-area-height="0.74cm">
        <style:background-image/>
      </style:graphic-properties>
    </style:style>
    <style:style style:name="fr187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1.093cm" draw:visible-area-height="0.67cm">
        <style:background-image/>
      </style:graphic-properties>
    </style:style>
    <style:style style:name="fr188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1.728cm" draw:visible-area-height="0.635cm">
        <style:background-image/>
      </style:graphic-properties>
    </style:style>
    <style:style style:name="fr189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1.94cm" draw:visible-area-height="0.67cm">
        <style:background-image/>
      </style:graphic-properties>
    </style:style>
    <style:style style:name="fr190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1.481cm" draw:visible-area-height="0.776cm">
        <style:background-image/>
      </style:graphic-properties>
    </style:style>
    <style:style style:name="fr191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2.222cm" draw:visible-area-height="0.776cm">
        <style:background-image/>
      </style:graphic-properties>
    </style:style>
    <style:style style:name="fr192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2.575cm" draw:visible-area-height="0.67cm">
        <style:background-image/>
      </style:graphic-properties>
    </style:style>
    <style:style style:name="fr193" style:family="graphic" style:parent-style-name="OLE">
      <style:graphic-properties fo:margin-left="0cm" fo:margin-right="0cm" style:vertical-pos="top" style:vertical-rel="baseline" fo:background-color="#ffffff" style:background-transparency="0%" fo:padding-left="0.256cm" fo:padding-right="0.256cm" fo:padding-top="0.129cm" fo:padding-bottom="0.129cm" fo:border="none" draw:ole-draw-aspect="1" draw:visible-area-width="1.411cm" draw:visible-area-height="0.423cm">
        <style:background-image/>
      </style:graphic-properties>
    </style:style>
    <style:style style:name="fr194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5.291cm" draw:visible-area-height="0.881cm">
        <style:background-image/>
      </style:graphic-properties>
    </style:style>
    <style:style style:name="fr195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7.937cm" draw:visible-area-height="0.74cm">
        <style:background-image/>
      </style:graphic-properties>
    </style:style>
    <style:style style:name="fr196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6.314cm" draw:visible-area-height="1.375cm">
        <style:background-image/>
      </style:graphic-properties>
    </style:style>
    <style:style style:name="fr197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2.363cm" draw:visible-area-height="0.67cm">
        <style:background-image/>
      </style:graphic-properties>
    </style:style>
    <style:style style:name="fr198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7.373cm" draw:visible-area-height="1.375cm">
        <style:background-image/>
      </style:graphic-properties>
    </style:style>
    <style:style style:name="fr199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4.903cm" draw:visible-area-height="0.74cm">
        <style:background-image/>
      </style:graphic-properties>
    </style:style>
    <style:style style:name="fr200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4.339cm" draw:visible-area-height="0.74cm">
        <style:background-image/>
      </style:graphic-properties>
    </style:style>
    <style:style style:name="fr201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1.587cm" draw:visible-area-height="0.776cm">
        <style:background-image/>
      </style:graphic-properties>
    </style:style>
    <style:style style:name="fr202" style:family="graphic" style:parent-style-name="OLE">
      <style:graphic-properties fo:margin-left="0cm" fo:margin-right="0cm" style:vertical-pos="top" style:vertical-rel="baseline" fo:background-color="#ffffff" style:background-transparency="0%" fo:padding-left="0.256cm" fo:padding-right="0.256cm" fo:padding-top="0.129cm" fo:padding-bottom="0.129cm" fo:border="none" draw:ole-draw-aspect="1" draw:visible-area-width="0.352cm" draw:visible-area-height="0.423cm">
        <style:background-image/>
      </style:graphic-properties>
    </style:style>
    <style:style style:name="fr203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5.503cm" draw:visible-area-height="0.987cm">
        <style:background-image/>
      </style:graphic-properties>
    </style:style>
    <style:style style:name="fr204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2.293cm" draw:visible-area-height="0.635cm">
        <style:background-image/>
      </style:graphic-properties>
    </style:style>
    <style:style style:name="fr205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5.15cm" draw:visible-area-height="0.987cm">
        <style:background-image/>
      </style:graphic-properties>
    </style:style>
    <style:style style:name="fr206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3.139cm" draw:visible-area-height="0.776cm">
        <style:background-image/>
      </style:graphic-properties>
    </style:style>
    <style:style style:name="fr207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5.15cm" draw:visible-area-height="0.74cm">
        <style:background-image/>
      </style:graphic-properties>
    </style:style>
    <style:style style:name="fr208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6.173cm" draw:visible-area-height="0.987cm">
        <style:background-image/>
      </style:graphic-properties>
    </style:style>
    <style:style style:name="fr209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4.233cm" draw:visible-area-height="0.776cm">
        <style:background-image/>
      </style:graphic-properties>
    </style:style>
    <style:style style:name="fr210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11.888cm" draw:visible-area-height="0.846cm">
        <style:background-image/>
      </style:graphic-properties>
    </style:style>
    <style:style style:name="fr211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6.279cm" draw:visible-area-height="0.74cm">
        <style:background-image/>
      </style:graphic-properties>
    </style:style>
    <style:style style:name="fr212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6.35cm" draw:visible-area-height="0.74cm">
        <style:background-image/>
      </style:graphic-properties>
    </style:style>
    <style:style style:name="fr213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0.458cm" draw:visible-area-height="0.211cm">
        <style:background-image/>
      </style:graphic-properties>
    </style:style>
    <style:style style:name="fr214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6.596cm" draw:visible-area-height="0.74cm">
        <style:background-image/>
      </style:graphic-properties>
    </style:style>
    <style:style style:name="fr215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2.645cm" draw:visible-area-height="0.67cm">
        <style:background-image/>
      </style:graphic-properties>
    </style:style>
    <style:style style:name="fr216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9.313cm" draw:visible-area-height="0.987cm">
        <style:background-image/>
      </style:graphic-properties>
    </style:style>
    <style:style style:name="fr217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5.009cm" draw:visible-area-height="0.776cm">
        <style:background-image/>
      </style:graphic-properties>
    </style:style>
    <style:style style:name="fr218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10.9cm" draw:visible-area-height="1.128cm">
        <style:background-image/>
      </style:graphic-properties>
    </style:style>
    <style:style style:name="fr219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9.419cm" draw:visible-area-height="0.987cm">
        <style:background-image/>
      </style:graphic-properties>
    </style:style>
    <style:style style:name="fr220" style:family="graphic" style:parent-style-name="OLE">
      <style:graphic-properties fo:margin-left="0cm" fo:margin-right="0cm" style:vertical-pos="middle" style:vertical-rel="text" fo:background-color="#ffffff" style:background-transparency="0%" fo:padding-left="0.256cm" fo:padding-right="0.256cm" fo:padding-top="0.129cm" fo:padding-bottom="0.129cm" fo:border="none" draw:ole-draw-aspect="1" draw:visible-area-width="5.115cm" draw:visible-area-height="0.776cm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МІНІСТЕРСТВО ОСВІТИ І НАУКИ, МОЛОДІ ТА СПОРТУ УКРАЇНИ</text:p>
      <text:p text:style-name="P1">ДЕРЖАВНИЙ ВИЩИЙ НАВЧАЛЬНИЙ ЗАКЛАД</text:p>
      <text:p text:style-name="P1">«УЖГОРОДСЬКИЙ НАЦІОНАЛЬНИЙ УНІВЕРСИТЕТ»</text:p>
      <text:p text:style-name="P1">МАТЕМАТИЧНИЙ ФАКУЛЬТЕТ</text:p>
      <text:p text:style-name="P1">КАФЕДРА СИСТЕМНОГО АНАЛІЗУ І ТЕОРІЇ ОПТИМІЗАЦІЇ</text:p>
      <text:p text:style-name="P2"/>
      <text:p text:style-name="P2"/>
      <text:p text:style-name="P2"/>
      <text:p text:style-name="P25"><text:span text:style-name="T1">Дипломна</text:span> робота</text:p>
      <text:p text:style-name="P27"/>
      <text:p text:style-name="P28">Оцінка точності і обчислювальної складності наближеного глобального розв’язування нелінійних функціональних рівнянь</text:p>
      <text:p text:style-name="P2"/>
      <text:p text:style-name="P2"/>
      <text:p text:style-name="P3"/>
      <text:p text:style-name="P4">Студента <text:span text:style-name="T1">5</text:span>-го курсу</text:p>
      <text:p text:style-name="P4">спец. «Прикладна математика»</text:p>
      <text:p text:style-name="P4">Гусная Юрія Васильовича</text:p>
      <text:p text:style-name="P4">Науковий керівник:</text:p>
      <text:p text:style-name="P4">проф. Бабич М. Д.</text:p>
      <text:p text:style-name="P4"/>
      <text:p text:style-name="P4"/>
      <text:p text:style-name="P4"/>
      <text:p text:style-name="P2">Ужгород — 201<text:span text:style-name="T1">3</text:span></text:p>
      <text:p text:style-name="P26"><text:soft-page-break/></text:p>
      <text:p text:style-name="P31">Вступ</text:p>
      <text:p text:style-name="P29"><text:tab/>Проблема <text:s/>глобального розв’язування нелінійних функціональних рівнянь є дуже важливою і в той же час дуже складною і недостатньо розробленою. Нелінійні функціональні рівняння як математичні моделі можуть відображати різні природні явища і процеси, наприклад, задачі фізики, біології, хімії, економіки і <text:s/>т.п. Розв’язки таких задач характеризують стан розглядуваного об’єкта або процесу. НФР в залежності від елементів, <text:s/>що їх породжують, можуть мати один розв’язок, скінченне число розв’язків, нескінченну множину таких розв’язків або не мати їх взагалі. Тому розрізнення цих випадків, як і знаходження самих розв’язків, набуває важливого значення.</text:p>
      <text:p text:style-name="P29"><text:tab/>Оскільки, як правило, НФР, які описують реальні процеси, мають складну структуру, то безпосереднє застосування до їх глобального розв’язування відомих методів є проблематичним як з точки зору їх функціональної реалізації, так і з точки зору обчислення необхідних елементів рівнянь, що входять в теореми існування та оцінки похибок. У зв’язку з цим для розв’язування таких рівнянь застосовуються елементи загальної теорії наближених методів. Ця теорія передбачає побудову для вихідного рівняння послідовності наближених рівнянь, доведення відповідних теорем про зв’язок таких рівнянь і збіжності методу переходу від вихідного рівняння до послідовності наближених рівнянь. Це є достатньою умовою для практичного розв’язування (за допустимих фіксованих значеннях параметра апроксимації) наближених рівнянь та проведення апостеріорного аналізу отриманих наближених розв’язків вихідного рівняння.</text:p>
      <text:p text:style-name="P5"><text:span text:style-name="T43"><text:tab/>У даній роботі елементи теорії наближених методів реалізуються на нелінійних рівняннях з одним невідомим, системах нелінійних скалярних рівнянь та нелінійних інтегральних рівнянь типу Урисона і Гаммерштейна. Оскільки наближене розв’язування рівнянь пов’язане з апроксимацією і реалізацією чисельного методу на обчислювальній машині, що викликає появу різного роду </text:span><text:soft-page-break/><text:span text:style-name="T43">похибок, то в роботі розглянуто елементи теорії похибок та їх оцінки, які супроводжують процес обчислення. Важливе значення при цьому набуває апріорна інформація про задачі та числові методи або обчислювальні алгоритми, а також оцінки їх характеристик.</text:span></text:p>
      <text:p text:style-name="P33"/>
      <text:p text:style-name="P36"><text:span text:style-name="T112">Теоретичні основи наближеного розв’язування нелінійних функціональних рівнянь</text:span></text:p>
      <text:p text:style-name="P48"/>
      <text:p text:style-name="P44"><text:span text:style-name="T17"><text:tab/></text:span><text:span text:style-name="T23">Оператор стиск</text:span><text:span text:style-name="T17">у</text:span></text:p>
      <text:p text:style-name="P50"/>
      <text:p text:style-name="P44"><text:span text:style-name="T4"><text:tab/>Нехай оператор </text:span><text:span text:style-name="T9">A</text:span><text:span text:style-name="T4"> визначений на деякій множині </text:span><text:span text:style-name="T10">M</text:span><text:span text:style-name="T4"> банахового простору </text:span><text:span text:style-name="T9">E</text:span><text:span text:style-name="T4"> <text:s/>і задовольняє умові Ліпшица. </text:span></text:p>
      <text:p text:style-name="P44"><draw:frame draw:style-name="fr3" draw:name="Об'єкт1" text:anchor-type="as-char" svg:width="6.174cm" svg:height="0.741cm" draw:z-index="83"><draw:object-ole xlink:href="./Object 461" xlink:type="simple" xlink:show="embed" xlink:actuate="onLoad"/><draw:image xlink:href="./ObjectReplacements/Object 461" xlink:type="simple" xlink:show="embed" xlink:actuate="onLoad"/><svg:desc>об'єкт OLE</svg:desc></draw:frame><text:span text:style-name="T44">,</text:span><text:span text:style-name="T13"><text:tab/></text:span><text:span text:style-name="T4"><text:tab/><text:tab/><text:tab/><text:tab/><text:tab/><text:tab/><text:tab/> <text:s text:c="5"/>(1)</text:span></text:p>
      <text:p text:style-name="P44"><text:span text:style-name="T4"><text:tab/>якщо </text:span><text:span text:style-name="T22">q&lt;1</text:span><text:span text:style-name="T4">, то кажуть, що </text:span><text:span text:style-name="T22">А</text:span><text:span text:style-name="T4"> — оператор стиску, або стискуючий оператор, з коефіцієнтом стиснення </text:span><text:span text:style-name="T22">q є (0,1)</text:span><text:span text:style-name="T4">.</text:span></text:p>
      <text:p text:style-name="P44"><text:span text:style-name="T13"><text:tab/></text:span><text:span text:style-name="T19">Теорема 1</text:span><text:span text:style-name="T4"> (принцип стискуючих відображень)</text:span></text:p>
      <text:p text:style-name="P44"><text:span text:style-name="T13"><text:tab/></text:span><text:span text:style-name="T4">Нехай множина </text:span><text:span text:style-name="T22">М</text:span><text:span text:style-name="T4"> замкнена. Нехай оператор стиску </text:span><text:span text:style-name="T22">А</text:span><text:span text:style-name="T4"> відображає</text:span><text:span text:style-name="T13"> </text:span><text:span text:style-name="T4">дану множину в себе: </text:span></text:p>
      <text:p text:style-name="P44"><text:span text:style-name="T13"><text:tab/></text:span><draw:frame draw:style-name="fr4" draw:name="Об'єкт2" text:anchor-type="as-char" svg:width="2.011cm" svg:height="0.564cm" draw:z-index="84"><draw:object-ole xlink:href="./Object 462" xlink:type="simple" xlink:show="embed" xlink:actuate="onLoad"/><draw:image xlink:href="./ObjectReplacements/Object 462" xlink:type="simple" xlink:show="embed" xlink:actuate="onLoad"/><svg:desc>об'єкт OLE</svg:desc></draw:frame></text:p>
      <text:p text:style-name="P44"><text:span text:style-name="T12"><text:tab/></text:span><text:span text:style-name="T4">Тоді оператор </text:span><text:span text:style-name="T22">А </text:span><text:span text:style-name="T4">має в </text:span><text:span text:style-name="T22">М</text:span><text:span text:style-name="T4"> єдину нерухому точку <text:s/></text:span><text:span text:style-name="T22">x*</text:span><text:span text:style-name="T4">. </text:span></text:p>
      <text:p text:style-name="P53">Тобто рівняння <text:tab/></text:p>
      <text:p text:style-name="P44"><text:span text:style-name="T4"><text:tab/></text:span><draw:frame draw:style-name="fr5" draw:name="Об'єкт3" text:anchor-type="as-char" svg:width="1.446cm" svg:height="0.529cm" draw:z-index="85"><draw:object-ole xlink:href="./Object 463" xlink:type="simple" xlink:show="embed" xlink:actuate="onLoad"/><draw:image xlink:href="./ObjectReplacements/Object 463" xlink:type="simple" xlink:show="embed" xlink:actuate="onLoad"/><svg:desc>об'єкт OLE</svg:desc></draw:frame><text:span text:style-name="T4"><text:tab/><text:tab/><text:tab/><text:tab/><text:tab/><text:tab/><text:tab/><text:tab/><text:tab/><text:tab/><text:tab/> <text:s text:c="5"/>(2)</text:span></text:p>
      <text:p text:style-name="P44"><text:span text:style-name="T4">має єдиний розв’язок </text:span><text:span text:style-name="T22">x*</text:span><text:span text:style-name="T4">.</text:span></text:p>
      <text:p text:style-name="P44"><text:span text:style-name="T4"><text:tab/>Найчастіше розглядаються оператори стиску, визначені на всьому просторі </text:span><text:span text:style-name="T22">Е</text:span><text:span text:style-name="T4"> або на деякій кулі </text:span><text:span text:style-name="T22">Т</text:span><text:span text:style-name="T4">. У випадку кулі теорему 1 зручно застосовувати в наступній формі.</text:span></text:p>
      <text:p text:style-name="P44"><text:span text:style-name="T13"><text:tab/></text:span><text:span text:style-name="T19">Теорема 1.2</text:span></text:p>
      <text:p text:style-name="P44"><text:span text:style-name="T4"><text:tab/>Нехай </text:span><text:span text:style-name="T22">А</text:span><text:span text:style-name="T4"> — оператор стиску на замкненій кулі </text:span><draw:frame draw:style-name="fr6" draw:name="Об'єкт4" text:anchor-type="as-char" svg:width="3.916cm" svg:height="0.741cm" draw:z-index="86"><draw:object-ole xlink:href="./Object 464" xlink:type="simple" xlink:show="embed" xlink:actuate="onLoad"/><draw:image xlink:href="./ObjectReplacements/Object 464" xlink:type="simple" xlink:show="embed" xlink:actuate="onLoad"/><svg:desc>об'єкт OLE</svg:desc></draw:frame><text:span text:style-name="T4"> банахового простору Е, і нехай </text:span></text:p>
      <text:p text:style-name="P44"><text:span text:style-name="T13"><text:tab/></text:span><draw:frame draw:style-name="fr7" draw:name="Об'єкт5" text:anchor-type="as-char" svg:width="4.163cm" svg:height="0.88cm" draw:z-index="87"><draw:object-ole xlink:href="./Object 465" xlink:type="simple" xlink:show="embed" xlink:actuate="onLoad"/><draw:image xlink:href="./ObjectReplacements/Object 465" xlink:type="simple" xlink:show="embed" xlink:actuate="onLoad"/><svg:desc>об'єкт OLE</svg:desc></draw:frame><text:span text:style-name="T4">.<text:tab/><text:tab/><text:tab/><text:tab/><text:tab/><text:tab/><text:tab/> <text:tab/><text:tab/> <text:s text:c="5"/>(3)</text:span></text:p>
      <text:p text:style-name="P44"><text:soft-page-break/><text:span text:style-name="T4"><text:tab/>Тоді оператор </text:span><text:span text:style-name="T22">А</text:span><text:span text:style-name="T4"> в кулі </text:span><text:span text:style-name="T22">Т</text:span><text:span text:style-name="T4"> має єдину нерухому точку.</text:span></text:p>
      <text:p text:style-name="P44"><text:span text:style-name="T4"/></text:p>
      <text:p text:style-name="P44"><text:span text:style-name="T17"><text:tab/></text:span><text:span text:style-name="T23">Використання еквівалентної форми</text:span></text:p>
      <text:p text:style-name="P50"/>
      <text:p text:style-name="P44"><text:span text:style-name="T4"><text:tab/>Нехай в просторі </text:span><text:span text:style-name="T22">Е</text:span><text:span text:style-name="T4"> окрім основної норми </text:span><draw:frame draw:style-name="fr8" draw:name="Об'єкт6" text:anchor-type="as-char" svg:width="0.635cm" svg:height="0.741cm" draw:z-index="88"><draw:object-ole xlink:href="./Object 466" xlink:type="simple" xlink:show="embed" xlink:actuate="onLoad"/><draw:image xlink:href="./ObjectReplacements/Object 466" xlink:type="simple" xlink:show="embed" xlink:actuate="onLoad"/><svg:desc>об'єкт OLE</svg:desc></draw:frame><text:span text:style-name="T4"> визначеною є інша норма, яку можна позначити як</text:span><text:span text:style-name="T13"> </text:span><draw:frame draw:style-name="fr9" draw:name="Об'єкт7" text:anchor-type="as-char" svg:width="0.776cm" svg:height="0.847cm" draw:z-index="89"><draw:object-ole xlink:href="./Object 467" xlink:type="simple" xlink:show="embed" xlink:actuate="onLoad"/><draw:image xlink:href="./ObjectReplacements/Object 467" xlink:type="simple" xlink:show="embed" xlink:actuate="onLoad"/><svg:desc>об'єкт OLE</svg:desc></draw:frame><text:span text:style-name="T4">. Норми </text:span><draw:frame draw:style-name="fr8" draw:name="Об'єкт8" text:anchor-type="as-char" svg:width="0.635cm" svg:height="0.741cm" draw:z-index="90"><draw:object-ole xlink:href="./Object 468" xlink:type="simple" xlink:show="embed" xlink:actuate="onLoad"/><draw:image xlink:href="./ObjectReplacements/Object 468" xlink:type="simple" xlink:show="embed" xlink:actuate="onLoad"/><svg:desc>об'єкт OLE</svg:desc></draw:frame><text:span text:style-name="T4"> і </text:span><draw:frame draw:style-name="fr9" draw:name="Об'єкт9" text:anchor-type="as-char" svg:width="0.776cm" svg:height="0.847cm" draw:z-index="91"><draw:object-ole xlink:href="./Object 469" xlink:type="simple" xlink:show="embed" xlink:actuate="onLoad"/><draw:image xlink:href="./ObjectReplacements/Object 469" xlink:type="simple" xlink:show="embed" xlink:actuate="onLoad"/><svg:desc>об'єкт OLE</svg:desc></draw:frame><text:span text:style-name="T4"> називаються еквівалентними якщо </text:span></text:p>
      <text:p text:style-name="P44"><text:span text:style-name="T4"><text:tab/></text:span><draw:frame draw:style-name="fr10" draw:name="Об'єкт10" text:anchor-type="as-char" svg:width="3.563cm" svg:height="0.847cm" draw:z-index="92"><draw:object-ole xlink:href="./Object 470" xlink:type="simple" xlink:show="embed" xlink:actuate="onLoad"/><draw:image xlink:href="./ObjectReplacements/Object 470" xlink:type="simple" xlink:show="embed" xlink:actuate="onLoad"/><svg:desc>об'єкт OLE</svg:desc></draw:frame><text:span text:style-name="T4"> , </text:span><draw:frame draw:style-name="fr11" draw:name="Об'єкт11" text:anchor-type="as-char" svg:width="1.199cm" svg:height="0.529cm" draw:z-index="93"><draw:object-ole xlink:href="./Object 471" xlink:type="simple" xlink:show="embed" xlink:actuate="onLoad"/><draw:image xlink:href="./ObjectReplacements/Object 471" xlink:type="simple" xlink:show="embed" xlink:actuate="onLoad"/><svg:desc>об'єкт OLE</svg:desc></draw:frame></text:p>
      <text:p text:style-name="P44"><text:span text:style-name="T4"><text:tab/>де </text:span><text:span text:style-name="T22">m,M &gt; 0</text:span><text:span text:style-name="T4">. При переході до еквівалентних норм збіжні послідовності елементів простору залишаються збіжними, замкнені множини залишаються замкненими, а відкриті — відкритими.</text:span></text:p>
      <text:p text:style-name="P44"><text:span text:style-name="T4"><text:tab/>Якщо оператор </text:span><text:span text:style-name="T22">А</text:span><text:span text:style-name="T4"> в деякій нормі задовольняє умові Ліпшица, то при переході до еквівалентної норми, він також буде задовольняти умові. Часто виникає ситуація, коли в деякій заданій нормі оператор </text:span><text:span text:style-name="T22">А</text:span><text:span text:style-name="T4"> задовольняє умові Ліпшица, проте не є оператором стиску. Однак при переході до іншої, спеціально сконструйованої, еквівалентної норми, оператор А стає оператором стиску. В побудові такої спеціальної норми, як правило, полягають труднощі <text:s/>при дослідженні конкретних задач.</text:span></text:p>
      <text:p text:style-name="P53"><text:tab/></text:p>
      <text:p text:style-name="P56"><text:tab/>Відносна єдиність розв’язку</text:p>
      <text:p text:style-name="P50"/>
      <text:p text:style-name="P44"><text:span text:style-name="T4"><text:tab/>Конкретні задачі, як правило, зводяться до рівнянь, не зв’язаних з деяким визначеним функціональним простором. Проте одне і те ж рівняння можна розглядати як рівняння з оператором, що діє в різних множинах простору </text:span><text:span text:style-name="T22">Е</text:span><text:span text:style-name="T4">. Припустимо, що деяким способом доведена єдиність розв’язку розглядуваного рівняння в множині </text:span><text:span text:style-name="T22">М</text:span><text:span text:style-name="T4"> простору </text:span><text:span text:style-name="T22">Е</text:span><text:span text:style-name="T4">. Звідси не випливає, що це рівняння не має інших розв’язків в просторі </text:span><text:span text:style-name="T22">Е</text:span><text:span text:style-name="T4"> і що воно не не має розв’язків, що не належать </text:span><text:span text:style-name="T22">Е</text:span><text:span text:style-name="T4">.</text:span></text:p>
      <text:p text:style-name="P56"><text:soft-page-break/><text:tab/>Спектральний радіус лінійного оператора</text:p>
      <text:p text:style-name="P50"/>
      <text:p text:style-name="P44"><text:span text:style-name="T4"><text:tab/>Якщо </text:span><text:span text:style-name="T22">А</text:span><text:span text:style-name="T4"> — лінійний оператор, то умова стиску еквівалентна тому, що норма оператора </text:span><text:span text:style-name="T22">А</text:span><text:span text:style-name="T4"> менша за</text:span><text:span text:style-name="T13"> 1</text:span><text:span text:style-name="T4">. В зв’язку з цим виникає питання про побудову еквівалентних норм, при яких норма даного лінійного оператора </text:span><text:span text:style-name="T22">А</text:span><text:span text:style-name="T4"> буде меншою.</text:span></text:p>
      <text:p text:style-name="P53">В теорії лінійних операторів доведено існування границі значень: </text:p>
      <text:p text:style-name="P44"><text:span text:style-name="T13"><text:tab/></text:span><draw:frame draw:style-name="fr12" draw:name="Об'єкт12" text:anchor-type="as-char" svg:width="2.999cm" svg:height="1.058cm" draw:z-index="94"><draw:object-ole xlink:href="./Object 472" xlink:type="simple" xlink:show="embed" xlink:actuate="onLoad"/><draw:image xlink:href="./ObjectReplacements/Object 472" xlink:type="simple" xlink:show="embed" xlink:actuate="onLoad"/><svg:desc>об'єкт OLE</svg:desc></draw:frame></text:p>
      <text:p text:style-name="P44"><text:span text:style-name="T4">Число</text:span><text:span text:style-name="T13"> </text:span><draw:frame draw:style-name="fr13" draw:name="Об'єкт13" text:anchor-type="as-char" svg:width="0.564cm" svg:height="0.67cm" draw:z-index="95"><draw:object-ole xlink:href="./Object 473" xlink:type="simple" xlink:show="embed" xlink:actuate="onLoad"/><draw:image xlink:href="./ObjectReplacements/Object 473" xlink:type="simple" xlink:show="embed" xlink:actuate="onLoad"/><svg:desc>об'єкт OLE</svg:desc></draw:frame><text:span text:style-name="T13"> </text:span><text:span text:style-name="T4">називається спектральним радіусом лінійного обмеженого оператора </text:span><text:span text:style-name="T22">А</text:span><text:span text:style-name="T4">.</text:span></text:p>
      <text:p text:style-name="P53">Звідси</text:p>
      <text:p text:style-name="P44"><text:span text:style-name="T13"><text:tab/></text:span><draw:frame draw:style-name="fr14" draw:name="Об'єкт14" text:anchor-type="as-char" svg:width="1.729cm" svg:height="0.741cm" draw:z-index="96"><draw:object-ole xlink:href="./Object 474" xlink:type="simple" xlink:show="embed" xlink:actuate="onLoad"/><draw:image xlink:href="./ObjectReplacements/Object 474" xlink:type="simple" xlink:show="embed" xlink:actuate="onLoad"/><svg:desc>об'єкт OLE</svg:desc></draw:frame><text:span text:style-name="T4">.</text:span></text:p>
      <text:p text:style-name="P44"><text:span text:style-name="T4">Спектральний радіус </text:span><draw:frame draw:style-name="fr13" draw:name="Об'єкт15" text:anchor-type="as-char" svg:width="0.564cm" svg:height="0.67cm" draw:z-index="97"><draw:object-ole xlink:href="./Object 475" xlink:type="simple" xlink:show="embed" xlink:actuate="onLoad"/><draw:image xlink:href="./ObjectReplacements/Object 475" xlink:type="simple" xlink:show="embed" xlink:actuate="onLoad"/><svg:desc>об'єкт OLE</svg:desc></draw:frame><text:span text:style-name="T4"> <text:s/>характеризується тим, що з нерівності</text:span></text:p>
      <text:p text:style-name="P44"><text:span text:style-name="T13"><text:tab/></text:span><draw:frame draw:style-name="fr15" draw:name="Об'єкт16" text:anchor-type="as-char" svg:width="1.376cm" svg:height="0.741cm" draw:z-index="98"><draw:object-ole xlink:href="./Object 476" xlink:type="simple" xlink:show="embed" xlink:actuate="onLoad"/><draw:image xlink:href="./ObjectReplacements/Object 476" xlink:type="simple" xlink:show="embed" xlink:actuate="onLoad"/><svg:desc>об'єкт OLE</svg:desc></draw:frame><text:span text:style-name="T4"> </text:span></text:p>
      <text:p text:style-name="P44"><text:span text:style-name="T4">випливає існування обмеженого оператора </text:span><draw:frame draw:style-name="fr16" draw:name="Об'єкт17" text:anchor-type="as-char" svg:width="2.117cm" svg:height="0.847cm" draw:z-index="99"><draw:object-ole xlink:href="./Object 477" xlink:type="simple" xlink:show="embed" xlink:actuate="onLoad"/><draw:image xlink:href="./ObjectReplacements/Object 477" xlink:type="simple" xlink:show="embed" xlink:actuate="onLoad"/><svg:desc>об'єкт OLE</svg:desc></draw:frame><text:span text:style-name="T4">. Якщо </text:span><text:span text:style-name="T22">А</text:span><text:span text:style-name="T4"> — неперервний лінійний оператор, то </text:span><draw:frame draw:style-name="fr17" draw:name="Об'єкт18" text:anchor-type="as-char" svg:width="1.693cm" svg:height="0.741cm" draw:z-index="100"><draw:object-ole xlink:href="./Object 478" xlink:type="simple" xlink:show="embed" xlink:actuate="onLoad"/><draw:image xlink:href="./ObjectReplacements/Object 478" xlink:type="simple" xlink:show="embed" xlink:actuate="onLoad"/><svg:desc>об'єкт OLE</svg:desc></draw:frame><text:span text:style-name="T4">, де</text:span><text:span text:style-name="T13"> </text:span><draw:frame draw:style-name="fr18" draw:name="Об'єкт19" text:anchor-type="as-char" svg:width="0.529cm" svg:height="0.67cm" draw:z-index="101"><draw:object-ole xlink:href="./Object 479" xlink:type="simple" xlink:show="embed" xlink:actuate="onLoad"/><draw:image xlink:href="./ObjectReplacements/Object 479" xlink:type="simple" xlink:show="embed" xlink:actuate="onLoad"/><svg:desc>об'єкт OLE</svg:desc></draw:frame><text:span text:style-name="T13"> </text:span><text:span text:style-name="T4">— найбільше по модулю власне значення оператора </text:span><text:span text:style-name="T22">А</text:span><text:span text:style-name="T4">. Тут необхідно розглядати і дійсні, і комплексні власні значення оператора. Число </text:span><draw:frame draw:style-name="fr19" draw:name="Об'єкт20" text:anchor-type="as-char" svg:width="1.976cm" svg:height="0.635cm" draw:z-index="102"><draw:object-ole xlink:href="./Object 480" xlink:type="simple" xlink:show="embed" xlink:actuate="onLoad"/><draw:image xlink:href="./ObjectReplacements/Object 480" xlink:type="simple" xlink:show="embed" xlink:actuate="onLoad"/><svg:desc>об'єкт OLE</svg:desc></draw:frame><text:span text:style-name="T13"> </text:span><text:span text:style-name="T4">називається власним значенням оператора </text:span><text:span text:style-name="T22">А</text:span><text:span text:style-name="T4">, що діє на дійсному банаховому просторі </text:span><text:span text:style-name="T22">Е</text:span><text:span text:style-name="T4">, якщо знайдуться такі </text:span><draw:frame draw:style-name="fr20" draw:name="Об'єкт21" text:anchor-type="as-char" svg:width="1.623cm" svg:height="0.635cm" draw:z-index="103"><draw:object-ole xlink:href="./Object 481" xlink:type="simple" xlink:show="embed" xlink:actuate="onLoad"/><draw:image xlink:href="./ObjectReplacements/Object 481" xlink:type="simple" xlink:show="embed" xlink:actuate="onLoad"/><svg:desc>об'єкт OLE</svg:desc></draw:frame><text:span text:style-name="T4">, що</text:span></text:p>
      <text:p text:style-name="P44"><text:span text:style-name="T13"><text:tab/></text:span><draw:frame draw:style-name="fr21" draw:name="Об'єкт22" text:anchor-type="as-char" svg:width="2.716cm" svg:height="0.635cm" draw:z-index="104"><draw:object-ole xlink:href="./Object 482" xlink:type="simple" xlink:show="embed" xlink:actuate="onLoad"/><draw:image xlink:href="./ObjectReplacements/Object 482" xlink:type="simple" xlink:show="embed" xlink:actuate="onLoad"/><svg:desc>об'єкт OLE</svg:desc></draw:frame><text:span text:style-name="T13">, </text:span><draw:frame draw:style-name="fr22" draw:name="Об'єкт23" text:anchor-type="as-char" svg:width="2.611cm" svg:height="0.635cm" draw:z-index="105"><draw:object-ole xlink:href="./Object 483" xlink:type="simple" xlink:show="embed" xlink:actuate="onLoad"/><draw:image xlink:href="./ObjectReplacements/Object 483" xlink:type="simple" xlink:show="embed" xlink:actuate="onLoad"/><svg:desc>об'єкт OLE</svg:desc></draw:frame><text:span text:style-name="T13"><text:tab/></text:span><draw:frame draw:style-name="fr23" draw:name="Об'єкт24" text:anchor-type="as-char" svg:width="2.54cm" svg:height="0.811cm" draw:z-index="106"><draw:object-ole xlink:href="./Object 484" xlink:type="simple" xlink:show="embed" xlink:actuate="onLoad"/><draw:image xlink:href="./ObjectReplacements/Object 484" xlink:type="simple" xlink:show="embed" xlink:actuate="onLoad"/><svg:desc>об'єкт OLE</svg:desc></draw:frame></text:p>
      <text:p text:style-name="P53"/>
      <text:p text:style-name="P44"><text:span text:style-name="T17"><text:tab/></text:span><text:span text:style-name="T23">Оператори, що комутують з операторами стиску</text:span></text:p>
      <text:p text:style-name="P50"/>
      <text:p text:style-name="P44"><text:span text:style-name="T4"><text:tab/>Якщо оператор </text:span><text:span text:style-name="T22">В</text:span><text:span text:style-name="T4">, що відображає замкнену множину </text:span><text:span text:style-name="T22">М</text:span><text:span text:style-name="T4"> банахового простору </text:span><text:span text:style-name="T22">Е</text:span><text:span text:style-name="T4"> в себе, комутує з оператором </text:span><text:span text:style-name="T22">А</text:span><text:span text:style-name="T16"> </text:span><text:span text:style-name="T22">(АВ = ВА)</text:span><text:span text:style-name="T4">, задовольняє на </text:span><text:span text:style-name="T22">М</text:span><text:span text:style-name="T4"> умовам принципу стискуючих відображень, то нерухома точка оператора </text:span><text:span text:style-name="T22">А</text:span><text:span text:style-name="T4"> є одночасно нерухомою </text:span><text:soft-page-break/><text:span text:style-name="T4">точкою оператора </text:span><text:span text:style-name="T22">В</text:span><text:span text:style-name="T4">.</text:span></text:p>
      <text:p text:style-name="P44"><text:span text:style-name="T25"><text:s/></text:span><text:span text:style-name="T4">Якщо </text:span><draw:frame draw:style-name="fr24" draw:name="Об'єкт25" text:anchor-type="as-char" svg:width="1.693cm" svg:height="0.67cm" draw:z-index="107"><draw:object-ole xlink:href="./Object 485" xlink:type="simple" xlink:show="embed" xlink:actuate="onLoad"/><draw:image xlink:href="./ObjectReplacements/Object 485" xlink:type="simple" xlink:show="embed" xlink:actuate="onLoad"/><svg:desc>об'єкт OLE</svg:desc></draw:frame><text:span text:style-name="T4">, то</text:span></text:p>
      <text:p text:style-name="P44"><text:span text:style-name="T13"><text:tab/></text:span><draw:frame draw:style-name="fr25" draw:name="Об'єкт26" text:anchor-type="as-char" svg:width="3.739cm" svg:height="0.67cm" draw:z-index="108"><draw:object-ole xlink:href="./Object 486" xlink:type="simple" xlink:show="embed" xlink:actuate="onLoad"/><draw:image xlink:href="./ObjectReplacements/Object 486" xlink:type="simple" xlink:show="embed" xlink:actuate="onLoad"/><svg:desc>об'єкт OLE</svg:desc></draw:frame><text:span text:style-name="T4">,</text:span></text:p>
      <text:p text:style-name="P44"><text:span text:style-name="T4"><text:tab/>тобто </text:span><draw:frame draw:style-name="fr26" draw:name="Об'єкт27" text:anchor-type="as-char" svg:width="0.776cm" svg:height="0.67cm" draw:z-index="109"><draw:object-ole xlink:href="./Object 487" xlink:type="simple" xlink:show="embed" xlink:actuate="onLoad"/><draw:image xlink:href="./ObjectReplacements/Object 487" xlink:type="simple" xlink:show="embed" xlink:actuate="onLoad"/><svg:desc>об'єкт OLE</svg:desc></draw:frame><text:span text:style-name="T13"> - </text:span><text:span text:style-name="T4">нерухома точка оператора А, тому</text:span><text:span text:style-name="T13"> </text:span><draw:frame draw:style-name="fr27" draw:name="Об'єкт28" text:anchor-type="as-char" svg:width="1.658cm" svg:height="0.67cm" draw:z-index="110"><draw:object-ole xlink:href="./Object 488" xlink:type="simple" xlink:show="embed" xlink:actuate="onLoad"/><draw:image xlink:href="./ObjectReplacements/Object 488" xlink:type="simple" xlink:show="embed" xlink:actuate="onLoad"/><svg:desc>об'єкт OLE</svg:desc></draw:frame><text:span text:style-name="T4">.</text:span></text:p>
      <text:p text:style-name="P44"><text:span text:style-name="T4"><text:tab/>Нехай, наприклад, оператор </text:span><text:span text:style-name="T22">В</text:span><text:span text:style-name="T4"> відображає замкнений простір </text:span><text:span text:style-name="T22">М</text:span><text:span text:style-name="T4"> в себе і деяка його степінь </text:span><draw:frame draw:style-name="fr28" draw:name="Об'єкт29" text:anchor-type="as-char" svg:width="1.446cm" svg:height="0.6cm" draw:z-index="111"><draw:object-ole xlink:href="./Object 489" xlink:type="simple" xlink:show="embed" xlink:actuate="onLoad"/><draw:image xlink:href="./ObjectReplacements/Object 489" xlink:type="simple" xlink:show="embed" xlink:actuate="onLoad"/><svg:desc>об'єкт OLE</svg:desc></draw:frame><text:span text:style-name="T13"> </text:span><text:span text:style-name="T4">є оператором стиску. Тоді</text:span><text:span text:style-name="T13"> </text:span><draw:frame draw:style-name="fr29" draw:name="Об'єкт30" text:anchor-type="as-char" svg:width="3.175cm" svg:height="0.6cm" draw:z-index="112"><draw:object-ole xlink:href="./Object 490" xlink:type="simple" xlink:show="embed" xlink:actuate="onLoad"/><draw:image xlink:href="./ObjectReplacements/Object 490" xlink:type="simple" xlink:show="embed" xlink:actuate="onLoad"/><svg:desc>об'єкт OLE</svg:desc></draw:frame><text:span text:style-name="T4">, а отже оператор </text:span><text:span text:style-name="T22">В</text:span><text:span text:style-name="T4">, на множині </text:span><text:span text:style-name="T22">М</text:span><text:span text:style-name="T4"> має єдину нерухому точку, так як всі <text:s/>нерухомі точки оператора </text:span><text:span text:style-name="T22">В</text:span><text:span text:style-name="T4"> є одночасно нерухомими точками оператора</text:span><text:span text:style-name="T13"> </text:span><draw:frame draw:style-name="fr28" draw:name="Об'єкт31" text:anchor-type="as-char" svg:width="1.446cm" svg:height="0.6cm" draw:z-index="113"><draw:object-ole xlink:href="./Object 491" xlink:type="simple" xlink:show="embed" xlink:actuate="onLoad"/><draw:image xlink:href="./ObjectReplacements/Object 491" xlink:type="simple" xlink:show="embed" xlink:actuate="onLoad"/><svg:desc>об'єкт OLE</svg:desc></draw:frame><text:span text:style-name="T4">.</text:span></text:p>
      <text:p text:style-name="P44"><text:span text:style-name="T4"><text:tab/>Зважаючи на те, що рівняння </text:span><draw:frame draw:style-name="fr5" draw:name="Об'єкт32" text:anchor-type="as-char" svg:width="1.446cm" svg:height="0.529cm" draw:z-index="114"><draw:object-ole xlink:href="./Object 492" xlink:type="simple" xlink:show="embed" xlink:actuate="onLoad"/><draw:image xlink:href="./ObjectReplacements/Object 492" xlink:type="simple" xlink:show="embed" xlink:actuate="onLoad"/><svg:desc>об'єкт OLE</svg:desc></draw:frame><text:span text:style-name="T13"> </text:span><text:span text:style-name="T4">на множині </text:span><text:span text:style-name="T22">М</text:span><text:span text:style-name="T4"> має єдиний розв’язок, справедлива теорема</text:span></text:p>
      <text:p text:style-name="P44"><text:span text:style-name="T13"><text:tab/></text:span><text:span text:style-name="T19">Теорема 2</text:span></text:p>
      <text:p text:style-name="P44"><text:span text:style-name="T4"><text:tab/>Нехай рівняння </text:span><draw:frame draw:style-name="fr5" draw:name="Об'єкт33" text:anchor-type="as-char" svg:width="1.446cm" svg:height="0.529cm" draw:z-index="115"><draw:object-ole xlink:href="./Object 493" xlink:type="simple" xlink:show="embed" xlink:actuate="onLoad"/><draw:image xlink:href="./ObjectReplacements/Object 493" xlink:type="simple" xlink:show="embed" xlink:actuate="onLoad"/><svg:desc>об'єкт OLE</svg:desc></draw:frame><text:span text:style-name="T4"> має на множині </text:span><text:span text:style-name="T22">М</text:span><text:span text:style-name="T4"> єдиний розв’язок. Нехай </text:span><draw:frame draw:style-name="fr4" draw:name="Об'єкт34" text:anchor-type="as-char" svg:width="2.011cm" svg:height="0.564cm" draw:z-index="116"><draw:object-ole xlink:href="./Object 494" xlink:type="simple" xlink:show="embed" xlink:actuate="onLoad"/><draw:image xlink:href="./ObjectReplacements/Object 494" xlink:type="simple" xlink:show="embed" xlink:actuate="onLoad"/><svg:desc>об'єкт OLE</svg:desc></draw:frame><text:span text:style-name="T4">і оператор </text:span><text:span text:style-name="T22">В</text:span><text:span text:style-name="T4"> на </text:span><text:span text:style-name="T22">М</text:span><text:span text:style-name="T4"> комутує з оператором </text:span><text:span text:style-name="T22">А</text:span><text:span text:style-name="T4">.</text:span></text:p>
      <text:p text:style-name="P44"><text:span text:style-name="T4"><text:tab/>Тоді рівняння </text:span><draw:frame draw:style-name="fr30" draw:name="Об'єкт35" text:anchor-type="as-char" svg:width="1.411cm" svg:height="0.529cm" draw:z-index="117"><draw:object-ole xlink:href="./Object 495" xlink:type="simple" xlink:show="embed" xlink:actuate="onLoad"/><draw:image xlink:href="./ObjectReplacements/Object 495" xlink:type="simple" xlink:show="embed" xlink:actuate="onLoad"/><svg:desc>об'єкт OLE</svg:desc></draw:frame><text:span text:style-name="T13"> </text:span><text:span text:style-name="T4">на множині </text:span><text:span text:style-name="T22">М</text:span><text:span text:style-name="T4"> має хоча б один розв’язок.</text:span></text:p>
      <text:p text:style-name="P53"/>
      <text:p text:style-name="P44"><text:span text:style-name="T17"><text:tab/></text:span><text:span text:style-name="T23">Розв’язки на компактних множинах</text:span></text:p>
      <text:p text:style-name="P50"/>
      <text:p text:style-name="P44"><text:span text:style-name="T4"><text:tab/>Ствердження принципу стискуючих відображень перестає бути вірним, якщо оператор </text:span><text:span text:style-name="T22">А</text:span><text:span text:style-name="T4"> на множині </text:span><text:span text:style-name="T22">М</text:span><text:span text:style-name="T4"> не є оператором стиску, але</text:span></text:p>
      <text:p text:style-name="P44"><text:span text:style-name="T13"><text:tab/></text:span><draw:frame draw:style-name="fr31" draw:name="Об'єкт36" text:anchor-type="as-char" svg:width="3.986cm" svg:height="0.741cm" draw:z-index="118"><draw:object-ole xlink:href="./Object 496" xlink:type="simple" xlink:show="embed" xlink:actuate="onLoad"/><draw:image xlink:href="./ObjectReplacements/Object 496" xlink:type="simple" xlink:show="embed" xlink:actuate="onLoad"/><svg:desc>об'єкт OLE</svg:desc></draw:frame><text:span text:style-name="T13"><text:tab/></text:span><draw:frame draw:style-name="fr32" draw:name="Об'єкт37" text:anchor-type="as-char" svg:width="3.351cm" svg:height="0.741cm" draw:z-index="119"><draw:object-ole xlink:href="./Object 497" xlink:type="simple" xlink:show="embed" xlink:actuate="onLoad"/><draw:image xlink:href="./ObjectReplacements/Object 497" xlink:type="simple" xlink:show="embed" xlink:actuate="onLoad"/><svg:desc>об'єкт OLE</svg:desc></draw:frame><text:span text:style-name="T13"><text:tab/><text:tab/><text:tab/><text:tab/><text:tab/> <text:s text:c="9"/></text:span><text:span text:style-name="T12"><text:tab/></text:span><text:span text:style-name="T4"> <text:s text:c="5"/>(4)</text:span></text:p>
      <text:p text:style-name="P53"><text:tab/>Так, наприклад, відображення</text:p>
      <text:p text:style-name="P44"><text:span text:style-name="T12"><text:tab/></text:span><draw:frame draw:style-name="fr33" draw:name="Об'єкт38" text:anchor-type="as-char" svg:width="2.223cm" svg:height="1.27cm" draw:z-index="120"><draw:object-ole xlink:href="./Object 498" xlink:type="simple" xlink:show="embed" xlink:actuate="onLoad"/><draw:image xlink:href="./ObjectReplacements/Object 498" xlink:type="simple" xlink:show="embed" xlink:actuate="onLoad"/><svg:desc>об'єкт OLE</svg:desc></draw:frame></text:p>
      <text:p text:style-name="P44"><text:span text:style-name="T4"><text:tab/>відображає промінь <text:s/></text:span><draw:frame draw:style-name="fr34" draw:name="Об'єкт39" text:anchor-type="as-char" svg:width="1.199cm" svg:height="0.811cm" draw:z-index="121"><draw:object-ole xlink:href="./Object 499" xlink:type="simple" xlink:show="embed" xlink:actuate="onLoad"/><draw:image xlink:href="./ObjectReplacements/Object 499" xlink:type="simple" xlink:show="embed" xlink:actuate="onLoad"/><svg:desc>об'єкт OLE</svg:desc></draw:frame><text:span text:style-name="T4"> в себе і задовольняє умові (4), але не має на даному просторі нерухомої точки.</text:span></text:p>
      <text:p text:style-name="P44"><text:span text:style-name="T4"><text:tab/>Проте, якщо множина </text:span><text:span text:style-name="T22">М</text:span><text:span text:style-name="T4"> компактна, то ствердження принципу стискуючих </text:span><text:soft-page-break/><text:span text:style-name="T4">відображень зберігає свою силу.</text:span></text:p>
      <text:p text:style-name="P44"><text:span text:style-name="T13"><text:tab/></text:span><text:span text:style-name="T19">Теорема 3</text:span></text:p>
      <text:p text:style-name="P44"><text:span text:style-name="T4"><text:tab/>Нехай оператор </text:span><text:span text:style-name="T22">А</text:span><text:span text:style-name="T4"> відображає замкнену множину </text:span><text:span text:style-name="T22">М</text:span><text:span text:style-name="T4"> в компактну свою підмножину і на цій підмножині задовольняє умову (4).</text:span></text:p>
      <text:p text:style-name="P44"><text:span text:style-name="T4"><text:tab/>Тоді оператор </text:span><text:span text:style-name="T22">А</text:span><text:span text:style-name="T4"> має на множині </text:span><text:span text:style-name="T22">М</text:span><text:span text:style-name="T4"> єдину нерухому точку.</text:span></text:p>
      <text:p text:style-name="P44"><text:span text:style-name="T4">Необхідно зауважити, що оператор </text:span><text:span text:style-name="T22">А</text:span><text:span text:style-name="T4">, такий що задовольняє умовам теореми, не повинен бути оператором стиску ні на </text:span><text:span text:style-name="T22">М</text:span><text:span text:style-name="T4">, ні на </text:span><text:span text:style-name="T22">АМ</text:span><text:span text:style-name="T4">.</text:span></text:p>
      <text:p text:style-name="P53"/>
      <text:p text:style-name="P44"><text:span text:style-name="T17"><text:tab/></text:span><text:span text:style-name="T23">Рівняння з операторами рівномірного стиску</text:span></text:p>
      <text:p text:style-name="P50"/>
      <text:p text:style-name="P44"><text:span text:style-name="T13"><text:tab/></text:span><text:span text:style-name="T4">Нехай </text:span><text:span text:style-name="T22">Т</text:span><text:span text:style-name="T4"> — куля </text:span><draw:frame draw:style-name="fr35" draw:name="Об'єкт40" text:anchor-type="as-char" svg:width="2.364cm" svg:height="0.741cm" draw:z-index="122"><draw:object-ole xlink:href="./Object 500" xlink:type="simple" xlink:show="embed" xlink:actuate="onLoad"/><draw:image xlink:href="./ObjectReplacements/Object 500" xlink:type="simple" xlink:show="embed" xlink:actuate="onLoad"/><svg:desc>об'єкт OLE</svg:desc></draw:frame><text:span text:style-name="T4"> банахового простору </text:span><text:span text:style-name="T22">Е</text:span><text:span text:style-name="T4">, а </text:span><text:span text:style-name="T22">S</text:span><text:span text:style-name="T4"> — куля </text:span><draw:frame draw:style-name="fr36" draw:name="Об'єкт41" text:anchor-type="as-char" svg:width="2.328cm" svg:height="0.741cm" draw:z-index="123"><draw:object-ole xlink:href="./Object 501" xlink:type="simple" xlink:show="embed" xlink:actuate="onLoad"/><draw:image xlink:href="./ObjectReplacements/Object 501" xlink:type="simple" xlink:show="embed" xlink:actuate="onLoad"/><svg:desc>об'єкт OLE</svg:desc></draw:frame><text:span text:style-name="T13"> </text:span><text:span text:style-name="T4">банахового простору </text:span><draw:frame draw:style-name="fr18" draw:name="Об'єкт42" text:anchor-type="as-char" svg:width="0.529cm" svg:height="0.67cm" draw:z-index="124"><draw:object-ole xlink:href="./Object 502" xlink:type="simple" xlink:show="embed" xlink:actuate="onLoad"/><draw:image xlink:href="./ObjectReplacements/Object 502" xlink:type="simple" xlink:show="embed" xlink:actuate="onLoad"/><svg:desc>об'єкт OLE</svg:desc></draw:frame><text:span text:style-name="T4">. Оператор </text:span><text:span text:style-name="T22">F(x</text:span><text:span text:style-name="T16">,</text:span><text:span text:style-name="T22">z)</text:span><text:span text:style-name="T4">, що залежить від параметра </text:span><draw:frame draw:style-name="fr37" draw:name="Об'єкт43" text:anchor-type="as-char" svg:width="1.127cm" svg:height="0.529cm" draw:z-index="125"><draw:object-ole xlink:href="./Object 503" xlink:type="simple" xlink:show="embed" xlink:actuate="onLoad"/><draw:image xlink:href="./ObjectReplacements/Object 503" xlink:type="simple" xlink:show="embed" xlink:actuate="onLoad"/><svg:desc>об'єкт OLE</svg:desc></draw:frame><text:span text:style-name="T4">і діє в просторі </text:span><text:span text:style-name="T22">Е</text:span><text:span text:style-name="T4">, називається оператором рівномірного стиску, якщо при всіх </text:span><draw:frame draw:style-name="fr37" draw:name="Об'єкт44" text:anchor-type="as-char" svg:width="1.127cm" svg:height="0.529cm" draw:z-index="126"><draw:object-ole xlink:href="./Object 504" xlink:type="simple" xlink:show="embed" xlink:actuate="onLoad"/><draw:image xlink:href="./ObjectReplacements/Object 504" xlink:type="simple" xlink:show="embed" xlink:actuate="onLoad"/><svg:desc>об'єкт OLE</svg:desc></draw:frame></text:p>
      <text:p text:style-name="P44"><text:span text:style-name="T13"><text:tab/></text:span><draw:frame draw:style-name="fr38" draw:name="Об'єкт45" text:anchor-type="as-char" svg:width="5.715cm" svg:height="0.741cm" draw:z-index="127"><draw:object-ole xlink:href="./Object 505" xlink:type="simple" xlink:show="embed" xlink:actuate="onLoad"/><draw:image xlink:href="./ObjectReplacements/Object 505" xlink:type="simple" xlink:show="embed" xlink:actuate="onLoad"/><svg:desc>об'єкт OLE</svg:desc></draw:frame><text:span text:style-name="T13">,<text:tab/></text:span><draw:frame draw:style-name="fr39" draw:name="Об'єкт46" text:anchor-type="as-char" svg:width="1.976cm" svg:height="0.741cm" draw:z-index="128"><draw:object-ole xlink:href="./Object 506" xlink:type="simple" xlink:show="embed" xlink:actuate="onLoad"/><draw:image xlink:href="./ObjectReplacements/Object 506" xlink:type="simple" xlink:show="embed" xlink:actuate="onLoad"/><svg:desc>об'єкт OLE</svg:desc></draw:frame></text:p>
      <text:p text:style-name="P44"><text:span text:style-name="T4">де </text:span><text:span text:style-name="T22">q &lt; </text:span><text:span text:style-name="T13">1</text:span><text:span text:style-name="T4"> , і </text:span><text:span text:style-name="T22">q</text:span><text:span text:style-name="T4"> не залежить від <text:s/></text:span><text:span text:style-name="T22">z</text:span><text:span text:style-name="T4">.</text:span></text:p>
      <text:p text:style-name="P44"><text:span text:style-name="T4">Припускаючи, що оператор рівномірного стиску <text:s/></text:span><text:span text:style-name="T22">F(</text:span><text:span text:style-name="T9">x</text:span><text:span text:style-name="T16">,</text:span><text:span text:style-name="T22">z)</text:span><text:span text:style-name="T16"> </text:span><text:span text:style-name="T4">при кожному </text:span><draw:frame draw:style-name="fr37" draw:name="Об'єкт47" text:anchor-type="as-char" svg:width="1.127cm" svg:height="0.529cm" draw:z-index="129"><draw:object-ole xlink:href="./Object 507" xlink:type="simple" xlink:show="embed" xlink:actuate="onLoad"/><draw:image xlink:href="./ObjectReplacements/Object 507" xlink:type="simple" xlink:show="embed" xlink:actuate="onLoad"/><svg:desc>об'єкт OLE</svg:desc></draw:frame><text:span text:style-name="T13"> </text:span><text:span text:style-name="T4">відображає кулю </text:span><text:span text:style-name="T22">T</text:span><text:span text:style-name="T4"> в себе, то із теореми</text:span><text:span text:style-name="T13"> </text:span><text:span text:style-name="T4">1 випливає існування єдиного розв’язку </text:span><draw:frame draw:style-name="fr40" draw:name="Об'єкт48" text:anchor-type="as-char" svg:width="2.046cm" svg:height="0.741cm" draw:z-index="130"><draw:object-ole xlink:href="./Object 508" xlink:type="simple" xlink:show="embed" xlink:actuate="onLoad"/><draw:image xlink:href="./ObjectReplacements/Object 508" xlink:type="simple" xlink:show="embed" xlink:actuate="onLoad"/><svg:desc>об'єкт OLE</svg:desc></draw:frame><text:span text:style-name="T4">, в кулі </text:span><text:span text:style-name="T22">Т</text:span><text:span text:style-name="T4">, рівняння</text:span></text:p>
      <text:p text:style-name="P44"><text:span text:style-name="T4"><text:tab/></text:span><draw:frame draw:style-name="fr41" draw:name="Об'єкт49" text:anchor-type="as-char" svg:width="2.223cm" svg:height="0.635cm" draw:z-index="131"><draw:object-ole xlink:href="./Object 509" xlink:type="simple" xlink:show="embed" xlink:actuate="onLoad"/><draw:image xlink:href="./ObjectReplacements/Object 509" xlink:type="simple" xlink:show="embed" xlink:actuate="onLoad"/><svg:desc>об'єкт OLE</svg:desc></draw:frame></text:p>
      <text:p text:style-name="P44"><text:span text:style-name="T12"><text:tab/></text:span><text:span text:style-name="T19">Теорема 4</text:span></text:p>
      <text:p text:style-name="P44"><text:span text:style-name="T4"><text:tab/>Нехай оператор </text:span><text:span text:style-name="T22">F(x</text:span><text:span text:style-name="T16">,</text:span><text:span text:style-name="T22">z)</text:span><text:span text:style-name="T4"> неперервний по </text:span><text:span text:style-name="T22">z</text:span><text:span text:style-name="T4"> при кожному фіксованому </text:span><text:span text:style-name="T22">x</text:span><text:span text:style-name="T4">.</text:span></text:p>
      <text:p text:style-name="P44"><text:span text:style-name="T4"><text:tab/>Тоді розв’язок </text:span><draw:frame draw:style-name="fr42" draw:name="Об'єкт50" text:anchor-type="as-char" svg:width="1.127cm" svg:height="0.741cm" draw:z-index="132"><draw:object-ole xlink:href="./Object 510" xlink:type="simple" xlink:show="embed" xlink:actuate="onLoad"/><draw:image xlink:href="./ObjectReplacements/Object 510" xlink:type="simple" xlink:show="embed" xlink:actuate="onLoad"/><svg:desc>об'єкт OLE</svg:desc></draw:frame><text:span text:style-name="T4"> неперервний. </text:span></text:p>
      <text:p text:style-name="P53"/>
      <text:p text:style-name="P56"><text:tab/>Локальна теорема про неявну функцію</text:p>
      <text:p text:style-name="P53"><text:tab/></text:p>
      <text:p text:style-name="P44"><text:soft-page-break/><text:span text:style-name="T4"><text:tab/>Нехай </text:span><draw:frame draw:style-name="fr43" draw:name="Об'єкт51" text:anchor-type="as-char" svg:width="0.459cm" svg:height="0.492cm" draw:z-index="133"><draw:object-ole xlink:href="./Object 511" xlink:type="simple" xlink:show="embed" xlink:actuate="onLoad"/><draw:image xlink:href="./ObjectReplacements/Object 511" xlink:type="simple" xlink:show="embed" xlink:actuate="onLoad"/><svg:desc>об'єкт OLE</svg:desc></draw:frame><text:span text:style-name="T4">, </text:span><draw:frame draw:style-name="fr18" draw:name="Об'єкт52" text:anchor-type="as-char" svg:width="0.529cm" svg:height="0.67cm" draw:z-index="134"><draw:object-ole xlink:href="./Object 512" xlink:type="simple" xlink:show="embed" xlink:actuate="onLoad"/><draw:image xlink:href="./ObjectReplacements/Object 512" xlink:type="simple" xlink:show="embed" xlink:actuate="onLoad"/><svg:desc>об'єкт OLE</svg:desc></draw:frame><text:span text:style-name="T4">, </text:span><draw:frame draw:style-name="fr44" draw:name="Об'єкт53" text:anchor-type="as-char" svg:width="0.6cm" svg:height="0.67cm" draw:z-index="135"><draw:object-ole xlink:href="./Object 513" xlink:type="simple" xlink:show="embed" xlink:actuate="onLoad"/><draw:image xlink:href="./ObjectReplacements/Object 513" xlink:type="simple" xlink:show="embed" xlink:actuate="onLoad"/><svg:desc>об'єкт OLE</svg:desc></draw:frame><text:span text:style-name="T4"> — банахові простори и </text:span><text:span text:style-name="T22">f(</text:span><text:span text:style-name="T9">x</text:span><text:span text:style-name="T22">, z)</text:span><text:span text:style-name="T4"> - оператор, визначений при </text:span><draw:frame draw:style-name="fr36" draw:name="Об'єкт54" text:anchor-type="as-char" svg:width="2.328cm" svg:height="0.741cm" draw:z-index="136"><draw:object-ole xlink:href="./Object 514" xlink:type="simple" xlink:show="embed" xlink:actuate="onLoad"/><draw:image xlink:href="./ObjectReplacements/Object 514" xlink:type="simple" xlink:show="embed" xlink:actuate="onLoad"/><svg:desc>об'єкт OLE</svg:desc></draw:frame><text:span text:style-name="T4">, </text:span><draw:frame draw:style-name="fr45" draw:name="Об'єкт55" text:anchor-type="as-char" svg:width="2.223cm" svg:height="0.741cm" draw:z-index="137"><draw:object-ole xlink:href="./Object 515" xlink:type="simple" xlink:show="embed" xlink:actuate="onLoad"/><draw:image xlink:href="./ObjectReplacements/Object 515" xlink:type="simple" xlink:show="embed" xlink:actuate="onLoad"/><svg:desc>об'єкт OLE</svg:desc></draw:frame><text:span text:style-name="T13"> </text:span><text:span text:style-name="T4">в кулі </text:span><draw:frame draw:style-name="fr35" draw:name="Об'єкт56" text:anchor-type="as-char" svg:width="2.364cm" svg:height="0.741cm" draw:z-index="138"><draw:object-ole xlink:href="./Object 516" xlink:type="simple" xlink:show="embed" xlink:actuate="onLoad"/><draw:image xlink:href="./ObjectReplacements/Object 516" xlink:type="simple" xlink:show="embed" xlink:actuate="onLoad"/><svg:desc>об'єкт OLE</svg:desc></draw:frame><text:span text:style-name="T4"> простору </text:span><text:span text:style-name="T22">Е</text:span><text:span text:style-name="T4"> із значеннями в просторі</text:span><text:span text:style-name="T13"> </text:span><draw:frame draw:style-name="fr44" draw:name="Об'єкт57" text:anchor-type="as-char" svg:width="0.6cm" svg:height="0.67cm" draw:z-index="139"><draw:object-ole xlink:href="./Object 517" xlink:type="simple" xlink:show="embed" xlink:actuate="onLoad"/><draw:image xlink:href="./ObjectReplacements/Object 517" xlink:type="simple" xlink:show="embed" xlink:actuate="onLoad"/><svg:desc>об'єкт OLE</svg:desc></draw:frame><text:span text:style-name="T4">. Нехай</text:span></text:p>
      <text:p text:style-name="P44"><text:span text:style-name="T13"><text:tab/></text:span><draw:frame draw:style-name="fr46" draw:name="Об'єкт58" text:anchor-type="as-char" svg:width="2.611cm" svg:height="0.741cm" draw:z-index="140"><draw:object-ole xlink:href="./Object 518" xlink:type="simple" xlink:show="embed" xlink:actuate="onLoad"/><draw:image xlink:href="./ObjectReplacements/Object 518" xlink:type="simple" xlink:show="embed" xlink:actuate="onLoad"/><svg:desc>об'єкт OLE</svg:desc></draw:frame></text:p>
      <text:p text:style-name="P44"><text:span text:style-name="T4">тобто </text:span><draw:frame draw:style-name="fr18" draw:name="Об'єкт59" text:anchor-type="as-char" svg:width="0.529cm" svg:height="0.67cm" draw:z-index="141"><draw:object-ole xlink:href="./Object 519" xlink:type="simple" xlink:show="embed" xlink:actuate="onLoad"/><draw:image xlink:href="./ObjectReplacements/Object 519" xlink:type="simple" xlink:show="embed" xlink:actuate="onLoad"/><svg:desc>об'єкт OLE</svg:desc></draw:frame><text:span text:style-name="T4"> є розв’яком рівняння </text:span></text:p>
      <text:p text:style-name="P44"><text:span text:style-name="T4"><text:tab/></text:span><draw:frame draw:style-name="fr47" draw:name="Об'єкт60" text:anchor-type="as-char" svg:width="2.293cm" svg:height="0.741cm" draw:z-index="142"><draw:object-ole xlink:href="./Object 520" xlink:type="simple" xlink:show="embed" xlink:actuate="onLoad"/><draw:image xlink:href="./ObjectReplacements/Object 520" xlink:type="simple" xlink:show="embed" xlink:actuate="onLoad"/><svg:desc>об'єкт OLE</svg:desc></draw:frame><text:span text:style-name="T4"> </text:span></text:p>
      <text:p text:style-name="P44"><text:span text:style-name="T4">при </text:span><draw:frame draw:style-name="fr48" draw:name="Об'єкт61" text:anchor-type="as-char" svg:width="1.235cm" svg:height="0.67cm" draw:z-index="143"><draw:object-ole xlink:href="./Object 521" xlink:type="simple" xlink:show="embed" xlink:actuate="onLoad"/><draw:image xlink:href="./ObjectReplacements/Object 521" xlink:type="simple" xlink:show="embed" xlink:actuate="onLoad"/><svg:desc>об'єкт OLE</svg:desc></draw:frame><text:span text:style-name="T4">.</text:span></text:p>
      <text:p text:style-name="P44"><text:span text:style-name="T4"><text:tab/>Якщо при всіх </text:span><text:span text:style-name="T22">z</text:span><text:span text:style-name="T4">, близьких до </text:span><draw:frame draw:style-name="fr49" draw:name="Об'єкт62" text:anchor-type="as-char" svg:width="0.492cm" svg:height="0.67cm" draw:z-index="144"><draw:object-ole xlink:href="./Object 522" xlink:type="simple" xlink:show="embed" xlink:actuate="onLoad"/><draw:image xlink:href="./ObjectReplacements/Object 522" xlink:type="simple" xlink:show="embed" xlink:actuate="onLoad"/><svg:desc>об'єкт OLE</svg:desc></draw:frame><text:span text:style-name="T4">, існують близькі до </text:span><draw:frame draw:style-name="fr18" draw:name="Об'єкт63" text:anchor-type="as-char" svg:width="0.529cm" svg:height="0.67cm" draw:z-index="145"><draw:object-ole xlink:href="./Object 523" xlink:type="simple" xlink:show="embed" xlink:actuate="onLoad"/><draw:image xlink:href="./ObjectReplacements/Object 523" xlink:type="simple" xlink:show="embed" xlink:actuate="onLoad"/><svg:desc>об'єкт OLE</svg:desc></draw:frame><text:span text:style-name="T4">, розв’язки </text:span><text:span text:style-name="T22">x(z)</text:span><text:span text:style-name="T4"> попереднього рівняння, то кажуть, що дане рівняння визначає неявну функцію </text:span><text:span text:style-name="T22">x(z)</text:span><text:span text:style-name="T4">.</text:span></text:p>
      <text:p text:style-name="P53"><text:tab/>Питання про існування і властивості неявної функції, визначеної даним рівнянням, виникає в задачах аналізу. Одним із методів доведення теорем існування неявної функції являється метод, що ґрунтується на застосуванні принципу стискуючих відображень.</text:p>
      <text:p text:style-name="P44"><text:span text:style-name="T4"><text:tab/></text:span><text:span text:style-name="T19">Теорема 5</text:span></text:p>
      <text:p text:style-name="P44"><text:span text:style-name="T4"><text:tab/>Нехай оператор </text:span><text:span text:style-name="T22">f(x; z)</text:span><text:span text:style-name="T4"> задовольняє наступним умовам:</text:span></text:p>
      <text:p text:style-name="P44"><text:span text:style-name="T4"><text:tab/>а) </text:span><text:span text:style-name="T13"><text:s/></text:span><text:span text:style-name="T22">f(x</text:span><text:span text:style-name="T16">;</text:span><text:span text:style-name="T22">z)</text:span><text:span text:style-name="T4"> неперервний по змінним </text:span><text:span text:style-name="T22">x, z,</text:span><text:span text:style-name="T4"> при </text:span><draw:frame draw:style-name="fr36" draw:name="Об'єкт64" text:anchor-type="as-char" svg:width="2.328cm" svg:height="0.741cm" draw:z-index="146"><draw:object-ole xlink:href="./Object 524" xlink:type="simple" xlink:show="embed" xlink:actuate="onLoad"/><draw:image xlink:href="./ObjectReplacements/Object 524" xlink:type="simple" xlink:show="embed" xlink:actuate="onLoad"/><svg:desc>об'єкт OLE</svg:desc></draw:frame><text:span text:style-name="T4">;</text:span><text:span text:style-name="T13"> </text:span><draw:frame draw:style-name="fr35" draw:name="Об'єкт65" text:anchor-type="as-char" svg:width="2.364cm" svg:height="0.741cm" draw:z-index="147"><draw:object-ole xlink:href="./Object 525" xlink:type="simple" xlink:show="embed" xlink:actuate="onLoad"/><draw:image xlink:href="./ObjectReplacements/Object 525" xlink:type="simple" xlink:show="embed" xlink:actuate="onLoad"/><svg:desc>об'єкт OLE</svg:desc></draw:frame><text:span text:style-name="T4"> і</text:span><text:span text:style-name="T13"> </text:span><draw:frame draw:style-name="fr46" draw:name="Об'єкт66" text:anchor-type="as-char" svg:width="2.611cm" svg:height="0.741cm" draw:z-index="148"><draw:object-ole xlink:href="./Object 526" xlink:type="simple" xlink:show="embed" xlink:actuate="onLoad"/><draw:image xlink:href="./ObjectReplacements/Object 526" xlink:type="simple" xlink:show="embed" xlink:actuate="onLoad"/><svg:desc>об'єкт OLE</svg:desc></draw:frame><text:span text:style-name="T4">;</text:span></text:p>
      <text:p text:style-name="P44"><text:span text:style-name="T4"><text:tab/>б)</text:span><text:span text:style-name="T13"> </text:span><text:span text:style-name="T4">оператор </text:span><text:span text:style-name="T22">f(x;z)</text:span><text:span text:style-name="T4"> при тих самих значеннях аргументів має похідну за Фреше</text:span><text:span text:style-name="T13"> </text:span><draw:frame draw:style-name="fr50" draw:name="Об'єкт67" text:anchor-type="as-char" svg:width="1.94cm" svg:height="0.741cm" draw:z-index="149"><draw:object-ole xlink:href="./Object 527" xlink:type="simple" xlink:show="embed" xlink:actuate="onLoad"/><draw:image xlink:href="./ObjectReplacements/Object 527" xlink:type="simple" xlink:show="embed" xlink:actuate="onLoad"/><svg:desc>об'єкт OLE</svg:desc></draw:frame><text:span text:style-name="T4">, неперервну по нормі операторів в точці</text:span><text:span text:style-name="T13"> </text:span><draw:frame draw:style-name="fr51" draw:name="Об'єкт68" text:anchor-type="as-char" svg:width="1.515cm" svg:height="0.741cm" draw:z-index="150"><draw:object-ole xlink:href="./Object 528" xlink:type="simple" xlink:show="embed" xlink:actuate="onLoad"/><draw:image xlink:href="./ObjectReplacements/Object 528" xlink:type="simple" xlink:show="embed" xlink:actuate="onLoad"/><svg:desc>об'єкт OLE</svg:desc></draw:frame><text:span text:style-name="T4">;</text:span></text:p>
      <text:p text:style-name="P44"><text:span text:style-name="T4"><text:tab/>в) для лінійного оператору </text:span><draw:frame draw:style-name="fr50" draw:name="Об'єкт69" text:anchor-type="as-char" svg:width="1.94cm" svg:height="0.741cm" draw:z-index="151"><draw:object-ole xlink:href="./Object 529" xlink:type="simple" xlink:show="embed" xlink:actuate="onLoad"/><draw:image xlink:href="./ObjectReplacements/Object 529" xlink:type="simple" xlink:show="embed" xlink:actuate="onLoad"/><svg:desc>об'єкт OLE</svg:desc></draw:frame><text:span text:style-name="T13"> </text:span><text:span text:style-name="T4">існує обернений.</text:span></text:p>
      <text:p text:style-name="P44"><text:span text:style-name="T4"><text:tab/>Тоді існують такі числа </text:span><draw:frame draw:style-name="fr52" draw:name="Об'єкт70" text:anchor-type="as-char" svg:width="1.693cm" svg:height="0.6cm" draw:z-index="152"><draw:object-ole xlink:href="./Object 530" xlink:type="simple" xlink:show="embed" xlink:actuate="onLoad"/><draw:image xlink:href="./ObjectReplacements/Object 530" xlink:type="simple" xlink:show="embed" xlink:actuate="onLoad"/><svg:desc>об'єкт OLE</svg:desc></draw:frame><text:span text:style-name="T4">, що для кожного </text:span><text:span text:style-name="T22">z</text:span><text:span text:style-name="T4"> із кулі </text:span><draw:frame draw:style-name="fr36" draw:name="Об'єкт71" text:anchor-type="as-char" svg:width="2.328cm" svg:height="0.741cm" draw:z-index="153"><draw:object-ole xlink:href="./Object 531" xlink:type="simple" xlink:show="embed" xlink:actuate="onLoad"/><draw:image xlink:href="./ObjectReplacements/Object 531" xlink:type="simple" xlink:show="embed" xlink:actuate="onLoad"/><svg:desc>об'єкт OLE</svg:desc></draw:frame><text:span text:style-name="T4"> рівняння </text:span><draw:frame draw:style-name="fr47" draw:name="Об'єкт72" text:anchor-type="as-char" svg:width="2.293cm" svg:height="0.741cm" draw:z-index="154"><draw:object-ole xlink:href="./Object 532" xlink:type="simple" xlink:show="embed" xlink:actuate="onLoad"/><draw:image xlink:href="./ObjectReplacements/Object 532" xlink:type="simple" xlink:show="embed" xlink:actuate="onLoad"/><svg:desc>об'єкт OLE</svg:desc></draw:frame><text:span text:style-name="T4"> в кулі </text:span><draw:frame draw:style-name="fr35" draw:name="Об'єкт73" text:anchor-type="as-char" svg:width="2.364cm" svg:height="0.741cm" draw:z-index="155"><draw:object-ole xlink:href="./Object 533" xlink:type="simple" xlink:show="embed" xlink:actuate="onLoad"/><draw:image xlink:href="./ObjectReplacements/Object 533" xlink:type="simple" xlink:show="embed" xlink:actuate="onLoad"/><svg:desc>об'єкт OLE</svg:desc></draw:frame><text:span text:style-name="T4"> має єдиний розв’язок </text:span><draw:frame draw:style-name="fr42" draw:name="Об'єкт74" text:anchor-type="as-char" svg:width="1.127cm" svg:height="0.741cm" draw:z-index="156"><draw:object-ole xlink:href="./Object 534" xlink:type="simple" xlink:show="embed" xlink:actuate="onLoad"/><draw:image xlink:href="./ObjectReplacements/Object 534" xlink:type="simple" xlink:show="embed" xlink:actuate="onLoad"/><svg:desc>об'єкт OLE</svg:desc></draw:frame><text:span text:style-name="T4">. Функція </text:span><draw:frame draw:style-name="fr42" draw:name="Об'єкт75" text:anchor-type="as-char" svg:width="1.127cm" svg:height="0.741cm" draw:z-index="157"><draw:object-ole xlink:href="./Object 535" xlink:type="simple" xlink:show="embed" xlink:actuate="onLoad"/><draw:image xlink:href="./ObjectReplacements/Object 535" xlink:type="simple" xlink:show="embed" xlink:actuate="onLoad"/><svg:desc>об'єкт OLE</svg:desc></draw:frame><text:span text:style-name="T4"> неперервна.</text:span></text:p>
      <text:p text:style-name="P53"><text:soft-page-break/></text:p>
      <text:p text:style-name="P56"><text:tab/>Послідовні наближення</text:p>
      <text:p text:style-name="P50"/>
      <text:p text:style-name="P44"><text:span text:style-name="T13"><text:tab/></text:span><text:span text:style-name="T4">Розглядається рівняння</text:span></text:p>
      <text:p text:style-name="P44"><text:span text:style-name="T4"><text:tab/></text:span><draw:frame draw:style-name="fr5" draw:name="Об'єкт76" text:anchor-type="as-char" svg:width="1.446cm" svg:height="0.529cm" draw:z-index="158"><draw:object-ole xlink:href="./Object 536" xlink:type="simple" xlink:show="embed" xlink:actuate="onLoad"/><draw:image xlink:href="./ObjectReplacements/Object 536" xlink:type="simple" xlink:show="embed" xlink:actuate="onLoad"/><svg:desc>об'єкт OLE</svg:desc></draw:frame><text:span text:style-name="T13">,<text:tab/><text:tab/><text:tab/><text:tab/><text:tab/><text:tab/><text:tab/><text:tab/><text:tab/><text:tab/><text:tab/> <text:s text:c="4"/></text:span><text:span text:style-name="T4"><text:s/>(1)</text:span></text:p>
      <text:p text:style-name="P44"><text:span text:style-name="T4">з оператором </text:span><text:span text:style-name="T22">А</text:span><text:span text:style-name="T4">, що діє в банаховому просторі </text:span><text:span text:style-name="T22">Е</text:span><text:span text:style-name="T4">.</text:span></text:p>
      <text:p text:style-name="P53">А також послідовність</text:p>
      <text:p text:style-name="P44"><text:span text:style-name="T13"><text:tab/></text:span><draw:frame draw:style-name="fr53" draw:name="Об'єкт77" text:anchor-type="as-char" svg:width="2.011cm" svg:height="0.67cm" draw:z-index="159"><draw:object-ole xlink:href="./Object 537" xlink:type="simple" xlink:show="embed" xlink:actuate="onLoad"/><draw:image xlink:href="./ObjectReplacements/Object 537" xlink:type="simple" xlink:show="embed" xlink:actuate="onLoad"/><svg:desc>об'єкт OLE</svg:desc></draw:frame><text:span text:style-name="T13">,<text:tab/></text:span><draw:frame draw:style-name="fr47" draw:name="Об'єкт78" text:anchor-type="as-char" svg:width="2.293cm" svg:height="0.741cm" draw:z-index="160"><draw:object-ole xlink:href="./Object 538" xlink:type="simple" xlink:show="embed" xlink:actuate="onLoad"/><draw:image xlink:href="./ObjectReplacements/Object 538" xlink:type="simple" xlink:show="embed" xlink:actuate="onLoad"/><svg:desc>об'єкт OLE</svg:desc></draw:frame><text:span text:style-name="T13">,<text:tab/><text:tab/><text:tab/><text:tab/><text:tab/><text:tab/><text:tab/><text:tab/><text:tab/> <text:s text:c="5"/>(2)</text:span></text:p>
      <text:p text:style-name="P44"><text:span text:style-name="T4">де </text:span><draw:frame draw:style-name="fr13" draw:name="Об'єкт79" text:anchor-type="as-char" svg:width="0.564cm" svg:height="0.67cm" draw:z-index="161"><draw:object-ole xlink:href="./Object 539" xlink:type="simple" xlink:show="embed" xlink:actuate="onLoad"/><draw:image xlink:href="./ObjectReplacements/Object 539" xlink:type="simple" xlink:show="embed" xlink:actuate="onLoad"/><svg:desc>об'єкт OLE</svg:desc></draw:frame><text:span text:style-name="T13"> </text:span><text:span text:style-name="T4">— деякий початковий елемент. Послідовність</text:span><text:span text:style-name="T13"> </text:span><draw:frame draw:style-name="fr18" draw:name="Об'єкт80" text:anchor-type="as-char" svg:width="0.529cm" svg:height="0.67cm" draw:z-index="162"><draw:object-ole xlink:href="./Object 540" xlink:type="simple" xlink:show="embed" xlink:actuate="onLoad"/><draw:image xlink:href="./ObjectReplacements/Object 540" xlink:type="simple" xlink:show="embed" xlink:actuate="onLoad"/><svg:desc>об'єкт OLE</svg:desc></draw:frame><text:span text:style-name="T4">, може бути побудована тільки в тому випадку, якщо</text:span><text:span text:style-name="T13"> </text:span><draw:frame draw:style-name="fr13" draw:name="Об'єкт81" text:anchor-type="as-char" svg:width="0.564cm" svg:height="0.67cm" draw:z-index="163"><draw:object-ole xlink:href="./Object 541" xlink:type="simple" xlink:show="embed" xlink:actuate="onLoad"/><draw:image xlink:href="./ObjectReplacements/Object 541" xlink:type="simple" xlink:show="embed" xlink:actuate="onLoad"/><svg:desc>об'єкт OLE</svg:desc></draw:frame><text:span text:style-name="T4"> належить областям визначення всіх операторів </text:span><draw:frame draw:style-name="fr54" draw:name="Об'єкт82" text:anchor-type="as-char" svg:width="0.635cm" svg:height="0.6cm" draw:z-index="164"><draw:object-ole xlink:href="./Object 542" xlink:type="simple" xlink:show="embed" xlink:actuate="onLoad"/><draw:image xlink:href="./ObjectReplacements/Object 542" xlink:type="simple" xlink:show="embed" xlink:actuate="onLoad"/><svg:desc>об'єкт OLE</svg:desc></draw:frame><text:span text:style-name="T13">, <text:s/></text:span><draw:frame draw:style-name="fr47" draw:name="Об'єкт83" text:anchor-type="as-char" svg:width="2.293cm" svg:height="0.741cm" draw:z-index="165"><draw:object-ole xlink:href="./Object 543" xlink:type="simple" xlink:show="embed" xlink:actuate="onLoad"/><draw:image xlink:href="./ObjectReplacements/Object 543" xlink:type="simple" xlink:show="embed" xlink:actuate="onLoad"/><svg:desc>об'єкт OLE</svg:desc></draw:frame></text:p>
      <text:p text:style-name="P44"><text:span text:style-name="T4"><text:tab/>Якщо послідовність </text:span><draw:frame draw:style-name="fr13" draw:name="Об'єкт84" text:anchor-type="as-char" svg:width="0.564cm" svg:height="0.67cm" draw:z-index="166"><draw:object-ole xlink:href="./Object 544" xlink:type="simple" xlink:show="embed" xlink:actuate="onLoad"/><draw:image xlink:href="./ObjectReplacements/Object 544" xlink:type="simple" xlink:show="embed" xlink:actuate="onLoad"/><svg:desc>об'єкт OLE</svg:desc></draw:frame><text:span text:style-name="T13"> </text:span><text:span text:style-name="T4">збігається до деякого елемента </text:span><draw:frame draw:style-name="fr18" draw:name="Об'єкт85" text:anchor-type="as-char" svg:width="0.529cm" svg:height="0.67cm" draw:z-index="167"><draw:object-ole xlink:href="./Object 545" xlink:type="simple" xlink:show="embed" xlink:actuate="onLoad"/><draw:image xlink:href="./ObjectReplacements/Object 545" xlink:type="simple" xlink:show="embed" xlink:actuate="onLoad"/><svg:desc>об'єкт OLE</svg:desc></draw:frame><text:span text:style-name="T4">, то з (2) випливає те, що </text:span><draw:frame draw:style-name="fr18" draw:name="Об'єкт86" text:anchor-type="as-char" svg:width="0.529cm" svg:height="0.67cm" draw:z-index="168"><draw:object-ole xlink:href="./Object 546" xlink:type="simple" xlink:show="embed" xlink:actuate="onLoad"/><draw:image xlink:href="./ObjectReplacements/Object 546" xlink:type="simple" xlink:show="embed" xlink:actuate="onLoad"/><svg:desc>об'єкт OLE</svg:desc></draw:frame><text:span text:style-name="T4"> і є розв’язком рівняння (1). Тому умови, що забезпечують збіжність послідовності </text:span><draw:frame draw:style-name="fr18" draw:name="Об'єкт87" text:anchor-type="as-char" svg:width="0.529cm" svg:height="0.67cm" draw:z-index="169"><draw:object-ole xlink:href="./Object 547" xlink:type="simple" xlink:show="embed" xlink:actuate="onLoad"/><draw:image xlink:href="./ObjectReplacements/Object 547" xlink:type="simple" xlink:show="embed" xlink:actuate="onLoad"/><svg:desc>об'єкт OLE</svg:desc></draw:frame><text:span text:style-name="T4"> і є умовами існування розв’язку рівняння (1). Проте послідовність </text:span><draw:frame draw:style-name="fr18" draw:name="Об'єкт88" text:anchor-type="as-char" svg:width="0.529cm" svg:height="0.67cm" draw:z-index="170"><draw:object-ole xlink:href="./Object 548" xlink:type="simple" xlink:show="embed" xlink:actuate="onLoad"/><draw:image xlink:href="./ObjectReplacements/Object 548" xlink:type="simple" xlink:show="embed" xlink:actuate="onLoad"/><svg:desc>об'єкт OLE</svg:desc></draw:frame><text:span text:style-name="T13"> </text:span><text:span text:style-name="T4">можна розглядати як “джерело” все більш точних наближень до розв’язку (1). В зв’язку з цим необхідно знати, для яких рівнянь (1) послідовні наближення (2) збіжні.</text:span></text:p>
      <text:p text:style-name="P53"/>
      <text:p text:style-name="P56"><text:tab/>Рівняння з оператором стиску</text:p>
      <text:p text:style-name="P50"/>
      <text:p text:style-name="P44"><text:span text:style-name="T13"><text:tab/></text:span><text:span text:style-name="T19">Теорема 6</text:span></text:p>
      <text:p text:style-name="P44"><text:span text:style-name="T4"><text:tab/>Нехай оператор </text:span><text:span text:style-name="T22">А</text:span><text:span text:style-name="T4"> відображає в себе замкнену множину </text:span><draw:frame draw:style-name="fr5" draw:name="Об'єкт89" text:anchor-type="as-char" svg:width="1.446cm" svg:height="0.529cm" draw:z-index="171"><draw:object-ole xlink:href="./Object 549" xlink:type="simple" xlink:show="embed" xlink:actuate="onLoad"/><draw:image xlink:href="./ObjectReplacements/Object 549" xlink:type="simple" xlink:show="embed" xlink:actuate="onLoad"/><svg:desc>об'єкт OLE</svg:desc></draw:frame><text:span text:style-name="T13"> </text:span><text:span text:style-name="T4">і є оператором стиску</text:span></text:p>
      <text:p text:style-name="P44"><text:span text:style-name="T13"><text:tab/></text:span><draw:frame draw:style-name="fr55" draw:name="Об'єкт90" text:anchor-type="as-char" svg:width="4.092cm" svg:height="0.741cm" draw:z-index="172"><draw:object-ole xlink:href="./Object 550" xlink:type="simple" xlink:show="embed" xlink:actuate="onLoad"/><draw:image xlink:href="./ObjectReplacements/Object 550" xlink:type="simple" xlink:show="embed" xlink:actuate="onLoad"/><svg:desc>об'єкт OLE</svg:desc></draw:frame><text:span text:style-name="T13">, <text:tab/></text:span><draw:frame draw:style-name="fr56" draw:name="Об'єкт91" text:anchor-type="as-char" svg:width="3.21cm" svg:height="0.741cm" draw:z-index="173"><draw:object-ole xlink:href="./Object 551" xlink:type="simple" xlink:show="embed" xlink:actuate="onLoad"/><draw:image xlink:href="./ObjectReplacements/Object 551" xlink:type="simple" xlink:show="embed" xlink:actuate="onLoad"/><svg:desc>об'єкт OLE</svg:desc></draw:frame><text:span text:style-name="T13">.<text:tab/><text:tab/><text:tab/><text:tab/><text:tab/><text:tab/> <text:s text:c="5"/>(3)</text:span></text:p>
      <text:p text:style-name="P44"><text:span text:style-name="T4"><text:tab/>Тоді послідовні наближення (2) при довільному початковому елементі </text:span><text:soft-page-break/><draw:frame draw:style-name="fr57" draw:name="Об'єкт92" text:anchor-type="as-char" svg:width="1.515cm" svg:height="0.67cm" draw:z-index="174"><draw:object-ole xlink:href="./Object 552" xlink:type="simple" xlink:show="embed" xlink:actuate="onLoad"/><draw:image xlink:href="./ObjectReplacements/Object 552" xlink:type="simple" xlink:show="embed" xlink:actuate="onLoad"/><svg:desc>об'єкт OLE</svg:desc></draw:frame><text:span text:style-name="T13"> </text:span><text:span text:style-name="T4">збігаються до єдиного (в силу теореми 1) розв’язку</text:span><text:span text:style-name="T13"> </text:span><draw:frame draw:style-name="fr49" draw:name="Об'єкт93" text:anchor-type="as-char" svg:width="0.492cm" svg:height="0.67cm" draw:z-index="175"><draw:object-ole xlink:href="./Object 553" xlink:type="simple" xlink:show="embed" xlink:actuate="onLoad"/><draw:image xlink:href="./ObjectReplacements/Object 553" xlink:type="simple" xlink:show="embed" xlink:actuate="onLoad"/><svg:desc>об'єкт OLE</svg:desc></draw:frame><text:span text:style-name="T4">, рівняння (1)</text:span></text:p>
      <text:p text:style-name="P44"><text:span text:style-name="T4">Із рівності </text:span><draw:frame draw:style-name="fr24" draw:name="Об'єкт94" text:anchor-type="as-char" svg:width="1.693cm" svg:height="0.67cm" draw:z-index="176"><draw:object-ole xlink:href="./Object 554" xlink:type="simple" xlink:show="embed" xlink:actuate="onLoad"/><draw:image xlink:href="./ObjectReplacements/Object 554" xlink:type="simple" xlink:show="embed" xlink:actuate="onLoad"/><svg:desc>об'єкт OLE</svg:desc></draw:frame><text:span text:style-name="T12"> </text:span><text:span text:style-name="T4">випливає нерівність</text:span></text:p>
      <text:p text:style-name="P44"><text:span text:style-name="T12"><text:tab/></text:span><draw:frame draw:style-name="fr58" draw:name="Об'єкт95" text:anchor-type="as-char" svg:width="7.303cm" svg:height="0.741cm" draw:z-index="177"><draw:object-ole xlink:href="./Object 555" xlink:type="simple" xlink:show="embed" xlink:actuate="onLoad"/><draw:image xlink:href="./ObjectReplacements/Object 555" xlink:type="simple" xlink:show="embed" xlink:actuate="onLoad"/><svg:desc>об'єкт OLE</svg:desc></draw:frame></text:p>
      <text:p text:style-name="P53">звідки </text:p>
      <text:p text:style-name="P44"><text:span text:style-name="T4"><text:tab/></text:span><draw:frame draw:style-name="fr59" draw:name="Об'єкт96" text:anchor-type="as-char" svg:width="4.269cm" svg:height="0.776cm" draw:z-index="178"><draw:object-ole xlink:href="./Object 556" xlink:type="simple" xlink:show="embed" xlink:actuate="onLoad"/><draw:image xlink:href="./ObjectReplacements/Object 556" xlink:type="simple" xlink:show="embed" xlink:actuate="onLoad"/><svg:desc>об'єкт OLE</svg:desc></draw:frame><text:span text:style-name="T4">,<text:tab/></text:span><draw:frame draw:style-name="fr60" draw:name="Об'єкт97" text:anchor-type="as-char" svg:width="3.881cm" svg:height="0.741cm" draw:z-index="179"><draw:object-ole xlink:href="./Object 557" xlink:type="simple" xlink:show="embed" xlink:actuate="onLoad"/><draw:image xlink:href="./ObjectReplacements/Object 557" xlink:type="simple" xlink:show="embed" xlink:actuate="onLoad"/><svg:desc>об'єкт OLE</svg:desc></draw:frame><text:span text:style-name="T4">.<text:tab/><text:tab/><text:tab/><text:tab/><text:tab/> <text:s text:c="5"/>(4)</text:span></text:p>
      <text:p text:style-name="P53">Тоді</text:p>
      <text:p text:style-name="P44"><text:span text:style-name="T4"><text:tab/></text:span><draw:frame draw:style-name="fr61" draw:name="Об'єкт98" text:anchor-type="as-char" svg:width="3.14cm" svg:height="0.88cm" draw:z-index="180"><draw:object-ole xlink:href="./Object 558" xlink:type="simple" xlink:show="embed" xlink:actuate="onLoad"/><draw:image xlink:href="./ObjectReplacements/Object 558" xlink:type="simple" xlink:show="embed" xlink:actuate="onLoad"/><svg:desc>об'єкт OLE</svg:desc></draw:frame><text:span text:style-name="T4">. </text:span></text:p>
      <text:p text:style-name="P44"><text:span text:style-name="T4">Нерівність (4) характеризує швидкість збіжності. Нерівністю (4) зручно користуватися тоді, коли <text:s/>відома апріорна оцінка</text:span><text:span text:style-name="T13"> </text:span><draw:frame draw:style-name="fr62" draw:name="Об'єкт99" text:anchor-type="as-char" svg:width="1.376cm" svg:height="0.67cm" draw:z-index="181"><draw:object-ole xlink:href="./Object 559" xlink:type="simple" xlink:show="embed" xlink:actuate="onLoad"/><draw:image xlink:href="./ObjectReplacements/Object 559" xlink:type="simple" xlink:show="embed" xlink:actuate="onLoad"/><svg:desc>об'єкт OLE</svg:desc></draw:frame><text:span text:style-name="T4">.</text:span></text:p>
      <text:p text:style-name="P53">Для одержання такої оцінки можна використати нерівність</text:p>
      <text:p text:style-name="P44"><text:span text:style-name="T13"><text:tab/></text:span><draw:frame draw:style-name="fr63" draw:name="Об'єкт100" text:anchor-type="as-char" svg:width="11.465cm" svg:height="0.741cm" draw:z-index="182"><draw:object-ole xlink:href="./Object 560" xlink:type="simple" xlink:show="embed" xlink:actuate="onLoad"/><draw:image xlink:href="./ObjectReplacements/Object 560" xlink:type="simple" xlink:show="embed" xlink:actuate="onLoad"/><svg:desc>об'єкт OLE</svg:desc></draw:frame><text:span text:style-name="T4">,</text:span></text:p>
      <text:p text:style-name="P53">із якої слідує, що</text:p>
      <text:p text:style-name="P44"><text:span text:style-name="T13"><text:tab/></text:span><draw:frame draw:style-name="fr64" draw:name="Об'єкт101" text:anchor-type="as-char" svg:width="5.08cm" svg:height="1.341cm" draw:z-index="183"><draw:object-ole xlink:href="./Object 561" xlink:type="simple" xlink:show="embed" xlink:actuate="onLoad"/><draw:image xlink:href="./ObjectReplacements/Object 561" xlink:type="simple" xlink:show="embed" xlink:actuate="onLoad"/><svg:desc>об'єкт OLE</svg:desc></draw:frame><text:span text:style-name="T13">,<text:tab/><text:tab/></text:span><text:span text:style-name="T4"><text:tab/><text:tab/><text:tab/><text:tab/><text:tab/><text:tab/> <text:s text:c="5"/></text:span><text:span text:style-name="T13">(5)</text:span></text:p>
      <text:p text:style-name="P53">із (4) і (5) випливає нерівність</text:p>
      <text:p text:style-name="P44"><text:span text:style-name="T13"><text:tab/></text:span><draw:frame draw:style-name="fr65" draw:name="Об'єкт102" text:anchor-type="as-char" svg:width="5.08cm" svg:height="1.446cm" draw:z-index="184"><draw:object-ole xlink:href="./Object 562" xlink:type="simple" xlink:show="embed" xlink:actuate="onLoad"/><draw:image xlink:href="./ObjectReplacements/Object 562" xlink:type="simple" xlink:show="embed" xlink:actuate="onLoad"/><svg:desc>об'єкт OLE</svg:desc></draw:frame><text:span text:style-name="T13">,<text:tab/></text:span><draw:frame draw:style-name="fr47" draw:name="Об'єкт103" text:anchor-type="as-char" svg:width="2.293cm" svg:height="0.741cm" draw:z-index="185"><draw:object-ole xlink:href="./Object 563" xlink:type="simple" xlink:show="embed" xlink:actuate="onLoad"/><draw:image xlink:href="./ObjectReplacements/Object 563" xlink:type="simple" xlink:show="embed" xlink:actuate="onLoad"/><svg:desc>об'єкт OLE</svg:desc></draw:frame><text:span text:style-name="T4">.</text:span><text:span text:style-name="T13"> </text:span><text:span text:style-name="T4"><text:tab/><text:tab/><text:tab/> <text:s text:c="9"/></text:span><text:span text:style-name="T13"><text:tab/><text:tab/></text:span><text:span text:style-name="T4"> <text:s text:c="5"/></text:span><text:span text:style-name="T13">(6)</text:span></text:p>
      <text:p text:style-name="P53"><text:tab/>Нерівності (4) та (6) дозволяють визначити, скільки необхідно знайти послідовних наближень, щоб розв’язати рівняння (1) з деякою заданою точністю.</text:p>
      <text:p text:style-name="P44"><text:span text:style-name="T4">Так, наприклад, нерівність </text:span><draw:frame draw:style-name="fr66" draw:name="Об'єкт104" text:anchor-type="as-char" svg:width="2.469cm" svg:height="0.741cm" draw:z-index="186"><draw:object-ole xlink:href="./Object 564" xlink:type="simple" xlink:show="embed" xlink:actuate="onLoad"/><draw:image xlink:href="./ObjectReplacements/Object 564" xlink:type="simple" xlink:show="embed" xlink:actuate="onLoad"/><svg:desc>об'єкт OLE</svg:desc></draw:frame><text:span text:style-name="T13"> </text:span><text:span text:style-name="T4">наперед буде виконана, якщо</text:span></text:p>
      <text:p text:style-name="P44"><text:span text:style-name="T13"><text:tab/></text:span><draw:frame draw:style-name="fr67" draw:name="Об'єкт105" text:anchor-type="as-char" svg:width="4.128cm" svg:height="1.482cm" draw:z-index="187"><draw:object-ole xlink:href="./Object 565" xlink:type="simple" xlink:show="embed" xlink:actuate="onLoad"/><draw:image xlink:href="./ObjectReplacements/Object 565" xlink:type="simple" xlink:show="embed" xlink:actuate="onLoad"/><svg:desc>об'єкт OLE</svg:desc></draw:frame></text:p>
      <text:p text:style-name="P53">Проте умова (3) не є необхідною умовою збіжності послідовних наближень.</text:p>
      <text:p text:style-name="P53"><text:tab/></text:p>
      <text:p text:style-name="P44"><text:span text:style-name="T23"><text:tab/>Лінійні рівняння</text:span><text:span text:style-name="T4"><text:tab/></text:span></text:p>
      <text:p text:style-name="P51"><text:soft-page-break/></text:p>
      <text:p text:style-name="P53"><text:tab/>Оцінки (4) та (6), в загальному випадку, не можуть бути покращені, але при додаткових припущеннях можна гарантувати більш швидку збіжність.</text:p>
      <text:p text:style-name="P53"><text:tab/>Розглядається лінійне рівняння</text:p>
      <text:p text:style-name="P44"><text:span text:style-name="T4"><text:tab/></text:span><draw:frame draw:style-name="fr41" draw:name="Об'єкт106" text:anchor-type="as-char" svg:width="2.223cm" svg:height="0.635cm" draw:z-index="188"><draw:object-ole xlink:href="./Object 566" xlink:type="simple" xlink:show="embed" xlink:actuate="onLoad"/><draw:image xlink:href="./ObjectReplacements/Object 566" xlink:type="simple" xlink:show="embed" xlink:actuate="onLoad"/><svg:desc>об'єкт OLE</svg:desc></draw:frame><text:span text:style-name="T13"><text:tab/><text:tab/><text:tab/><text:tab/><text:tab/><text:tab/><text:tab/><text:tab/><text:tab/><text:tab/><text:tab/> <text:s text:c="5"/></text:span><text:span text:style-name="T4">(7)</text:span></text:p>
      <text:p text:style-name="P44"><text:span text:style-name="T4">Якщо</text:span><text:span text:style-name="T13"> </text:span><draw:frame draw:style-name="fr15" draw:name="Об'єкт107" text:anchor-type="as-char" svg:width="1.376cm" svg:height="0.741cm" draw:z-index="189"><draw:object-ole xlink:href="./Object 567" xlink:type="simple" xlink:show="embed" xlink:actuate="onLoad"/><draw:image xlink:href="./ObjectReplacements/Object 567" xlink:type="simple" xlink:show="embed" xlink:actuate="onLoad"/><svg:desc>об'єкт OLE</svg:desc></draw:frame><text:span text:style-name="T4">, то з теореми 6 випливає збіжність послідовних наближень</text:span></text:p>
      <text:p text:style-name="P44"><text:span text:style-name="T13"><text:tab/></text:span><draw:frame draw:style-name="fr53" draw:name="Об'єкт108" text:anchor-type="as-char" svg:width="2.011cm" svg:height="0.67cm" draw:z-index="190"><draw:object-ole xlink:href="./Object 568" xlink:type="simple" xlink:show="embed" xlink:actuate="onLoad"/><draw:image xlink:href="./ObjectReplacements/Object 568" xlink:type="simple" xlink:show="embed" xlink:actuate="onLoad"/><svg:desc>об'єкт OLE</svg:desc></draw:frame><text:span text:style-name="T13"><text:tab/></text:span><draw:frame draw:style-name="fr47" draw:name="Об'єкт109" text:anchor-type="as-char" svg:width="2.293cm" svg:height="0.741cm" draw:z-index="191"><draw:object-ole xlink:href="./Object 569" xlink:type="simple" xlink:show="embed" xlink:actuate="onLoad"/><draw:image xlink:href="./ObjectReplacements/Object 569" xlink:type="simple" xlink:show="embed" xlink:actuate="onLoad"/><svg:desc>об'єкт OLE</svg:desc></draw:frame><text:span text:style-name="T13">,<text:tab/><text:tab/></text:span><text:span text:style-name="T4"><text:tab/><text:tab/><text:tab/><text:tab/><text:tab/><text:tab/><text:tab/> <text:s text:c="5"/></text:span><text:span text:style-name="T13">(8)</text:span><text:span text:style-name="T4"><text:tab/></text:span></text:p>
      <text:p text:style-name="P44"><text:span text:style-name="T4">до розв’язку </text:span><draw:frame draw:style-name="fr18" draw:name="Об'єкт110" text:anchor-type="as-char" svg:width="0.529cm" svg:height="0.67cm" draw:z-index="192"><draw:object-ole xlink:href="./Object 570" xlink:type="simple" xlink:show="embed" xlink:actuate="onLoad"/><draw:image xlink:href="./ObjectReplacements/Object 570" xlink:type="simple" xlink:show="embed" xlink:actuate="onLoad"/><svg:desc>об'єкт OLE</svg:desc></draw:frame><text:span text:style-name="T13"> </text:span><text:span text:style-name="T4">рівняння (7).</text:span></text:p>
      <text:p text:style-name="P44"><text:span text:style-name="T13"><text:tab/></text:span><text:span text:style-name="T19">Теорема </text:span><text:span text:style-name="T18">7</text:span></text:p>
      <text:p text:style-name="P44"><text:span text:style-name="T4"><text:tab/>Нехай спектральний радіус </text:span><draw:frame draw:style-name="fr68" draw:name="Об'єкт111" text:anchor-type="as-char" svg:width="1.199cm" svg:height="0.741cm" draw:z-index="193"><draw:object-ole xlink:href="./Object 571" xlink:type="simple" xlink:show="embed" xlink:actuate="onLoad"/><draw:image xlink:href="./ObjectReplacements/Object 571" xlink:type="simple" xlink:show="embed" xlink:actuate="onLoad"/><svg:desc>об'єкт OLE</svg:desc></draw:frame><text:span text:style-name="T13"> </text:span><text:span text:style-name="T4">оператора </text:span><text:span text:style-name="T22">В</text:span><text:span text:style-name="T4"> задовольняє нерівності </text:span><draw:frame draw:style-name="fr69" draw:name="Об'єкт112" text:anchor-type="as-char" svg:width="1.834cm" svg:height="0.741cm" draw:z-index="194"><draw:object-ole xlink:href="./Object 572" xlink:type="simple" xlink:show="embed" xlink:actuate="onLoad"/><draw:image xlink:href="./ObjectReplacements/Object 572" xlink:type="simple" xlink:show="embed" xlink:actuate="onLoad"/><svg:desc>об'єкт OLE</svg:desc></draw:frame><text:span text:style-name="T4">.</text:span></text:p>
      <text:p text:style-name="P44"><text:span text:style-name="T4">Тоді послідовні наближення (8) збігаються до розв’язку </text:span><draw:frame draw:style-name="fr18" draw:name="Об'єкт113" text:anchor-type="as-char" svg:width="0.529cm" svg:height="0.67cm" draw:z-index="195"><draw:object-ole xlink:href="./Object 573" xlink:type="simple" xlink:show="embed" xlink:actuate="onLoad"/><draw:image xlink:href="./ObjectReplacements/Object 573" xlink:type="simple" xlink:show="embed" xlink:actuate="onLoad"/><svg:desc>об'єкт OLE</svg:desc></draw:frame><text:span text:style-name="T4"> рівняння (7) і для кожного </text:span><text:span text:style-name="T7">ε</text:span><text:span text:style-name="T4">, що </text:span><draw:frame draw:style-name="fr70" draw:name="Об'єкт114" text:anchor-type="as-char" svg:width="3.281cm" svg:height="0.741cm" draw:z-index="196"><draw:object-ole xlink:href="./Object 574" xlink:type="simple" xlink:show="embed" xlink:actuate="onLoad"/><draw:image xlink:href="./ObjectReplacements/Object 574" xlink:type="simple" xlink:show="embed" xlink:actuate="onLoad"/><svg:desc>об'єкт OLE</svg:desc></draw:frame><text:span text:style-name="T4"> , справедливою буде оцінка</text:span></text:p>
      <text:p text:style-name="P44"><text:span text:style-name="T13"><text:tab/></text:span><draw:frame draw:style-name="fr71" draw:name="Об'єкт115" text:anchor-type="as-char" svg:width="8.184cm" svg:height="0.847cm" draw:z-index="197"><draw:object-ole xlink:href="./Object 575" xlink:type="simple" xlink:show="embed" xlink:actuate="onLoad"/><draw:image xlink:href="./ObjectReplacements/Object 575" xlink:type="simple" xlink:show="embed" xlink:actuate="onLoad"/><svg:desc>об'єкт OLE</svg:desc></draw:frame></text:p>
      <text:p text:style-name="P58"/>
      <text:p text:style-name="P56"><text:tab/>Нелінійні рівняння</text:p>
      <text:p text:style-name="P56"/>
      <text:p text:style-name="P53">Розглядається нелінійне рівняння</text:p>
      <text:p text:style-name="P44"><text:span text:style-name="T4"><text:tab/></text:span><draw:frame draw:style-name="fr5" draw:name="Об'єкт116" text:anchor-type="as-char" svg:width="1.446cm" svg:height="0.529cm" draw:z-index="198"><draw:object-ole xlink:href="./Object 576" xlink:type="simple" xlink:show="embed" xlink:actuate="onLoad"/><draw:image xlink:href="./ObjectReplacements/Object 576" xlink:type="simple" xlink:show="embed" xlink:actuate="onLoad"/><svg:desc>об'єкт OLE</svg:desc></draw:frame><text:span text:style-name="T4"><text:tab/><text:tab/><text:tab/><text:tab/><text:tab/><text:tab/><text:tab/><text:tab/><text:tab/><text:tab/><text:tab/> <text:s text:c="5"/>(9)</text:span></text:p>
      <text:p text:style-name="P44"><text:span text:style-name="T4"><text:tab/></text:span><text:span text:style-name="T19">Теорема</text:span><text:span text:style-name="T18"> 8</text:span></text:p>
      <text:p text:style-name="P44"><text:span text:style-name="T4"><text:tab/>Нехай оператор </text:span><text:span text:style-name="T22">А</text:span><text:span text:style-name="T4"> є диференційовним за Фреше в точці</text:span><text:span text:style-name="T13"> </text:span><draw:frame draw:style-name="fr49" draw:name="Об'єкт117" text:anchor-type="as-char" svg:width="0.492cm" svg:height="0.67cm" draw:z-index="199"><draw:object-ole xlink:href="./Object 577" xlink:type="simple" xlink:show="embed" xlink:actuate="onLoad"/><draw:image xlink:href="./ObjectReplacements/Object 577" xlink:type="simple" xlink:show="embed" xlink:actuate="onLoad"/><svg:desc>об'єкт OLE</svg:desc></draw:frame><text:span text:style-name="T4">, що є розв’язком рівняння (9). Через </text:span><draw:frame draw:style-name="fr13" draw:name="Об'єкт118" text:anchor-type="as-char" svg:width="0.564cm" svg:height="0.67cm" draw:z-index="200"><draw:object-ole xlink:href="./Object 578" xlink:type="simple" xlink:show="embed" xlink:actuate="onLoad"/><draw:image xlink:href="./ObjectReplacements/Object 578" xlink:type="simple" xlink:show="embed" xlink:actuate="onLoad"/><svg:desc>об'єкт OLE</svg:desc></draw:frame><text:span text:style-name="T13"> </text:span><text:span text:style-name="T4">позначається спектральний радіус оператора</text:span><text:span text:style-name="T13"> </text:span><draw:frame draw:style-name="fr72" draw:name="Об'єкт119" text:anchor-type="as-char" svg:width="1.411cm" svg:height="0.741cm" draw:z-index="201"><draw:object-ole xlink:href="./Object 579" xlink:type="simple" xlink:show="embed" xlink:actuate="onLoad"/><draw:image xlink:href="./ObjectReplacements/Object 579" xlink:type="simple" xlink:show="embed" xlink:actuate="onLoad"/><svg:desc>об'єкт OLE</svg:desc></draw:frame><text:span text:style-name="T4">. Нехай</text:span><text:span text:style-name="T13"> </text:span><draw:frame draw:style-name="fr48" draw:name="Об'єкт120" text:anchor-type="as-char" svg:width="1.235cm" svg:height="0.67cm" draw:z-index="202"><draw:object-ole xlink:href="./Object 580" xlink:type="simple" xlink:show="embed" xlink:actuate="onLoad"/><draw:image xlink:href="./ObjectReplacements/Object 580" xlink:type="simple" xlink:show="embed" xlink:actuate="onLoad"/><svg:desc>об'єкт OLE</svg:desc></draw:frame><text:span text:style-name="T13">.</text:span></text:p>
      <text:p text:style-name="P53">Тоді послідовні наближення</text:p>
      <text:p text:style-name="P44"><text:soft-page-break/><text:span text:style-name="T13"><text:tab/></text:span><draw:frame draw:style-name="fr53" draw:name="Об'єкт121" text:anchor-type="as-char" svg:width="2.011cm" svg:height="0.67cm" draw:z-index="203"><draw:object-ole xlink:href="./Object 581" xlink:type="simple" xlink:show="embed" xlink:actuate="onLoad"/><draw:image xlink:href="./ObjectReplacements/Object 581" xlink:type="simple" xlink:show="embed" xlink:actuate="onLoad"/><svg:desc>об'єкт OLE</svg:desc></draw:frame><text:span text:style-name="T13">,<text:tab/></text:span><draw:frame draw:style-name="fr73" draw:name="Об'єкт122" text:anchor-type="as-char" svg:width="2.15cm" svg:height="0.741cm" draw:z-index="204"><draw:object-ole xlink:href="./Object 582" xlink:type="simple" xlink:show="embed" xlink:actuate="onLoad"/><draw:image xlink:href="./ObjectReplacements/Object 582" xlink:type="simple" xlink:show="embed" xlink:actuate="onLoad"/><svg:desc>об'єкт OLE</svg:desc></draw:frame><text:span text:style-name="T13">,<text:tab/><text:tab/><text:tab/><text:tab/><text:tab/><text:tab/><text:tab/><text:tab/><text:tab/> <text:s text:c="3"/>(10)</text:span></text:p>
      <text:p text:style-name="P44"><text:span text:style-name="T4">збігаються до</text:span><text:span text:style-name="T13"> </text:span><draw:frame draw:style-name="fr18" draw:name="Об'єкт123" text:anchor-type="as-char" svg:width="0.529cm" svg:height="0.67cm" draw:z-index="205"><draw:object-ole xlink:href="./Object 583" xlink:type="simple" xlink:show="embed" xlink:actuate="onLoad"/><draw:image xlink:href="./ObjectReplacements/Object 583" xlink:type="simple" xlink:show="embed" xlink:actuate="onLoad"/><svg:desc>об'єкт OLE</svg:desc></draw:frame><text:span text:style-name="T4">, якщо початкове наближення </text:span><draw:frame draw:style-name="fr13" draw:name="Об'єкт124" text:anchor-type="as-char" svg:width="0.564cm" svg:height="0.67cm" draw:z-index="206"><draw:object-ole xlink:href="./Object 584" xlink:type="simple" xlink:show="embed" xlink:actuate="onLoad"/><draw:image xlink:href="./ObjectReplacements/Object 584" xlink:type="simple" xlink:show="embed" xlink:actuate="onLoad"/><svg:desc>об'єкт OLE</svg:desc></draw:frame><text:span text:style-name="T13"> </text:span><text:span text:style-name="T4">достатньо близько до </text:span><draw:frame draw:style-name="fr18" draw:name="Об'єкт125" text:anchor-type="as-char" svg:width="0.529cm" svg:height="0.67cm" draw:z-index="207"><draw:object-ole xlink:href="./Object 585" xlink:type="simple" xlink:show="embed" xlink:actuate="onLoad"/><draw:image xlink:href="./ObjectReplacements/Object 585" xlink:type="simple" xlink:show="embed" xlink:actuate="onLoad"/><svg:desc>об'єкт OLE</svg:desc></draw:frame><text:span text:style-name="T4">. При цьому справедлива оцінка</text:span></text:p>
      <text:p text:style-name="P44"><text:span text:style-name="T13"><text:tab/></text:span><draw:frame draw:style-name="fr74" draw:name="Об'єкт126" text:anchor-type="as-char" svg:width="5.468cm" svg:height="0.847cm" draw:z-index="208"><draw:object-ole xlink:href="./Object 586" xlink:type="simple" xlink:show="embed" xlink:actuate="onLoad"/><draw:image xlink:href="./ObjectReplacements/Object 586" xlink:type="simple" xlink:show="embed" xlink:actuate="onLoad"/><svg:desc>об'єкт OLE</svg:desc></draw:frame><text:span text:style-name="T4">,</text:span><text:span text:style-name="T13"><text:tab/><text:tab/></text:span><text:span text:style-name="T4"><text:tab/><text:tab/><text:tab/><text:tab/><text:tab/><text:tab/> <text:s text:c="3"/></text:span><text:span text:style-name="T13">(11)</text:span></text:p>
      <text:p text:style-name="P53">де <text:s/>ε — довільне додатне число.</text:p>
      <text:p text:style-name="P53"><text:tab/>Більш точніша оцінка, ніж (11), не може бути одержана без додаткових припущень.</text:p>
      <text:p text:style-name="P44"><text:span text:style-name="T4"><text:tab/>Із (11) випливає, що послідовні наближення (10) збігаються до </text:span><draw:frame draw:style-name="fr49" draw:name="Об'єкт127" text:anchor-type="as-char" svg:width="0.492cm" svg:height="0.67cm" draw:z-index="209"><draw:object-ole xlink:href="./Object 587" xlink:type="simple" xlink:show="embed" xlink:actuate="onLoad"/><draw:image xlink:href="./ObjectReplacements/Object 587" xlink:type="simple" xlink:show="embed" xlink:actuate="onLoad"/><svg:desc>об'єкт OLE</svg:desc></draw:frame><text:span text:style-name="T4"> швидше геометричної прогресії з якзавгодно малим знаменником, якщо похідна </text:span><draw:frame draw:style-name="fr75" draw:name="Об'єкт128" text:anchor-type="as-char" svg:width="2.117cm" svg:height="0.741cm" draw:z-index="210"><draw:object-ole xlink:href="./Object 588" xlink:type="simple" xlink:show="embed" xlink:actuate="onLoad"/><draw:image xlink:href="./ObjectReplacements/Object 588" xlink:type="simple" xlink:show="embed" xlink:actuate="onLoad"/><svg:desc>об'єкт OLE</svg:desc></draw:frame><text:span text:style-name="T4">. Це зауваження може бути підсилено, якщо не тільки </text:span></text:p>
      <text:p text:style-name="P44"><text:span text:style-name="T13"><text:tab/></text:span><draw:frame draw:style-name="fr76" draw:name="Об'єкт129" text:anchor-type="as-char" svg:width="4.727cm" svg:height="0.811cm" draw:z-index="211"><draw:object-ole xlink:href="./Object 589" xlink:type="simple" xlink:show="embed" xlink:actuate="onLoad"/><draw:image xlink:href="./ObjectReplacements/Object 589" xlink:type="simple" xlink:show="embed" xlink:actuate="onLoad"/><svg:desc>об'єкт OLE</svg:desc></draw:frame><text:span text:style-name="T13">,</text:span></text:p>
      <text:p text:style-name="P53">але й</text:p>
      <text:p text:style-name="P44"><text:span text:style-name="T13"><text:tab/></text:span><draw:frame draw:style-name="fr77" draw:name="Об'єкт130" text:anchor-type="as-char" svg:width="4.551cm" svg:height="0.847cm" draw:z-index="212"><draw:object-ole xlink:href="./Object 590" xlink:type="simple" xlink:show="embed" xlink:actuate="onLoad"/><draw:image xlink:href="./ObjectReplacements/Object 590" xlink:type="simple" xlink:show="embed" xlink:actuate="onLoad"/><svg:desc>об'єкт OLE</svg:desc></draw:frame><text:span text:style-name="T4"> </text:span><text:span text:style-name="T13"><text:tab/><text:tab/><text:tab/><text:tab/><text:tab/><text:tab/><text:tab/><text:tab/><text:tab/> <text:s text:c="3"/>(12)</text:span></text:p>
      <text:p text:style-name="P44"><text:span text:style-name="T4"><text:tab/>Остання умова буде виконуватись, якщо оператор </text:span><text:span text:style-name="T22">А</text:span><text:span text:style-name="T4"> диференційовний за Фреше в околі точки</text:span><text:span text:style-name="T13"> </text:span><draw:frame draw:style-name="fr49" draw:name="Об'єкт131" text:anchor-type="as-char" svg:width="0.492cm" svg:height="0.67cm" draw:z-index="213"><draw:object-ole xlink:href="./Object 591" xlink:type="simple" xlink:show="embed" xlink:actuate="onLoad"/><draw:image xlink:href="./ObjectReplacements/Object 591" xlink:type="simple" xlink:show="embed" xlink:actuate="onLoad"/><svg:desc>об'єкт OLE</svg:desc></draw:frame><text:span text:style-name="T4">, і похідна </text:span><draw:frame draw:style-name="fr78" draw:name="Об'єкт132" text:anchor-type="as-char" svg:width="1.164cm" svg:height="0.635cm" draw:z-index="214"><draw:object-ole xlink:href="./Object 592" xlink:type="simple" xlink:show="embed" xlink:actuate="onLoad"/><draw:image xlink:href="./ObjectReplacements/Object 592" xlink:type="simple" xlink:show="embed" xlink:actuate="onLoad"/><svg:desc>об'єкт OLE</svg:desc></draw:frame><text:span text:style-name="T13"> </text:span><text:span text:style-name="T4">задовольняє умові Ліпшица</text:span></text:p>
      <text:p text:style-name="P44"><text:span text:style-name="T13"><text:tab/></text:span><draw:frame draw:style-name="fr79" draw:name="Об'єкт133" text:anchor-type="as-char" svg:width="5.115cm" svg:height="0.741cm" draw:z-index="215"><draw:object-ole xlink:href="./Object 593" xlink:type="simple" xlink:show="embed" xlink:actuate="onLoad"/><draw:image xlink:href="./ObjectReplacements/Object 593" xlink:type="simple" xlink:show="embed" xlink:actuate="onLoad"/><svg:desc>об'єкт OLE</svg:desc></draw:frame><text:span text:style-name="T4">| </text:span></text:p>
      <text:p text:style-name="P53"/>
      <text:p text:style-name="P44"><text:span text:style-name="T17"><text:tab/></text:span><text:span text:style-name="T23">Вплив нульового наближення на оцінку швидкості збіжності</text:span></text:p>
      <text:p text:style-name="P50"/>
      <text:p text:style-name="P44"><text:span text:style-name="T13"><text:tab/></text:span><text:span text:style-name="T4">Зазвичай оцінки для деяких початкових наближень завищені. Наприклад, для лінійного рівняння</text:span></text:p>
      <text:p text:style-name="P44"><text:span text:style-name="T4"><text:tab/></text:span><draw:frame draw:style-name="fr5" draw:name="Об'єкт134" text:anchor-type="as-char" svg:width="1.446cm" svg:height="0.529cm" draw:z-index="216"><draw:object-ole xlink:href="./Object 594" xlink:type="simple" xlink:show="embed" xlink:actuate="onLoad"/><draw:image xlink:href="./ObjectReplacements/Object 594" xlink:type="simple" xlink:show="embed" xlink:actuate="onLoad"/><svg:desc>об'єкт OLE</svg:desc></draw:frame><text:span text:style-name="T4">,</text:span></text:p>
      <text:p text:style-name="P44"><text:span text:style-name="T4">де </text:span><text:span text:style-name="T22">А</text:span><text:span text:style-name="T4"> — симетрична матриця, спектр якої складається з двох чисел <text:s/></text:span><draw:frame draw:style-name="fr80" draw:name="Об'єкт135" text:anchor-type="as-char" svg:width="2.505cm" svg:height="0.741cm" draw:z-index="217"><draw:object-ole xlink:href="./Object 595" xlink:type="simple" xlink:show="embed" xlink:actuate="onLoad"/><draw:image xlink:href="./ObjectReplacements/Object 595" xlink:type="simple" xlink:show="embed" xlink:actuate="onLoad"/><svg:desc>об'єкт OLE</svg:desc></draw:frame><text:span text:style-name="T4">, послідовні наближення </text:span><draw:frame draw:style-name="fr53" draw:name="Об'єкт136" text:anchor-type="as-char" svg:width="2.011cm" svg:height="0.67cm" draw:z-index="218"><draw:object-ole xlink:href="./Object 596" xlink:type="simple" xlink:show="embed" xlink:actuate="onLoad"/><draw:image xlink:href="./ObjectReplacements/Object 596" xlink:type="simple" xlink:show="embed" xlink:actuate="onLoad"/><svg:desc>об'єкт OLE</svg:desc></draw:frame><text:span text:style-name="T4"> збігаються до нульового розв’язку з швидкістю </text:span><text:soft-page-break/><draw:frame draw:style-name="fr81" draw:name="Об'єкт137" text:anchor-type="as-char" svg:width="0.564cm" svg:height="0.741cm" draw:z-index="219"><draw:object-ole xlink:href="./Object 597" xlink:type="simple" xlink:show="embed" xlink:actuate="onLoad"/><draw:image xlink:href="./ObjectReplacements/Object 597" xlink:type="simple" xlink:show="embed" xlink:actuate="onLoad"/><svg:desc>об'єкт OLE</svg:desc></draw:frame><text:span text:style-name="T4"> при нульовому наближенні </text:span><draw:frame draw:style-name="fr18" draw:name="Об'єкт138" text:anchor-type="as-char" svg:width="0.529cm" svg:height="0.67cm" draw:z-index="220"><draw:object-ole xlink:href="./Object 598" xlink:type="simple" xlink:show="embed" xlink:actuate="onLoad"/><draw:image xlink:href="./ObjectReplacements/Object 598" xlink:type="simple" xlink:show="embed" xlink:actuate="onLoad"/><svg:desc>об'єкт OLE</svg:desc></draw:frame><text:span text:style-name="T4">, для якого </text:span><draw:frame draw:style-name="fr82" draw:name="Об'єкт139" text:anchor-type="as-char" svg:width="2.081cm" svg:height="0.67cm" draw:z-index="221"><draw:object-ole xlink:href="./Object 599" xlink:type="simple" xlink:show="embed" xlink:actuate="onLoad"/><draw:image xlink:href="./ObjectReplacements/Object 599" xlink:type="simple" xlink:show="embed" xlink:actuate="onLoad"/><svg:desc>об'єкт OLE</svg:desc></draw:frame><text:span text:style-name="T4"> і з швидкістю <text:s/></text:span><draw:frame draw:style-name="fr81" draw:name="Об'єкт140" text:anchor-type="as-char" svg:width="0.564cm" svg:height="0.741cm" draw:z-index="222"><draw:object-ole xlink:href="./Object 600" xlink:type="simple" xlink:show="embed" xlink:actuate="onLoad"/><draw:image xlink:href="./ObjectReplacements/Object 600" xlink:type="simple" xlink:show="embed" xlink:actuate="onLoad"/><svg:desc>об'єкт OLE</svg:desc></draw:frame><text:span text:style-name="T4">, якщо </text:span><draw:frame draw:style-name="fr83" draw:name="Об'єкт141" text:anchor-type="as-char" svg:width="0.201cm" svg:height="0.547cm" draw:z-index="223"><draw:object xlink:href="./Object 601" xlink:type="simple" xlink:show="embed" xlink:actuate="onLoad"/><draw:image xlink:href="./ObjectReplacements/Object 601" xlink:type="simple" xlink:show="embed" xlink:actuate="onLoad"/><svg:desc>формула</svg:desc></draw:frame><draw:frame draw:style-name="fr84" draw:name="Об'єкт142" text:anchor-type="as-char" svg:width="2.15cm" svg:height="0.67cm" draw:z-index="224"><draw:object-ole xlink:href="./Object 602" xlink:type="simple" xlink:show="embed" xlink:actuate="onLoad"/><draw:image xlink:href="./ObjectReplacements/Object 602" xlink:type="simple" xlink:show="embed" xlink:actuate="onLoad"/><svg:desc>об'єкт OLE</svg:desc></draw:frame></text:p>
      <text:p text:style-name="P53"><text:tab/>Таким чином при “вдалому” виборі початкового наближення в деяких випадках може вийти більш швидка збіжність послідовних наближень, ніж та, яка гарантується загальними оцінками. Якщо б виявилось, що в абсолютній більшості випадків збіжність більш швидка, то при наближеному розв’язуванні великого числа задач, швидкість збіжності необхідно було б характеризувати іншими оцінками.</text:p>
      <text:p text:style-name="P53"><text:tab/>Наприклад рівняння</text:p>
      <text:p text:style-name="P44"><text:span text:style-name="T4"><text:tab/></text:span><draw:frame draw:style-name="fr30" draw:name="Об'єкт143" text:anchor-type="as-char" svg:width="1.411cm" svg:height="0.529cm" draw:z-index="225"><draw:object-ole xlink:href="./Object 603" xlink:type="simple" xlink:show="embed" xlink:actuate="onLoad"/><draw:image xlink:href="./ObjectReplacements/Object 603" xlink:type="simple" xlink:show="embed" xlink:actuate="onLoad"/><svg:desc>об'єкт OLE</svg:desc></draw:frame></text:p>
      <text:p text:style-name="P44"><text:span text:style-name="T12"><text:tab/></text:span><text:span text:style-name="T4">з самоспряженим лінійним оператором </text:span><text:span text:style-name="T22">В</text:span><text:span text:style-name="T4">, що діє в дійсному гільбертовому просторі </text:span><text:span text:style-name="T22">Н</text:span><text:span text:style-name="T4">. Нехай оператор </text:span><text:span text:style-name="T22">В</text:span><text:span text:style-name="T4"> має вигляд</text:span></text:p>
      <text:p text:style-name="P44"><text:span text:style-name="T13"><text:tab/></text:span><draw:frame draw:style-name="fr25" draw:name="Об'єкт144" text:anchor-type="as-char" svg:width="3.739cm" svg:height="0.67cm" draw:z-index="226"><draw:object-ole xlink:href="./Object 604" xlink:type="simple" xlink:show="embed" xlink:actuate="onLoad"/><draw:image xlink:href="./ObjectReplacements/Object 604" xlink:type="simple" xlink:show="embed" xlink:actuate="onLoad"/><svg:desc>об'єкт OLE</svg:desc></draw:frame><text:span text:style-name="T4">,</text:span></text:p>
      <text:p text:style-name="P44"><text:span text:style-name="T4">де </text:span><text:span text:style-name="T13"><text:s/></text:span><draw:frame draw:style-name="fr85" draw:name="Об'єкт145" text:anchor-type="as-char" svg:width="0.459cm" svg:height="0.67cm" draw:z-index="227"><draw:object-ole xlink:href="./Object 605" xlink:type="simple" xlink:show="embed" xlink:actuate="onLoad"/><draw:image xlink:href="./ObjectReplacements/Object 605" xlink:type="simple" xlink:show="embed" xlink:actuate="onLoad"/><svg:desc>об'єкт OLE</svg:desc></draw:frame><text:span text:style-name="T4">— оператор ортогонального проектування на деякий підпростір </text:span><draw:frame draw:style-name="fr86" draw:name="Об'єкт146" text:anchor-type="as-char" svg:width="0.635cm" svg:height="0.67cm" draw:z-index="228"><draw:object-ole xlink:href="./Object 606" xlink:type="simple" xlink:show="embed" xlink:actuate="onLoad"/><draw:image xlink:href="./ObjectReplacements/Object 606" xlink:type="simple" xlink:show="embed" xlink:actuate="onLoad"/><svg:desc>об'єкт OLE</svg:desc></draw:frame><text:span text:style-name="T4">,</text:span></text:p>
      <text:p text:style-name="P44"><draw:frame draw:style-name="fr18" draw:name="Об'єкт147" text:anchor-type="as-char" svg:width="0.529cm" svg:height="0.67cm" draw:z-index="229"><draw:object-ole xlink:href="./Object 607" xlink:type="simple" xlink:show="embed" xlink:actuate="onLoad"/><draw:image xlink:href="./ObjectReplacements/Object 607" xlink:type="simple" xlink:show="embed" xlink:actuate="onLoad"/><svg:desc>об'єкт OLE</svg:desc></draw:frame><text:span text:style-name="T25"> — </text:span><text:span text:style-name="T4">оператор проектування на ортогональне доповнення </text:span><draw:frame draw:style-name="fr87" draw:name="Об'єкт148" text:anchor-type="as-char" svg:width="0.706cm" svg:height="0.67cm" draw:z-index="230"><draw:object-ole xlink:href="./Object 608" xlink:type="simple" xlink:show="embed" xlink:actuate="onLoad"/><draw:image xlink:href="./ObjectReplacements/Object 608" xlink:type="simple" xlink:show="embed" xlink:actuate="onLoad"/><svg:desc>об'єкт OLE</svg:desc></draw:frame><text:span text:style-name="T4">до</text:span><text:span text:style-name="T13"> </text:span><draw:frame draw:style-name="fr86" draw:name="Об'єкт149" text:anchor-type="as-char" svg:width="0.635cm" svg:height="0.67cm" draw:z-index="231"><draw:object-ole xlink:href="./Object 609" xlink:type="simple" xlink:show="embed" xlink:actuate="onLoad"/><draw:image xlink:href="./ObjectReplacements/Object 609" xlink:type="simple" xlink:show="embed" xlink:actuate="onLoad"/><svg:desc>об'єкт OLE</svg:desc></draw:frame><text:span text:style-name="T4">,</text:span></text:p>
      <text:p text:style-name="P44"><draw:frame draw:style-name="fr17" draw:name="Об'єкт150" text:anchor-type="as-char" svg:width="1.693cm" svg:height="0.741cm" draw:z-index="232"><draw:object-ole xlink:href="./Object 610" xlink:type="simple" xlink:show="embed" xlink:actuate="onLoad"/><draw:image xlink:href="./ObjectReplacements/Object 610" xlink:type="simple" xlink:show="embed" xlink:actuate="onLoad"/><svg:desc>об'єкт OLE</svg:desc></draw:frame><text:span text:style-name="T13">,</text:span></text:p>
      <text:p text:style-name="P44"><text:span text:style-name="T25"><text:s/></text:span><draw:frame draw:style-name="fr13" draw:name="Об'єкт151" text:anchor-type="as-char" svg:width="0.564cm" svg:height="0.67cm" draw:z-index="233"><draw:object-ole xlink:href="./Object 611" xlink:type="simple" xlink:show="embed" xlink:actuate="onLoad"/><draw:image xlink:href="./ObjectReplacements/Object 611" xlink:type="simple" xlink:show="embed" xlink:actuate="onLoad"/><svg:desc>об'єкт OLE</svg:desc></draw:frame><text:span text:style-name="T25">— </text:span><text:span text:style-name="T4">самоспряжений оператор, що діє в</text:span><text:span text:style-name="T13"> </text:span><draw:frame draw:style-name="fr87" draw:name="Об'єкт152" text:anchor-type="as-char" svg:width="0.706cm" svg:height="0.67cm" draw:z-index="234"><draw:object-ole xlink:href="./Object 612" xlink:type="simple" xlink:show="embed" xlink:actuate="onLoad"/><draw:image xlink:href="./ObjectReplacements/Object 612" xlink:type="simple" xlink:show="embed" xlink:actuate="onLoad"/><svg:desc>об'єкт OLE</svg:desc></draw:frame><text:span text:style-name="T4">, для якого</text:span><text:span text:style-name="T13"> </text:span><draw:frame draw:style-name="fr88" draw:name="Об'єкт153" text:anchor-type="as-char" svg:width="2.575cm" svg:height="0.741cm" draw:z-index="235"><draw:object-ole xlink:href="./Object 613" xlink:type="simple" xlink:show="embed" xlink:actuate="onLoad"/><draw:image xlink:href="./ObjectReplacements/Object 613" xlink:type="simple" xlink:show="embed" xlink:actuate="onLoad"/><svg:desc>об'єкт OLE</svg:desc></draw:frame><text:span text:style-name="T4">.</text:span></text:p>
      <text:p text:style-name="P44"><text:span text:style-name="T4"><text:tab/>Послідовні наближення </text:span><draw:frame draw:style-name="fr53" draw:name="Об'єкт154" text:anchor-type="as-char" svg:width="2.011cm" svg:height="0.67cm" draw:z-index="236"><draw:object-ole xlink:href="./Object 614" xlink:type="simple" xlink:show="embed" xlink:actuate="onLoad"/><draw:image xlink:href="./ObjectReplacements/Object 614" xlink:type="simple" xlink:show="embed" xlink:actuate="onLoad"/><svg:desc>об'єкт OLE</svg:desc></draw:frame><text:span text:style-name="T4"> до нульового розв’язку рівняння визначаються рівністю:</text:span></text:p>
      <text:p text:style-name="P44"><text:span text:style-name="T13"><text:tab/></text:span><draw:frame draw:style-name="fr55" draw:name="Об'єкт155" text:anchor-type="as-char" svg:width="4.092cm" svg:height="0.741cm" draw:z-index="237"><draw:object-ole xlink:href="./Object 615" xlink:type="simple" xlink:show="embed" xlink:actuate="onLoad"/><draw:image xlink:href="./ObjectReplacements/Object 615" xlink:type="simple" xlink:show="embed" xlink:actuate="onLoad"/><svg:desc>об'єкт OLE</svg:desc></draw:frame><text:span text:style-name="T4">,</text:span><text:span text:style-name="T13"><text:tab/></text:span><draw:frame draw:style-name="fr47" draw:name="Об'єкт156" text:anchor-type="as-char" svg:width="2.293cm" svg:height="0.741cm" draw:z-index="238"><draw:object-ole xlink:href="./Object 616" xlink:type="simple" xlink:show="embed" xlink:actuate="onLoad"/><draw:image xlink:href="./ObjectReplacements/Object 616" xlink:type="simple" xlink:show="embed" xlink:actuate="onLoad"/><svg:desc>об'єкт OLE</svg:desc></draw:frame><text:span text:style-name="T4">.</text:span></text:p>
      <text:p text:style-name="P44"><text:span text:style-name="T4"><text:tab/>Нехай </text:span><draw:frame draw:style-name="fr83" draw:name="Об'єкт157" text:anchor-type="as-char" svg:width="2.044cm" svg:height="0.624cm" draw:z-index="239"><draw:object xlink:href="./Object 617" xlink:type="simple" xlink:show="embed" xlink:actuate="onLoad"/><draw:image xlink:href="./ObjectReplacements/Object 617" xlink:type="simple" xlink:show="embed" xlink:actuate="onLoad"/><svg:desc>формула</svg:desc></draw:frame><text:span text:style-name="T4">.</text:span></text:p>
      <text:p text:style-name="P53">Тоді </text:p>
      <text:p text:style-name="P44"><text:span text:style-name="T4"><text:tab/></text:span><draw:frame draw:style-name="fr89" draw:name="Об'єкт158" text:anchor-type="as-char" svg:width="4.586cm" svg:height="0.776cm" draw:z-index="240"><draw:object-ole xlink:href="./Object 618" xlink:type="simple" xlink:show="embed" xlink:actuate="onLoad"/><draw:image xlink:href="./ObjectReplacements/Object 618" xlink:type="simple" xlink:show="embed" xlink:actuate="onLoad"/><svg:desc>об'єкт OLE</svg:desc></draw:frame><text:span text:style-name="T4">.</text:span></text:p>
      <text:p text:style-name="P44"><text:span text:style-name="T13"><text:tab/></text:span><text:span text:style-name="T4">Отже, майже для всіх початкових наближень(винятком </text:span><text:span text:style-name="T13"><text:s/></text:span><text:span text:style-name="T4">є</text:span><text:span text:style-name="T13"> </text:span><draw:frame draw:style-name="fr90" draw:name="Об'єкт159" text:anchor-type="as-char" svg:width="1.623cm" svg:height="0.67cm" draw:z-index="241"><draw:object-ole xlink:href="./Object 619" xlink:type="simple" xlink:show="embed" xlink:actuate="onLoad"/><draw:image xlink:href="./ObjectReplacements/Object 619" xlink:type="simple" xlink:show="embed" xlink:actuate="onLoad"/><svg:desc>об'єкт OLE</svg:desc></draw:frame><text:span text:style-name="T4">), збіжність не повільніше геометричної прогресії із знаменником</text:span><text:span text:style-name="T13"> </text:span><draw:frame draw:style-name="fr91" draw:name="Об'єкт160" text:anchor-type="as-char" svg:width="0.423cm" svg:height="0.67cm" draw:z-index="242"><draw:object-ole xlink:href="./Object 620" xlink:type="simple" xlink:show="embed" xlink:actuate="onLoad"/><draw:image xlink:href="./ObjectReplacements/Object 620" xlink:type="simple" xlink:show="embed" xlink:actuate="onLoad"/><svg:desc>об'єкт OLE</svg:desc></draw:frame><text:span text:style-name="T4">.</text:span></text:p>
      <text:p text:style-name="P53"><text:soft-page-break/></text:p>
      <text:p text:style-name="P56"><text:tab/>Розподіл похибок</text:p>
      <text:p text:style-name="P50"/>
      <text:p text:style-name="P44"><text:span text:style-name="T23"><text:tab/></text:span><text:span text:style-name="T5">При застосуванні ітераційного процесу </text:span><draw:frame draw:style-name="fr53" draw:name="Об'єкт161" text:anchor-type="as-char" svg:width="2.011cm" svg:height="0.67cm" draw:z-index="243"><draw:object-ole xlink:href="./Object 621" xlink:type="simple" xlink:show="embed" xlink:actuate="onLoad"/><draw:image xlink:href="./ObjectReplacements/Object 621" xlink:type="simple" xlink:show="embed" xlink:actuate="onLoad"/><svg:desc>об'єкт OLE</svg:desc></draw:frame><text:span text:style-name="T5">, </text:span><draw:frame draw:style-name="fr47" draw:name="Об'єкт162" text:anchor-type="as-char" svg:width="2.293cm" svg:height="0.741cm" draw:z-index="244"><draw:object-ole xlink:href="./Object 622" xlink:type="simple" xlink:show="embed" xlink:actuate="onLoad"/><draw:image xlink:href="./ObjectReplacements/Object 622" xlink:type="simple" xlink:show="embed" xlink:actuate="onLoad"/><svg:desc>об'єкт OLE</svg:desc></draw:frame><text:span text:style-name="T5"> обчислення проводять до тих пір, поки похибка </text:span><draw:frame draw:style-name="fr92" draw:name="Об'єкт163" text:anchor-type="as-char" svg:width="1.87cm" svg:height="0.741cm" draw:z-index="245"><draw:object-ole xlink:href="./Object 623" xlink:type="simple" xlink:show="embed" xlink:actuate="onLoad"/><draw:image xlink:href="./ObjectReplacements/Object 623" xlink:type="simple" xlink:show="embed" xlink:actuate="onLoad"/><svg:desc>об'єкт OLE</svg:desc></draw:frame><text:span text:style-name="T5"> перевищує деяку задану величину. Похибка </text:span><draw:frame draw:style-name="fr93" draw:name="Об'єкт164" text:anchor-type="as-char" svg:width="1.552cm" svg:height="0.741cm" draw:z-index="246"><draw:object-ole xlink:href="./Object 624" xlink:type="simple" xlink:show="embed" xlink:actuate="onLoad"/><draw:image xlink:href="./ObjectReplacements/Object 624" xlink:type="simple" xlink:show="embed" xlink:actuate="onLoad"/><svg:desc>об'єкт OLE</svg:desc></draw:frame><text:span text:style-name="T5"> при цьому може бути різною. При цьому найімовірніша похибка не буде значно меншою за максимальну.</text:span></text:p>
      <text:p text:style-name="P54"><text:tab/>Розглядається система лінійних алгебраїчних рівнянь</text:p>
      <text:p text:style-name="P44"><text:span text:style-name="T5"><text:tab/></text:span><draw:frame draw:style-name="fr94" draw:name="Об'єкт165" text:anchor-type="as-char" svg:width="2.15cm" svg:height="0.529cm" draw:z-index="247"><draw:object-ole xlink:href="./Object 625" xlink:type="simple" xlink:show="embed" xlink:actuate="onLoad"/><draw:image xlink:href="./ObjectReplacements/Object 625" xlink:type="simple" xlink:show="embed" xlink:actuate="onLoad"/><svg:desc>об'єкт OLE</svg:desc></draw:frame><text:span text:style-name="T5">,</text:span></text:p>
      <text:p text:style-name="P44"><text:span text:style-name="T5">де </text:span><text:span text:style-name="T23">А – </text:span><text:span text:style-name="T5">додатньовизначена</text:span><text:span text:style-name="T23"> </text:span><text:span text:style-name="T5">матриця, всі власні значення </text:span><draw:frame draw:style-name="fr95" draw:name="Об'єкт166" text:anchor-type="as-char" svg:width="2.858cm" svg:height="0.741cm" draw:z-index="248"><draw:object-ole xlink:href="./Object 626" xlink:type="simple" xlink:show="embed" xlink:actuate="onLoad"/><draw:image xlink:href="./ObjectReplacements/Object 626" xlink:type="simple" xlink:show="embed" xlink:actuate="onLoad"/><svg:desc>об'єкт OLE</svg:desc></draw:frame><text:span text:style-name="T5"> менші 1, </text:span><text:span text:style-name="T10">b</text:span><text:span text:style-name="T5"> – заданий вектор, </text:span><text:span text:style-name="T10">x</text:span><text:span text:style-name="T14"> – </text:span><text:span text:style-name="T5">шуканий вектор </text:span><text:span text:style-name="T10">m</text:span><text:span text:style-name="T5">-вимірного простору. Якщо послідовні наближення </text:span><draw:frame draw:style-name="fr18" draw:name="Об'єкт167" text:anchor-type="as-char" svg:width="0.529cm" svg:height="0.67cm" draw:z-index="249"><draw:object-ole xlink:href="./Object 627" xlink:type="simple" xlink:show="embed" xlink:actuate="onLoad"/><draw:image xlink:href="./ObjectReplacements/Object 627" xlink:type="simple" xlink:show="embed" xlink:actuate="onLoad"/><svg:desc>об'єкт OLE</svg:desc></draw:frame><text:span text:style-name="T5"> шукаються по рекурентній формулі</text:span></text:p>
      <text:p text:style-name="P44"><text:span text:style-name="T5"><text:tab/></text:span><draw:frame draw:style-name="fr96" draw:name="Об'єкт168" text:anchor-type="as-char" svg:width="2.752cm" svg:height="0.67cm" draw:z-index="250"><draw:object-ole xlink:href="./Object 628" xlink:type="simple" xlink:show="embed" xlink:actuate="onLoad"/><draw:image xlink:href="./ObjectReplacements/Object 628" xlink:type="simple" xlink:show="embed" xlink:actuate="onLoad"/><svg:desc>об'єкт OLE</svg:desc></draw:frame></text:p>
      <text:p text:style-name="P54">то найбільш імовірними похибками і будуть максимальні.</text:p>
      <text:p text:style-name="P54">Нехай вводять позначення <text:s/></text:p>
      <text:p text:style-name="P44"><text:span text:style-name="T5"><text:tab/></text:span><draw:frame draw:style-name="fr97" draw:name="Об'єкт169" text:anchor-type="as-char" svg:width="5.715cm" svg:height="0.67cm" draw:z-index="251"><draw:object-ole xlink:href="./Object 629" xlink:type="simple" xlink:show="embed" xlink:actuate="onLoad"/><draw:image xlink:href="./ObjectReplacements/Object 629" xlink:type="simple" xlink:show="embed" xlink:actuate="onLoad"/><svg:desc>об'єкт OLE</svg:desc></draw:frame></text:p>
      <text:p text:style-name="P54">Очевидно</text:p>
      <text:p text:style-name="P44"><text:span text:style-name="T5"><text:tab/></text:span><draw:frame draw:style-name="fr98" draw:name="Об'єкт170" text:anchor-type="as-char" svg:width="5.609cm" svg:height="0.847cm" draw:z-index="252"><draw:object-ole xlink:href="./Object 630" xlink:type="simple" xlink:show="embed" xlink:actuate="onLoad"/><draw:image xlink:href="./ObjectReplacements/Object 630" xlink:type="simple" xlink:show="embed" xlink:actuate="onLoad"/><svg:desc>об'єкт OLE</svg:desc></draw:frame></text:p>
      <text:p text:style-name="P54">Звідки</text:p>
      <text:p text:style-name="P44"><text:span text:style-name="T5"><text:tab/></text:span><draw:frame draw:style-name="fr99" draw:name="Об'єкт171" text:anchor-type="as-char" svg:width="4.374cm" svg:height="0.741cm" draw:z-index="253"><draw:object-ole xlink:href="./Object 631" xlink:type="simple" xlink:show="embed" xlink:actuate="onLoad"/><draw:image xlink:href="./ObjectReplacements/Object 631" xlink:type="simple" xlink:show="embed" xlink:actuate="onLoad"/><svg:desc>об'єкт OLE</svg:desc></draw:frame></text:p>
      <text:p text:style-name="P54">Отже</text:p>
      <text:p text:style-name="P44"><text:span text:style-name="T5"><text:tab/></text:span><draw:frame draw:style-name="fr100" draw:name="Об'єкт172" text:anchor-type="as-char" svg:width="7.832cm" svg:height="0.776cm" draw:z-index="254"><draw:object-ole xlink:href="./Object 632" xlink:type="simple" xlink:show="embed" xlink:actuate="onLoad"/><draw:image xlink:href="./ObjectReplacements/Object 632" xlink:type="simple" xlink:show="embed" xlink:actuate="onLoad"/><svg:desc>об'єкт OLE</svg:desc></draw:frame></text:p>
      <text:p text:style-name="P44"><text:span text:style-name="T5"><text:tab/>Нехай ітераційний процес закінчується на </text:span><text:span text:style-name="T10">p</text:span><text:span text:style-name="T14">-</text:span><text:span text:style-name="T5">му кроці, якщо вектор-нев’язка </text:span><draw:frame draw:style-name="fr101" draw:name="Об'єкт173" text:anchor-type="as-char" svg:width="2.716cm" svg:height="0.741cm" draw:z-index="255"><draw:object-ole xlink:href="./Object 633" xlink:type="simple" xlink:show="embed" xlink:actuate="onLoad"/><draw:image xlink:href="./ObjectReplacements/Object 633" xlink:type="simple" xlink:show="embed" xlink:actuate="onLoad"/><svg:desc>об'єкт OLE</svg:desc></draw:frame><text:span text:style-name="T5"> потрапляє в деякий окіл </text:span><text:span text:style-name="T10">G</text:span><text:span text:style-name="T14"> </text:span><text:span text:style-name="T5">нуля (куля, куб). В силу останньої рівності </text:span><text:soft-page-break/><text:span text:style-name="T5">похибка </text:span><draw:frame draw:style-name="fr81" draw:name="Об'єкт174" text:anchor-type="as-char" svg:width="0.564cm" svg:height="0.741cm" draw:z-index="256"><draw:object-ole xlink:href="./Object 634" xlink:type="simple" xlink:show="embed" xlink:actuate="onLoad"/><draw:image xlink:href="./ObjectReplacements/Object 634" xlink:type="simple" xlink:show="embed" xlink:actuate="onLoad"/><svg:desc>об'єкт OLE</svg:desc></draw:frame><text:span text:style-name="T5"> потрапить в окіл </text:span><draw:frame draw:style-name="fr102" draw:name="Об'єкт175" text:anchor-type="as-char" svg:width="3.281cm" svg:height="0.847cm" draw:z-index="257"><draw:object-ole xlink:href="./Object 635" xlink:type="simple" xlink:show="embed" xlink:actuate="onLoad"/><draw:image xlink:href="./ObjectReplacements/Object 635" xlink:type="simple" xlink:show="embed" xlink:actuate="onLoad"/><svg:desc>об'єкт OLE</svg:desc></draw:frame><text:span text:style-name="T5">. Якщо матриця </text:span><text:span text:style-name="T23">А</text:span><text:span text:style-name="T5"> має власні значення </text:span><draw:frame draw:style-name="fr103" draw:name="Об'єкт176" text:anchor-type="as-char" svg:width="0.423cm" svg:height="0.529cm" draw:z-index="258"><draw:object-ole xlink:href="./Object 636" xlink:type="simple" xlink:show="embed" xlink:actuate="onLoad"/><draw:image xlink:href="./ObjectReplacements/Object 636" xlink:type="simple" xlink:show="embed" xlink:actuate="onLoad"/><svg:desc>об'єкт OLE</svg:desc></draw:frame><text:span text:style-name="T5"> близькі до 1, то відповідні власні значення </text:span><draw:frame draw:style-name="fr104" draw:name="Об'єкт177" text:anchor-type="as-char" svg:width="1.693cm" svg:height="0.847cm" draw:z-index="259"><draw:object-ole xlink:href="./Object 637" xlink:type="simple" xlink:show="embed" xlink:actuate="onLoad"/><draw:image xlink:href="./ObjectReplacements/Object 637" xlink:type="simple" xlink:show="embed" xlink:actuate="onLoad"/><svg:desc>об'єкт OLE</svg:desc></draw:frame><text:span text:style-name="T5"> матриці </text:span><draw:frame draw:style-name="fr105" draw:name="Об'єкт178" text:anchor-type="as-char" svg:width="1.834cm" svg:height="0.847cm" draw:z-index="260"><draw:object-ole xlink:href="./Object 638" xlink:type="simple" xlink:show="embed" xlink:actuate="onLoad"/><draw:image xlink:href="./ObjectReplacements/Object 638" xlink:type="simple" xlink:show="embed" xlink:actuate="onLoad"/><svg:desc>об'єкт OLE</svg:desc></draw:frame><text:span text:style-name="T5">будуть великими і область </text:span><draw:frame draw:style-name="fr44" draw:name="Об'єкт179" text:anchor-type="as-char" svg:width="0.6cm" svg:height="0.67cm" draw:z-index="261"><draw:object-ole xlink:href="./Object 639" xlink:type="simple" xlink:show="embed" xlink:actuate="onLoad"/><draw:image xlink:href="./ObjectReplacements/Object 639" xlink:type="simple" xlink:show="embed" xlink:actuate="onLoad"/><svg:desc>об'єкт OLE</svg:desc></draw:frame><text:span text:style-name="T5"> буде «сильно розтягнута» в напрямку відповідних власних векторів матриці </text:span><text:span text:style-name="T23">А</text:span><text:span text:style-name="T5">. Таким чином, може виявитись, що похибка </text:span><draw:frame draw:style-name="fr81" draw:name="Об'єкт180" text:anchor-type="as-char" svg:width="0.564cm" svg:height="0.741cm" draw:z-index="262"><draw:object-ole xlink:href="./Object 640" xlink:type="simple" xlink:show="embed" xlink:actuate="onLoad"/><draw:image xlink:href="./ObjectReplacements/Object 640" xlink:type="simple" xlink:show="embed" xlink:actuate="onLoad"/><svg:desc>об'єкт OLE</svg:desc></draw:frame><text:span text:style-name="T5"> буде великою, незважаючи на те, що діаметр області </text:span><text:span text:style-name="T10">G</text:span><text:span text:style-name="T5"> був невеликим. Імовірність таких великих похибок більша ніж імовірність малих. </text:span></text:p>
      <text:p text:style-name="P44"><text:span text:style-name="T5"><text:tab/>Вводяться позначення </text:span><draw:frame draw:style-name="fr106" draw:name="Об'єкт181" text:anchor-type="as-char" svg:width="4.657cm" svg:height="0.776cm" draw:z-index="263"><draw:object-ole xlink:href="./Object 641" xlink:type="simple" xlink:show="embed" xlink:actuate="onLoad"/><draw:image xlink:href="./ObjectReplacements/Object 641" xlink:type="simple" xlink:show="embed" xlink:actuate="onLoad"/><svg:desc>об'єкт OLE</svg:desc></draw:frame><text:span text:style-name="T5">. Якщо ітераційний процес закінчився на </text:span><text:span text:style-name="T10">p</text:span><text:span text:style-name="T14">-</text:span><text:span text:style-name="T5">му кроці, то в силу останньої рівності початкова похибка </text:span><draw:frame draw:style-name="fr49" draw:name="Об'єкт182" text:anchor-type="as-char" svg:width="0.492cm" svg:height="0.67cm" draw:z-index="264"><draw:object-ole xlink:href="./Object 642" xlink:type="simple" xlink:show="embed" xlink:actuate="onLoad"/><draw:image xlink:href="./ObjectReplacements/Object 642" xlink:type="simple" xlink:show="embed" xlink:actuate="onLoad"/><svg:desc>об'єкт OLE</svg:desc></draw:frame><text:span text:style-name="T5"> знаходилась в області </text:span><draw:frame draw:style-name="fr107" draw:name="Об'єкт183" text:anchor-type="as-char" svg:width="0.67cm" svg:height="0.741cm" draw:z-index="265"><draw:object-ole xlink:href="./Object 643" xlink:type="simple" xlink:show="embed" xlink:actuate="onLoad"/><draw:image xlink:href="./ObjectReplacements/Object 643" xlink:type="simple" xlink:show="embed" xlink:actuate="onLoad"/><svg:desc>об'єкт OLE</svg:desc></draw:frame><text:span text:style-name="T5">, причому </text:span><draw:frame draw:style-name="fr108" draw:name="Об'єкт184" text:anchor-type="as-char" svg:width="1.799cm" svg:height="0.741cm" draw:z-index="266"><draw:object-ole xlink:href="./Object 644" xlink:type="simple" xlink:show="embed" xlink:actuate="onLoad"/><draw:image xlink:href="./ObjectReplacements/Object 644" xlink:type="simple" xlink:show="embed" xlink:actuate="onLoad"/><svg:desc>об'єкт OLE</svg:desc></draw:frame><text:span text:style-name="T5">, так як в протилежному випадку процес закінчився б раніше. </text:span></text:p>
      <text:p text:style-name="P44"><text:span text:style-name="T5"><text:tab/>Нехай область </text:span><text:span text:style-name="T10">G</text:span><text:span text:style-name="T17"> </text:span><text:span text:style-name="T14">– </text:span><text:span text:style-name="T5">куля радіуса </text:span><draw:frame draw:style-name="fr109" draw:name="Об'єкт185" text:anchor-type="as-char" svg:width="0.459cm" svg:height="0.423cm" draw:z-index="267"><draw:object-ole xlink:href="./Object 645" xlink:type="simple" xlink:show="embed" xlink:actuate="onLoad"/><draw:image xlink:href="./ObjectReplacements/Object 645" xlink:type="simple" xlink:show="embed" xlink:actuate="onLoad"/><svg:desc>об'єкт OLE</svg:desc></draw:frame><text:span text:style-name="T5">, процес вважається закінченим якщо <text:s/>довжина вектора </text:span><draw:frame draw:style-name="fr101" draw:name="Об'єкт186" text:anchor-type="as-char" svg:width="2.716cm" svg:height="0.741cm" draw:z-index="268"><draw:object-ole xlink:href="./Object 646" xlink:type="simple" xlink:show="embed" xlink:actuate="onLoad"/><draw:image xlink:href="./ObjectReplacements/Object 646" xlink:type="simple" xlink:show="embed" xlink:actuate="onLoad"/><svg:desc>об'єкт OLE</svg:desc></draw:frame><text:span text:style-name="T5"> буде меншою за </text:span><draw:frame draw:style-name="fr109" draw:name="Об'єкт187" text:anchor-type="as-char" svg:width="0.459cm" svg:height="0.423cm" draw:z-index="269"><draw:object-ole xlink:href="./Object 647" xlink:type="simple" xlink:show="embed" xlink:actuate="onLoad"/><draw:image xlink:href="./ObjectReplacements/Object 647" xlink:type="simple" xlink:show="embed" xlink:actuate="onLoad"/><svg:desc>об'єкт OLE</svg:desc></draw:frame><text:span text:style-name="T5">. В даному випадку область </text:span><draw:frame draw:style-name="fr44" draw:name="Об'єкт188" text:anchor-type="as-char" svg:width="0.6cm" svg:height="0.67cm" draw:z-index="270"><draw:object-ole xlink:href="./Object 648" xlink:type="simple" xlink:show="embed" xlink:actuate="onLoad"/><draw:image xlink:href="./ObjectReplacements/Object 648" xlink:type="simple" xlink:show="embed" xlink:actuate="onLoad"/><svg:desc>об'єкт OLE</svg:desc></draw:frame><text:span text:style-name="T5"> являється еліпсоїдом, що містить в собі кулю </text:span><text:span text:style-name="T10">G</text:span><text:span text:style-name="T23"> </text:span><text:span text:style-name="T5">с півосями довжини </text:span><draw:frame draw:style-name="fr110" draw:name="Об'єкт189" text:anchor-type="as-char" svg:width="3.598cm" svg:height="1.376cm" draw:z-index="271"><draw:object-ole xlink:href="./Object 649" xlink:type="simple" xlink:show="embed" xlink:actuate="onLoad"/><draw:image xlink:href="./ObjectReplacements/Object 649" xlink:type="simple" xlink:show="embed" xlink:actuate="onLoad"/><svg:desc>об'єкт OLE</svg:desc></draw:frame><text:span text:style-name="T5">, розташованими по напрямках відповідних власних векторів матриці </text:span><text:span text:style-name="T23">А</text:span><text:span text:style-name="T5">.</text:span></text:p>
      <text:p text:style-name="P44"><text:span text:style-name="T5"><text:tab/>Нехай </text:span><draw:frame draw:style-name="fr111" draw:name="Об'єкт190" text:anchor-type="as-char" svg:width="0.741cm" svg:height="0.67cm" draw:z-index="272"><draw:object-ole xlink:href="./Object 650" xlink:type="simple" xlink:show="embed" xlink:actuate="onLoad"/><draw:image xlink:href="./ObjectReplacements/Object 650" xlink:type="simple" xlink:show="embed" xlink:actuate="onLoad"/><svg:desc>об'єкт OLE</svg:desc></draw:frame><text:span text:style-name="T5"> еліпсоїд </text:span><draw:frame draw:style-name="fr112" draw:name="Об'єкт191" text:anchor-type="as-char" svg:width="0.953cm" svg:height="0.67cm" draw:z-index="273"><draw:object-ole xlink:href="./Object 651" xlink:type="simple" xlink:show="embed" xlink:actuate="onLoad"/><draw:image xlink:href="./ObjectReplacements/Object 651" xlink:type="simple" xlink:show="embed" xlink:actuate="onLoad"/><svg:desc>об'єкт OLE</svg:desc></draw:frame><text:span text:style-name="T5">. Його півосі будуть мати довжину </text:span><draw:frame draw:style-name="fr110" draw:name="Об'єкт192" text:anchor-type="as-char" svg:width="3.598cm" svg:height="1.376cm" draw:z-index="274"><draw:object-ole xlink:href="./Object 652" xlink:type="simple" xlink:show="embed" xlink:actuate="onLoad"/><draw:image xlink:href="./ObjectReplacements/Object 652" xlink:type="simple" xlink:show="embed" xlink:actuate="onLoad"/><svg:desc>об'єкт OLE</svg:desc></draw:frame><text:span text:style-name="T5">. Процес закінчується на </text:span><text:span text:style-name="T10">p</text:span><text:span text:style-name="T5">-му кроці, якщо </text:span><draw:frame draw:style-name="fr51" draw:name="Об'єкт193" text:anchor-type="as-char" svg:width="1.515cm" svg:height="0.741cm" draw:z-index="275"><draw:object-ole xlink:href="./Object 653" xlink:type="simple" xlink:show="embed" xlink:actuate="onLoad"/><draw:image xlink:href="./ObjectReplacements/Object 653" xlink:type="simple" xlink:show="embed" xlink:actuate="onLoad"/><svg:desc>об'єкт OLE</svg:desc></draw:frame><text:span text:style-name="T5"> і </text:span><draw:frame draw:style-name="fr108" draw:name="Об'єкт194" text:anchor-type="as-char" svg:width="1.799cm" svg:height="0.741cm" draw:z-index="276"><draw:object-ole xlink:href="./Object 654" xlink:type="simple" xlink:show="embed" xlink:actuate="onLoad"/><draw:image xlink:href="./ObjectReplacements/Object 654" xlink:type="simple" xlink:show="embed" xlink:actuate="onLoad"/><svg:desc>об'єкт OLE</svg:desc></draw:frame><text:span text:style-name="T5">, тобто коли вектор </text:span><draw:frame draw:style-name="fr49" draw:name="Об'єкт195" text:anchor-type="as-char" svg:width="0.492cm" svg:height="0.67cm" draw:z-index="277"><draw:object-ole xlink:href="./Object 655" xlink:type="simple" xlink:show="embed" xlink:actuate="onLoad"/><draw:image xlink:href="./ObjectReplacements/Object 655" xlink:type="simple" xlink:show="embed" xlink:actuate="onLoad"/><svg:desc>об'єкт OLE</svg:desc></draw:frame><text:span text:style-name="T5"> знаходиться в шарі </text:span><draw:frame draw:style-name="fr69" draw:name="Об'єкт196" text:anchor-type="as-char" svg:width="1.834cm" svg:height="0.741cm" draw:z-index="278"><draw:object-ole xlink:href="./Object 656" xlink:type="simple" xlink:show="embed" xlink:actuate="onLoad"/><draw:image xlink:href="./ObjectReplacements/Object 656" xlink:type="simple" xlink:show="embed" xlink:actuate="onLoad"/><svg:desc>об'єкт OLE</svg:desc></draw:frame><text:span text:style-name="T5">. При цьому кінцева похибка буде знаходитися в шарі </text:span><draw:frame draw:style-name="fr113" draw:name="Об'єкт197" text:anchor-type="as-char" svg:width="4.621cm" svg:height="0.88cm" draw:z-index="279"><draw:object-ole xlink:href="./Object 657" xlink:type="simple" xlink:show="embed" xlink:actuate="onLoad"/><draw:image xlink:href="./ObjectReplacements/Object 657" xlink:type="simple" xlink:show="embed" xlink:actuate="onLoad"/><svg:desc>об'єкт OLE</svg:desc></draw:frame><text:span text:style-name="T5">. Таким чином, кінцева похибка </text:span><draw:frame draw:style-name="fr81" draw:name="Об'єкт198" text:anchor-type="as-char" svg:width="0.564cm" svg:height="0.741cm" draw:z-index="280"><draw:object-ole xlink:href="./Object 658" xlink:type="simple" xlink:show="embed" xlink:actuate="onLoad"/><draw:image xlink:href="./ObjectReplacements/Object 658" xlink:type="simple" xlink:show="embed" xlink:actuate="onLoad"/><svg:desc>об'єкт OLE</svg:desc></draw:frame><text:span text:style-name="T5"> належить </text:span><draw:frame draw:style-name="fr111" draw:name="Об'єкт199" text:anchor-type="as-char" svg:width="0.741cm" svg:height="0.67cm" draw:z-index="281"><draw:object-ole xlink:href="./Object 659" xlink:type="simple" xlink:show="embed" xlink:actuate="onLoad"/><draw:image xlink:href="./ObjectReplacements/Object 659" xlink:type="simple" xlink:show="embed" xlink:actuate="onLoad"/><svg:desc>об'єкт OLE</svg:desc></draw:frame><text:span text:style-name="T5"> тільки в тому випадку, якщо </text:span><draw:frame draw:style-name="fr49" draw:name="Об'єкт200" text:anchor-type="as-char" svg:width="0.492cm" svg:height="0.67cm" draw:z-index="282"><draw:object-ole xlink:href="./Object 660" xlink:type="simple" xlink:show="embed" xlink:actuate="onLoad"/><draw:image xlink:href="./ObjectReplacements/Object 660" xlink:type="simple" xlink:show="embed" xlink:actuate="onLoad"/><svg:desc>об'єкт OLE</svg:desc></draw:frame><text:span text:style-name="T5"> належить </text:span><draw:frame draw:style-name="fr44" draw:name="Об'єкт201" text:anchor-type="as-char" svg:width="0.6cm" svg:height="0.67cm" draw:z-index="283"><draw:object-ole xlink:href="./Object 661" xlink:type="simple" xlink:show="embed" xlink:actuate="onLoad"/><draw:image xlink:href="./ObjectReplacements/Object 661" xlink:type="simple" xlink:show="embed" xlink:actuate="onLoad"/><svg:desc>об'єкт OLE</svg:desc></draw:frame><text:span text:style-name="T5">.</text:span></text:p>
      <text:p text:style-name="P44"><text:span text:style-name="T5"><text:tab/>Імовірність знаходження кінцевої похибки в елементі </text:span><draw:frame draw:style-name="fr44" draw:name="Об'єкт202" text:anchor-type="as-char" svg:width="0.6cm" svg:height="0.67cm" draw:z-index="284"><draw:object-ole xlink:href="./Object 662" xlink:type="simple" xlink:show="embed" xlink:actuate="onLoad"/><draw:image xlink:href="./ObjectReplacements/Object 662" xlink:type="simple" xlink:show="embed" xlink:actuate="onLoad"/><svg:desc>об'єкт OLE</svg:desc></draw:frame><text:span text:style-name="T5"> об’єму шару </text:span><draw:frame draw:style-name="fr114" draw:name="Об'єкт203" text:anchor-type="as-char" svg:width="1.411cm" svg:height="0.67cm" draw:z-index="285"><draw:object-ole xlink:href="./Object 663" xlink:type="simple" xlink:show="embed" xlink:actuate="onLoad"/><draw:image xlink:href="./ObjectReplacements/Object 663" xlink:type="simple" xlink:show="embed" xlink:actuate="onLoad"/><svg:desc>об'єкт OLE</svg:desc></draw:frame><text:span text:style-name="T5"> </text:span><text:soft-page-break/><text:span text:style-name="T5">рівна сумі імовірностей знаходження початкової похибки в елементах </text:span><draw:frame draw:style-name="fr115" draw:name="Об'єкт204" text:anchor-type="as-char" svg:width="5.045cm" svg:height="0.776cm" draw:z-index="286"><draw:object-ole xlink:href="./Object 664" xlink:type="simple" xlink:show="embed" xlink:actuate="onLoad"/><draw:image xlink:href="./ObjectReplacements/Object 664" xlink:type="simple" xlink:show="embed" xlink:actuate="onLoad"/><svg:desc>об'єкт OLE</svg:desc></draw:frame><text:span text:style-name="T5">.</text:span></text:p>
      <text:p text:style-name="P44"><text:span text:style-name="T5"><text:tab/>Нехай початкова похибка </text:span><draw:frame draw:style-name="fr49" draw:name="Об'єкт205" text:anchor-type="as-char" svg:width="0.492cm" svg:height="0.67cm" draw:z-index="287"><draw:object-ole xlink:href="./Object 665" xlink:type="simple" xlink:show="embed" xlink:actuate="onLoad"/><draw:image xlink:href="./ObjectReplacements/Object 665" xlink:type="simple" xlink:show="embed" xlink:actuate="onLoad"/><svg:desc>об'єкт OLE</svg:desc></draw:frame><text:span text:style-name="T5"> рівномірна розподілена в кулі </text:span><text:span text:style-name="T10">T</text:span><text:span text:style-name="T23"> </text:span><text:span text:style-name="T5">достатньо великого радіусу </text:span><text:span text:style-name="T10">R</text:span><text:span text:style-name="T5">. В даному випадку імовірність </text:span><draw:frame draw:style-name="fr72" draw:name="Об'єкт206" text:anchor-type="as-char" svg:width="1.411cm" svg:height="0.741cm" draw:z-index="288"><draw:object-ole xlink:href="./Object 666" xlink:type="simple" xlink:show="embed" xlink:actuate="onLoad"/><draw:image xlink:href="./ObjectReplacements/Object 666" xlink:type="simple" xlink:show="embed" xlink:actuate="onLoad"/><svg:desc>об'єкт OLE</svg:desc></draw:frame><text:span text:style-name="T5"> знаходження початкової похибки в елементі </text:span><draw:frame draw:style-name="fr57" draw:name="Об'єкт207" text:anchor-type="as-char" svg:width="1.515cm" svg:height="0.67cm" draw:z-index="289"><draw:object-ole xlink:href="./Object 667" xlink:type="simple" xlink:show="embed" xlink:actuate="onLoad"/><draw:image xlink:href="./ObjectReplacements/Object 667" xlink:type="simple" xlink:show="embed" xlink:actuate="onLoad"/><svg:desc>об'єкт OLE</svg:desc></draw:frame><text:span text:style-name="T5"> пропорційна об’єму даного елемента. Очевидно</text:span></text:p>
      <text:p text:style-name="P44"><text:span text:style-name="T5"><text:tab/></text:span><draw:frame draw:style-name="fr116" draw:name="Об'єкт208" text:anchor-type="as-char" svg:width="2.575cm" svg:height="1.376cm" draw:z-index="290"><draw:object-ole xlink:href="./Object 668" xlink:type="simple" xlink:show="embed" xlink:actuate="onLoad"/><draw:image xlink:href="./ObjectReplacements/Object 668" xlink:type="simple" xlink:show="embed" xlink:actuate="onLoad"/><svg:desc>об'єкт OLE</svg:desc></draw:frame><text:span text:style-name="T5">.</text:span></text:p>
      <text:p text:style-name="P44"><text:span text:style-name="T5">Таким чином, імовірність </text:span><draw:frame draw:style-name="fr72" draw:name="Об'єкт209" text:anchor-type="as-char" svg:width="1.411cm" svg:height="0.741cm" draw:z-index="291"><draw:object-ole xlink:href="./Object 669" xlink:type="simple" xlink:show="embed" xlink:actuate="onLoad"/><draw:image xlink:href="./ObjectReplacements/Object 669" xlink:type="simple" xlink:show="embed" xlink:actuate="onLoad"/><svg:desc>об'єкт OLE</svg:desc></draw:frame><text:span text:style-name="T5"> потрапляння кінцевої похибки в елемент </text:span><draw:frame draw:style-name="fr44" draw:name="Об'єкт210" text:anchor-type="as-char" svg:width="0.6cm" svg:height="0.67cm" draw:z-index="292"><draw:object-ole xlink:href="./Object 670" xlink:type="simple" xlink:show="embed" xlink:actuate="onLoad"/><draw:image xlink:href="./ObjectReplacements/Object 670" xlink:type="simple" xlink:show="embed" xlink:actuate="onLoad"/><svg:desc>об'єкт OLE</svg:desc></draw:frame><text:span text:style-name="T5"> визначається як</text:span></text:p>
      <text:p text:style-name="P44"><text:span text:style-name="T5"><text:tab/></text:span><draw:frame draw:style-name="fr117" draw:name="Об'єкт211" text:anchor-type="as-char" svg:width="5.609cm" svg:height="1.411cm" draw:z-index="293"><draw:object-ole xlink:href="./Object 671" xlink:type="simple" xlink:show="embed" xlink:actuate="onLoad"/><draw:image xlink:href="./ObjectReplacements/Object 671" xlink:type="simple" xlink:show="embed" xlink:actuate="onLoad"/><svg:desc>об'єкт OLE</svg:desc></draw:frame></text:p>
      <text:p text:style-name="P44"><text:span text:style-name="T5">де </text:span><draw:frame draw:style-name="fr18" draw:name="Об'єкт212" text:anchor-type="as-char" svg:width="0.529cm" svg:height="0.67cm" draw:z-index="294"><draw:object-ole xlink:href="./Object 672" xlink:type="simple" xlink:show="embed" xlink:actuate="onLoad"/><draw:image xlink:href="./ObjectReplacements/Object 672" xlink:type="simple" xlink:show="embed" xlink:actuate="onLoad"/><svg:desc>об'єкт OLE</svg:desc></draw:frame><text:span text:style-name="T5"> - найменше натуральне число, що </text:span><draw:frame draw:style-name="fr118" draw:name="Об'єкт213" text:anchor-type="as-char" svg:width="1.905cm" svg:height="0.741cm" draw:z-index="295"><draw:object-ole xlink:href="./Object 673" xlink:type="simple" xlink:show="embed" xlink:actuate="onLoad"/><draw:image xlink:href="./ObjectReplacements/Object 673" xlink:type="simple" xlink:show="embed" xlink:actuate="onLoad"/><svg:desc>об'єкт OLE</svg:desc></draw:frame><text:span text:style-name="T5">. Із останньої формули слідує, що щільність імовірності потрапляння кінцевої похибки в точку шару </text:span><draw:frame draw:style-name="fr119" draw:name="Об'єкт214" text:anchor-type="as-char" svg:width="1.588cm" svg:height="0.67cm" draw:z-index="296"><draw:object-ole xlink:href="./Object 674" xlink:type="simple" xlink:show="embed" xlink:actuate="onLoad"/><draw:image xlink:href="./ObjectReplacements/Object 674" xlink:type="simple" xlink:show="embed" xlink:actuate="onLoad"/><svg:desc>об'єкт OLE</svg:desc></draw:frame><text:span text:style-name="T5"> для даної точки буде тим більша, чим пізніше вийде дана точка із шару </text:span><text:span text:style-name="T10">T</text:span><text:span text:style-name="T5"> при послідовному застосуванні до неї операції </text:span><draw:frame draw:style-name="fr120" draw:name="Об'єкт215" text:anchor-type="as-char" svg:width="0.741cm" svg:height="0.6cm" draw:z-index="297"><draw:object-ole xlink:href="./Object 675" xlink:type="simple" xlink:show="embed" xlink:actuate="onLoad"/><draw:image xlink:href="./ObjectReplacements/Object 675" xlink:type="simple" xlink:show="embed" xlink:actuate="onLoad"/><svg:desc>об'єкт OLE</svg:desc></draw:frame><text:span text:style-name="T5">.</text:span></text:p>
      <text:p text:style-name="P44"><text:span text:style-name="T5"><text:tab/>Шар </text:span><draw:frame draw:style-name="fr119" draw:name="Об'єкт216" text:anchor-type="as-char" svg:width="1.588cm" svg:height="0.67cm" draw:z-index="298"><draw:object-ole xlink:href="./Object 676" xlink:type="simple" xlink:show="embed" xlink:actuate="onLoad"/><draw:image xlink:href="./ObjectReplacements/Object 676" xlink:type="simple" xlink:show="embed" xlink:actuate="onLoad"/><svg:desc>об'єкт OLE</svg:desc></draw:frame><text:span text:style-name="T5"> розбивається на частини </text:span><draw:frame draw:style-name="fr27" draw:name="Об'єкт217" text:anchor-type="as-char" svg:width="1.658cm" svg:height="0.67cm" draw:z-index="299"><draw:object-ole xlink:href="./Object 677" xlink:type="simple" xlink:show="embed" xlink:actuate="onLoad"/><draw:image xlink:href="./ObjectReplacements/Object 677" xlink:type="simple" xlink:show="embed" xlink:actuate="onLoad"/><svg:desc>об'єкт OLE</svg:desc></draw:frame><text:span text:style-name="T5">(перші із даних множин можуть виявитись порожніми), кожна з яких складається із точок, що виходять із шару </text:span><text:span text:style-name="T10">T</text:span><text:span text:style-name="T5"> після застосування операції </text:span><draw:frame draw:style-name="fr120" draw:name="Об'єкт218" text:anchor-type="as-char" svg:width="0.741cm" svg:height="0.6cm" draw:z-index="300"><draw:object-ole xlink:href="./Object 678" xlink:type="simple" xlink:show="embed" xlink:actuate="onLoad"/><draw:image xlink:href="./ObjectReplacements/Object 678" xlink:type="simple" xlink:show="embed" xlink:actuate="onLoad"/><svg:desc>об'єкт OLE</svg:desc></draw:frame><text:span text:style-name="T5"> рівно </text:span><text:span text:style-name="T10">k</text:span><text:span text:style-name="T23">+1</text:span><text:span text:style-name="T5"> разів. При цьому множина </text:span><draw:frame draw:style-name="fr13" draw:name="Об'єкт219" text:anchor-type="as-char" svg:width="0.564cm" svg:height="0.67cm" draw:z-index="301"><draw:object-ole xlink:href="./Object 679" xlink:type="simple" xlink:show="embed" xlink:actuate="onLoad"/><draw:image xlink:href="./ObjectReplacements/Object 679" xlink:type="simple" xlink:show="embed" xlink:actuate="onLoad"/><svg:desc>об'єкт OLE</svg:desc></draw:frame><text:span text:style-name="T5"> являється перетином шару </text:span><draw:frame draw:style-name="fr119" draw:name="Об'єкт220" text:anchor-type="as-char" svg:width="1.588cm" svg:height="0.67cm" draw:z-index="302"><draw:object-ole xlink:href="./Object 680" xlink:type="simple" xlink:show="embed" xlink:actuate="onLoad"/><draw:image xlink:href="./ObjectReplacements/Object 680" xlink:type="simple" xlink:show="embed" xlink:actuate="onLoad"/><svg:desc>об'єкт OLE</svg:desc></draw:frame><text:span text:style-name="T5"> із шаром </text:span><draw:frame draw:style-name="fr121" draw:name="Об'єкт221" text:anchor-type="as-char" svg:width="2.364cm" svg:height="0.635cm" draw:z-index="303"><draw:object-ole xlink:href="./Object 681" xlink:type="simple" xlink:show="embed" xlink:actuate="onLoad"/><draw:image xlink:href="./ObjectReplacements/Object 681" xlink:type="simple" xlink:show="embed" xlink:actuate="onLoad"/><svg:desc>об'єкт OLE</svg:desc></draw:frame><text:span text:style-name="T5">. Щільність розподілу імовірності кінцевої похибки буде на кожній множині </text:span><draw:frame draw:style-name="fr13" draw:name="Об'єкт222" text:anchor-type="as-char" svg:width="0.564cm" svg:height="0.67cm" draw:z-index="304"><draw:object-ole xlink:href="./Object 682" xlink:type="simple" xlink:show="embed" xlink:actuate="onLoad"/><draw:image xlink:href="./ObjectReplacements/Object 682" xlink:type="simple" xlink:show="embed" xlink:actuate="onLoad"/><svg:desc>об'єкт OLE</svg:desc></draw:frame><text:span text:style-name="T5"> сталою і буде зростати із зростанням номера </text:span><text:span text:style-name="T10">k</text:span><text:span text:style-name="T5">.</text:span></text:p>
      <text:p text:style-name="P44"><text:span text:style-name="T5"><text:tab/></text:span><text:span text:style-name="T20">Теорема 9</text:span></text:p>
      <text:p text:style-name="P44"><text:span text:style-name="T5"><text:tab/>Нехай ітераційний процес </text:span><draw:frame draw:style-name="fr96" draw:name="Об'єкт223" text:anchor-type="as-char" svg:width="2.752cm" svg:height="0.67cm" draw:z-index="305"><draw:object-ole xlink:href="./Object 683" xlink:type="simple" xlink:show="embed" xlink:actuate="onLoad"/><draw:image xlink:href="./ObjectReplacements/Object 683" xlink:type="simple" xlink:show="embed" xlink:actuate="onLoad"/><svg:desc>об'єкт OLE</svg:desc></draw:frame><text:span text:style-name="T5"> закінчується тоді, коли довжина вектора-нев’язки стає меншою ніж </text:span><draw:frame draw:style-name="fr109" draw:name="Об'єкт224" text:anchor-type="as-char" svg:width="0.459cm" svg:height="0.423cm" draw:z-index="306"><draw:object-ole xlink:href="./Object 684" xlink:type="simple" xlink:show="embed" xlink:actuate="onLoad"/><draw:image xlink:href="./ObjectReplacements/Object 684" xlink:type="simple" xlink:show="embed" xlink:actuate="onLoad"/><svg:desc>об'єкт OLE</svg:desc></draw:frame><text:span text:style-name="T5">. Нехай початкова похибка рівномірно </text:span><text:soft-page-break/><text:span text:style-name="T5">розподілена в шарі </text:span><text:span text:style-name="T10">T</text:span><text:span text:style-name="T5"> радіуса </text:span><text:span text:style-name="T10">R</text:span><text:span text:style-name="T14">.</text:span><text:span text:style-name="T5"> </text:span></text:p>
      <text:p text:style-name="P44"><text:span text:style-name="T14"><text:tab/></text:span><text:span text:style-name="T5">Тоді імовірність </text:span><text:span text:style-name="T10">P</text:span><text:span text:style-name="T5"> того, що довжина кінцевої похибки знаходиться в межах</text:span></text:p>
      <text:p text:style-name="P44"><text:span text:style-name="T5"><text:tab/></text:span><draw:frame draw:style-name="fr122" draw:name="Об'єкт225" text:anchor-type="as-char" svg:width="4.339cm" svg:height="1.376cm" draw:z-index="307"><draw:object-ole xlink:href="./Object 685" xlink:type="simple" xlink:show="embed" xlink:actuate="onLoad"/><draw:image xlink:href="./ObjectReplacements/Object 685" xlink:type="simple" xlink:show="embed" xlink:actuate="onLoad"/><svg:desc>об'єкт OLE</svg:desc></draw:frame></text:p>
      <text:p text:style-name="P44"><text:span text:style-name="T5">де </text:span><draw:frame draw:style-name="fr44" draw:name="Об'єкт226" text:anchor-type="as-char" svg:width="0.6cm" svg:height="0.67cm" draw:z-index="308"><draw:object-ole xlink:href="./Object 686" xlink:type="simple" xlink:show="embed" xlink:actuate="onLoad"/><draw:image xlink:href="./ObjectReplacements/Object 686" xlink:type="simple" xlink:show="embed" xlink:actuate="onLoad"/><svg:desc>об'єкт OLE</svg:desc></draw:frame><text:span text:style-name="T5"> - найбільше власне значення матриці </text:span><text:span text:style-name="T23">А</text:span><text:span text:style-name="T5">, збігається до 1, при </text:span><draw:frame draw:style-name="fr123" draw:name="Об'єкт227" text:anchor-type="as-char" svg:width="1.482cm" svg:height="0.529cm" draw:z-index="309"><draw:object-ole xlink:href="./Object 687" xlink:type="simple" xlink:show="embed" xlink:actuate="onLoad"/><draw:image xlink:href="./ObjectReplacements/Object 687" xlink:type="simple" xlink:show="embed" xlink:actuate="onLoad"/><svg:desc>об'єкт OLE</svg:desc></draw:frame><text:span text:style-name="T5">, при довільному </text:span><draw:frame draw:style-name="fr124" draw:name="Об'єкт228" text:anchor-type="as-char" svg:width="1.023cm" svg:height="0.6cm" draw:z-index="310"><draw:object-ole xlink:href="./Object 688" xlink:type="simple" xlink:show="embed" xlink:actuate="onLoad"/><draw:image xlink:href="./ObjectReplacements/Object 688" xlink:type="simple" xlink:show="embed" xlink:actuate="onLoad"/><svg:desc>об'єкт OLE</svg:desc></draw:frame><text:span text:style-name="T5">.</text:span></text:p>
      <text:p text:style-name="P44"><text:span text:style-name="T5"><text:tab/>Дана теорема відображає властивість послідовних похибок </text:span><draw:frame draw:style-name="fr62" draw:name="Об'єкт229" text:anchor-type="as-char" svg:width="1.376cm" svg:height="0.67cm" draw:z-index="311"><draw:object-ole xlink:href="./Object 689" xlink:type="simple" xlink:show="embed" xlink:actuate="onLoad"/><draw:image xlink:href="./ObjectReplacements/Object 689" xlink:type="simple" xlink:show="embed" xlink:actuate="onLoad"/><svg:desc>об'єкт OLE</svg:desc></draw:frame><text:span text:style-name="T5"> - похибки при великих </text:span><text:span text:style-name="T10">n</text:span><text:span text:style-name="T5"> близькі по напрямку до власного вектора, що відповідає найбільшому власному значенню.</text:span></text:p>
      <text:p text:style-name="P52"/>
      <text:p text:style-name="P52"/>
      <text:p text:style-name="P44"><text:span text:style-name="T17"><text:tab/></text:span><text:span text:style-name="T23">Вплив похибок заокруглення</text:span></text:p>
      <text:p text:style-name="P56"/>
      <text:p text:style-name="P54"><text:tab/>Розглядається операторне рівняння</text:p>
      <text:p text:style-name="P44"><text:span text:style-name="T5"><text:tab/></text:span><draw:frame draw:style-name="fr5" draw:name="Об'єкт230" text:anchor-type="as-char" svg:width="1.446cm" svg:height="0.529cm" draw:z-index="312"><draw:object-ole xlink:href="./Object 690" xlink:type="simple" xlink:show="embed" xlink:actuate="onLoad"/><draw:image xlink:href="./ObjectReplacements/Object 690" xlink:type="simple" xlink:show="embed" xlink:actuate="onLoad"/><svg:desc>об'єкт OLE</svg:desc></draw:frame></text:p>
      <text:p text:style-name="P44"><text:span text:style-name="T5"><text:tab/>В довільному банановому просторі </text:span><text:span text:style-name="T10">E</text:span><text:span text:style-name="T5">. Нехай оператор </text:span><text:span text:style-name="T10">A</text:span><text:span text:style-name="T5"> відображає замкнену множину </text:span><draw:frame draw:style-name="fr125" draw:name="Об'єкт231" text:anchor-type="as-char" svg:width="1.515cm" svg:height="0.564cm" draw:z-index="313"><draw:object-ole xlink:href="./Object 691" xlink:type="simple" xlink:show="embed" xlink:actuate="onLoad"/><draw:image xlink:href="./ObjectReplacements/Object 691" xlink:type="simple" xlink:show="embed" xlink:actuate="onLoad"/><svg:desc>об'єкт OLE</svg:desc></draw:frame><text:span text:style-name="T5"> в себе і на множині </text:span><text:span text:style-name="T10">M</text:span><text:span text:style-name="T5"> він є оператором стиску. Тобто </text:span></text:p>
      <text:p text:style-name="P44"><text:span text:style-name="T5"><text:tab/></text:span><draw:frame draw:style-name="fr126" draw:name="Об'єкт232" text:anchor-type="as-char" svg:width="7.408cm" svg:height="0.741cm" draw:z-index="314"><draw:object-ole xlink:href="./Object 692" xlink:type="simple" xlink:show="embed" xlink:actuate="onLoad"/><draw:image xlink:href="./ObjectReplacements/Object 692" xlink:type="simple" xlink:show="embed" xlink:actuate="onLoad"/><svg:desc>об'єкт OLE</svg:desc></draw:frame></text:p>
      <text:p text:style-name="P54">При застосуванні послідовних наближень</text:p>
      <text:p text:style-name="P44"><text:span text:style-name="T5"><text:tab/></text:span><draw:frame draw:style-name="fr99" draw:name="Об'єкт233" text:anchor-type="as-char" svg:width="4.374cm" svg:height="0.741cm" draw:z-index="315"><draw:object-ole xlink:href="./Object 693" xlink:type="simple" xlink:show="embed" xlink:actuate="onLoad"/><draw:image xlink:href="./ObjectReplacements/Object 693" xlink:type="simple" xlink:show="embed" xlink:actuate="onLoad"/><svg:desc>об'єкт OLE</svg:desc></draw:frame></text:p>
      <text:p text:style-name="P44"><text:span text:style-name="T5">Як правило, точне відшукання </text:span><draw:frame draw:style-name="fr18" draw:name="Об'єкт234" text:anchor-type="as-char" svg:width="0.529cm" svg:height="0.67cm" draw:z-index="316"><draw:object-ole xlink:href="./Object 694" xlink:type="simple" xlink:show="embed" xlink:actuate="onLoad"/><draw:image xlink:href="./ObjectReplacements/Object 694" xlink:type="simple" xlink:show="embed" xlink:actuate="onLoad"/><svg:desc>об'єкт OLE</svg:desc></draw:frame><text:span text:style-name="T5"> по раніше знайденому </text:span><draw:frame draw:style-name="fr26" draw:name="Об'єкт235" text:anchor-type="as-char" svg:width="0.776cm" svg:height="0.67cm" draw:z-index="317"><draw:object-ole xlink:href="./Object 695" xlink:type="simple" xlink:show="embed" xlink:actuate="onLoad"/><draw:image xlink:href="./ObjectReplacements/Object 695" xlink:type="simple" xlink:show="embed" xlink:actuate="onLoad"/><svg:desc>об'єкт OLE</svg:desc></draw:frame><text:span text:style-name="T5"> є неможливим, так як при обчисленні значень оператора </text:span><text:span text:style-name="T10">A</text:span><text:span text:style-name="T5"> доводиться застосовувати наближені формули, так як при чисельних розрахунках неминучими є похибки заокруглення. Зазвичай можливо стверджувати, що сумарна похибка, що виникає при застосуванні оператора </text:span><text:span text:style-name="T10">A</text:span><text:span text:style-name="T5"> по нормі простору </text:span><text:span text:style-name="T10">E</text:span><text:span text:style-name="T5"> не перевищує деяке число </text:span><draw:frame draw:style-name="fr103" draw:name="Об'єкт236" text:anchor-type="as-char" svg:width="0.423cm" svg:height="0.529cm" draw:z-index="318"><draw:object-ole xlink:href="./Object 696" xlink:type="simple" xlink:show="embed" xlink:actuate="onLoad"/><draw:image xlink:href="./ObjectReplacements/Object 696" xlink:type="simple" xlink:show="embed" xlink:actuate="onLoad"/><svg:desc>об'єкт OLE</svg:desc></draw:frame><text:span text:style-name="T5">.</text:span></text:p>
      <text:p text:style-name="P54"><text:tab/>Таким чином, при побудові послідовних наближень справедливою буде <text:soft-page-break/>рівність</text:p>
      <text:p text:style-name="P44"><text:span text:style-name="T5"><text:tab/></text:span><draw:frame draw:style-name="fr127" draw:name="Об'єкт237" text:anchor-type="as-char" svg:width="5.256cm" svg:height="0.741cm" draw:z-index="319"><draw:object-ole xlink:href="./Object 697" xlink:type="simple" xlink:show="embed" xlink:actuate="onLoad"/><draw:image xlink:href="./ObjectReplacements/Object 697" xlink:type="simple" xlink:show="embed" xlink:actuate="onLoad"/><svg:desc>об'єкт OLE</svg:desc></draw:frame><text:span text:style-name="T5">,</text:span></text:p>
      <text:p text:style-name="P44"><text:span text:style-name="T5">де випадковий елемент </text:span><draw:frame draw:style-name="fr128" draw:name="Об'єкт238" text:anchor-type="as-char" svg:width="1.341cm" svg:height="0.67cm" draw:z-index="320"><draw:object-ole xlink:href="./Object 698" xlink:type="simple" xlink:show="embed" xlink:actuate="onLoad"/><draw:image xlink:href="./ObjectReplacements/Object 698" xlink:type="simple" xlink:show="embed" xlink:actuate="onLoad"/><svg:desc>об'єкт OLE</svg:desc></draw:frame><text:span text:style-name="T5"> невідомий, проте відома його оцінка</text:span></text:p>
      <text:p text:style-name="P44"><text:span text:style-name="T5"><text:tab/></text:span><draw:frame draw:style-name="fr6" draw:name="Об'єкт239" text:anchor-type="as-char" svg:width="3.916cm" svg:height="0.741cm" draw:z-index="321"><draw:object-ole xlink:href="./Object 699" xlink:type="simple" xlink:show="embed" xlink:actuate="onLoad"/><draw:image xlink:href="./ObjectReplacements/Object 699" xlink:type="simple" xlink:show="embed" xlink:actuate="onLoad"/><svg:desc>об'єкт OLE</svg:desc></draw:frame><text:span text:style-name="T5">.</text:span></text:p>
      <text:p text:style-name="P44"><text:span text:style-name="T5"><text:tab/>Дані послідовні наближення вже можуть бути не збіжними до розв’язку </text:span><draw:frame draw:style-name="fr49" draw:name="Об'єкт240" text:anchor-type="as-char" svg:width="0.492cm" svg:height="0.67cm" draw:z-index="322"><draw:object-ole xlink:href="./Object 700" xlink:type="simple" xlink:show="embed" xlink:actuate="onLoad"/><draw:image xlink:href="./ObjectReplacements/Object 700" xlink:type="simple" xlink:show="embed" xlink:actuate="onLoad"/><svg:desc>об'єкт OLE</svg:desc></draw:frame><text:span text:style-name="T5">. Проте для них справедливим буде</text:span></text:p>
      <text:p text:style-name="P44"><text:span text:style-name="T5"><text:tab/></text:span><draw:frame draw:style-name="fr129" draw:name="Об'єкт241" text:anchor-type="as-char" svg:width="4.551cm" svg:height="1.341cm" draw:z-index="323"><draw:object-ole xlink:href="./Object 701" xlink:type="simple" xlink:show="embed" xlink:actuate="onLoad"/><draw:image xlink:href="./ObjectReplacements/Object 701" xlink:type="simple" xlink:show="embed" xlink:actuate="onLoad"/><svg:desc>об'єкт OLE</svg:desc></draw:frame><text:span text:style-name="T5">.</text:span></text:p>
      <text:p text:style-name="P44"><text:span text:style-name="T5">Дана формула дозволяє знайти наближений розв’язок, якщо необхідна більш вища точність, ніж </text:span><draw:frame draw:style-name="fr130" draw:name="Об'єкт242" text:anchor-type="as-char" svg:width="1.058cm" svg:height="1.341cm" draw:z-index="324"><draw:object-ole xlink:href="./Object 702" xlink:type="simple" xlink:show="embed" xlink:actuate="onLoad"/><draw:image xlink:href="./ObjectReplacements/Object 702" xlink:type="simple" xlink:show="embed" xlink:actuate="onLoad"/><svg:desc>об'єкт OLE</svg:desc></draw:frame><text:span text:style-name="T5">.</text:span></text:p>
      <text:p text:style-name="P44"><text:span text:style-name="T5"><text:tab/>Оскільки оператор </text:span><text:span text:style-name="T10">A</text:span><text:span text:style-name="T14"> </text:span><text:span text:style-name="T5">є оператором стиску, то </text:span></text:p>
      <text:p text:style-name="P44"><text:span text:style-name="T5"><text:tab/></text:span><draw:frame draw:style-name="fr131" draw:name="Об'єкт243" text:anchor-type="as-char" svg:width="5.08cm" svg:height="0.741cm" draw:z-index="325"><draw:object-ole xlink:href="./Object 703" xlink:type="simple" xlink:show="embed" xlink:actuate="onLoad"/><draw:image xlink:href="./ObjectReplacements/Object 703" xlink:type="simple" xlink:show="embed" xlink:actuate="onLoad"/><svg:desc>об'єкт OLE</svg:desc></draw:frame><text:span text:style-name="T5">.</text:span></text:p>
      <text:p text:style-name="P54">Звідси</text:p>
      <text:p text:style-name="P44"><text:span text:style-name="T5"><text:tab/></text:span><draw:frame draw:style-name="fr132" draw:name="Об'єкт244" text:anchor-type="as-char" svg:width="7.373cm" svg:height="0.776cm" draw:z-index="326"><draw:object-ole xlink:href="./Object 704" xlink:type="simple" xlink:show="embed" xlink:actuate="onLoad"/><draw:image xlink:href="./ObjectReplacements/Object 704" xlink:type="simple" xlink:show="embed" xlink:actuate="onLoad"/><svg:desc>об'єкт OLE</svg:desc></draw:frame></text:p>
      <text:p text:style-name="P44"><text:span text:style-name="T5"><text:tab/></text:span><draw:frame draw:style-name="fr133" draw:name="Об'єкт245" text:anchor-type="as-char" svg:width="6.914cm" svg:height="0.776cm" draw:z-index="327"><draw:object-ole xlink:href="./Object 705" xlink:type="simple" xlink:show="embed" xlink:actuate="onLoad"/><draw:image xlink:href="./ObjectReplacements/Object 705" xlink:type="simple" xlink:show="embed" xlink:actuate="onLoad"/><svg:desc>об'єкт OLE</svg:desc></draw:frame><text:span text:style-name="T5">,</text:span></text:p>
      <text:p text:style-name="P54">а отже</text:p>
      <text:p text:style-name="P38"><text:span text:style-name="T6"><text:tab/></text:span><text:span text:style-name="T112"><draw:frame draw:style-name="fr2" draw:name="Об'єкт246" text:anchor-type="as-char" svg:width="6.207cm" svg:height="1.341cm" draw:z-index="82"><draw:object-ole xlink:href="./Object 460" xlink:type="simple" xlink:show="embed" xlink:actuate="onLoad"/><draw:image xlink:href="./ObjectReplacements/Object 460" xlink:type="simple" xlink:show="embed" xlink:actuate="onLoad"/><svg:desc>об'єкт OLE</svg:desc></draw:frame></text:span><text:span text:style-name="T6">.</text:span></text:p>
      <text:p text:style-name="P34"><text:span text:style-name="T31">Характеристики точ</text:span><text:span text:style-name="T32">н</text:span><text:span text:style-name="T31">ості і обчислювальної складності наближеного розв’язування н</text:span><text:span text:style-name="T33">е</text:span><text:span text:style-name="T31">лінійних рівнянь</text:span></text:p>
      <text:p text:style-name="P37"><text:span text:style-name="T31"/></text:p>
      <text:p text:style-name="P39">Елементи теорії похибок</text:p>
      <text:p text:style-name="P55"><text:tab/>Точність обчислювального алгоритму визначається мірою абсолютної повної похибки, складовими якої є абсолютні похибки:</text:p>
      <text:list xml:id="list1245775980647665379" text:style-name="WW8Num2">
        <text:list-item>
          <text:list>
            <text:list-item>
              <text:list>
                <text:list-item>
                  <text:p text:style-name="P60">неусувна похибка – спричинена тим, що параметри і елементи рівнянь-моделей неадекватно відображають те вище, яке вони описують, а також похибки даних параметрів та елементів, викликані результатами їх визначення(вимірювання, зважування, оцінювання) або подання;</text:p>
                </text:list-item>
                <text:list-item>
                  <text:p text:style-name="P60">похибка методу – виникає при застосуванні наближеного методу до розв’язання задач, за рахунок апроксимації, дискретизації точної задачі та застосування наближеного методу до апроксимаційної задачі;</text:p>
                </text:list-item>
                <text:list-item>
                  <text:p text:style-name="P60">похибка заокруглення – виникає при реалізації наближеного методу на ЕОМ з вибраною конкретною моделлю обчислень та з урахуванням всіх арифметичних та логічних операцій, що супроводжують цей процес.</text:p>
                </text:list-item>
              </text:list>
            </text:list-item>
          </text:list>
        </text:list-item>
      </text:list>
      <text:p text:style-name="P45"><text:span text:style-name="T8"><text:tab/>Нерідко вживається термін абсолютної обчислювальної похибки, що об’єднує похибку дискретизації та похибки методу і заокруглення. Для знаходження похибки дискретизації необхідно ввести апроксимаційні характеристики(функції або функціонали), що відображають близькість елементів вихідної задачі і наближеної до неї. Наприклад, при наближеному розв’язуванні нелінійного операторного рівняння </text:span><draw:frame draw:style-name="fr30" draw:name="Об'єкт276" text:anchor-type="as-char" svg:width="1.411cm" svg:height="0.529cm" draw:z-index="328"><draw:object-ole xlink:href="./Object 1" xlink:type="simple" xlink:show="embed" xlink:actuate="onLoad"/><draw:image xlink:href="./ObjectReplacements/Object 1" xlink:type="simple" xlink:show="embed" xlink:actuate="onLoad"/><svg:desc>об'єкт OLE</svg:desc></draw:frame><text:span text:style-name="T8">, що має багато ізольованих розв’язків, здійснюється перехід до деякого наближеного рівняння </text:span><draw:frame draw:style-name="fr134" draw:name="Об'єкт277" text:anchor-type="as-char" svg:width="1.552cm" svg:height="0.67cm" draw:z-index="329"><draw:object-ole xlink:href="./Object 2" xlink:type="simple" xlink:show="embed" xlink:actuate="onLoad"/><draw:image xlink:href="./ObjectReplacements/Object 2" xlink:type="simple" xlink:show="embed" xlink:actuate="onLoad"/><svg:desc>об'єкт OLE</svg:desc></draw:frame><text:span text:style-name="T8">. В цьому випадку вказані функціонали, що відображають у нормі розглядуваних просторів близькість вихідного </text:span><text:span text:style-name="T11">A</text:span><text:span text:style-name="T8"> і апроксимаційного </text:span><draw:frame draw:style-name="fr44" draw:name="Об'єкт278" text:anchor-type="as-char" svg:width="0.6cm" svg:height="0.67cm" draw:z-index="330"><draw:object-ole xlink:href="./Object 3" xlink:type="simple" xlink:show="embed" xlink:actuate="onLoad"/><draw:image xlink:href="./ObjectReplacements/Object 3" xlink:type="simple" xlink:show="embed" xlink:actuate="onLoad"/><svg:desc>об'єкт OLE</svg:desc></draw:frame><text:span text:style-name="T8"> операторів і їх перших та других похідних, розглядаються на кулях ізольованих єдиних розв’язків.</text:span></text:p>
      <text:p text:style-name="P62"><text:soft-page-break/>Похибка методу та її оцінки</text:p>
      <text:p text:style-name="P57"/>
      <text:p text:style-name="P55"><text:tab/>Похибка методу зумовлюється наступними причинами:</text:p>
      <text:list xml:id="list1727674959393251599" text:style-name="WW8Num4">
        <text:list-item>
          <text:p text:style-name="P61">Точні оператори і вихідні дані, які характеризують задачу, замінюються наближеними. Наприклад, похідні замінюють скінченними різницями, інтеграли – скінченними сумами, функції – многочленами або таблицями їх значень у вузлах деякої сітки і т.д.</text:p>
        </text:list-item>
        <text:list-item>
          <text:p text:style-name="P61">При розв’язуванні вихідної задачі будується нескінченний ітераційний процес, який обривається на певному кроці. Як правило, методи розв’язування таких задач містить в собі деякий параметр, при прямуванні якого до певної границі похибка методу прямує до нуля, що дозволяє цю похибку регулювати. Крім того, через цей параметр та характеристики точного і наближеного операторів виражаються апріорна та апостеріорна оцінки похибки методу.</text:p>
        </text:list-item>
      </text:list>
      <text:p text:style-name="P55"><text:tab/>Нехай розглядається нелінійне операторне рівняння</text:p>
      <text:p text:style-name="P45"><text:span text:style-name="T8"><text:tab/></text:span><draw:frame draw:style-name="fr30" draw:name="Об'єкт279" text:anchor-type="as-char" svg:width="1.411cm" svg:height="0.529cm" draw:z-index="331"><draw:object-ole xlink:href="./Object 4" xlink:type="simple" xlink:show="embed" xlink:actuate="onLoad"/><draw:image xlink:href="./ObjectReplacements/Object 4" xlink:type="simple" xlink:show="embed" xlink:actuate="onLoad"/><svg:desc>об'єкт OLE</svg:desc></draw:frame><text:span text:style-name="T8"><text:tab/><text:tab/><text:tab/><text:tab/><text:tab/><text:tab/><text:tab/><text:tab/><text:tab/><text:tab/><text:tab/> <text:s text:c="5"/>(1)</text:span></text:p>
      <text:p text:style-name="P45"><text:span text:style-name="T8">де </text:span><text:span text:style-name="T11">A</text:span><text:span text:style-name="T8"> – двічі диференційований за Фреше оператор, що діє з області свого визначення </text:span><text:span text:style-name="T11">E</text:span><text:span text:style-name="T8"> гільбертового простору </text:span><text:span text:style-name="T11">H</text:span><text:span text:style-name="T15"> </text:span><text:span text:style-name="T8">у цей же простір. Рівняння (1) може характеризувати скінченну систему нелінійних скалярних рівнянь, нелінійне інтегральне рівняння із скінченними межами або інші рівняння.</text:span></text:p>
      <text:p text:style-name="P45"><text:span text:style-name="T8"><text:tab/>Нехай необхідно знайти всі ізольовані розв’язки </text:span><draw:frame draw:style-name="fr135" draw:name="Об'єкт280" text:anchor-type="as-char" svg:width="2.575cm" svg:height="0.776cm" draw:z-index="332"><draw:object-ole xlink:href="./Object 5" xlink:type="simple" xlink:show="embed" xlink:actuate="onLoad"/><draw:image xlink:href="./ObjectReplacements/Object 5" xlink:type="simple" xlink:show="embed" xlink:actuate="onLoad"/><svg:desc>об'єкт OLE</svg:desc></draw:frame><text:span text:style-name="T8"> рівняння (1) в обмеженій області </text:span><text:span text:style-name="T11">E</text:span><text:span text:style-name="T8">.</text:span></text:p>
      <text:p text:style-name="P45"><text:span text:style-name="T8"><text:tab/>В загальному випадку процес глобального наближеного розв’язування рівняння (1) полягає у виборі або побудові методу, за допомогою якого для кожного точного розв’язку </text:span><draw:frame draw:style-name="fr136" draw:name="Об'єкт281" text:anchor-type="as-char" svg:width="0.529cm" svg:height="0.741cm" draw:z-index="333"><draw:object-ole xlink:href="./Object 6" xlink:type="simple" xlink:show="embed" xlink:actuate="onLoad"/><draw:image xlink:href="./ObjectReplacements/Object 6" xlink:type="simple" xlink:show="embed" xlink:actuate="onLoad"/><svg:desc>об'єкт OLE</svg:desc></draw:frame><text:span text:style-name="T8"> знаходиться послідовність наближених розв’язків </text:span><draw:frame draw:style-name="fr137" draw:name="Об'єкт282" text:anchor-type="as-char" svg:width="3.775cm" svg:height="0.776cm" draw:z-index="334"><draw:object-ole xlink:href="./Object 7" xlink:type="simple" xlink:show="embed" xlink:actuate="onLoad"/><draw:image xlink:href="./ObjectReplacements/Object 7" xlink:type="simple" xlink:show="embed" xlink:actuate="onLoad"/><svg:desc>об'єкт OLE</svg:desc></draw:frame><text:span text:style-name="T8">, де параметр </text:span><text:span text:style-name="T11">n</text:span><text:span text:style-name="T15"> </text:span><text:span text:style-name="T8">носить загальний смисл і не відображає конкретний спосіб побудови </text:span><draw:frame draw:style-name="fr138" draw:name="Об'єкт283" text:anchor-type="as-char" svg:width="0.6cm" svg:height="0.741cm" draw:z-index="335"><draw:object-ole xlink:href="./Object 8" xlink:type="simple" xlink:show="embed" xlink:actuate="onLoad"/><draw:image xlink:href="./ObjectReplacements/Object 8" xlink:type="simple" xlink:show="embed" xlink:actuate="onLoad"/><svg:desc>об'єкт OLE</svg:desc></draw:frame><text:span text:style-name="T8">. Ці послідовності будуються таким чином, щоб </text:span><text:soft-page-break/><text:span text:style-name="T8">була можливість або теоретично довести їх збіжність до відповідних їм точних розв’язків </text:span><draw:frame draw:style-name="fr136" draw:name="Об'єкт284" text:anchor-type="as-char" svg:width="0.529cm" svg:height="0.741cm" draw:z-index="336"><draw:object-ole xlink:href="./Object 9" xlink:type="simple" xlink:show="embed" xlink:actuate="onLoad"/><draw:image xlink:href="./ObjectReplacements/Object 9" xlink:type="simple" xlink:show="embed" xlink:actuate="onLoad"/><svg:desc>об'єкт OLE</svg:desc></draw:frame><text:span text:style-name="T8"> рівняння (1) або була підстава характеризувати практичну близькість (з ростом </text:span><text:span text:style-name="T11">n</text:span><text:span text:style-name="T8">) елементів цих послідовностей до відповідних їм точних розв’язків </text:span><draw:frame draw:style-name="fr136" draw:name="Об'єкт285" text:anchor-type="as-char" svg:width="0.529cm" svg:height="0.741cm" draw:z-index="337"><draw:object-ole xlink:href="./Object 10" xlink:type="simple" xlink:show="embed" xlink:actuate="onLoad"/><draw:image xlink:href="./ObjectReplacements/Object 10" xlink:type="simple" xlink:show="embed" xlink:actuate="onLoad"/><svg:desc>об'єкт OLE</svg:desc></draw:frame><text:span text:style-name="T8">. Вирішення цієї задачі передбачає відокремлення всіх ізольованих розв’язків </text:span><draw:frame draw:style-name="fr136" draw:name="Об'єкт286" text:anchor-type="as-char" svg:width="0.529cm" svg:height="0.741cm" draw:z-index="338"><draw:object-ole xlink:href="./Object 11" xlink:type="simple" xlink:show="embed" xlink:actuate="onLoad"/><draw:image xlink:href="./ObjectReplacements/Object 11" xlink:type="simple" xlink:show="embed" xlink:actuate="onLoad"/><svg:desc>об'єкт OLE</svg:desc></draw:frame><text:span text:style-name="T8"> шляхом побудови таких замкнених підобластей </text:span><draw:frame draw:style-name="fr139" draw:name="Об'єкт287" text:anchor-type="as-char" svg:width="1.482cm" svg:height="0.67cm" draw:z-index="339"><draw:object-ole xlink:href="./Object 12" xlink:type="simple" xlink:show="embed" xlink:actuate="onLoad"/><draw:image xlink:href="./ObjectReplacements/Object 12" xlink:type="simple" xlink:show="embed" xlink:actuate="onLoad"/><svg:desc>об'єкт OLE</svg:desc></draw:frame><text:span text:style-name="T8">, зокрема замкнених куль </text:span><draw:frame draw:style-name="fr140" draw:name="Об'єкт288" text:anchor-type="as-char" svg:width="0.459cm" svg:height="0.635cm" draw:z-index="340"><draw:object-ole xlink:href="./Object 13" xlink:type="simple" xlink:show="embed" xlink:actuate="onLoad"/><draw:image xlink:href="./ObjectReplacements/Object 13" xlink:type="simple" xlink:show="embed" xlink:actuate="onLoad"/><svg:desc>об'єкт OLE</svg:desc></draw:frame><text:span text:style-name="T8">, кожна з яких буде містити єдиний розв’язок із області </text:span><text:span text:style-name="T11">E</text:span><text:span text:style-name="T8">. Для цього потрібно знайти множини елементів </text:span><draw:frame draw:style-name="fr53" draw:name="Об'єкт289" text:anchor-type="as-char" svg:width="2.011cm" svg:height="0.67cm" draw:z-index="341"><draw:object-ole xlink:href="./Object 14" xlink:type="simple" xlink:show="embed" xlink:actuate="onLoad"/><draw:image xlink:href="./ObjectReplacements/Object 14" xlink:type="simple" xlink:show="embed" xlink:actuate="onLoad"/><svg:desc>об'єкт OLE</svg:desc></draw:frame><text:span text:style-name="T8"> і дійсних чисел </text:span><draw:frame draw:style-name="fr141" draw:name="Об'єкт290" text:anchor-type="as-char" svg:width="1.834cm" svg:height="0.67cm" draw:z-index="342"><draw:object-ole xlink:href="./Object 15" xlink:type="simple" xlink:show="embed" xlink:actuate="onLoad"/><draw:image xlink:href="./ObjectReplacements/Object 15" xlink:type="simple" xlink:show="embed" xlink:actuate="onLoad"/><svg:desc>об'єкт OLE</svg:desc></draw:frame><text:span text:style-name="T8">, які називаються відповідно центрами і радіусами замкнених куль</text:span></text:p>
      <text:p text:style-name="P45"><text:span text:style-name="T8"><text:tab/></text:span><draw:frame draw:style-name="fr142" draw:name="Об'єкт291" text:anchor-type="as-char" svg:width="8.112cm" svg:height="0.811cm" draw:z-index="343"><draw:object-ole xlink:href="./Object 16" xlink:type="simple" xlink:show="embed" xlink:actuate="onLoad"/><draw:image xlink:href="./ObjectReplacements/Object 16" xlink:type="simple" xlink:show="embed" xlink:actuate="onLoad"/><svg:desc>об'єкт OLE</svg:desc></draw:frame><text:span text:style-name="T8"> <text:s/></text:span></text:p>
      <text:p text:style-name="P45"><text:span text:style-name="T8">щоб на кожній із них виконувались деякі <text:s/>достатні умови існування єдиного розв’язку рівняння (1). Дійсно, якщо такі пари </text:span><draw:frame draw:style-name="fr143" draw:name="Об'єкт292" text:anchor-type="as-char" svg:width="1.27cm" svg:height="0.741cm" draw:z-index="344"><draw:object-ole xlink:href="./Object 17" xlink:type="simple" xlink:show="embed" xlink:actuate="onLoad"/><draw:image xlink:href="./ObjectReplacements/Object 17" xlink:type="simple" xlink:show="embed" xlink:actuate="onLoad"/><svg:desc>об'єкт OLE</svg:desc></draw:frame><text:span text:style-name="T8"> будуть знайдені, то теорема існування розв’язку </text:span><draw:frame draw:style-name="fr136" draw:name="Об'єкт293" text:anchor-type="as-char" svg:width="0.529cm" svg:height="0.741cm" draw:z-index="345"><draw:object-ole xlink:href="./Object 18" xlink:type="simple" xlink:show="embed" xlink:actuate="onLoad"/><draw:image xlink:href="./ObjectReplacements/Object 18" xlink:type="simple" xlink:show="embed" xlink:actuate="onLoad"/><svg:desc>об'єкт OLE</svg:desc></draw:frame><text:span text:style-name="T8"> рівняння (1) може бути визначена у багатьох випадках таким чином: якщо рівняння (1) запишеться записати у еквівалентному виді </text:span><draw:frame draw:style-name="fr144" draw:name="Об'єкт294" text:anchor-type="as-char" svg:width="2.469cm" svg:height="0.529cm" draw:z-index="346"><draw:object-ole xlink:href="./Object 19" xlink:type="simple" xlink:show="embed" xlink:actuate="onLoad"/><draw:image xlink:href="./ObjectReplacements/Object 19" xlink:type="simple" xlink:show="embed" xlink:actuate="onLoad"/><svg:desc>об'єкт OLE</svg:desc></draw:frame><text:span text:style-name="T8">, то відповідний йому ітераційний метод </text:span></text:p>
      <text:p text:style-name="P45"><text:span text:style-name="T8"><text:tab/></text:span><draw:frame draw:style-name="fr145" draw:name="Об'єкт295" text:anchor-type="as-char" svg:width="5.468cm" svg:height="0.741cm" draw:z-index="347"><draw:object-ole xlink:href="./Object 20" xlink:type="simple" xlink:show="embed" xlink:actuate="onLoad"/><draw:image xlink:href="./ObjectReplacements/Object 20" xlink:type="simple" xlink:show="embed" xlink:actuate="onLoad"/><svg:desc>об'єкт OLE</svg:desc></draw:frame><text:span text:style-name="T8"><text:tab/><text:tab/><text:tab/><text:tab/><text:tab/><text:tab/><text:tab/><text:tab/> <text:s text:c="5"/>(2)</text:span></text:p>
      <text:p text:style-name="P45"><text:span text:style-name="T8">в якому </text:span><draw:frame draw:style-name="fr146" draw:name="Об'єкт296" text:anchor-type="as-char" svg:width="0.88cm" svg:height="0.635cm" draw:z-index="348"><draw:object-ole xlink:href="./Object 280" xlink:type="simple" xlink:show="embed" xlink:actuate="onLoad"/><draw:image xlink:href="./ObjectReplacements/Object 280" xlink:type="simple" xlink:show="embed" xlink:actuate="onLoad"/><svg:desc>об'єкт OLE</svg:desc></draw:frame><text:span text:style-name="T8"> відображає напрям руху ітераційного процесу, а послідовність </text:span><draw:frame draw:style-name="fr147" draw:name="Об'єкт297" text:anchor-type="as-char" svg:width="1.023cm" svg:height="0.741cm" draw:z-index="349"><draw:object-ole xlink:href="./Object 296" xlink:type="simple" xlink:show="embed" xlink:actuate="onLoad"/><draw:image xlink:href="./ObjectReplacements/Object 296" xlink:type="simple" xlink:show="embed" xlink:actuate="onLoad"/><svg:desc>об'єкт OLE</svg:desc></draw:frame><text:span text:style-name="T8"> - послідовність дійсних чисел, що характеризує величину кроку ітераційного процесу. Критерій вибору </text:span><draw:frame draw:style-name="fr146" draw:name="Об'єкт298" text:anchor-type="as-char" svg:width="0.88cm" svg:height="0.635cm" draw:z-index="350"><draw:object-ole xlink:href="./Object 706" xlink:type="simple" xlink:show="embed" xlink:actuate="onLoad"/><draw:image xlink:href="./ObjectReplacements/Object 706" xlink:type="simple" xlink:show="embed" xlink:actuate="onLoad"/><svg:desc>об'єкт OLE</svg:desc></draw:frame><text:span text:style-name="T8"> і </text:span><draw:frame draw:style-name="fr44" draw:name="Об'єкт299" text:anchor-type="as-char" svg:width="0.6cm" svg:height="0.67cm" draw:z-index="351"><draw:object-ole xlink:href="./Object 707" xlink:type="simple" xlink:show="embed" xlink:actuate="onLoad"/><draw:image xlink:href="./ObjectReplacements/Object 707" xlink:type="simple" xlink:show="embed" xlink:actuate="onLoad"/><svg:desc>об'єкт OLE</svg:desc></draw:frame><text:span text:style-name="T8"> визначає той чи інший ітераційний метод.</text:span></text:p>
      <text:p text:style-name="P55"><text:tab/>Щодо існування єдиного розв’язку рівняння (1) та збіжності методу має місце узагальнена теорема</text:p>
      <text:p text:style-name="P45"><text:span text:style-name="T8"><text:tab/></text:span><text:span text:style-name="T21">Теорема 1</text:span><text:span text:style-name="T8"> Нехай у кулі </text:span><draw:frame draw:style-name="fr148" draw:name="Об'єкт300" text:anchor-type="as-char" svg:width="1.658cm" svg:height="0.741cm" draw:z-index="352"><draw:object-ole xlink:href="./Object 708" xlink:type="simple" xlink:show="embed" xlink:actuate="onLoad"/><draw:image xlink:href="./ObjectReplacements/Object 708" xlink:type="simple" xlink:show="embed" xlink:actuate="onLoad"/><svg:desc>об'єкт OLE</svg:desc></draw:frame><text:span text:style-name="T8">, де </text:span><draw:frame draw:style-name="fr149" draw:name="Об'єкт301" text:anchor-type="as-char" svg:width="0.529cm" svg:height="0.635cm" draw:z-index="353"><draw:object-ole xlink:href="./Object 709" xlink:type="simple" xlink:show="embed" xlink:actuate="onLoad"/><draw:image xlink:href="./ObjectReplacements/Object 709" xlink:type="simple" xlink:show="embed" xlink:actuate="onLoad"/><svg:desc>об'єкт OLE</svg:desc></draw:frame><text:span text:style-name="T8"> - один із елементів </text:span><draw:frame draw:style-name="fr91" draw:name="Об'єкт302" text:anchor-type="as-char" svg:width="0.423cm" svg:height="0.67cm" draw:z-index="354"><draw:object-ole xlink:href="./Object 710" xlink:type="simple" xlink:show="embed" xlink:actuate="onLoad"/><draw:image xlink:href="./ObjectReplacements/Object 710" xlink:type="simple" xlink:show="embed" xlink:actuate="onLoad"/><svg:desc>об'єкт OLE</svg:desc></draw:frame><text:span text:style-name="T8">, а </text:span><draw:frame draw:style-name="fr150" draw:name="Об'єкт303" text:anchor-type="as-char" svg:width="0.353cm" svg:height="0.388cm" draw:z-index="355"><draw:object-ole xlink:href="./Object 711" xlink:type="simple" xlink:show="embed" xlink:actuate="onLoad"/><draw:image xlink:href="./ObjectReplacements/Object 711" xlink:type="simple" xlink:show="embed" xlink:actuate="onLoad"/><svg:desc>об'єкт OLE</svg:desc></draw:frame><text:span text:style-name="T8"> - відповідне йому значення </text:span><draw:frame draw:style-name="fr151" draw:name="Об'єкт304" text:anchor-type="as-char" svg:width="0.353cm" svg:height="0.67cm" draw:z-index="356"><draw:object-ole xlink:href="./Object 712" xlink:type="simple" xlink:show="embed" xlink:actuate="onLoad"/><draw:image xlink:href="./ObjectReplacements/Object 712" xlink:type="simple" xlink:show="embed" xlink:actuate="onLoad"/><svg:desc>об'єкт OLE</svg:desc></draw:frame><text:span text:style-name="T8">, виконуються умови</text:span></text:p>
      <text:p text:style-name="P45"><text:span text:style-name="T8"><text:tab/></text:span><draw:frame draw:style-name="fr152" draw:name="Об'єкт305" text:anchor-type="as-char" svg:width="2.046cm" svg:height="0.88cm" draw:z-index="357"><draw:object-ole xlink:href="./Object 713" xlink:type="simple" xlink:show="embed" xlink:actuate="onLoad"/><draw:image xlink:href="./ObjectReplacements/Object 713" xlink:type="simple" xlink:show="embed" xlink:actuate="onLoad"/><svg:desc>об'єкт OLE</svg:desc></draw:frame><text:span text:style-name="T8"> , </text:span><draw:frame draw:style-name="fr153" draw:name="Об'єкт306" text:anchor-type="as-char" svg:width="3.634cm" svg:height="0.776cm" draw:z-index="358"><draw:object-ole xlink:href="./Object 714" xlink:type="simple" xlink:show="embed" xlink:actuate="onLoad"/><draw:image xlink:href="./ObjectReplacements/Object 714" xlink:type="simple" xlink:show="embed" xlink:actuate="onLoad"/><svg:desc>об'єкт OLE</svg:desc></draw:frame><text:span text:style-name="T8"> , </text:span><draw:frame draw:style-name="fr154" draw:name="Об'єкт307" text:anchor-type="as-char" svg:width="3.598cm" svg:height="0.776cm" draw:z-index="359"><draw:object-ole xlink:href="./Object 715" xlink:type="simple" xlink:show="embed" xlink:actuate="onLoad"/><draw:image xlink:href="./ObjectReplacements/Object 715" xlink:type="simple" xlink:show="embed" xlink:actuate="onLoad"/><svg:desc>об'єкт OLE</svg:desc></draw:frame><text:span text:style-name="T8"> ,<text:tab/><text:tab/><text:tab/><text:tab/> <text:s text:c="5"/>(3)</text:span></text:p>
      <text:p text:style-name="P45"><text:soft-page-break/><text:span text:style-name="T8"><text:tab/></text:span><draw:frame draw:style-name="fr155" draw:name="Об'єкт308" text:anchor-type="as-char" svg:width="5.221cm" svg:height="0.88cm" draw:z-index="360"><draw:object-ole xlink:href="./Object 716" xlink:type="simple" xlink:show="embed" xlink:actuate="onLoad"/><draw:image xlink:href="./ObjectReplacements/Object 716" xlink:type="simple" xlink:show="embed" xlink:actuate="onLoad"/><svg:desc>об'єкт OLE</svg:desc></draw:frame><text:span text:style-name="T8">, або </text:span><draw:frame draw:style-name="fr156" draw:name="Об'єкт309" text:anchor-type="as-char" svg:width="4.41cm" svg:height="0.88cm" draw:z-index="361"><draw:object-ole xlink:href="./Object 717" xlink:type="simple" xlink:show="embed" xlink:actuate="onLoad"/><draw:image xlink:href="./ObjectReplacements/Object 717" xlink:type="simple" xlink:show="embed" xlink:actuate="onLoad"/><svg:desc>об'єкт OLE</svg:desc></draw:frame><text:span text:style-name="T8">,<text:tab/> <text:tab/><text:tab/><text:tab/> <text:s text:c="5"/>(4)</text:span></text:p>
      <text:p text:style-name="P45"><text:span text:style-name="T8">де </text:span><draw:frame draw:style-name="fr18" draw:name="Об'єкт310" text:anchor-type="as-char" svg:width="0.529cm" svg:height="0.67cm" draw:z-index="362"><draw:object-ole xlink:href="./Object 718" xlink:type="simple" xlink:show="embed" xlink:actuate="onLoad"/><draw:image xlink:href="./ObjectReplacements/Object 718" xlink:type="simple" xlink:show="embed" xlink:actuate="onLoad"/><svg:desc>об'єкт OLE</svg:desc></draw:frame><text:span text:style-name="T8">, </text:span><draw:frame draw:style-name="fr157" draw:name="Об'єкт311" text:anchor-type="as-char" svg:width="1.905cm" svg:height="0.88cm" draw:z-index="363"><draw:object-ole xlink:href="./Object 719" xlink:type="simple" xlink:show="embed" xlink:actuate="onLoad"/><draw:image xlink:href="./ObjectReplacements/Object 719" xlink:type="simple" xlink:show="embed" xlink:actuate="onLoad"/><svg:desc>об'єкт OLE</svg:desc></draw:frame><text:span text:style-name="T8">, </text:span><draw:frame draw:style-name="fr158" draw:name="Об'єкт312" text:anchor-type="as-char" svg:width="1.799cm" svg:height="0.88cm" draw:z-index="364"><draw:object-ole xlink:href="./Object 720" xlink:type="simple" xlink:show="embed" xlink:actuate="onLoad"/><draw:image xlink:href="./ObjectReplacements/Object 720" xlink:type="simple" xlink:show="embed" xlink:actuate="onLoad"/><svg:desc>об'єкт OLE</svg:desc></draw:frame><text:span text:style-name="T8">, </text:span><draw:frame draw:style-name="fr159" draw:name="Об'єкт313" text:anchor-type="as-char" svg:width="1.762cm" svg:height="0.88cm" draw:z-index="365"><draw:object-ole xlink:href="./Object 721" xlink:type="simple" xlink:show="embed" xlink:actuate="onLoad"/><draw:image xlink:href="./ObjectReplacements/Object 721" xlink:type="simple" xlink:show="embed" xlink:actuate="onLoad"/><svg:desc>об'єкт OLE</svg:desc></draw:frame><text:span text:style-name="T8"> - константи .які забезпечують виконання умов</text:span></text:p>
      <text:p text:style-name="P45"><text:span text:style-name="T8"><text:tab/></text:span><draw:frame draw:style-name="fr160" draw:name="Об'єкт314" text:anchor-type="as-char" svg:width="8.819cm" svg:height="0.953cm" draw:z-index="366"><draw:object-ole xlink:href="./Object 722" xlink:type="simple" xlink:show="embed" xlink:actuate="onLoad"/><draw:image xlink:href="./ObjectReplacements/Object 722" xlink:type="simple" xlink:show="embed" xlink:actuate="onLoad"/><svg:desc>об'єкт OLE</svg:desc></draw:frame><text:span text:style-name="T8">,<text:tab/><text:tab/><text:tab/><text:tab/><text:tab/> <text:s text:c="5"/>(5)</text:span></text:p>
      <text:p text:style-name="P45"><text:span text:style-name="T8"><text:tab/></text:span><draw:frame draw:style-name="fr161" draw:name="Об'єкт315" text:anchor-type="as-char" svg:width="8.961cm" svg:height="0.953cm" draw:z-index="367"><draw:object-ole xlink:href="./Object 723" xlink:type="simple" xlink:show="embed" xlink:actuate="onLoad"/><draw:image xlink:href="./ObjectReplacements/Object 723" xlink:type="simple" xlink:show="embed" xlink:actuate="onLoad"/><svg:desc>об'єкт OLE</svg:desc></draw:frame><text:span text:style-name="T8">.<text:tab/><text:tab/><text:tab/><text:tab/><text:tab/> <text:s text:c="5"/>(6)</text:span></text:p>
      <text:p text:style-name="P45"><text:span text:style-name="T8">Тоді рівняння (1) має в кулі </text:span><draw:frame draw:style-name="fr162" draw:name="Об'єкт316" text:anchor-type="as-char" svg:width="1.729cm" svg:height="0.88cm" draw:z-index="368"><draw:object-ole xlink:href="./Object 724" xlink:type="simple" xlink:show="embed" xlink:actuate="onLoad"/><draw:image xlink:href="./ObjectReplacements/Object 724" xlink:type="simple" xlink:show="embed" xlink:actuate="onLoad"/><svg:desc>об'єкт OLE</svg:desc></draw:frame><text:span text:style-name="T8"> єдиний розв’</text:span><text:span text:style-name="T2">язок </text:span><draw:frame draw:style-name="fr149" draw:name="Об'єкт317" text:anchor-type="as-char" svg:width="0.529cm" svg:height="0.635cm" draw:z-index="369"><draw:object-ole xlink:href="./Object 725" xlink:type="simple" xlink:show="embed" xlink:actuate="onLoad"/><draw:image xlink:href="./ObjectReplacements/Object 725" xlink:type="simple" xlink:show="embed" xlink:actuate="onLoad"/><svg:desc>об'єкт OLE</svg:desc></draw:frame><text:span text:style-name="T2">, до якого збігається послідовність </text:span><draw:frame draw:style-name="fr163" draw:name="Об'єкт318" text:anchor-type="as-char" svg:width="0.988cm" svg:height="0.88cm" draw:z-index="370"><draw:object-ole xlink:href="./Object 726" xlink:type="simple" xlink:show="embed" xlink:actuate="onLoad"/><draw:image xlink:href="./ObjectReplacements/Object 726" xlink:type="simple" xlink:show="embed" xlink:actuate="onLoad"/><svg:desc>об'єкт OLE</svg:desc></draw:frame><text:span text:style-name="T2">, побудована згідно введеного ітераційного процесу(за відповідного вибору </text:span><draw:frame draw:style-name="fr146" draw:name="Об'єкт319" text:anchor-type="as-char" svg:width="0.88cm" svg:height="0.635cm" draw:z-index="371"><draw:object-ole xlink:href="./Object 727" xlink:type="simple" xlink:show="embed" xlink:actuate="onLoad"/><draw:image xlink:href="./ObjectReplacements/Object 727" xlink:type="simple" xlink:show="embed" xlink:actuate="onLoad"/><svg:desc>об'єкт OLE</svg:desc></draw:frame><text:span text:style-name="T2"> і </text:span><draw:frame draw:style-name="fr18" draw:name="Об'єкт320" text:anchor-type="as-char" svg:width="0.529cm" svg:height="0.67cm" draw:z-index="372"><draw:object-ole xlink:href="./Object 728" xlink:type="simple" xlink:show="embed" xlink:actuate="onLoad"/><draw:image xlink:href="./ObjectReplacements/Object 728" xlink:type="simple" xlink:show="embed" xlink:actuate="onLoad"/><svg:desc>об'єкт OLE</svg:desc></draw:frame><text:span text:style-name="T2">), причому швидкість збіжності та оцінка похибки характеризується нерівністю</text:span></text:p>
      <text:p text:style-name="P45"><text:span text:style-name="T2"><text:tab/></text:span><draw:frame draw:style-name="fr164" draw:name="Об'єкт321" text:anchor-type="as-char" svg:width="11.994cm" svg:height="0.953cm" draw:z-index="373"><draw:object-ole xlink:href="./Object 729" xlink:type="simple" xlink:show="embed" xlink:actuate="onLoad"/><draw:image xlink:href="./ObjectReplacements/Object 729" xlink:type="simple" xlink:show="embed" xlink:actuate="onLoad"/><svg:desc>об'єкт OLE</svg:desc></draw:frame><text:span text:style-name="T2">.<text:tab/><text:tab/><text:tab/> <text:s text:c="3"/>(7)</text:span></text:p>
      <text:p text:style-name="P45"><text:span text:style-name="T2">При </text:span><draw:frame draw:style-name="fr165" draw:name="Об'єкт322" text:anchor-type="as-char" svg:width="1.094cm" svg:height="0.529cm" draw:z-index="374"><draw:object-ole xlink:href="./Object 730" xlink:type="simple" xlink:show="embed" xlink:actuate="onLoad"/><draw:image xlink:href="./ObjectReplacements/Object 730" xlink:type="simple" xlink:show="embed" xlink:actuate="onLoad"/><svg:desc>об'єкт OLE</svg:desc></draw:frame></text:p>
      <text:p text:style-name="P45"><text:span text:style-name="T3"><text:tab/></text:span><draw:frame draw:style-name="fr166" draw:name="Об'єкт323" text:anchor-type="as-char" svg:width="9.031cm" svg:height="0.953cm" draw:z-index="375"><draw:object-ole xlink:href="./Object 731" xlink:type="simple" xlink:show="embed" xlink:actuate="onLoad"/><draw:image xlink:href="./ObjectReplacements/Object 731" xlink:type="simple" xlink:show="embed" xlink:actuate="onLoad"/><svg:desc>об'єкт OLE</svg:desc></draw:frame><text:span text:style-name="T2"><text:tab/><text:tab/><text:tab/><text:tab/><text:tab/> <text:s text:c="3"/>(8)</text:span></text:p>
      <text:p text:style-name="P55">що характеризує близькість точного і відповідного йому наближеного розв’язку, який може правити за початкове наближення для ітераційного процесу.</text:p>
      <text:p text:style-name="P46"><text:span text:style-name="T8"><text:tab/>У табл. 1 наведені величини </text:span><draw:frame draw:style-name="fr146" draw:name="Об'єкт324" text:anchor-type="as-char" svg:width="0.88cm" svg:height="0.635cm" draw:z-index="376"><draw:object-ole xlink:href="./Object 732" xlink:type="simple" xlink:show="embed" xlink:actuate="onLoad"/><draw:image xlink:href="./ObjectReplacements/Object 732" xlink:type="simple" xlink:show="embed" xlink:actuate="onLoad"/><svg:desc>об'єкт OLE</svg:desc></draw:frame><text:span text:style-name="T8">, </text:span><draw:frame draw:style-name="fr44" draw:name="Об'єкт325" text:anchor-type="as-char" svg:width="0.6cm" svg:height="0.67cm" draw:z-index="377"><draw:object-ole xlink:href="./Object 733" xlink:type="simple" xlink:show="embed" xlink:actuate="onLoad"/><draw:image xlink:href="./ObjectReplacements/Object 733" xlink:type="simple" xlink:show="embed" xlink:actuate="onLoad"/><svg:desc>об'єкт OLE</svg:desc></draw:frame><text:span text:style-name="T8">, </text:span><draw:frame draw:style-name="fr167" draw:name="Об'єкт326" text:anchor-type="as-char" svg:width="0.953cm" svg:height="0.635cm" draw:z-index="378"><draw:object-ole xlink:href="./Object 734" xlink:type="simple" xlink:show="embed" xlink:actuate="onLoad"/><draw:image xlink:href="./ObjectReplacements/Object 734" xlink:type="simple" xlink:show="embed" xlink:actuate="onLoad"/><svg:desc>об'єкт OLE</svg:desc></draw:frame><text:span text:style-name="T8">, </text:span><draw:frame draw:style-name="fr168" draw:name="Об'єкт327" text:anchor-type="as-char" svg:width="0.988cm" svg:height="0.635cm" draw:z-index="379"><draw:object-ole xlink:href="./Object 735" xlink:type="simple" xlink:show="embed" xlink:actuate="onLoad"/><draw:image xlink:href="./ObjectReplacements/Object 735" xlink:type="simple" xlink:show="embed" xlink:actuate="onLoad"/><svg:desc>об'єкт OLE</svg:desc></draw:frame><text:span text:style-name="T8">, </text:span><draw:frame draw:style-name="fr48" draw:name="Об'єкт328" text:anchor-type="as-char" svg:width="1.235cm" svg:height="0.67cm" draw:z-index="380"><draw:object-ole xlink:href="./Object 736" xlink:type="simple" xlink:show="embed" xlink:actuate="onLoad"/><draw:image xlink:href="./ObjectReplacements/Object 736" xlink:type="simple" xlink:show="embed" xlink:actuate="onLoad"/><svg:desc>об'єкт OLE</svg:desc></draw:frame><text:span text:style-name="T8">, що характеризують деякі ітераційні методи.</text:span></text:p>
      <text:p text:style-name="P46"><text:span text:style-name="T8"/></text:p>
      <text:p text:style-name="P46"><text:span text:style-name="T8"/></text:p>
      <text:p text:style-name="P46"><text:span text:style-name="T8"/></text:p>
      <text:p text:style-name="P46"><text:span text:style-name="T8"/></text:p>
      <text:p text:style-name="P46"><text:span text:style-name="T8"/></text:p>
      <text:p text:style-name="P46"><text:span text:style-name="T8"/></text:p>
      <text:p text:style-name="P46"><text:span text:style-name="T8"/></text:p>
      <text:p text:style-name="P46"><text:span text:style-name="T8"/></text:p>
      <text:p text:style-name="P47"><text:soft-page-break/><text:span text:style-name="T8"><text:tab/><text:tab/><text:tab/><text:tab/></text:span><text:span text:style-name="T15">т</text:span><text:span text:style-name="T8">абл</text:span><text:span text:style-name="T15">иця</text:span><text:span text:style-name="T8"> 1</text:span></text:p>
      <table:table table:name="Таблиця1" table:style-name="Таблиця1">
        <table:table-column table:style-name="Таблиця1.A"/>
        <table:table-column table:style-name="Таблиця1.B"/>
        <table:table-column table:style-name="Таблиця1.C"/>
        <table:table-column table:style-name="Таблиця1.D"/>
        <table:table-column table:style-name="Таблиця1.E"/>
        <table:table-column table:style-name="Таблиця1.F"/>
        <table:table-row table:style-name="Таблиця1.1">
          <table:table-cell table:style-name="Таблиця1.A1" office:value-type="string">
            <text:p text:style-name="P49">Метод</text:p>
          </table:table-cell>
          <table:table-cell table:style-name="Таблиця1.A1" office:value-type="string">
            <text:p text:style-name="P43"><draw:frame draw:style-name="fr146" draw:name="Об'єкт329" text:anchor-type="as-char" svg:width="0.88cm" svg:height="0.635cm" draw:z-index="381"><draw:object-ole xlink:href="./Object 737" xlink:type="simple" xlink:show="embed" xlink:actuate="onLoad"/><draw:image xlink:href="./ObjectReplacements/Object 737" xlink:type="simple" xlink:show="embed" xlink:actuate="onLoad"/><svg:desc>об'єкт OLE</svg:desc></draw:frame></text:p>
          </table:table-cell>
          <table:table-cell table:style-name="Таблиця1.A1" office:value-type="string">
            <text:p text:style-name="P43"><draw:frame draw:style-name="fr44" draw:name="Об'єкт330" text:anchor-type="as-char" svg:width="0.6cm" svg:height="0.67cm" draw:z-index="382"><draw:object-ole xlink:href="./Object 738" xlink:type="simple" xlink:show="embed" xlink:actuate="onLoad"/><draw:image xlink:href="./ObjectReplacements/Object 738" xlink:type="simple" xlink:show="embed" xlink:actuate="onLoad"/><svg:desc>об'єкт OLE</svg:desc></draw:frame></text:p>
          </table:table-cell>
          <table:table-cell table:style-name="Таблиця1.A1" office:value-type="string">
            <text:p text:style-name="P43"><draw:frame draw:style-name="fr167" draw:name="Об'єкт331" text:anchor-type="as-char" svg:width="0.953cm" svg:height="0.635cm" draw:z-index="383"><draw:object-ole xlink:href="./Object 739" xlink:type="simple" xlink:show="embed" xlink:actuate="onLoad"/><draw:image xlink:href="./ObjectReplacements/Object 739" xlink:type="simple" xlink:show="embed" xlink:actuate="onLoad"/><svg:desc>об'єкт OLE</svg:desc></draw:frame></text:p>
          </table:table-cell>
          <table:table-cell table:style-name="Таблиця1.A1" office:value-type="string">
            <text:p text:style-name="P43"><draw:frame draw:style-name="fr168" draw:name="Об'єкт332" text:anchor-type="as-char" svg:width="0.988cm" svg:height="0.635cm" draw:z-index="384"><draw:object-ole xlink:href="./Object 740" xlink:type="simple" xlink:show="embed" xlink:actuate="onLoad"/><draw:image xlink:href="./ObjectReplacements/Object 740" xlink:type="simple" xlink:show="embed" xlink:actuate="onLoad"/><svg:desc>об'єкт OLE</svg:desc></draw:frame></text:p>
          </table:table-cell>
          <table:table-cell table:style-name="Таблиця1.F1" office:value-type="string">
            <text:p text:style-name="P43"><draw:frame draw:style-name="fr48" draw:name="Об'єкт333" text:anchor-type="as-char" svg:width="1.235cm" svg:height="0.67cm" draw:z-index="385"><draw:object-ole xlink:href="./Object 741" xlink:type="simple" xlink:show="embed" xlink:actuate="onLoad"/><draw:image xlink:href="./ObjectReplacements/Object 741" xlink:type="simple" xlink:show="embed" xlink:actuate="onLoad"/><svg:desc>об'єкт OLE</svg:desc></draw:frame></text:p>
          </table:table-cell>
        </table:table-row>
        <table:table-row table:style-name="Таблиця1.2">
          <table:table-cell table:style-name="Таблиця1.A1" office:value-type="string">
            <text:p text:style-name="P59">Метод найскорішого спуску</text:p>
          </table:table-cell>
          <table:table-cell table:style-name="Таблиця1.A1" office:value-type="string">
            <text:p text:style-name="P43"><draw:frame draw:style-name="fr146" draw:name="Об'єкт334" text:anchor-type="as-char" svg:width="0.88cm" svg:height="0.635cm" draw:z-index="386"><draw:object-ole xlink:href="./Object 742" xlink:type="simple" xlink:show="embed" xlink:actuate="onLoad"/><draw:image xlink:href="./ObjectReplacements/Object 742" xlink:type="simple" xlink:show="embed" xlink:actuate="onLoad"/><svg:desc>об'єкт OLE</svg:desc></draw:frame></text:p>
          </table:table-cell>
          <table:table-cell table:style-name="Таблиця1.A1" office:value-type="string">
            <text:p text:style-name="P43"><draw:frame draw:style-name="fr169" draw:name="Об'єкт335" text:anchor-type="as-char" svg:width="3.563cm" svg:height="1.799cm" draw:z-index="387"><draw:object-ole xlink:href="./Object 743" xlink:type="simple" xlink:show="embed" xlink:actuate="onLoad"/><draw:image xlink:href="./ObjectReplacements/Object 743" xlink:type="simple" xlink:show="embed" xlink:actuate="onLoad"/><svg:desc>об'єкт OLE</svg:desc></draw:frame></text:p>
          </table:table-cell>
          <table:table-cell table:style-name="Таблиця1.A1" office:value-type="string">
            <text:p text:style-name="P43"><draw:frame draw:style-name="fr169" draw:name="Об'єкт336" text:anchor-type="as-char" svg:width="3.563cm" svg:height="1.799cm" draw:z-index="388"><draw:object-ole xlink:href="./Object 744" xlink:type="simple" xlink:show="embed" xlink:actuate="onLoad"/><draw:image xlink:href="./ObjectReplacements/Object 744" xlink:type="simple" xlink:show="embed" xlink:actuate="onLoad"/><svg:desc>об'єкт OLE</svg:desc></draw:frame></text:p>
          </table:table-cell>
          <table:table-cell table:style-name="Таблиця1.A1" office:value-type="string">
            <text:p text:style-name="P43"><draw:frame draw:style-name="fr170" draw:name="Об'єкт337" text:anchor-type="as-char" svg:width="1.87cm" svg:height="1.411cm" draw:z-index="389"><draw:object-ole xlink:href="./Object 745" xlink:type="simple" xlink:show="embed" xlink:actuate="onLoad"/><draw:image xlink:href="./ObjectReplacements/Object 745" xlink:type="simple" xlink:show="embed" xlink:actuate="onLoad"/><svg:desc>об'єкт OLE</svg:desc></draw:frame></text:p>
          </table:table-cell>
          <table:table-cell table:style-name="Таблиця1.F1" office:value-type="string">
            <text:p text:style-name="P43"><draw:frame draw:style-name="fr171" draw:name="Об'єкт338" text:anchor-type="as-char" svg:width="1.127cm" svg:height="1.27cm" draw:z-index="390"><draw:object-ole xlink:href="./Object 746" xlink:type="simple" xlink:show="embed" xlink:actuate="onLoad"/><draw:image xlink:href="./ObjectReplacements/Object 746" xlink:type="simple" xlink:show="embed" xlink:actuate="onLoad"/><svg:desc>об'єкт OLE</svg:desc></draw:frame></text:p>
          </table:table-cell>
        </table:table-row>
        <table:table-row table:style-name="Таблиця1.3">
          <table:table-cell table:style-name="Таблиця1.A1" office:value-type="string">
            <text:p text:style-name="P59">Метод мінімальних нев’язок</text:p>
          </table:table-cell>
          <table:table-cell table:style-name="Таблиця1.A1" office:value-type="string">
            <text:p text:style-name="P43"><draw:frame draw:style-name="fr146" draw:name="Об'єкт339" text:anchor-type="as-char" svg:width="0.88cm" svg:height="0.635cm" draw:z-index="391"><draw:object-ole xlink:href="./Object 747" xlink:type="simple" xlink:show="embed" xlink:actuate="onLoad"/><draw:image xlink:href="./ObjectReplacements/Object 747" xlink:type="simple" xlink:show="embed" xlink:actuate="onLoad"/><svg:desc>об'єкт OLE</svg:desc></draw:frame></text:p>
          </table:table-cell>
          <table:table-cell table:style-name="Таблиця1.A1" office:value-type="string">
            <text:p text:style-name="P43"><draw:frame draw:style-name="fr169" draw:name="Об'єкт340" text:anchor-type="as-char" svg:width="3.563cm" svg:height="1.799cm" draw:z-index="392"><draw:object-ole xlink:href="./Object 748" xlink:type="simple" xlink:show="embed" xlink:actuate="onLoad"/><draw:image xlink:href="./ObjectReplacements/Object 748" xlink:type="simple" xlink:show="embed" xlink:actuate="onLoad"/><svg:desc>об'єкт OLE</svg:desc></draw:frame></text:p>
          </table:table-cell>
          <table:table-cell table:style-name="Таблиця1.A1" office:value-type="string">
            <text:p text:style-name="P43"><draw:frame draw:style-name="fr172" draw:name="Об'єкт341" text:anchor-type="as-char" svg:width="3.598cm" svg:height="1.799cm" draw:z-index="393"><draw:object-ole xlink:href="./Object 749" xlink:type="simple" xlink:show="embed" xlink:actuate="onLoad"/><draw:image xlink:href="./ObjectReplacements/Object 749" xlink:type="simple" xlink:show="embed" xlink:actuate="onLoad"/><svg:desc>об'єкт OLE</svg:desc></draw:frame></text:p>
          </table:table-cell>
          <table:table-cell table:style-name="Таблиця1.A1" office:value-type="string">
            <text:p text:style-name="P43"><draw:frame draw:style-name="fr170" draw:name="Об'єкт342" text:anchor-type="as-char" svg:width="1.87cm" svg:height="1.411cm" draw:z-index="394"><draw:object-ole xlink:href="./Object 750" xlink:type="simple" xlink:show="embed" xlink:actuate="onLoad"/><draw:image xlink:href="./ObjectReplacements/Object 750" xlink:type="simple" xlink:show="embed" xlink:actuate="onLoad"/><svg:desc>об'єкт OLE</svg:desc></draw:frame></text:p>
          </table:table-cell>
          <table:table-cell table:style-name="Таблиця1.F1" office:value-type="string">
            <text:p text:style-name="P43"><draw:frame draw:style-name="fr173" draw:name="Об'єкт343" text:anchor-type="as-char" svg:width="2.258cm" svg:height="1.341cm" draw:z-index="395"><draw:object-ole xlink:href="./Object 751" xlink:type="simple" xlink:show="embed" xlink:actuate="onLoad"/><draw:image xlink:href="./ObjectReplacements/Object 751" xlink:type="simple" xlink:show="embed" xlink:actuate="onLoad"/><svg:desc>об'єкт OLE</svg:desc></draw:frame></text:p>
          </table:table-cell>
        </table:table-row>
        <table:table-row table:style-name="Таблиця1.4">
          <table:table-cell table:style-name="Таблиця1.A1" office:value-type="string">
            <text:p text:style-name="P59">Метод мінімальних похибок</text:p>
          </table:table-cell>
          <table:table-cell table:style-name="Таблиця1.A1" office:value-type="string">
            <text:p text:style-name="P43"><draw:frame draw:style-name="fr174" draw:name="Об'єкт344" text:anchor-type="as-char" svg:width="1.376cm" svg:height="0.635cm" draw:z-index="396"><draw:object-ole xlink:href="./Object 752" xlink:type="simple" xlink:show="embed" xlink:actuate="onLoad"/><draw:image xlink:href="./ObjectReplacements/Object 752" xlink:type="simple" xlink:show="embed" xlink:actuate="onLoad"/><svg:desc>об'єкт OLE</svg:desc></draw:frame><text:span text:style-name="T42">,</text:span></text:p>
            <text:p text:style-name="P43"><draw:frame draw:style-name="fr175" draw:name="Об'єкт345" text:anchor-type="as-char" svg:width="2.963cm" svg:height="0.988cm" draw:z-index="397"><draw:object-ole xlink:href="./Object 753" xlink:type="simple" xlink:show="embed" xlink:actuate="onLoad"/><draw:image xlink:href="./ObjectReplacements/Object 753" xlink:type="simple" xlink:show="embed" xlink:actuate="onLoad"/><svg:desc>об'єкт OLE</svg:desc></draw:frame></text:p>
          </table:table-cell>
          <table:table-cell table:style-name="Таблиця1.A1" office:value-type="string">
            <text:p text:style-name="P43"><draw:frame draw:style-name="fr176" draw:name="Об'єкт346" text:anchor-type="as-char" svg:width="1.976cm" svg:height="1.87cm" draw:z-index="398"><draw:object-ole xlink:href="./Object 754" xlink:type="simple" xlink:show="embed" xlink:actuate="onLoad"/><draw:image xlink:href="./ObjectReplacements/Object 754" xlink:type="simple" xlink:show="embed" xlink:actuate="onLoad"/><svg:desc>об'єкт OLE</svg:desc></draw:frame></text:p>
          </table:table-cell>
          <table:table-cell table:style-name="Таблиця1.A1" office:value-type="string">
            <text:p text:style-name="P43"><draw:frame draw:style-name="fr177" draw:name="Об'єкт347" text:anchor-type="as-char" svg:width="1.023cm" svg:height="1.27cm" draw:z-index="399"><draw:object-ole xlink:href="./Object 755" xlink:type="simple" xlink:show="embed" xlink:actuate="onLoad"/><draw:image xlink:href="./ObjectReplacements/Object 755" xlink:type="simple" xlink:show="embed" xlink:actuate="onLoad"/><svg:desc>об'єкт OLE</svg:desc></draw:frame></text:p>
          </table:table-cell>
          <table:table-cell table:style-name="Таблиця1.A1" office:value-type="string">
            <text:p text:style-name="P43"><draw:frame draw:style-name="fr178" draw:name="Об'єкт348" text:anchor-type="as-char" svg:width="0.88cm" svg:height="1.27cm" draw:z-index="400"><draw:object-ole xlink:href="./Object 756" xlink:type="simple" xlink:show="embed" xlink:actuate="onLoad"/><draw:image xlink:href="./ObjectReplacements/Object 756" xlink:type="simple" xlink:show="embed" xlink:actuate="onLoad"/><svg:desc>об'єкт OLE</svg:desc></draw:frame></text:p>
          </table:table-cell>
          <table:table-cell table:style-name="Таблиця1.F1" office:value-type="string">
            <text:p text:style-name="P43"><draw:frame draw:style-name="fr179" draw:name="Об'єкт349" text:anchor-type="as-char" svg:width="1.164cm" svg:height="1.341cm" draw:z-index="401"><draw:object-ole xlink:href="./Object 757" xlink:type="simple" xlink:show="embed" xlink:actuate="onLoad"/><draw:image xlink:href="./ObjectReplacements/Object 757" xlink:type="simple" xlink:show="embed" xlink:actuate="onLoad"/><svg:desc>об'єкт OLE</svg:desc></draw:frame><text:span text:style-name="T42">,</text:span></text:p>
            <text:p text:style-name="P43"><draw:frame draw:style-name="fr180" draw:name="Об'єкт350" text:anchor-type="as-char" svg:width="1.411cm" svg:height="0.6cm" draw:z-index="402"><draw:object-ole xlink:href="./Object 758" xlink:type="simple" xlink:show="embed" xlink:actuate="onLoad"/><draw:image xlink:href="./ObjectReplacements/Object 758" xlink:type="simple" xlink:show="embed" xlink:actuate="onLoad"/><svg:desc>об'єкт OLE</svg:desc></draw:frame></text:p>
            <text:p text:style-name="P43"><draw:frame draw:style-name="fr181" draw:name="Об'єкт351" text:anchor-type="as-char" svg:width="2.15cm" svg:height="1.305cm" draw:z-index="403"><draw:object-ole xlink:href="./Object 759" xlink:type="simple" xlink:show="embed" xlink:actuate="onLoad"/><draw:image xlink:href="./ObjectReplacements/Object 759" xlink:type="simple" xlink:show="embed" xlink:actuate="onLoad"/><svg:desc>об'єкт OLE</svg:desc></draw:frame></text:p>
          </table:table-cell>
        </table:table-row>
      </table:table>
      <text:p text:style-name="P45"/>
      <text:p text:style-name="P45"><text:span text:style-name="T8"><text:tab/>Таким чином, необхідно знайти такі пари </text:span><draw:frame draw:style-name="fr143" draw:name="Об'єкт352" text:anchor-type="as-char" svg:width="1.27cm" svg:height="0.741cm" draw:z-index="404"><draw:object-ole xlink:href="./Object 760" xlink:type="simple" xlink:show="embed" xlink:actuate="onLoad"/><draw:image xlink:href="./ObjectReplacements/Object 760" xlink:type="simple" xlink:show="embed" xlink:actuate="onLoad"/><svg:desc>об'єкт OLE</svg:desc></draw:frame><text:span text:style-name="T8">, для яких буде справедливою теорема.</text:span></text:p>
      <text:p text:style-name="P45"><text:span text:style-name="T8"><text:tab/>Також необхідно зазначити, що в деяких простих випадках ітераційний процес (2) реалізується безпосередньо для рівняння (1). Це може бути тоді, коли в області </text:span><text:span text:style-name="T11">E</text:span><text:span text:style-name="T8"> розв’язок </text:span><draw:frame draw:style-name="fr149" draw:name="Об'єкт353" text:anchor-type="as-char" svg:width="0.529cm" svg:height="0.635cm" draw:z-index="405"><draw:object-ole xlink:href="./Object 761" xlink:type="simple" xlink:show="embed" xlink:actuate="onLoad"/><draw:image xlink:href="./ObjectReplacements/Object 761" xlink:type="simple" xlink:show="embed" xlink:actuate="onLoad"/><svg:desc>об'єкт OLE</svg:desc></draw:frame><text:span text:style-name="T8"> єдиний, початкове наближення </text:span><draw:frame draw:style-name="fr149" draw:name="Об'єкт354" text:anchor-type="as-char" svg:width="0.529cm" svg:height="0.635cm" draw:z-index="406"><draw:object-ole xlink:href="./Object 762" xlink:type="simple" xlink:show="embed" xlink:actuate="onLoad"/><draw:image xlink:href="./ObjectReplacements/Object 762" xlink:type="simple" xlink:show="embed" xlink:actuate="onLoad"/><svg:desc>об'єкт OLE</svg:desc></draw:frame><text:span text:style-name="T8"> задається виходячи з апріорних даних задач, а структура і гладкість оператора </text:span><text:span text:style-name="T11">A</text:span><text:span text:style-name="T8"> дозволяють практично реалізувати ітераційний процес (2) і знаходити величини умов (3) і (4), що забезпечують виконання нерівностей (5), (6) і отримання оцінок (7) та (8).</text:span></text:p>
      <text:p text:style-name="P55"><text:tab/>У загальному випадку процес наближеного розв’язування рівняння (1) полягає у побудові і наступному розв’язуванні послідовності нелінійних рівнянь більш простої структури</text:p>
      <text:p text:style-name="P45"><text:span text:style-name="T8"><text:tab/></text:span><draw:frame draw:style-name="fr182" draw:name="Об'єкт355" text:anchor-type="as-char" svg:width="5.715cm" svg:height="0.776cm" draw:z-index="407"><draw:object-ole xlink:href="./Object 763" xlink:type="simple" xlink:show="embed" xlink:actuate="onLoad"/><draw:image xlink:href="./ObjectReplacements/Object 763" xlink:type="simple" xlink:show="embed" xlink:actuate="onLoad"/><svg:desc>об'єкт OLE</svg:desc></draw:frame><text:span text:style-name="T8">,<text:tab/><text:tab/><text:tab/><text:tab/><text:tab/><text:tab/><text:tab/><text:tab/> <text:s text:c="5"/>(9) </text:span></text:p>
      <text:p text:style-name="P45"><text:span text:style-name="T8">що апроксимують у певному розумінні рівняння (1) і такі, що </text:span><draw:frame draw:style-name="fr183" draw:name="Об'єкт356" text:anchor-type="as-char" svg:width="3.351cm" svg:height="0.67cm" draw:z-index="408"><draw:object-ole xlink:href="./Object 764" xlink:type="simple" xlink:show="embed" xlink:actuate="onLoad"/><draw:image xlink:href="./ObjectReplacements/Object 764" xlink:type="simple" xlink:show="embed" xlink:actuate="onLoad"/><svg:desc>об'єкт OLE</svg:desc></draw:frame><text:span text:style-name="T8">.</text:span></text:p>
      <text:p text:style-name="P45"><text:span text:style-name="T8"><text:tab/>У теоретичному плані правомірність переходу від рівняння (1) до рівняння </text:span><text:soft-page-break/><text:span text:style-name="T8">(9) базується на теоремі про розв’язність (при довільному або достатньо великому </text:span><text:span text:style-name="T11">n</text:span><text:span text:style-name="T8">) рівнянь (9) за даними існування розв’язку рівняння (1) і збіжності методу переходу до рівнянь (9), а також на оберненій теоремі про розв’язність рівняння (1) за даними існування (при допустимому фіксованому </text:span><text:span text:style-name="T11">n</text:span><text:span text:style-name="T8">) розв’язку рівняння (9). Вказані теореми дають теоретичне обґрунтування і практичний апарат для вирішення питання щодо відокремлення ізольованих розв’язків рівняння (1). Обидві теореми базуються на теоремі 1.</text:span></text:p>
      <text:p text:style-name="P45"><text:span text:style-name="T8"><text:tab/>Практичне розв’язування рівняння (9) здійснюється безпосередньо, якщо це дозволяє структура оператора </text:span><draw:frame draw:style-name="fr44" draw:name="Об'єкт357" text:anchor-type="as-char" svg:width="0.6cm" svg:height="0.67cm" draw:z-index="409"><draw:object-ole xlink:href="./Object 765" xlink:type="simple" xlink:show="embed" xlink:actuate="onLoad"/><draw:image xlink:href="./ObjectReplacements/Object 765" xlink:type="simple" xlink:show="embed" xlink:actuate="onLoad"/><svg:desc>об'єкт OLE</svg:desc></draw:frame><text:span text:style-name="T8">(</text:span><text:span text:style-name="T11">n</text:span><text:span text:style-name="T24"> </text:span><text:span text:style-name="T8">- фіксоване), або задача розв’язування рівняння (9) зводиться до еквівалентної задачі розв’язування відповідної СНСР, яка може бути реалізована за допомогою </text:span><draw:frame draw:style-name="fr184" draw:name="Об'єкт358" text:anchor-type="as-char" svg:width="0.6cm" svg:height="0.423cm" draw:z-index="410"><draw:object-ole xlink:href="./Object 766" xlink:type="simple" xlink:show="embed" xlink:actuate="onLoad"/><draw:image xlink:href="./ObjectReplacements/Object 766" xlink:type="simple" xlink:show="embed" xlink:actuate="onLoad"/><svg:desc>об'єкт OLE</svg:desc></draw:frame><text:span text:style-name="T8">- алгоритму. В обох випадках за різних фіксованих </text:span><text:span text:style-name="T11">n</text:span><text:span text:style-name="T8"> можуть бути знайдені всі ізольовані розв’язки </text:span><draw:frame draw:style-name="fr72" draw:name="Об'єкт359" text:anchor-type="as-char" svg:width="1.411cm" svg:height="0.741cm" draw:z-index="411"><draw:object-ole xlink:href="./Object 767" xlink:type="simple" xlink:show="embed" xlink:actuate="onLoad"/><draw:image xlink:href="./ObjectReplacements/Object 767" xlink:type="simple" xlink:show="embed" xlink:actuate="onLoad"/><svg:desc>об'єкт OLE</svg:desc></draw:frame><text:span text:style-name="T8">, що надалі приймаються за центри куль </text:span><draw:frame draw:style-name="fr185" draw:name="Об'єкт360" text:anchor-type="as-char" svg:width="1.658cm" svg:height="0.776cm" draw:z-index="412"><draw:object-ole xlink:href="./Object 768" xlink:type="simple" xlink:show="embed" xlink:actuate="onLoad"/><draw:image xlink:href="./ObjectReplacements/Object 768" xlink:type="simple" xlink:show="embed" xlink:actuate="onLoad"/><svg:desc>об'єкт OLE</svg:desc></draw:frame><text:span text:style-name="T8">.</text:span></text:p>
      <text:p text:style-name="P45"><text:span text:style-name="T8"><text:tab/>Конструктивний алгоритм визначення радіусів </text:span><draw:frame draw:style-name="fr151" draw:name="Об'єкт361" text:anchor-type="as-char" svg:width="0.353cm" svg:height="0.67cm" draw:z-index="413"><draw:object-ole xlink:href="./Object 769" xlink:type="simple" xlink:show="embed" xlink:actuate="onLoad"/><draw:image xlink:href="./ObjectReplacements/Object 769" xlink:type="simple" xlink:show="embed" xlink:actuate="onLoad"/><svg:desc>об'єкт OLE</svg:desc></draw:frame><text:span text:style-name="T8"> закладений в оберненій теоремі. Він полягає у тому, що для кожного значення </text:span><draw:frame draw:style-name="fr186" draw:name="Об'єкт362" text:anchor-type="as-char" svg:width="1.341cm" svg:height="0.741cm" draw:z-index="414"><draw:object-ole xlink:href="./Object 770" xlink:type="simple" xlink:show="embed" xlink:actuate="onLoad"/><draw:image xlink:href="./ObjectReplacements/Object 770" xlink:type="simple" xlink:show="embed" xlink:actuate="onLoad"/><svg:desc>об'єкт OLE</svg:desc></draw:frame><text:span text:style-name="T8"> обчислюються величини </text:span><draw:frame draw:style-name="fr18" draw:name="Об'єкт363" text:anchor-type="as-char" svg:width="0.529cm" svg:height="0.67cm" draw:z-index="415"><draw:object-ole xlink:href="./Object 771" xlink:type="simple" xlink:show="embed" xlink:actuate="onLoad"/><draw:image xlink:href="./ObjectReplacements/Object 771" xlink:type="simple" xlink:show="embed" xlink:actuate="onLoad"/><svg:desc>об'єкт OLE</svg:desc></draw:frame><text:span text:style-name="T8">, </text:span><draw:frame draw:style-name="fr157" draw:name="Об'єкт364" text:anchor-type="as-char" svg:width="1.905cm" svg:height="0.88cm" draw:z-index="416"><draw:object-ole xlink:href="./Object 772" xlink:type="simple" xlink:show="embed" xlink:actuate="onLoad"/><draw:image xlink:href="./ObjectReplacements/Object 772" xlink:type="simple" xlink:show="embed" xlink:actuate="onLoad"/><svg:desc>об'єкт OLE</svg:desc></draw:frame><text:span text:style-name="T8">, <text:s/></text:span><draw:frame draw:style-name="fr158" draw:name="Об'єкт365" text:anchor-type="as-char" svg:width="1.799cm" svg:height="0.88cm" draw:z-index="417"><draw:object-ole xlink:href="./Object 773" xlink:type="simple" xlink:show="embed" xlink:actuate="onLoad"/><draw:image xlink:href="./ObjectReplacements/Object 773" xlink:type="simple" xlink:show="embed" xlink:actuate="onLoad"/><svg:desc>об'єкт OLE</svg:desc></draw:frame><text:span text:style-name="T8">, </text:span><draw:frame draw:style-name="fr159" draw:name="Об'єкт366" text:anchor-type="as-char" svg:width="1.762cm" svg:height="0.88cm" draw:z-index="418"><draw:object-ole xlink:href="./Object 774" xlink:type="simple" xlink:show="embed" xlink:actuate="onLoad"/><draw:image xlink:href="./ObjectReplacements/Object 774" xlink:type="simple" xlink:show="embed" xlink:actuate="onLoad"/><svg:desc>об'єкт OLE</svg:desc></draw:frame><text:span text:style-name="T8"> з умов (3) і (4), які в цьому випадку ( крім </text:span><draw:frame draw:style-name="fr18" draw:name="Об'єкт367" text:anchor-type="as-char" svg:width="0.529cm" svg:height="0.67cm" draw:z-index="419"><draw:object-ole xlink:href="./Object 775" xlink:type="simple" xlink:show="embed" xlink:actuate="onLoad"/><draw:image xlink:href="./ObjectReplacements/Object 775" xlink:type="simple" xlink:show="embed" xlink:actuate="onLoad"/><svg:desc>об'єкт OLE</svg:desc></draw:frame><text:span text:style-name="T8">) будуть функціями шуканого радіуса </text:span><draw:frame draw:style-name="fr187" draw:name="Об'єкт368" text:anchor-type="as-char" svg:width="1.094cm" svg:height="0.67cm" draw:z-index="420"><draw:object-ole xlink:href="./Object 776" xlink:type="simple" xlink:show="embed" xlink:actuate="onLoad"/><draw:image xlink:href="./ObjectReplacements/Object 776" xlink:type="simple" xlink:show="embed" xlink:actuate="onLoad"/><svg:desc>об'єкт OLE</svg:desc></draw:frame><text:span text:style-name="T8">. Підставивши їх у (5), (6) одержимо систему нерівностей відносно </text:span><text:span text:style-name="T11">r</text:span><text:span text:style-name="T8"> для кожного </text:span><draw:frame draw:style-name="fr186" draw:name="Об'єкт369" text:anchor-type="as-char" svg:width="1.341cm" svg:height="0.741cm" draw:z-index="421"><draw:object-ole xlink:href="./Object 777" xlink:type="simple" xlink:show="embed" xlink:actuate="onLoad"/><draw:image xlink:href="./ObjectReplacements/Object 777" xlink:type="simple" xlink:show="embed" xlink:actuate="onLoad"/><svg:desc>об'єкт OLE</svg:desc></draw:frame><text:span text:style-name="T8">. Інтервал сумісності цих нерівностей і визначає область допустимих значень радіуса </text:span><text:span text:style-name="T11">r</text:span><text:span text:style-name="T8">, що характеризують замкнені кулі єдиних розв’язків рівняння (1).</text:span></text:p>
      <text:p text:style-name="P45"><text:span text:style-name="T8"><text:tab/>У теоремах існування, що відображають зв’язок між рівняннями (1) та (9) поряд з оцінками норм операторів </text:span><draw:frame draw:style-name="fr187" draw:name="Об'єкт370" text:anchor-type="as-char" svg:width="1.094cm" svg:height="0.67cm" draw:z-index="422"><draw:object-ole xlink:href="./Object 778" xlink:type="simple" xlink:show="embed" xlink:actuate="onLoad"/><draw:image xlink:href="./ObjectReplacements/Object 778" xlink:type="simple" xlink:show="embed" xlink:actuate="onLoad"/><svg:desc>об'єкт OLE</svg:desc></draw:frame><text:span text:style-name="T8"> та їх двох похідних, істотну роль відіграє близькість операторів </text:span><draw:frame draw:style-name="fr188" draw:name="Об'єкт371" text:anchor-type="as-char" svg:width="1.729cm" svg:height="0.635cm" draw:z-index="423"><draw:object-ole xlink:href="./Object 779" xlink:type="simple" xlink:show="embed" xlink:actuate="onLoad"/><draw:image xlink:href="./ObjectReplacements/Object 779" xlink:type="simple" xlink:show="embed" xlink:actuate="onLoad"/><svg:desc>об'єкт OLE</svg:desc></draw:frame><text:span text:style-name="T8"> та </text:span><draw:frame draw:style-name="fr189" draw:name="Об'єкт372" text:anchor-type="as-char" svg:width="1.94cm" svg:height="0.67cm" draw:z-index="424"><draw:object-ole xlink:href="./Object 780" xlink:type="simple" xlink:show="embed" xlink:actuate="onLoad"/><draw:image xlink:href="./ObjectReplacements/Object 780" xlink:type="simple" xlink:show="embed" xlink:actuate="onLoad"/><svg:desc>об'єкт OLE</svg:desc></draw:frame><text:span text:style-name="T8">. Ця близькість визначається в кулі </text:span><draw:frame draw:style-name="fr190" draw:name="Об'єкт373" text:anchor-type="as-char" svg:width="1.482cm" svg:height="0.776cm" draw:z-index="425"><draw:object-ole xlink:href="./Object 781" xlink:type="simple" xlink:show="embed" xlink:actuate="onLoad"/><draw:image xlink:href="./ObjectReplacements/Object 781" xlink:type="simple" xlink:show="embed" xlink:actuate="onLoad"/><svg:desc>об'єкт OLE</svg:desc></draw:frame><text:span text:style-name="T8">, де виконуються достатні умови існування єдиного розв’язку, таким чином: </text:span><text:soft-page-break/><text:span text:style-name="T8">кажуть, що на елементі </text:span><draw:frame draw:style-name="fr191" draw:name="Об'єкт374" text:anchor-type="as-char" svg:width="2.223cm" svg:height="0.776cm" draw:z-index="426"><draw:object-ole xlink:href="./Object 782" xlink:type="simple" xlink:show="embed" xlink:actuate="onLoad"/><draw:image xlink:href="./ObjectReplacements/Object 782" xlink:type="simple" xlink:show="embed" xlink:actuate="onLoad"/><svg:desc>об'єкт OLE</svg:desc></draw:frame><text:span text:style-name="T8"> виконуються умови апроксимації операторів </text:span><draw:frame draw:style-name="fr186" draw:name="Об'єкт375" text:anchor-type="as-char" svg:width="1.341cm" svg:height="0.741cm" draw:z-index="427"><draw:object-ole xlink:href="./Object 783" xlink:type="simple" xlink:show="embed" xlink:actuate="onLoad"/><draw:image xlink:href="./ObjectReplacements/Object 783" xlink:type="simple" xlink:show="embed" xlink:actuate="onLoad"/><svg:desc>об'єкт OLE</svg:desc></draw:frame><text:span text:style-name="T8"> операторами </text:span><draw:frame draw:style-name="fr186" draw:name="Об'єкт376" text:anchor-type="as-char" svg:width="1.341cm" svg:height="0.741cm" draw:z-index="428"><draw:object-ole xlink:href="./Object 784" xlink:type="simple" xlink:show="embed" xlink:actuate="onLoad"/><draw:image xlink:href="./ObjectReplacements/Object 784" xlink:type="simple" xlink:show="embed" xlink:actuate="onLoad"/><svg:desc>об'єкт OLE</svg:desc></draw:frame><text:span text:style-name="T8">, якщо існують такі функціонали </text:span><draw:frame draw:style-name="fr192" draw:name="Об'єкт377" text:anchor-type="as-char" svg:width="2.575cm" svg:height="0.67cm" draw:z-index="429"><draw:object-ole xlink:href="./Object 785" xlink:type="simple" xlink:show="embed" xlink:actuate="onLoad"/><draw:image xlink:href="./ObjectReplacements/Object 785" xlink:type="simple" xlink:show="embed" xlink:actuate="onLoad"/><svg:desc>об'єкт OLE</svg:desc></draw:frame><text:span text:style-name="T8"> при </text:span><draw:frame draw:style-name="fr193" draw:name="Об'єкт378" text:anchor-type="as-char" svg:width="1.411cm" svg:height="0.423cm" draw:z-index="430"><draw:object-ole xlink:href="./Object 786" xlink:type="simple" xlink:show="embed" xlink:actuate="onLoad"/><draw:image xlink:href="./ObjectReplacements/Object 786" xlink:type="simple" xlink:show="embed" xlink:actuate="onLoad"/><svg:desc>об'єкт OLE</svg:desc></draw:frame><text:span text:style-name="T8">, що виконуються нерівності</text:span></text:p>
      <text:p text:style-name="P45"><text:span text:style-name="T8"><text:tab/></text:span><draw:frame draw:style-name="fr194" draw:name="Об'єкт379" text:anchor-type="as-char" svg:width="5.292cm" svg:height="0.88cm" draw:z-index="431"><draw:object-ole xlink:href="./Object 787" xlink:type="simple" xlink:show="embed" xlink:actuate="onLoad"/><draw:image xlink:href="./ObjectReplacements/Object 787" xlink:type="simple" xlink:show="embed" xlink:actuate="onLoad"/><svg:desc>об'єкт OLE</svg:desc></draw:frame><text:span text:style-name="T8">,</text:span></text:p>
      <text:p text:style-name="P45"><text:span text:style-name="T8">де </text:span><text:span text:style-name="T11">m</text:span><text:span text:style-name="T8">=0, 1, 2, </text:span><draw:frame draw:style-name="fr195" draw:name="Об'єкт380" text:anchor-type="as-char" svg:width="7.938cm" svg:height="0.741cm" draw:z-index="432"><draw:object-ole xlink:href="./Object 788" xlink:type="simple" xlink:show="embed" xlink:actuate="onLoad"/><draw:image xlink:href="./ObjectReplacements/Object 788" xlink:type="simple" xlink:show="embed" xlink:actuate="onLoad"/><svg:desc>об'єкт OLE</svg:desc></draw:frame><text:span text:style-name="T8">.</text:span></text:p>
      <text:p text:style-name="P45"><text:span text:style-name="T8"><text:tab/>Таким чином, сформульований підхід щодо відокремлення всіх ізольованих розв’язків рівняння (1) полягає у тому, що елементи </text:span><draw:frame draw:style-name="fr91" draw:name="Об'єкт381" text:anchor-type="as-char" svg:width="0.423cm" svg:height="0.67cm" draw:z-index="433"><draw:object-ole xlink:href="./Object 789" xlink:type="simple" xlink:show="embed" xlink:actuate="onLoad"/><draw:image xlink:href="./ObjectReplacements/Object 789" xlink:type="simple" xlink:show="embed" xlink:actuate="onLoad"/><svg:desc>об'єкт OLE</svg:desc></draw:frame><text:span text:style-name="T8"> знаходяться як розв’язки апроксимаційних рівнянь (9), а радіуси </text:span><draw:frame draw:style-name="fr151" draw:name="Об'єкт382" text:anchor-type="as-char" svg:width="0.353cm" svg:height="0.67cm" draw:z-index="434"><draw:object-ole xlink:href="./Object 790" xlink:type="simple" xlink:show="embed" xlink:actuate="onLoad"/><draw:image xlink:href="./ObjectReplacements/Object 790" xlink:type="simple" xlink:show="embed" xlink:actuate="onLoad"/><svg:desc>об'єкт OLE</svg:desc></draw:frame><text:span text:style-name="T8"> визначаються із оберненої теореми існування розв’язків рівняння (1).</text:span></text:p>
      <text:p text:style-name="P55"/>
      <text:p text:style-name="P57"><text:tab/>Похибки заокруглення та їх оцінки</text:p>
      <text:p text:style-name="P57"/>
      <text:p text:style-name="P55"><text:tab/>При реалізації обчислювального алгоритму на ЕОМ похибки заокруглень можуть виникати за рахунок запису чисел в ЕОМ, виконання арифметичних операцій та виводу чисел.</text:p>
      <text:p text:style-name="P55"><text:tab/>На сучасних ЕОМ прийнято дві форми запису числа з фіксованою та плаваючою комою.</text:p>
      <text:p text:style-name="P55"><text:tab/>У режимі фіксованої коми всі числа в ЕОМ мають модуль, менший за 1, а число знаків після коми фіксоване. Таким чином комп’ютер оперує з числами, що мають вигляд</text:p>
      <text:p text:style-name="P45"><text:span text:style-name="T8"><text:tab/></text:span><draw:frame draw:style-name="fr196" draw:name="Об'єкт383" text:anchor-type="as-char" svg:width="6.315cm" svg:height="1.376cm" draw:z-index="435"><draw:object-ole xlink:href="./Object 791" xlink:type="simple" xlink:show="embed" xlink:actuate="onLoad"/><draw:image xlink:href="./ObjectReplacements/Object 791" xlink:type="simple" xlink:show="embed" xlink:actuate="onLoad"/><svg:desc>об'єкт OLE</svg:desc></draw:frame><text:span text:style-name="T8">,</text:span></text:p>
      <text:p text:style-name="P45"><text:span text:style-name="T8">де </text:span><text:span text:style-name="T11">q</text:span><text:span text:style-name="T15"> – </text:span><text:span text:style-name="T8">ціле число, яке характеризує основу числення, а </text:span><draw:frame draw:style-name="fr197" draw:name="Об'єкт384" text:anchor-type="as-char" svg:width="2.364cm" svg:height="0.67cm" draw:z-index="436"><draw:object-ole xlink:href="./Object 792" xlink:type="simple" xlink:show="embed" xlink:actuate="onLoad"/><draw:image xlink:href="./ObjectReplacements/Object 792" xlink:type="simple" xlink:show="embed" xlink:actuate="onLoad"/><svg:desc>об'єкт OLE</svg:desc></draw:frame><text:span text:style-name="T8"> - цілі числа в межах </text:span><draw:frame draw:style-name="fr82" draw:name="Об'єкт385" text:anchor-type="as-char" svg:width="2.081cm" svg:height="0.67cm" draw:z-index="437"><draw:object-ole xlink:href="./Object 793" xlink:type="simple" xlink:show="embed" xlink:actuate="onLoad"/><draw:image xlink:href="./ObjectReplacements/Object 793" xlink:type="simple" xlink:show="embed" xlink:actuate="onLoad"/><svg:desc>об'єкт OLE</svg:desc></draw:frame><text:span text:style-name="T8">.</text:span></text:p>
      <text:p text:style-name="P55"><text:tab/>У режимі плаваючої коми комп’ютер оперує з числами вигляду</text:p>
      <text:p text:style-name="P45"><text:soft-page-break/><text:span text:style-name="T8"><text:tab/></text:span><draw:frame draw:style-name="fr198" draw:name="Об'єкт386" text:anchor-type="as-char" svg:width="7.373cm" svg:height="1.376cm" draw:z-index="438"><draw:object-ole xlink:href="./Object 794" xlink:type="simple" xlink:show="embed" xlink:actuate="onLoad"/><draw:image xlink:href="./ObjectReplacements/Object 794" xlink:type="simple" xlink:show="embed" xlink:actuate="onLoad"/><svg:desc>об'єкт OLE</svg:desc></draw:frame><text:span text:style-name="T8">,</text:span></text:p>
      <text:p text:style-name="P45"><text:span text:style-name="T8">де </text:span><text:span text:style-name="T11">p</text:span><text:span text:style-name="T15"> – </text:span><text:span text:style-name="T8">порядок числа, причому </text:span><draw:frame draw:style-name="fr93" draw:name="Об'єкт387" text:anchor-type="as-char" svg:width="1.552cm" svg:height="0.741cm" draw:z-index="439"><draw:object-ole xlink:href="./Object 795" xlink:type="simple" xlink:show="embed" xlink:actuate="onLoad"/><draw:image xlink:href="./ObjectReplacements/Object 795" xlink:type="simple" xlink:show="embed" xlink:actuate="onLoad"/><svg:desc>об'єкт OLE</svg:desc></draw:frame><text:span text:style-name="T8">, а </text:span><draw:frame draw:style-name="fr44" draw:name="Об'єкт388" text:anchor-type="as-char" svg:width="0.6cm" svg:height="0.67cm" draw:z-index="440"><draw:object-ole xlink:href="./Object 796" xlink:type="simple" xlink:show="embed" xlink:actuate="onLoad"/><draw:image xlink:href="./ObjectReplacements/Object 796" xlink:type="simple" xlink:show="embed" xlink:actuate="onLoad"/><svg:desc>об'єкт OLE</svg:desc></draw:frame><text:span text:style-name="T8"> - мантиса.</text:span></text:p>
      <text:p text:style-name="P55"><text:tab/>Для знаходження оцінок похибок заокруглення при наближеному розв’язуванні задач потрібно знати, як обчислюються похибки заокруглення окремих арифметичних операцій у режимі фіксованої та плаваючої коми. Припускається, що всі числа, які беруть участь в обчисленнях точні, стандартні, з плаваючою комою, а арифметичні операції виконуються в режимі із фіксованим правилом заокруглення, причому похибки заокруглення в основних арифметичних операціях такі, що мають місце формули</text:p>
      <text:p text:style-name="P45"><text:span text:style-name="T8"><text:tab/></text:span><draw:frame draw:style-name="fr199" draw:name="Об'єкт389" text:anchor-type="as-char" svg:width="4.904cm" svg:height="0.741cm" draw:z-index="441"><draw:object-ole xlink:href="./Object 797" xlink:type="simple" xlink:show="embed" xlink:actuate="onLoad"/><draw:image xlink:href="./ObjectReplacements/Object 797" xlink:type="simple" xlink:show="embed" xlink:actuate="onLoad"/><svg:desc>об'єкт OLE</svg:desc></draw:frame><text:span text:style-name="T8">,</text:span></text:p>
      <text:p text:style-name="P45"><text:span text:style-name="T8"><text:tab/></text:span><draw:frame draw:style-name="fr200" draw:name="Об'єкт390" text:anchor-type="as-char" svg:width="4.339cm" svg:height="0.741cm" draw:z-index="442"><draw:object-ole xlink:href="./Object 798" xlink:type="simple" xlink:show="embed" xlink:actuate="onLoad"/><draw:image xlink:href="./ObjectReplacements/Object 798" xlink:type="simple" xlink:show="embed" xlink:actuate="onLoad"/><svg:desc>об'єкт OLE</svg:desc></draw:frame><text:span text:style-name="T8">,<text:tab/></text:span><draw:frame draw:style-name="fr201" draw:name="Об'єкт391" text:anchor-type="as-char" svg:width="1.588cm" svg:height="0.776cm" draw:z-index="443"><draw:object-ole xlink:href="./Object 799" xlink:type="simple" xlink:show="embed" xlink:actuate="onLoad"/><draw:image xlink:href="./ObjectReplacements/Object 799" xlink:type="simple" xlink:show="embed" xlink:actuate="onLoad"/><svg:desc>об'єкт OLE</svg:desc></draw:frame><text:span text:style-name="T8">,</text:span></text:p>
      <text:p text:style-name="P45"><text:span text:style-name="T8">де </text:span><draw:frame draw:style-name="fr124" draw:name="Об'єкт392" text:anchor-type="as-char" svg:width="1.023cm" svg:height="0.6cm" draw:z-index="444"><draw:object-ole xlink:href="./Object 800" xlink:type="simple" xlink:show="embed" xlink:actuate="onLoad"/><draw:image xlink:href="./ObjectReplacements/Object 800" xlink:type="simple" xlink:show="embed" xlink:actuate="onLoad"/><svg:desc>об'єкт OLE</svg:desc></draw:frame><text:span text:style-name="T8"> - псевдооперації, тобто відповідні арифметичні операції із заокругленням результату до </text:span><draw:frame draw:style-name="fr202" draw:name="Об'єкт393" text:anchor-type="as-char" svg:width="0.353cm" svg:height="0.423cm" draw:z-index="445"><draw:object-ole xlink:href="./Object 801" xlink:type="simple" xlink:show="embed" xlink:actuate="onLoad"/><draw:image xlink:href="./ObjectReplacements/Object 801" xlink:type="simple" xlink:show="embed" xlink:actuate="onLoad"/><svg:desc>об'єкт OLE</svg:desc></draw:frame><text:span text:style-name="T8">двійкових розрядів у мантисі. </text:span></text:p>
      <text:p text:style-name="P55"><text:tab/>Застосування наведених співвідношень у складних обчисленнях приводить до оцінок вигляду</text:p>
      <text:p text:style-name="P45"><text:span text:style-name="T8"><text:tab/></text:span><draw:frame draw:style-name="fr203" draw:name="Об'єкт394" text:anchor-type="as-char" svg:width="5.503cm" svg:height="0.988cm" draw:z-index="446"><draw:object-ole xlink:href="./Object 802" xlink:type="simple" xlink:show="embed" xlink:actuate="onLoad"/><draw:image xlink:href="./ObjectReplacements/Object 802" xlink:type="simple" xlink:show="embed" xlink:actuate="onLoad"/><svg:desc>об'єкт OLE</svg:desc></draw:frame><text:span text:style-name="T8">,</text:span></text:p>
      <text:p text:style-name="P45"><text:span text:style-name="T8">які не зовсім зручні. Для спрощення цих оцінок доцільно ввести наступне обмеження на </text:span><text:span text:style-name="T11">r</text:span><text:span text:style-name="T8">:</text:span></text:p>
      <text:p text:style-name="P45"><text:span text:style-name="T8"><text:tab/></text:span><draw:frame draw:style-name="fr204" draw:name="Об'єкт395" text:anchor-type="as-char" svg:width="2.293cm" svg:height="0.635cm" draw:z-index="447"><draw:object-ole xlink:href="./Object 803" xlink:type="simple" xlink:show="embed" xlink:actuate="onLoad"/><draw:image xlink:href="./ObjectReplacements/Object 803" xlink:type="simple" xlink:show="embed" xlink:actuate="onLoad"/><svg:desc>об'єкт OLE</svg:desc></draw:frame><text:span text:style-name="T8">.</text:span></text:p>
      <text:p text:style-name="P55">Таке обмеження повністю узгоджується з практичними застосуваннями і приводить до оцінок</text:p>
      <text:p text:style-name="P45"><text:span text:style-name="T8"><text:tab/> </text:span><draw:frame draw:style-name="fr205" draw:name="Об'єкт396" text:anchor-type="as-char" svg:width="5.151cm" svg:height="0.988cm" draw:z-index="448"><draw:object-ole xlink:href="./Object 804" xlink:type="simple" xlink:show="embed" xlink:actuate="onLoad"/><draw:image xlink:href="./ObjectReplacements/Object 804" xlink:type="simple" xlink:show="embed" xlink:actuate="onLoad"/><svg:desc>об'єкт OLE</svg:desc></draw:frame><text:span text:style-name="T8">,</text:span></text:p>
      <text:p text:style-name="P45"><text:span text:style-name="T8"><text:tab/></text:span><draw:frame draw:style-name="fr205" draw:name="Об'єкт397" text:anchor-type="as-char" svg:width="5.151cm" svg:height="0.988cm" draw:z-index="449"><draw:object-ole xlink:href="./Object 805" xlink:type="simple" xlink:show="embed" xlink:actuate="onLoad"/><draw:image xlink:href="./ObjectReplacements/Object 805" xlink:type="simple" xlink:show="embed" xlink:actuate="onLoad"/><svg:desc>об'єкт OLE</svg:desc></draw:frame><text:span text:style-name="T8">,</text:span></text:p>
      <text:p text:style-name="P55">або</text:p>
      <text:p text:style-name="P45"><text:soft-page-break/><text:span text:style-name="T8"><text:tab/></text:span><draw:frame draw:style-name="fr206" draw:name="Об'єкт398" text:anchor-type="as-char" svg:width="3.14cm" svg:height="0.776cm" draw:z-index="450"><draw:object-ole xlink:href="./Object 806" xlink:type="simple" xlink:show="embed" xlink:actuate="onLoad"/><draw:image xlink:href="./ObjectReplacements/Object 806" xlink:type="simple" xlink:show="embed" xlink:actuate="onLoad"/><svg:desc>об'єкт OLE</svg:desc></draw:frame><text:span text:style-name="T8">.<text:tab/></text:span></text:p>
      <text:p text:style-name="P55"><text:tab/>На основі даних нерівностей можна навести оцінки похибок заокруглення для деяких основних формул обчислень.</text:p>
      <text:p text:style-name="P57"/>
      <text:p text:style-name="P57">Загальний випадок множення</text:p>
      <text:p text:style-name="P45"><text:span text:style-name="T24"><text:tab/></text:span><draw:frame draw:style-name="fr207" draw:name="Об'єкт399" text:anchor-type="as-char" svg:width="5.151cm" svg:height="0.741cm" draw:z-index="451"><draw:object-ole xlink:href="./Object 807" xlink:type="simple" xlink:show="embed" xlink:actuate="onLoad"/><draw:image xlink:href="./ObjectReplacements/Object 807" xlink:type="simple" xlink:show="embed" xlink:actuate="onLoad"/><svg:desc>об'єкт OLE</svg:desc></draw:frame><text:span text:style-name="T8">,</text:span></text:p>
      <text:p text:style-name="P45"><text:span text:style-name="T8">де </text:span><draw:frame draw:style-name="fr208" draw:name="Об'єкт400" text:anchor-type="as-char" svg:width="6.174cm" svg:height="0.988cm" draw:z-index="452"><draw:object-ole xlink:href="./Object 808" xlink:type="simple" xlink:show="embed" xlink:actuate="onLoad"/><draw:image xlink:href="./ObjectReplacements/Object 808" xlink:type="simple" xlink:show="embed" xlink:actuate="onLoad"/><svg:desc>об'єкт OLE</svg:desc></draw:frame><text:span text:style-name="T8">,</text:span></text:p>
      <text:p text:style-name="P45"><text:span text:style-name="T8"><text:tab/></text:span><draw:frame draw:style-name="fr209" draw:name="Об'єкт401" text:anchor-type="as-char" svg:width="4.233cm" svg:height="0.776cm" draw:z-index="453"><draw:object-ole xlink:href="./Object 809" xlink:type="simple" xlink:show="embed" xlink:actuate="onLoad"/><draw:image xlink:href="./ObjectReplacements/Object 809" xlink:type="simple" xlink:show="embed" xlink:actuate="onLoad"/><svg:desc>об'єкт OLE</svg:desc></draw:frame><text:span text:style-name="T8">.</text:span></text:p>
      <text:p text:style-name="P57">Загальний випадок додавання</text:p>
      <text:p text:style-name="P45"><text:span text:style-name="T8"><text:tab/></text:span><draw:frame draw:style-name="fr210" draw:name="Об'єкт402" text:anchor-type="as-char" svg:width="11.889cm" svg:height="0.847cm" draw:z-index="454"><draw:object-ole xlink:href="./Object 810" xlink:type="simple" xlink:show="embed" xlink:actuate="onLoad"/><draw:image xlink:href="./ObjectReplacements/Object 810" xlink:type="simple" xlink:show="embed" xlink:actuate="onLoad"/><svg:desc>об'єкт OLE</svg:desc></draw:frame><text:span text:style-name="T8">,</text:span></text:p>
      <text:p text:style-name="P55">де </text:p>
      <text:p text:style-name="P45"><text:span text:style-name="T8"><text:tab/></text:span><draw:frame draw:style-name="fr211" draw:name="Об'єкт403" text:anchor-type="as-char" svg:width="6.279cm" svg:height="0.741cm" draw:z-index="455"><draw:object-ole xlink:href="./Object 811" xlink:type="simple" xlink:show="embed" xlink:actuate="onLoad"/><draw:image xlink:href="./ObjectReplacements/Object 811" xlink:type="simple" xlink:show="embed" xlink:actuate="onLoad"/><svg:desc>об'єкт OLE</svg:desc></draw:frame><text:span text:style-name="T8">,</text:span></text:p>
      <text:p text:style-name="P45"><text:span text:style-name="T8"><text:tab/></text:span><draw:frame draw:style-name="fr212" draw:name="Об'єкт404" text:anchor-type="as-char" svg:width="6.35cm" svg:height="0.741cm" draw:z-index="456"><draw:object-ole xlink:href="./Object 812" xlink:type="simple" xlink:show="embed" xlink:actuate="onLoad"/><draw:image xlink:href="./ObjectReplacements/Object 812" xlink:type="simple" xlink:show="embed" xlink:actuate="onLoad"/><svg:desc>об'єкт OLE</svg:desc></draw:frame><text:span text:style-name="T8">,</text:span></text:p>
      <text:p text:style-name="P45"><text:span text:style-name="T8"><text:tab/><text:tab/><text:tab/></text:span><draw:frame draw:style-name="fr213" draw:name="Об'єкт405" text:anchor-type="as-char" svg:width="0.459cm" svg:height="0.212cm" draw:z-index="457"><draw:object-ole xlink:href="./Object 813" xlink:type="simple" xlink:show="embed" xlink:actuate="onLoad"/><draw:image xlink:href="./ObjectReplacements/Object 813" xlink:type="simple" xlink:show="embed" xlink:actuate="onLoad"/><svg:desc>об'єкт OLE</svg:desc></draw:frame></text:p>
      <text:p text:style-name="P45"><text:span text:style-name="T8"><text:tab/></text:span><draw:frame draw:style-name="fr214" draw:name="Об'єкт406" text:anchor-type="as-char" svg:width="6.595cm" svg:height="0.741cm" draw:z-index="458"><draw:object-ole xlink:href="./Object 814" xlink:type="simple" xlink:show="embed" xlink:actuate="onLoad"/><draw:image xlink:href="./ObjectReplacements/Object 814" xlink:type="simple" xlink:show="embed" xlink:actuate="onLoad"/><svg:desc>об'єкт OLE</svg:desc></draw:frame><text:span text:style-name="T8">,</text:span></text:p>
      <text:p text:style-name="P45"><text:span text:style-name="T8"><text:tab/><text:tab/><text:tab/></text:span><draw:frame draw:style-name="fr213" draw:name="Об'єкт407" text:anchor-type="as-char" svg:width="0.459cm" svg:height="0.212cm" draw:z-index="459"><draw:object-ole xlink:href="./Object 815" xlink:type="simple" xlink:show="embed" xlink:actuate="onLoad"/><draw:image xlink:href="./ObjectReplacements/Object 815" xlink:type="simple" xlink:show="embed" xlink:actuate="onLoad"/><svg:desc>об'єкт OLE</svg:desc></draw:frame></text:p>
      <text:p text:style-name="P45"><text:span text:style-name="T8"><text:tab/></text:span><draw:frame draw:style-name="fr215" draw:name="Об'єкт408" text:anchor-type="as-char" svg:width="2.646cm" svg:height="0.67cm" draw:z-index="460"><draw:object-ole xlink:href="./Object 816" xlink:type="simple" xlink:show="embed" xlink:actuate="onLoad"/><draw:image xlink:href="./ObjectReplacements/Object 816" xlink:type="simple" xlink:show="embed" xlink:actuate="onLoad"/><svg:desc>об'єкт OLE</svg:desc></draw:frame><text:span text:style-name="T8">,</text:span></text:p>
      <text:p text:style-name="P45"><text:span text:style-name="T8"><text:tab/></text:span><draw:frame draw:style-name="fr216" draw:name="Об'єкт409" text:anchor-type="as-char" svg:width="9.313cm" svg:height="0.988cm" draw:z-index="461"><draw:object-ole xlink:href="./Object 817" xlink:type="simple" xlink:show="embed" xlink:actuate="onLoad"/><draw:image xlink:href="./ObjectReplacements/Object 817" xlink:type="simple" xlink:show="embed" xlink:actuate="onLoad"/><svg:desc>об'єкт OLE</svg:desc></draw:frame><text:span text:style-name="T8">,</text:span></text:p>
      <text:p text:style-name="P45"><draw:frame draw:style-name="fr217" draw:name="Об'єкт410" text:anchor-type="as-char" svg:width="5.009cm" svg:height="0.776cm" draw:z-index="462"><draw:object-ole xlink:href="./Object 818" xlink:type="simple" xlink:show="embed" xlink:actuate="onLoad"/><draw:image xlink:href="./ObjectReplacements/Object 818" xlink:type="simple" xlink:show="embed" xlink:actuate="onLoad"/><svg:desc>об'єкт OLE</svg:desc></draw:frame></text:p>
      <text:p text:style-name="P57">Сума парних добутків</text:p>
      <text:p text:style-name="P45"><text:span text:style-name="T8"><text:tab/></text:span><draw:frame draw:style-name="fr218" draw:name="Об'єкт411" text:anchor-type="as-char" svg:width="10.901cm" svg:height="1.127cm" draw:z-index="463"><draw:object-ole xlink:href="./Object 819" xlink:type="simple" xlink:show="embed" xlink:actuate="onLoad"/><draw:image xlink:href="./ObjectReplacements/Object 819" xlink:type="simple" xlink:show="embed" xlink:actuate="onLoad"/><svg:desc>об'єкт OLE</svg:desc></draw:frame><text:span text:style-name="T8">,</text:span></text:p>
      <text:p text:style-name="P55">де </text:p>
      <text:p text:style-name="P45"><text:span text:style-name="T8"><text:tab/></text:span><draw:frame draw:style-name="fr219" draw:name="Об'єкт412" text:anchor-type="as-char" svg:width="9.419cm" svg:height="0.988cm" draw:z-index="464"><draw:object-ole xlink:href="./Object 820" xlink:type="simple" xlink:show="embed" xlink:actuate="onLoad"/><draw:image xlink:href="./ObjectReplacements/Object 820" xlink:type="simple" xlink:show="embed" xlink:actuate="onLoad"/><svg:desc>об'єкт OLE</svg:desc></draw:frame><text:span text:style-name="T8">,</text:span></text:p>
      <text:p text:style-name="P45"><text:soft-page-break/><text:span text:style-name="T8"><text:tab/></text:span><draw:frame draw:style-name="fr220" draw:name="Об'єкт413" text:anchor-type="as-char" svg:width="5.115cm" svg:height="0.776cm" draw:z-index="465"><draw:object-ole xlink:href="./Object 821" xlink:type="simple" xlink:show="embed" xlink:actuate="onLoad"/><draw:image xlink:href="./ObjectReplacements/Object 821" xlink:type="simple" xlink:show="embed" xlink:actuate="onLoad"/><svg:desc>об'єкт OLE</svg:desc></draw:frame></text:p>
      <text:p text:style-name="P42"><text:tab/>На основі цих формул можна отримати оцінки похибок заокруглення при розв’язуванні різних задач обчислювальної математики.</text:p>
      <text:p text:style-name="P40"><text:span text:style-name="T114">Елементи теорії обчислювальної складності</text:span></text:p>
      <text:p text:style-name="P41"><text:span text:style-name="T113"><text:tab/></text:span></text:p>
      <text:p text:style-name="P41"><text:span text:style-name="T113"/></text:p>
      <text:p text:style-name="P30"/>
      <text:p text:style-name="P63"><text:span text:style-name="T5"/></text:p>
      <text:p text:style-name="P35"><text:span text:style-name="T115">Зведення задачі наближеного розв’язування нелінійних функціональних рівнянь до СНСР та їх розв’язання </text:span><text:span text:style-name="T117">ε</text:span><text:span text:style-name="T56">s</text:span><text:span text:style-name="T115"> алгоритмом</text:span></text:p>
      <text:p text:style-name="P12"><text:tab/></text:p>
      <text:p text:style-name="P6"><text:span text:style-name="T34">Методи наближеного ро</text:span><text:span text:style-name="T35">з</text:span><text:span text:style-name="T36">в</text:span><text:span text:style-name="T34">’язання нелінійних рів</text:span><text:span text:style-name="T37">н</text:span><text:span text:style-name="T34">янь з одним невідомим</text:span></text:p>
      <text:p text:style-name="P12"/>
      <text:p text:style-name="P12"><text:tab/>Розглянемо задачу наближеного знаходження усіх коренів рівняння </text:p>
      <text:p text:style-name="P8"><text:tab/>f(x) = 0 </text:p>
      <text:p text:style-name="P11"><text:span text:style-name="T26">де </text:span><text:span text:style-name="T45">f(x)</text:span><text:span text:style-name="T26">- задана і неперервна функція на деякому скінченному проміжку </text:span><text:span text:style-name="T45">a &lt; x &lt; b</text:span><text:span text:style-name="T26">. </text:span></text:p>
      <text:p text:style-name="P11"><text:span text:style-name="T26"><text:tab/>у порядку черговості підлягають розв</text:span><text:span text:style-name="T29">’</text:span><text:span text:style-name="T26">язанню такі задачі </text:span><text:span text:style-name="T27">(</text:span><text:span text:style-name="T26">1-4</text:span><text:span text:style-name="T27">)</text:span><text:span text:style-name="T26">: </text:span></text:p>
      <text:p text:style-name="P13"><text:tab/>1)про межі розташування на числовій прямій коренів рівняння, їх характер та кількість; </text:p>
      <text:p text:style-name="P11"><text:span text:style-name="T26"><text:tab/>2) відокремлення коренів, тоб</text:span><text:span text:style-name="T28">то</text:span><text:span text:style-name="T26"> знаходження таких інтервалів зміни аргументу х, кожний з яких містить тільки один ко</text:span><text:span text:style-name="T30">рі</text:span><text:span text:style-name="T26">нь; </text:span></text:p>
      <text:p text:style-name="P13"><text:tab/>3) наближене обчислення коренів із заданою точністю. </text:p>
      <text:p text:style-name="P13"/>
      <text:p text:style-name="P11"><text:span text:style-name="T26"><text:tab/></text:span><text:span text:style-name="T45">Відокремлення розв</text:span><text:span text:style-name="T46">’</text:span><text:span text:style-name="T45">язків <text:s/>у випадку довільної функції </text:span></text:p>
      <text:p text:style-name="P13"/>
      <text:p text:style-name="P13"><text:tab/>Для довільних функцій <text:span text:style-name="T49">f(x)</text:span> задовільного алгоритму розв<text:span text:style-name="T58">’</text:span>язання перших двох задач не існує. Тут можуть бути використані такі твердження. </text:p>
      <text:p text:style-name="P11"><text:span text:style-name="T26"><text:tab/>Якщо неперервна функція </text:span><text:span text:style-name="T45">f(x)</text:span><text:span text:style-name="T26"> на кінцях деякого відрізку </text:span><text:span text:style-name="T45">[a, b]</text:span><text:span text:style-name="T26"> приймає значення різних знаків, а перша похідна цієї функції на цьому відрізку не міняє свого знаку, то корінь рівняння </text:span><text:span text:style-name="T47">f(x)=0</text:span><text:span text:style-name="T26"> на </text:span><text:span text:style-name="T45">[a, b]</text:span><text:span text:style-name="T26"> - єдиний. </text:span></text:p>
      <text:p text:style-name="P13"><text:tab/>Якщо на кінцях відрізку [<text:span text:style-name="T49">a, b]</text:span> функція <text:span text:style-name="T49">f(x)</text:span> приймає значення різних знаків, то між <text:span text:style-name="T49">a</text:span> і <text:span text:style-name="T49">b</text:span> знаходиться непарне число коренів рівняння <text:s/><text:span text:style-name="T54">f(x)=0</text:span>; якщо ж на кінцях відрізку <text:span text:style-name="T49">[a, b]</text:span> функція приймає значення однакових знаків, то між <text:span text:style-name="T49">a</text:span> i <text:span text:style-name="T49">b</text:span> або немає коренів цього рівняння, або їх буде парне число(з урахуванням кратностей). Слід зауважити, що в цьому випадку виявити корені парної кратності дуже складно. <text:soft-page-break/>Потрібні додаткові дослідження. </text:p>
      <text:p text:style-name="P13"><text:tab/>Для розвязання перших двох задач можуть бути використані такі підходи і способи: </text:p>
      <text:p text:style-name="P13">1) складається таблиця значень функції <text:span text:style-name="T49">f(x) </text:span>на досить густій сітці аргументу <text:span text:style-name="T49">x</text:span>. Переміна знаку у двох сусідніх точках означає наявність принаймні одного кореня між ними; </text:p>
      <text:p text:style-name="P13">2) будується графік функції за таблицею. Він часто дозволяє знаходити задовільні з точки зору задач техніки наближені значення коренів. Слід зауважити, що побудова графіків нерідко дозволяє виявити і корені парної кратності; </text:p>
      <text:p text:style-name="P13">3) за допомогою елементів математичного аналізу, а саме часткового або повного дослідження функції, будується графік функції <text:span text:style-name="T49">f(x)</text:span>, який допомагає наближено визначити межі коренів та відокремити ці корені; </text:p>
      <text:p text:style-name="P13">4) рівняння <text:span text:style-name="T49">f(x) = 0</text:span> зводиться до такого еквівалентного рівняння <draw:frame draw:style-name="fr1" draw:name="Object247" text:anchor-type="as-char" svg:y="-0.45cm" svg:width="2.997cm" svg:height="0.63cm" draw:z-index="18"><draw:object xlink:href="./Object 385" xlink:type="simple" xlink:show="embed" xlink:actuate="onLoad"/><draw:image xlink:href="./ObjectReplacements/Object 385" xlink:type="simple" xlink:show="embed" xlink:actuate="onLoad"/></draw:frame>, в якому графіки функцій <draw:frame draw:style-name="fr1" draw:name="Object248" text:anchor-type="as-char" svg:y="-0.45cm" svg:width="1.395cm" svg:height="0.63cm" draw:z-index="19"><draw:object xlink:href="./Object 386" xlink:type="simple" xlink:show="embed" xlink:actuate="onLoad"/><draw:image xlink:href="./ObjectReplacements/Object 386" xlink:type="simple" xlink:show="embed" xlink:actuate="onLoad"/></draw:frame> i <draw:frame draw:style-name="fr1" draw:name="Object249" text:anchor-type="as-char" svg:y="-0.45cm" svg:width="1.406cm" svg:height="0.63cm" draw:z-index="20"><draw:object xlink:href="./Object 387" xlink:type="simple" xlink:show="embed" xlink:actuate="onLoad"/><draw:image xlink:href="./ObjectReplacements/Object 387" xlink:type="simple" xlink:show="embed" xlink:actuate="onLoad"/></draw:frame> простіші за <text:span text:style-name="T49">f(x)</text:span>. Наприклад, рівняння <text:span text:style-name="T49">xcos(x) - 2 = 0</text:span> можна записати <text:span text:style-name="T49">cos(x) = 2/x</text:span>. У цьому випадку абсциси точок перетину цих графіків дають значення коренів рівняння <text:span text:style-name="T55">f(x)=0</text:span>; </text:p>
      <text:p text:style-name="P13">5) рівняння <text:span text:style-name="T49">f(x)=0</text:span> зводиться до еквівалентної системи двох рівнянь з двома невідомими. Наприклад, нехай<draw:frame draw:style-name="fr1" draw:name="Object250" text:anchor-type="as-char" svg:y="-0.45cm" svg:width="4.187cm" svg:height="0.63cm" draw:z-index="21"><draw:object xlink:href="./Object 388" xlink:type="simple" xlink:show="embed" xlink:actuate="onLoad"/><draw:image xlink:href="./ObjectReplacements/Object 388" xlink:type="simple" xlink:show="embed" xlink:actuate="onLoad"/></draw:frame>. Тоді, ввівши нову змінну у, можна записати <text:s/></text:p>
      <text:p text:style-name="P13"><draw:frame draw:style-name="fr1" draw:name="Object251" text:anchor-type="as-char" svg:y="-1.61cm" svg:width="5.283cm" svg:height="3.179cm" draw:z-index="34"><draw:object xlink:href="./Object 389" xlink:type="simple" xlink:show="embed" xlink:actuate="onLoad"/><draw:image xlink:href="./ObjectReplacements/Object 389" xlink:type="simple" xlink:show="embed" xlink:actuate="onLoad"/></draw:frame></text:p>
      <text:p text:style-name="P13"><text:s/></text:p>
      <text:p text:style-name="P13"><text:tab/>Як у першому, так і другому випадках для знаходження з наперед заданою точністю наближених значень відо<text:span text:style-name="T59">к</text:span>ремлених коренів застосовуються ітераційні <text:soft-page-break/>методи. Найбільш ефективними є методи дихотомії (ділення пополам), <text:s/>простої ітерації, Ньютона, хорд інші. </text:p>
      <text:p text:style-name="P13"><text:tab/>Слід зауважити, що ітераційні методи з точки зору їх чисельної реалізації мають ту важливу властивість, що в них не накопичуються обчислювальні похибки. Обчислювальна похибка, як правило, еквівалентна похибці заокруглення на одному кроці ітерації, що веде до погіршення чергового наближення. Але це може вплинути тільки на число ітерацій <text:s/>і ні в якому разі не на точність кінцевого результату. Такі методи є стійкими навіть стосовно грубих помилок в обчисленнях, зумовлених збоями ЕОМ за умови, що отримане чергове наближення не вийшло за межі області збіжності ітераційного процесу. </text:p>
      <text:p text:style-name="P13"><text:tab/>Критерієм зупинки ітераційного процесу є умова </text:p>
      <text:p text:style-name="P13"><draw:frame draw:style-name="fr1" draw:name="Object252" text:anchor-type="as-char" svg:y="-0.803cm" svg:width="4.186cm" svg:height="1.316cm" draw:z-index="35"><draw:object xlink:href="./Object 390" xlink:type="simple" xlink:show="embed" xlink:actuate="onLoad"/><draw:image xlink:href="./ObjectReplacements/Object 390" xlink:type="simple" xlink:show="embed" xlink:actuate="onLoad"/></draw:frame></text:p>
      <text:p text:style-name="P13"><text:tab/>Слід зауважити, що відомі також й інші методи відокремлення і наближеного знаходження коренів многочлена. Найбільш поширений із них метод квадрування Лобачевського-Греффе. Однак з точки зору реалізації на ЕОМ він не ефективними через швидке зростання величин чи<text:span text:style-name="T60">с</text:span>ел, що веде до переповнення.</text:p>
      <text:p text:style-name="P13"/>
      <text:p text:style-name="P13"/>
      <text:p text:style-name="P7"><text:span text:style-name="T38">Відокремлення та уточнення ізольованих розв</text:span><text:span text:style-name="T39">’я</text:span><text:span text:style-name="T38">зків систем нелінійних скалярних рівнянь.</text:span></text:p>
      <text:p text:style-name="P14"><text:span text:style-name="T40"><text:tab/>Відомо, що системи нелінійних скалярних рівнянь (СНСР) можуть бути як математичними моделями різних природних процесів і явищ, так і дискретними </text:span><text:span text:style-name="T40">аналогами різних нелінійних варіаційних задач, диференціальних та інтегральних рівнянь, задач мінімізації, тощо. </text:span></text:p>
      <text:p text:style-name="P15"><text:tab/>Проблема глобального розв’язування таких систем є надто складною. Як правило, її розв’язання здійснюється комбінованим методом відокремлення <text:soft-page-break/>ізольованих розв’язків та їх ітераційного уточнення. Якщо локальні ітераційні методи уточнення ізольованих роз<text:span text:style-name="T61">в</text:span>’язків, побудованих на різних ідеях, досліджені досить повно, то методи відокремлення ізольованих розв’язків розроблені недостатньо, що зумовлене складністю цієї задачі. </text:p>
      <text:p text:style-name="P15"/>
      <text:p text:style-name="P15">3.1 Основи <text:s/><draw:frame draw:style-name="fr1" draw:name="Object253" text:anchor-type="as-char" svg:y="-0.471cm" svg:width="0.732cm" svg:height="0.586cm" draw:z-index="0"><draw:object xlink:href="./Object 391" xlink:type="simple" xlink:show="embed" xlink:actuate="onLoad"/><draw:image xlink:href="./ObjectReplacements/Object 391" xlink:type="simple" xlink:show="embed" xlink:actuate="onLoad"/></draw:frame>алгоритму відокремлення розв’язків </text:p>
      <text:p text:style-name="P15"/>
      <text:p text:style-name="P15"><text:tab/>Одним із методів відокремлення ізоль<text:span text:style-name="T62">о</text:span>ваних розв’язків нелінійних функціональних рівнянь, є <draw:frame draw:style-name="fr1" draw:name="Object254" text:anchor-type="as-char" svg:y="-0.471cm" svg:width="0.732cm" svg:height="0.586cm" draw:z-index="1"><draw:object xlink:href="./Object 392" xlink:type="simple" xlink:show="embed" xlink:actuate="onLoad"/><draw:image xlink:href="./ObjectReplacements/Object 392" xlink:type="simple" xlink:show="embed" xlink:actuate="onLoad"/><svg:desc>formula</svg:desc></draw:frame> алгоритм. Він базується на покритті області, яка за апріорними даними містить усі розв’язки СНСР, послідовністю <draw:frame draw:style-name="fr1" draw:name="Object255" text:anchor-type="as-char" svg:y="-0.27cm" svg:width="0.614cm" svg:height="0.462cm" draw:z-index="2"><draw:object xlink:href="./Object 393" xlink:type="simple" xlink:show="embed" xlink:actuate="onLoad"/><draw:image xlink:href="./ObjectReplacements/Object 393" xlink:type="simple" xlink:show="embed" xlink:actuate="onLoad"/><svg:desc>formula</svg:desc></draw:frame>-сіток <text:span text:style-name="T50">(k=1,2,....)</text:span>, з наступною перевіркою певних умов, які забезпечують генерування послідовностей елементів <draw:frame draw:style-name="fr1" draw:name="Object256" text:anchor-type="as-char" svg:y="-0.27cm" svg:width="0.614cm" svg:height="0.462cm" draw:z-index="3"><draw:object xlink:href="./Object 394" xlink:type="simple" xlink:show="embed" xlink:actuate="onLoad"/><draw:image xlink:href="./ObjectReplacements/Object 394" xlink:type="simple" xlink:show="embed" xlink:actuate="onLoad"/><svg:desc>formula</svg:desc></draw:frame>-сіток, що збігаються до різних ізольованих розв’язків. </text:p>
      <text:p text:style-name="P15"><text:tab/>Отже, розглянемо СНСР вигляду </text:p>
      <text:p text:style-name="P19"><draw:frame draw:style-name="fr1" draw:name="Object257" text:anchor-type="as-char" svg:y="-1.094cm" svg:width="4.456cm" svg:height="2.124cm" draw:z-index="4"><draw:object xlink:href="./Object 395" xlink:type="simple" xlink:show="embed" xlink:actuate="onLoad"/><draw:image xlink:href="./ObjectReplacements/Object 395" xlink:type="simple" xlink:show="embed" xlink:actuate="onLoad"/></draw:frame> <text:tab/><text:tab/><text:tab/><text:tab/><text:tab/><text:tab/><text:tab/><text:tab/><text:tab/><text:span text:style-name="T64">(1)</text:span></text:p>
      <text:p text:style-name="P16">,де функції <draw:frame draw:style-name="fr1" draw:name="Object258" text:anchor-type="as-char" svg:y="-0.439cm" svg:width="2.628cm" svg:height="0.619cm" draw:z-index="5"><draw:object xlink:href="./Object 396" xlink:type="simple" xlink:show="embed" xlink:actuate="onLoad"/><draw:image xlink:href="./ObjectReplacements/Object 396" xlink:type="simple" xlink:show="embed" xlink:actuate="onLoad"/></draw:frame> визначені і двічі непере<text:span text:style-name="T63">р</text:span>вно диференційовні на деякій обмеженій області G дійсного арифметичного <text:span text:style-name="T50">n</text:span>-вимірного простору <draw:frame draw:style-name="fr1" draw:name="Object259" text:anchor-type="as-char" svg:y="-0.439cm" svg:width="0.73cm" svg:height="0.619cm" draw:z-index="6"><draw:object xlink:href="./Object 397" xlink:type="simple" xlink:show="embed" xlink:actuate="onLoad"/><draw:image xlink:href="./ObjectReplacements/Object 397" xlink:type="simple" xlink:show="embed" xlink:actuate="onLoad"/></draw:frame>, метризованого елементами деякої множини <text:span text:style-name="T50">Q</text:span>, тобто кожній парі точок <draw:frame draw:style-name="fr1" draw:name="Object260" text:anchor-type="as-char" svg:y="-0.439cm" svg:width="1.893cm" svg:height="0.619cm" draw:z-index="7"><draw:object xlink:href="./Object 398" xlink:type="simple" xlink:show="embed" xlink:actuate="onLoad"/><draw:image xlink:href="./ObjectReplacements/Object 398" xlink:type="simple" xlink:show="embed" xlink:actuate="onLoad"/></draw:frame> відповідає елемент <draw:frame draw:style-name="fr1" draw:name="Object261" text:anchor-type="as-char" svg:y="-0.45cm" svg:width="2.394cm" svg:height="0.589cm" draw:z-index="8"><draw:object xlink:href="./Object 399" xlink:type="simple" xlink:show="embed" xlink:actuate="onLoad"/><draw:image xlink:href="./ObjectReplacements/Object 399" xlink:type="simple" xlink:show="embed" xlink:actuate="onLoad"/></draw:frame>, що характеризує віддаль між <text:span text:style-name="T50">u</text:span> і <text:span text:style-name="T50">v</text:span>. </text:p>
      <text:p text:style-name="P15"><text:tab/>Запишемо систему <text:span text:style-name="T50">(1)</text:span> в еквівалентній операторній формі </text:p>
      <text:p text:style-name="P20"><draw:frame draw:style-name="fr1" draw:name="Object262" text:anchor-type="as-char" svg:y="-0.45cm" svg:width="4.269cm" svg:height="0.589cm" draw:z-index="9"><draw:object xlink:href="./Object 400" xlink:type="simple" xlink:show="embed" xlink:actuate="onLoad"/><draw:image xlink:href="./ObjectReplacements/Object 400" xlink:type="simple" xlink:show="embed" xlink:actuate="onLoad"/></draw:frame> <text:tab/><text:tab/><text:tab/><text:tab/><text:tab/><text:tab/><text:tab/><text:tab/><text:tab/><text:span text:style-name="T65">(2)</text:span></text:p>
      <text:p text:style-name="P15">де <draw:frame draw:style-name="fr1" draw:name="Object263" text:anchor-type="as-char" svg:y="-0.45cm" svg:width="3.357cm" svg:height="0.63cm" draw:z-index="10"><draw:object xlink:href="./Object 401" xlink:type="simple" xlink:show="embed" xlink:actuate="onLoad"/><draw:image xlink:href="./ObjectReplacements/Object 401" xlink:type="simple" xlink:show="embed" xlink:actuate="onLoad"/></draw:frame> <text:span text:style-name="T66">- </text:span>вектор, а <text:s/><draw:frame draw:style-name="fr1" draw:name="Object264" text:anchor-type="as-char" svg:y="-0.45cm" svg:width="6.638cm" svg:height="0.63cm" draw:z-index="11"><draw:object xlink:href="./Object 402" xlink:type="simple" xlink:show="embed" xlink:actuate="onLoad"/><draw:image xlink:href="./ObjectReplacements/Object 402" xlink:type="simple" xlink:show="embed" xlink:actuate="onLoad"/></draw:frame>- вектор функція. </text:p>
      <text:p text:style-name="P14"><text:span text:style-name="T40"><text:tab/>Нехай потрібно знайти усі ізоль</text:span><text:span text:style-name="T41">о</text:span><text:span text:style-name="T40">вані розв’язки </text:span><text:span text:style-name="T40"><draw:frame draw:style-name="fr1" draw:name="Object265" text:anchor-type="as-char" svg:y="-0.45cm" svg:width="4.098cm" svg:height="0.63cm" draw:z-index="12"><draw:object xlink:href="./Object 403" xlink:type="simple" xlink:show="embed" xlink:actuate="onLoad"/><draw:image xlink:href="./ObjectReplacements/Object 403" xlink:type="simple" xlink:show="embed" xlink:actuate="onLoad"/></draw:frame></text:span><text:span text:style-name="T40"> системи (2) на </text:span><text:span text:style-name="T48">n</text:span><text:span text:style-name="T40">-вимірному замкненому кубі </text:span><text:span text:style-name="T40"><draw:frame draw:style-name="fr1" draw:name="Object266" text:anchor-type="as-char" svg:y="-0.439cm" svg:width="1.485cm" svg:height="0.619cm" draw:z-index="13"><draw:object xlink:href="./Object 404" xlink:type="simple" xlink:show="embed" xlink:actuate="onLoad"/><draw:image xlink:href="./ObjectReplacements/Object 404" xlink:type="simple" xlink:show="embed" xlink:actuate="onLoad"/></draw:frame></text:span><text:span text:style-name="T40">. </text:span></text:p>
      <text:p text:style-name="P15"><text:soft-page-break/><draw:frame draw:style-name="fr1" draw:name="Object267" text:anchor-type="as-char" svg:y="-0.485cm" svg:width="12.52cm" svg:height="0.699cm" draw:z-index="14"><draw:object xlink:href="./Object 405" xlink:type="simple" xlink:show="embed" xlink:actuate="onLoad"/><draw:image xlink:href="./ObjectReplacements/Object 405" xlink:type="simple" xlink:show="embed" xlink:actuate="onLoad"/></draw:frame> </text:p>
      <text:p text:style-name="P15"><text:tab/>Практична реалізація наближеного методу розв’язування системи (1) або <text:span text:style-name="T67">(</text:span>2) передбачає обрив на певному етапі процесу побудови послідовності наближених розв’язків. Це означає, що задається число <draw:frame draw:style-name="fr1" draw:name="Object268" text:anchor-type="as-char" svg:y="-0.439cm" svg:width="1.012cm" svg:height="0.547cm" draw:z-index="15"><draw:object xlink:href="./Object 406" xlink:type="simple" xlink:show="embed" xlink:actuate="onLoad"/><draw:image xlink:href="./ObjectReplacements/Object 406" xlink:type="simple" xlink:show="embed" xlink:actuate="onLoad"/></draw:frame> і для кожного фіксованого <text:span text:style-name="T50">l</text:span> шукається таке <text:span text:style-name="T50">k</text:span> і елемент <draw:frame draw:style-name="fr1" draw:name="Object269" text:anchor-type="as-char" svg:y="-0.439cm" svg:width="0.711cm" svg:height="0.619cm" draw:z-index="16"><draw:object xlink:href="./Object 407" xlink:type="simple" xlink:show="embed" xlink:actuate="onLoad"/><draw:image xlink:href="./ObjectReplacements/Object 407" xlink:type="simple" xlink:show="embed" xlink:actuate="onLoad"/></draw:frame> послідовності наближених умов <text:span text:style-name="T68">розв’язків, починаючи з якого буде виконуватись одна із наступних умов </text:span><text:span text:style-name="T68"><draw:frame draw:style-name="fr1" draw:name="Object270" text:anchor-type="as-char" svg:y="-0.45cm" svg:width="3.448cm" svg:height="0.63cm" draw:z-index="17"><draw:object xlink:href="./Object 408" xlink:type="simple" xlink:show="embed" xlink:actuate="onLoad"/><draw:image xlink:href="./ObjectReplacements/Object 408" xlink:type="simple" xlink:show="embed" xlink:actuate="onLoad"/></draw:frame></text:span><text:span text:style-name="T68"> </text:span><text:s/>- малість нев’язки, або <draw:frame draw:style-name="fr1" draw:name="Object271" text:anchor-type="as-char" svg:y="-0.45cm" svg:width="2.536cm" svg:height="0.63cm" draw:z-index="22"><draw:object xlink:href="./Object 409" xlink:type="simple" xlink:show="embed" xlink:actuate="onLoad"/><draw:image xlink:href="./ObjectReplacements/Object 409" xlink:type="simple" xlink:show="embed" xlink:actuate="onLoad"/></draw:frame> - близьк<text:span text:style-name="T69">і</text:span>сть відповідних розв’язків. <text:s/>Наближений розв’язок <draw:frame draw:style-name="fr1" draw:name="Object272" text:anchor-type="as-char" svg:y="-0.439cm" svg:width="0.711cm" svg:height="0.619cm" draw:z-index="23"><draw:object xlink:href="./Object 410" xlink:type="simple" xlink:show="embed" xlink:actuate="onLoad"/><draw:image xlink:href="./ObjectReplacements/Object 410" xlink:type="simple" xlink:show="embed" xlink:actuate="onLoad"/></draw:frame>, що задов<text:span text:style-name="T70">о</text:span>льняє одній із наведених умов, називається відповідно <draw:frame draw:style-name="fr1" draw:name="Object273" text:anchor-type="as-char" svg:y="-0.252cm" svg:width="0.415cm" svg:height="0.28cm" draw:z-index="24"><draw:object xlink:href="./Object 411" xlink:type="simple" xlink:show="embed" xlink:actuate="onLoad"/><draw:image xlink:href="./ObjectReplacements/Object 411" xlink:type="simple" xlink:show="embed" xlink:actuate="onLoad"/></draw:frame> - розв’язком за нев’язкою або <draw:frame draw:style-name="fr1" draw:name="Object274" text:anchor-type="as-char" svg:y="-0.252cm" svg:width="0.415cm" svg:height="0.28cm" draw:z-index="25"><draw:object xlink:href="./Object 412" xlink:type="simple" xlink:show="embed" xlink:actuate="onLoad"/><draw:image xlink:href="./ObjectReplacements/Object 412" xlink:type="simple" xlink:show="embed" xlink:actuate="onLoad"/></draw:frame> - розв’язком за аргументом. Таким чином, задача г<text:span text:style-name="T71">л</text:span>обального наближеного розв’язування системи (2) полягає у знаходженні <text:span text:style-name="T50">m</text:span> відповідних <draw:frame draw:style-name="fr1" draw:name="Object275" text:anchor-type="as-char" svg:y="-0.252cm" svg:width="0.415cm" svg:height="0.28cm" draw:z-index="26"><draw:object xlink:href="./Object 413" xlink:type="simple" xlink:show="embed" xlink:actuate="onLoad"/><draw:image xlink:href="./ObjectReplacements/Object 413" xlink:type="simple" xlink:show="embed" xlink:actuate="onLoad"/></draw:frame> - розв’язків. Основні складові <draw:frame draw:style-name="fr1" draw:name="Object414" text:anchor-type="as-char" svg:y="-0.471cm" svg:width="0.732cm" svg:height="0.586cm" draw:z-index="27"><draw:object xlink:href="./Object 414" xlink:type="simple" xlink:show="embed" xlink:actuate="onLoad"/><draw:image xlink:href="./ObjectReplacements/Object 414" xlink:type="simple" xlink:show="embed" xlink:actuate="onLoad"/><svg:desc>formula</svg:desc></draw:frame>- алгоритму відокремлення ізольованих розв’язків системи (2). </text:p>
      <text:p text:style-name="P9"/>
      <text:p text:style-name="P9">Означення 1 </text:p>
      <text:p text:style-name="P15"><text:tab/><text:span text:style-name="T72">Множина </text:span><text:span text:style-name="T72"><draw:frame draw:style-name="fr1" draw:name="Object416" text:anchor-type="as-char" svg:y="-0.439cm" svg:width="0.67cm" svg:height="0.619cm" draw:z-index="28"><draw:object xlink:href="./Object 416" xlink:type="simple" xlink:show="embed" xlink:actuate="onLoad"/><draw:image xlink:href="./ObjectReplacements/Object 416" xlink:type="simple" xlink:show="embed" xlink:actuate="onLoad"/></draw:frame></text:span><text:span text:style-name="T72">метричного простору </text:span><text:span text:style-name="T51">X</text:span><text:span text:style-name="T72"> називається </text:span><text:span text:style-name="T72"><draw:frame draw:style-name="fr1" draw:name="Object415" text:anchor-type="as-char" svg:y="-0.252cm" svg:width="0.415cm" svg:height="0.28cm" draw:z-index="29"><draw:object xlink:href="./Object 415" xlink:type="simple" xlink:show="embed" xlink:actuate="onLoad"/><draw:image xlink:href="./ObjectReplacements/Object 415" xlink:type="simple" xlink:show="embed" xlink:actuate="onLoad"/><svg:desc>formula</svg:desc></draw:frame></text:span><text:span text:style-name="T72">- сіткою для множини </text:span><text:span text:style-name="T72"><draw:frame draw:style-name="fr1" draw:name="Object417" text:anchor-type="as-char" svg:y="-0.439cm" svg:width="1.515cm" svg:height="0.619cm" draw:z-index="30"><draw:object xlink:href="./Object 417" xlink:type="simple" xlink:show="embed" xlink:actuate="onLoad"/><draw:image xlink:href="./ObjectReplacements/Object 417" xlink:type="simple" xlink:show="embed" xlink:actuate="onLoad"/></draw:frame></text:span><text:span text:style-name="T72">, якщо для будь-якої точки </text:span><text:span text:style-name="T72"><draw:frame draw:style-name="fr1" draw:name="Object418" text:anchor-type="as-char" svg:y="-0.439cm" svg:width="1.349cm" svg:height="0.619cm" draw:z-index="31"><draw:object xlink:href="./Object 418" xlink:type="simple" xlink:show="embed" xlink:actuate="onLoad"/><draw:image xlink:href="./ObjectReplacements/Object 418" xlink:type="simple" xlink:show="embed" xlink:actuate="onLoad"/></draw:frame></text:span><text:span text:style-name="T72"> знайдеться точка </text:span><text:span text:style-name="T72"><draw:frame draw:style-name="fr1" draw:name="Object419" text:anchor-type="as-char" svg:y="-0.439cm" svg:width="1.316cm" svg:height="0.619cm" draw:z-index="32"><draw:object xlink:href="./Object 419" xlink:type="simple" xlink:show="embed" xlink:actuate="onLoad"/><draw:image xlink:href="./ObjectReplacements/Object 419" xlink:type="simple" xlink:show="embed" xlink:actuate="onLoad"/></draw:frame></text:span><text:span text:style-name="T72">, така що </text:span><text:span text:style-name="T72"><draw:frame draw:style-name="fr1" draw:name="Object420" text:anchor-type="as-char" svg:y="-0.45cm" svg:width="2.191cm" svg:height="0.589cm" draw:z-index="33"><draw:object xlink:href="./Object 420" xlink:type="simple" xlink:show="embed" xlink:actuate="onLoad"/><draw:image xlink:href="./ObjectReplacements/Object 420" xlink:type="simple" xlink:show="embed" xlink:actuate="onLoad"/></draw:frame></text:span><text:span text:style-name="T72"> .</text:span></text:p>
      <text:p text:style-name="P15"/>
      <text:p text:style-name="P9">Означення 2 </text:p>
      <text:p text:style-name="P10"><text:tab/><text:span text:style-name="T74">Збіжна послідовність </text:span><text:span text:style-name="T74"><draw:frame draw:style-name="fr1" draw:name="Object421" text:anchor-type="as-char" svg:y="-0.51cm" svg:width="2.54cm" svg:height="0.616cm" draw:z-index="36"><draw:object xlink:href="./Object 421" xlink:type="simple" xlink:show="embed" xlink:actuate="onLoad"/><draw:image xlink:href="./ObjectReplacements/Object 421" xlink:type="simple" xlink:show="embed" xlink:actuate="onLoad"/></draw:frame></text:span><text:span text:style-name="T75">точок простору E_n називається розв’язувальною дял оператора F, якщо </text:span><text:span text:style-name="T75"><draw:frame draw:style-name="fr1" draw:name="Object422" text:anchor-type="as-char" svg:y="-0.51cm" svg:width="3.464cm" svg:height="0.651cm" draw:z-index="37"><draw:object xlink:href="./Object 422" xlink:type="simple" xlink:show="embed" xlink:actuate="onLoad"/><draw:image xlink:href="./ObjectReplacements/Object 422" xlink:type="simple" xlink:show="embed" xlink:actuate="onLoad"/></draw:frame></text:span><text:span text:style-name="T76">при </text:span><text:span text:style-name="T76"><draw:frame draw:style-name="fr1" draw:name="Object423" text:anchor-type="as-char" svg:y="-0.439cm" svg:width="1.199cm" svg:height="0.547cm" draw:z-index="38"><draw:object xlink:href="./Object 423" xlink:type="simple" xlink:show="embed" xlink:actuate="onLoad"/><draw:image xlink:href="./ObjectReplacements/Object 423" xlink:type="simple" xlink:show="embed" xlink:actuate="onLoad"/></draw:frame></text:span><text:span text:style-name="T76">.</text:span></text:p>
      <text:p text:style-name="P21"/>
      <text:p text:style-name="P15"><text:span text:style-name="T73"><text:tab/></text:span>Наступна теорема встановлює зв’язок між розв’язками рівняння (2) та розв’язувальними послідовностями для оператора <draw:frame draw:style-name="fr1" draw:name="Object424" text:anchor-type="as-char" svg:y="-0.45cm" svg:width="1.256cm" svg:height="0.589cm" draw:z-index="39"><draw:object xlink:href="./Object 424" xlink:type="simple" xlink:show="embed" xlink:actuate="onLoad"/><draw:image xlink:href="./ObjectReplacements/Object 424" xlink:type="simple" xlink:show="embed" xlink:actuate="onLoad"/></draw:frame><text:span text:style-name="T77">.</text:span></text:p>
      <text:p text:style-name="P15"/>
      <text:p text:style-name="P9">Теорема 1 </text:p>
      <text:p text:style-name="P17"><text:soft-page-break/><text:span text:style-name="T78"><text:tab/>Для існування в області </text:span><text:span text:style-name="T78"><draw:frame draw:style-name="fr1" draw:name="Object428" text:anchor-type="as-char" svg:y="-0.439cm" svg:width="0.545cm" svg:height="0.547cm" draw:z-index="41"><draw:object xlink:href="./Object 428" xlink:type="simple" xlink:show="embed" xlink:actuate="onLoad"/><draw:image xlink:href="./ObjectReplacements/Object 428" xlink:type="simple" xlink:show="embed" xlink:actuate="onLoad"/></draw:frame></text:span><text:span text:style-name="T78"> хоча б одного ізольованого розв’язку рівняння </text:span><text:span text:style-name="T78">(2) з неперервною вектор-функцією </text:span><text:span text:style-name="T78"><draw:frame draw:style-name="fr1" draw:name="Object427" text:anchor-type="as-char" svg:y="-0.45cm" svg:width="1.256cm" svg:height="0.589cm" draw:z-index="42"><draw:object xlink:href="./Object 427" xlink:type="simple" xlink:show="embed" xlink:actuate="onLoad"/><draw:image xlink:href="./ObjectReplacements/Object 427" xlink:type="simple" xlink:show="embed" xlink:actuate="onLoad"/></draw:frame></text:span><text:span text:style-name="T78"> необхідно і досить існування для </text:span><text:span text:style-name="T78"><draw:frame draw:style-name="fr1" draw:name="Object426" text:anchor-type="as-char" svg:y="-0.45cm" svg:width="1.256cm" svg:height="0.589cm" draw:z-index="43"><draw:object xlink:href="./Object 426" xlink:type="simple" xlink:show="embed" xlink:actuate="onLoad"/><draw:image xlink:href="./ObjectReplacements/Object 426" xlink:type="simple" xlink:show="embed" xlink:actuate="onLoad"/></draw:frame></text:span><text:span text:style-name="T78"> хоча б однієї розв’язувальної послідовності </text:span><text:span text:style-name="T78"><draw:frame draw:style-name="fr1" draw:name="Object425" text:anchor-type="as-char" svg:y="-0.51cm" svg:width="2.972cm" svg:height="0.651cm" draw:z-index="40"><draw:object xlink:href="./Object 425" xlink:type="simple" xlink:show="embed" xlink:actuate="onLoad"/><draw:image xlink:href="./ObjectReplacements/Object 425" xlink:type="simple" xlink:show="embed" xlink:actuate="onLoad"/></draw:frame></text:span></text:p>
      <text:p text:style-name="P15"><text:tab/>Наведена теорема є основною для практичного розв’язання проблеми відокремлення всіх ізольованих в області <text:span text:style-name="T79"><draw:frame draw:style-name="fr1" draw:name="Object429" text:anchor-type="as-char" svg:y="-0.439cm" svg:width="0.545cm" svg:height="0.547cm" draw:z-index="44"><draw:object xlink:href="./Object 429" xlink:type="simple" xlink:show="embed" xlink:actuate="onLoad"/><draw:image xlink:href="./ObjectReplacements/Object 429" xlink:type="simple" xlink:show="embed" xlink:actuate="onLoad"/></draw:frame></text:span> розв’язків рівняння (2) за допомогою <draw:frame draw:style-name="fr1" draw:name="Object430" text:anchor-type="as-char" svg:y="-0.439cm" svg:width="0.697cm" svg:height="0.547cm" draw:z-index="45"><draw:object xlink:href="./Object 430" xlink:type="simple" xlink:show="embed" xlink:actuate="onLoad"/><draw:image xlink:href="./ObjectReplacements/Object 430" xlink:type="simple" xlink:show="embed" xlink:actuate="onLoad"/></draw:frame> - алгоритму. Дійсно, оскільки, в загальному випадку, число <text:span text:style-name="T50">m</text:span> розв’язків рівняння (2) та місце їх розташування в області <draw:frame draw:style-name="fr1" draw:name="Object431" text:anchor-type="as-char" svg:y="-0.439cm" svg:width="0.545cm" svg:height="0.547cm" draw:z-index="46"><draw:object xlink:href="./Object 431" xlink:type="simple" xlink:show="embed" xlink:actuate="onLoad"/><draw:image xlink:href="./ObjectReplacements/Object 431" xlink:type="simple" xlink:show="embed" xlink:actuate="onLoad"/><svg:desc>formula</svg:desc></draw:frame> невідомо, то всю інформацію про ці розв’язки будемо одержувати в процесі побудови за допомогою <draw:frame draw:style-name="fr1" draw:name="Object432" text:anchor-type="as-char" svg:y="-0.439cm" svg:width="0.697cm" svg:height="0.547cm" draw:z-index="47"><draw:object xlink:href="./Object 432" xlink:type="simple" xlink:show="embed" xlink:actuate="onLoad"/><draw:image xlink:href="./ObjectReplacements/Object 432" xlink:type="simple" xlink:show="embed" xlink:actuate="onLoad"/></draw:frame> - алгоритму розв’язувальних послідовностей, елементи яких з ростом <draw:frame draw:style-name="fr1" draw:name="Object433" text:anchor-type="as-char" svg:y="-0.252cm" svg:width="0.586cm" svg:height="0.432cm" draw:z-index="48"><draw:object xlink:href="./Object 433" xlink:type="simple" xlink:show="embed" xlink:actuate="onLoad"/><draw:image xlink:href="./ObjectReplacements/Object 433" xlink:type="simple" xlink:show="embed" xlink:actuate="onLoad"/></draw:frame><text:span text:style-name="T80">-</text:span>сіток будуть згущатися навколо ізольованих точних розв’язків рівняння (2), визначаючи таким чином їх кількість і апроксимуючи їх із заданою точністю. </text:p>
      <text:p text:style-name="P15"><text:tab/>Реалізація <draw:frame draw:style-name="fr1" draw:name="Object434" text:anchor-type="as-char" svg:y="-0.439cm" svg:width="0.697cm" svg:height="0.547cm" draw:z-index="49"><draw:object xlink:href="./Object 434" xlink:type="simple" xlink:show="embed" xlink:actuate="onLoad"/><draw:image xlink:href="./ObjectReplacements/Object 434" xlink:type="simple" xlink:show="embed" xlink:actuate="onLoad"/></draw:frame> - алгоритму передбачає відображ<text:span text:style-name="T81">е</text:span>ння оператором <text:span text:style-name="T57">F</text:span> куба <draw:frame draw:style-name="fr1" draw:name="Object435" text:anchor-type="as-char" svg:y="-0.439cm" svg:width="0.545cm" svg:height="0.547cm" draw:z-index="50"><draw:object xlink:href="./Object 435" xlink:type="simple" xlink:show="embed" xlink:actuate="onLoad"/><draw:image xlink:href="./ObjectReplacements/Object 435" xlink:type="simple" xlink:show="embed" xlink:actuate="onLoad"/><svg:desc>formula</svg:desc></draw:frame><text:span text:style-name="T81">у себе, тобто </text:span><text:span text:style-name="T81"><draw:frame draw:style-name="fr1" draw:name="Object436" text:anchor-type="as-char" svg:y="-0.45cm" svg:width="2.074cm" svg:height="0.589cm" draw:z-index="51"><draw:object xlink:href="./Object 436" xlink:type="simple" xlink:show="embed" xlink:actuate="onLoad"/><draw:image xlink:href="./ObjectReplacements/Object 436" xlink:type="simple" xlink:show="embed" xlink:actuate="onLoad"/></draw:frame></text:span><text:span text:style-name="T81">, </text:span><text:span text:style-name="T82">та наявність додатної послідовності чисел </text:span><text:span text:style-name="T82"><draw:frame draw:style-name="fr1" draw:name="Object437" text:anchor-type="as-char" svg:y="-0.45cm" svg:width="3.226cm" svg:height="0.63cm" draw:z-index="52"><draw:object xlink:href="./Object 437" xlink:type="simple" xlink:show="embed" xlink:actuate="onLoad"/><draw:image xlink:href="./ObjectReplacements/Object 437" xlink:type="simple" xlink:show="embed" xlink:actuate="onLoad"/></draw:frame></text:span><text:span text:style-name="T82">, </text:span><text:span text:style-name="T83">яка збігається до нуля, причому такої, що ряд, складений із чисел </text:span><text:span text:style-name="T83"><draw:frame draw:style-name="fr1" draw:name="Object438" text:anchor-type="as-char" svg:y="-0.42cm" svg:width="1.482cm" svg:height="0.6cm" draw:z-index="53"><draw:object xlink:href="./Object 438" xlink:type="simple" xlink:show="embed" xlink:actuate="onLoad"/><draw:image xlink:href="./ObjectReplacements/Object 438" xlink:type="simple" xlink:show="embed" xlink:actuate="onLoad"/></draw:frame></text:span><text:span text:style-name="T83">, збігається при </text:span><text:span text:style-name="T83"><draw:frame draw:style-name="fr1" draw:name="Object439" text:anchor-type="as-char" svg:y="-0.439cm" svg:width="1.314cm" svg:height="0.547cm" draw:z-index="54"><draw:object xlink:href="./Object 439" xlink:type="simple" xlink:show="embed" xlink:actuate="onLoad"/><draw:image xlink:href="./ObjectReplacements/Object 439" xlink:type="simple" xlink:show="embed" xlink:actuate="onLoad"/></draw:frame></text:span><text:span text:style-name="T83">. </text:span><text:span text:style-name="T91">За даними </text:span><text:span text:style-name="T84"><draw:frame draw:style-name="fr1" draw:name="Object440" text:anchor-type="as-char" svg:y="-0.256cm" svg:width="0.688cm" svg:height="0.436cm" draw:z-index="55"><draw:object xlink:href="./Object 822" xlink:type="simple" xlink:show="embed" xlink:actuate="onLoad"/><draw:image xlink:href="./ObjectReplacements/Object 822" xlink:type="simple" xlink:show="embed" xlink:actuate="onLoad"/></draw:frame></text:span><text:span text:style-name="T92">і</text:span><text:span text:style-name="T84"><draw:frame draw:style-name="fr1" draw:name="Object441" text:anchor-type="as-char" svg:y="-0.42cm" svg:width="1.469cm" svg:height="0.6cm" draw:z-index="56"><draw:object xlink:href="./Object 823" xlink:type="simple" xlink:show="embed" xlink:actuate="onLoad"/><draw:image xlink:href="./ObjectReplacements/Object 823" xlink:type="simple" xlink:show="embed" xlink:actuate="onLoad"/></draw:frame></text:span><text:span text:style-name="T92">будується послідовність </text:span><text:span text:style-name="T84"><draw:frame draw:style-name="fr1" draw:name="Object442" text:anchor-type="as-char" svg:y="-0.252cm" svg:width="0.584cm" svg:height="0.432cm" draw:z-index="57"><draw:object xlink:href="./Object 824" xlink:type="simple" xlink:show="embed" xlink:actuate="onLoad"/><draw:image xlink:href="./ObjectReplacements/Object 824" xlink:type="simple" xlink:show="embed" xlink:actuate="onLoad"/></draw:frame></text:span><text:span text:style-name="T92">сіток шляхом багаторазового подрібнення вихідного куба </text:span><text:span text:style-name="T84"><draw:frame draw:style-name="fr1" draw:name="Object443" text:anchor-type="as-char" svg:y="-0.439cm" svg:width="0.543cm" svg:height="0.547cm" draw:z-index="58"><draw:object xlink:href="./Object 825" xlink:type="simple" xlink:show="embed" xlink:actuate="onLoad"/><draw:image xlink:href="./ObjectReplacements/Object 825" xlink:type="simple" xlink:show="embed" xlink:actuate="onLoad"/></draw:frame></text:span><text:span text:style-name="T84">(</text:span><text:span text:style-name="T92">компактної у собі множини</text:span><text:span text:style-name="T84">) </text:span><text:span text:style-name="T92">на кубики </text:span><text:span text:style-name="T84"><draw:frame draw:style-name="fr1" draw:name="Object444" text:anchor-type="as-char" svg:y="-0.533cm" svg:width="0.783cm" svg:height="0.713cm" draw:z-index="59"><draw:object xlink:href="./Object 826" xlink:type="simple" xlink:show="embed" xlink:actuate="onLoad"/><draw:image xlink:href="./ObjectReplacements/Object 826" xlink:type="simple" xlink:show="embed" xlink:actuate="onLoad"/></draw:frame></text:span><text:span text:style-name="T92">з однаковими на кожному етапі подрібнення довжинами їх сторін </text:span><text:span text:style-name="T84"><draw:frame draw:style-name="fr1" draw:name="Object445" text:anchor-type="as-char" svg:y="-0.51cm" svg:width="3.351cm" svg:height="0.69cm" draw:z-index="60"><draw:object xlink:href="./Object 827" xlink:type="simple" xlink:show="embed" xlink:actuate="onLoad"/><draw:image xlink:href="./ObjectReplacements/Object 827" xlink:type="simple" xlink:show="embed" xlink:actuate="onLoad"/></draw:frame></text:span><text:span text:style-name="T84">. </text:span><text:span text:style-name="T92">Куб </text:span><text:span text:style-name="T84"><draw:frame draw:style-name="fr1" draw:name="Object446" text:anchor-type="as-char" svg:y="-0.51cm" svg:width="0.787cm" svg:height="0.69cm" draw:z-index="61"><draw:object xlink:href="./Object 828" xlink:type="simple" xlink:show="embed" xlink:actuate="onLoad"/><draw:image xlink:href="./ObjectReplacements/Object 828" xlink:type="simple" xlink:show="embed" xlink:actuate="onLoad"/></draw:frame></text:span><text:span text:style-name="T83"> </text:span><text:span text:style-name="T93">називають </text:span><text:span text:style-name="T94">кубом 0-го етапу подрібнення. </text:span><text:span text:style-name="T93">Центри кубиків</text:span><text:span text:style-name="T93"><draw:frame draw:style-name="fr1" draw:name="Object447" text:anchor-type="as-char" svg:y="-0.533cm" svg:width="0.783cm" svg:height="0.713cm" draw:z-index="62"><draw:object xlink:href="./Object 440" xlink:type="simple" xlink:show="embed" xlink:actuate="onLoad"/><draw:image xlink:href="./ObjectReplacements/Object 440" xlink:type="simple" xlink:show="embed" xlink:actuate="onLoad"/><svg:desc>formula</svg:desc></draw:frame></text:span><text:span text:style-name="T93">, що є елементами послідовностей <text:s/></text:span><text:span text:style-name="T93"><draw:frame draw:style-name="fr1" draw:name="Object448" text:anchor-type="as-char" svg:y="-0.252cm" svg:width="0.584cm" svg:height="0.432cm" draw:z-index="63"><draw:object xlink:href="./Object 441" xlink:type="simple" xlink:show="embed" xlink:actuate="onLoad"/><draw:image xlink:href="./ObjectReplacements/Object 441" xlink:type="simple" xlink:show="embed" xlink:actuate="onLoad"/><svg:desc>formula</svg:desc></draw:frame></text:span><text:span text:style-name="T93">сіток, позначають через </text:span><text:span text:style-name="T93"><draw:frame draw:style-name="fr1" draw:name="Object449" text:anchor-type="as-char" svg:y="-0.533cm" svg:width="0.714cm" svg:height="0.714cm" draw:z-index="64"><draw:object xlink:href="./Object 442" xlink:type="simple" xlink:show="embed" xlink:actuate="onLoad"/><draw:image xlink:href="./ObjectReplacements/Object 442" xlink:type="simple" xlink:show="embed" xlink:actuate="onLoad"/></draw:frame></text:span><text:span text:style-name="T96">, </text:span><text:span text:style-name="T97">де </text:span><text:span text:style-name="T97"><draw:frame draw:style-name="fr1" draw:name="Object450" text:anchor-type="as-char" svg:y="-0.51cm" svg:width="2.986cm" svg:height="0.69cm" draw:z-index="65"><draw:object xlink:href="./Object 443" xlink:type="simple" xlink:show="embed" xlink:actuate="onLoad"/><draw:image xlink:href="./ObjectReplacements/Object 443" xlink:type="simple" xlink:show="embed" xlink:actuate="onLoad"/></draw:frame></text:span><text:span text:style-name="T85">- </text:span><text:span text:style-name="T98">число кубиків </text:span><text:span text:style-name="T86">k</text:span><text:span text:style-name="T85">-</text:span><text:span text:style-name="T98">го етапу. </text:span><text:span text:style-name="T99">При </text:span><text:span text:style-name="T88"><draw:frame draw:style-name="fr1" draw:name="Object451" text:anchor-type="as-char" svg:y="-0.533cm" svg:width="2.974cm" svg:height="0.713cm" draw:z-index="66"><draw:object xlink:href="./Object 444" xlink:type="simple" xlink:show="embed" xlink:actuate="onLoad"/><draw:image xlink:href="./ObjectReplacements/Object 444" xlink:type="simple" xlink:show="embed" xlink:actuate="onLoad"/></draw:frame></text:span><text:span text:style-name="T89">- </text:span><text:span text:style-name="T100">центр куба </text:span><text:span text:style-name="T100"><draw:frame draw:style-name="fr1" draw:name="Object452" text:anchor-type="as-char" svg:y="-0.527cm" svg:width="0.788cm" svg:height="0.707cm" draw:z-index="67"><draw:object xlink:href="./Object 445" xlink:type="simple" xlink:show="embed" xlink:actuate="onLoad"/><draw:image xlink:href="./ObjectReplacements/Object 445" xlink:type="simple" xlink:show="embed" xlink:actuate="onLoad"/><svg:desc>formula</svg:desc></draw:frame></text:span><text:span text:style-name="T100">.</text:span></text:p>
      <text:p text:style-name="P18"><text:span text:style-name="T90"><text:tab/></text:span><text:span text:style-name="T101">Отже, нехай дано рівняння (2) <text:s/>і апріорі невідома кількість його ізольованих розв</text:span><text:span text:style-name="T109">'</text:span><text:span text:style-name="T101">язків та місце їх розташування в області </text:span><text:span text:style-name="T87"><draw:frame draw:style-name="fr1" draw:name="Object453" text:anchor-type="as-char" svg:y="-0.439cm" svg:width="0.543cm" svg:height="0.547cm" draw:z-index="68"><draw:object xlink:href="./Object 446" xlink:type="simple" xlink:show="embed" xlink:actuate="onLoad"/><draw:image xlink:href="./ObjectReplacements/Object 446" xlink:type="simple" xlink:show="embed" xlink:actuate="onLoad"/></draw:frame></text:span><text:span text:style-name="T95">. </text:span><text:span text:style-name="T101">Будується послідовність</text:span><text:span text:style-name="T95"> </text:span><text:span text:style-name="T95"><draw:frame draw:style-name="fr1" draw:name="Object454" text:anchor-type="as-char" svg:y="-0.42cm" svg:width="1.469cm" svg:height="0.6cm" draw:z-index="69"><draw:object xlink:href="./Object 447" xlink:type="simple" xlink:show="embed" xlink:actuate="onLoad"/><draw:image xlink:href="./ObjectReplacements/Object 447" xlink:type="simple" xlink:show="embed" xlink:actuate="onLoad"/><svg:desc>formula</svg:desc></draw:frame></text:span><text:span text:style-name="T101">сіток, які покривають область </text:span><text:span text:style-name="T101"><draw:frame draw:style-name="fr1" draw:name="Object455" text:anchor-type="as-char" svg:y="-0.439cm" svg:width="0.543cm" svg:height="0.547cm" draw:z-index="70"><draw:object xlink:href="./Object 448" xlink:type="simple" xlink:show="embed" xlink:actuate="onLoad"/><draw:image xlink:href="./ObjectReplacements/Object 448" xlink:type="simple" xlink:show="embed" xlink:actuate="onLoad"/><svg:desc>formula</svg:desc></draw:frame></text:span><text:span text:style-name="T101">і за допомогою вектор функції </text:span><text:span text:style-name="T90"><draw:frame draw:style-name="fr1" draw:name="Object456" text:anchor-type="as-char" svg:y="-0.439cm" svg:width="1.259cm" svg:height="0.563cm" draw:z-index="71"><draw:object xlink:href="./Object 449" xlink:type="simple" xlink:show="embed" xlink:actuate="onLoad"/><draw:image xlink:href="./ObjectReplacements/Object 449" xlink:type="simple" xlink:show="embed" xlink:actuate="onLoad"/></draw:frame></text:span><text:span text:style-name="T101">відображається у послідовність </text:span><text:span text:style-name="T101"><draw:frame draw:style-name="fr1" draw:name="Object457" text:anchor-type="as-char" svg:y="-0.256cm" svg:width="0.688cm" svg:height="0.436cm" draw:z-index="72"><draw:object xlink:href="./Object 450" xlink:type="simple" xlink:show="embed" xlink:actuate="onLoad"/><draw:image xlink:href="./ObjectReplacements/Object 450" xlink:type="simple" xlink:show="embed" xlink:actuate="onLoad"/><svg:desc>formula</svg:desc></draw:frame></text:span><text:span text:style-name="T101">сіток, що належать </text:span><text:span text:style-name="T90"><draw:frame draw:style-name="fr1" draw:name="Object458" text:anchor-type="as-char" svg:y="-0.439cm" svg:width="0.543cm" svg:height="0.547cm" draw:z-index="73"><draw:object xlink:href="./Object 451" xlink:type="simple" xlink:show="embed" xlink:actuate="onLoad"/><draw:image xlink:href="./ObjectReplacements/Object 451" xlink:type="simple" xlink:show="embed" xlink:actuate="onLoad"/></draw:frame></text:span><text:span text:style-name="T90">. В</text:span><text:span text:style-name="T101">ідповідні елементи </text:span><text:soft-page-break/><text:span text:style-name="T101">цих сіток утворюють масив пар </text:span></text:p>
      <text:p text:style-name="P18"><text:span text:style-name="T101"><text:tab/></text:span><text:span text:style-name="T101"><draw:frame draw:style-name="fr1" draw:name="Object459" text:anchor-type="as-char" svg:y="-0.51cm" svg:width="6.054cm" svg:height="0.69cm" draw:z-index="74"><draw:object xlink:href="./Object 452" xlink:type="simple" xlink:show="embed" xlink:actuate="onLoad"/><draw:image xlink:href="./ObjectReplacements/Object 452" xlink:type="simple" xlink:show="embed" xlink:actuate="onLoad"/></draw:frame></text:span><text:span text:style-name="T101"> </text:span></text:p>
      <text:p text:style-name="P22"><text:span text:style-name="T110"><text:tab/></text:span><text:span text:style-name="T102">При кожному </text:span><text:span text:style-name="T52">k </text:span><text:span text:style-name="T102"><text:s/>із даного масиву потрібно відібрати ті пари, для яких виконується умова</text:span></text:p>
      <text:p text:style-name="P22"><text:span text:style-name="T102"><text:tab/></text:span><text:span text:style-name="T102"><draw:frame draw:style-name="fr1" draw:name="Object460" text:anchor-type="as-char" svg:y="-0.51cm" svg:width="5.239cm" svg:height="0.69cm" draw:z-index="75"><draw:object xlink:href="./Object 453" xlink:type="simple" xlink:show="embed" xlink:actuate="onLoad"/><draw:image xlink:href="./ObjectReplacements/Object 453" xlink:type="simple" xlink:show="embed" xlink:actuate="onLoad"/></draw:frame></text:span><text:span text:style-name="T102"><text:tab/><text:tab/><text:tab/><text:tab/><text:tab/><text:tab/><text:tab/><text:tab/> <text:s text:c="5"/></text:span><text:span text:style-name="T108">(3)</text:span></text:p>
      <text:p text:style-name="P22"><text:span text:style-name="T102"><text:tab/></text:span><text:span text:style-name="T103">З таких пар (при кожному </text:span><text:span text:style-name="T53">k</text:span><text:span text:style-name="T103">) утворюються ланцюжки за таким правилом.</text:span></text:p>
      <text:p text:style-name="P22"><text:span text:style-name="T103"><text:tab/>Нехай на </text:span><text:span text:style-name="T53">k</text:span><text:span text:style-name="T111"> </text:span><text:span text:style-name="T103">і</text:span><text:span text:style-name="T111"> </text:span><text:span text:style-name="T53">k+1 </text:span><text:span text:style-name="T103">сітках знайдені відповідно пари </text:span><text:span text:style-name="T103"><draw:frame draw:style-name="fr1" draw:name="Object461" text:anchor-type="as-char" svg:y="-0.51cm" svg:width="5.556cm" svg:height="0.734cm" draw:z-index="76"><draw:object xlink:href="./Object 454" xlink:type="simple" xlink:show="embed" xlink:actuate="onLoad"/><draw:image xlink:href="./ObjectReplacements/Object 454" xlink:type="simple" xlink:show="embed" xlink:actuate="onLoad"/></draw:frame></text:span><text:span text:style-name="T103">. </text:span><text:span text:style-name="T104">Тоді пари </text:span><text:span text:style-name="T104"><draw:frame draw:style-name="fr1" draw:name="Object462" text:anchor-type="as-char" svg:y="-0.51cm" svg:width="3.57cm" svg:height="0.691cm" draw:z-index="77"><draw:object xlink:href="./Object 455" xlink:type="simple" xlink:show="embed" xlink:actuate="onLoad"/><draw:image xlink:href="./ObjectReplacements/Object 455" xlink:type="simple" xlink:show="embed" xlink:actuate="onLoad"/></draw:frame></text:span><text:span text:style-name="T105">зіставляються пари </text:span><text:span text:style-name="T105"><draw:frame draw:style-name="fr1" draw:name="Object463" text:anchor-type="as-char" svg:y="-0.51cm" svg:width="4.567cm" svg:height="0.69cm" draw:z-index="78"><draw:object xlink:href="./Object 456" xlink:type="simple" xlink:show="embed" xlink:actuate="onLoad"/><draw:image xlink:href="./ObjectReplacements/Object 456" xlink:type="simple" xlink:show="embed" xlink:actuate="onLoad"/></draw:frame></text:span><text:span text:style-name="T105">, </text:span><text:span text:style-name="T106">для яких будуть виконуватись умови</text:span></text:p>
      <text:p text:style-name="P22"><text:span text:style-name="T106"><text:tab/></text:span><text:span text:style-name="T106"><draw:frame draw:style-name="fr1" draw:name="Object464" text:anchor-type="as-char" svg:y="-0.51cm" svg:width="4.706cm" svg:height="0.69cm" draw:z-index="79"><draw:object xlink:href="./Object 457" xlink:type="simple" xlink:show="embed" xlink:actuate="onLoad"/><draw:image xlink:href="./ObjectReplacements/Object 457" xlink:type="simple" xlink:show="embed" xlink:actuate="onLoad"/></draw:frame></text:span><text:span text:style-name="T106"><text:tab/><text:tab/><text:tab/><text:tab/><text:tab/><text:tab/><text:tab/><text:tab/> <text:s text:c="5"/></text:span><text:span text:style-name="T108">(4)</text:span></text:p>
      <text:p text:style-name="P22"><text:span text:style-name="T106"><text:tab/></text:span><text:span text:style-name="T106"><draw:frame draw:style-name="fr1" draw:name="Object465" text:anchor-type="as-char" svg:y="-0.512cm" svg:width="5.981cm" svg:height="0.691cm" draw:z-index="80"><draw:object xlink:href="./Object 458" xlink:type="simple" xlink:show="embed" xlink:actuate="onLoad"/><draw:image xlink:href="./ObjectReplacements/Object 458" xlink:type="simple" xlink:show="embed" xlink:actuate="onLoad"/><svg:desc>formula</svg:desc></draw:frame></text:span><text:span text:style-name="T106"><text:tab/><text:tab/><text:tab/><text:tab/><text:tab/><text:tab/><text:tab/> <text:s text:c="5"/></text:span><text:span text:style-name="T108">(5)</text:span></text:p>
      <text:p text:style-name="P22"><text:span text:style-name="T106"><text:tab/></text:span><text:span text:style-name="T107">Продовжуючи цей процес, можна побудувати множини розв’язувальних послідовностей, кожній з яких буде відповідати ізольований розв’язок рівняння (2), причому одному і тому ж розв’язку може відповідати підмножина розв’язувальних послідовностей.</text:span></text:p>
      <text:p text:style-name="P22"><text:span text:style-name="T107"><text:tab/>Таким чином, у теоретичному плані суть </text:span><text:span text:style-name="T107"><draw:frame draw:style-name="fr1" draw:name="Object466" text:anchor-type="as-char" svg:y="-0.439cm" svg:width="0.697cm" svg:height="0.547cm" draw:z-index="81"><draw:object xlink:href="./Object 459" xlink:type="simple" xlink:show="embed" xlink:actuate="onLoad"/><draw:image xlink:href="./ObjectReplacements/Object 459" xlink:type="simple" xlink:show="embed" xlink:actuate="onLoad"/><svg:desc>formula</svg:desc></draw:frame></text:span><text:span text:style-name="T107">алгоритму щодо застосування до рівняння (2) полягає у відокремленні всіх ізольованих його розв’язків шляхом побудови за допомогою умов </text:span><text:span text:style-name="T108">(3)-(5)</text:span><text:span text:style-name="T107"> відповідних їм підмножин розв’язувальних послідовностей, елементи яких будуть апроксимувати ізольовані точні розв’язки із заданою точністю, допустимою на ЕОМ.</text:span></text:p>
      <text:p text:style-name="P23"/>
      <text:p text:style-name="P24">ст. 20 -- <text:s/>параграф 3.2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OpenSymbol" svg:font-family="OpenSymbol"/>
    <style:font-face style:name="Courier New" svg:font-family="'Courier New'" style:font-family-generic="modern"/>
    <style:font-face style:name="Times New Roman1" svg:font-family="'Times New Roman'" style:font-family-generic="roma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uk" fo:country="U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uk" fo:country="UA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Contents_20_Heading" style:display-name="Contents Heading" style:family="paragraph" style:parent-style-name="Heading" style:list-style-name="" style:class="index" style:master-page-name="">
      <style:paragraph-properties style:page-number="auto" fo:background-color="transparent" style:shadow="none" text:number-lines="false" text:line-number="0">
        <style:tab-stops/>
        <style:background-image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style:contextual-spacing="false" fo:text-indent="0cm" style:auto-text-indent="fals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WW8Num2z0" style:family="text">
      <style:text-properties style:font-name="Symbol" style:font-name-complex="Symbol"/>
    </style:style>
    <style:style style:name="WW8Num2z1" style:family="text">
      <style:text-properties style:font-name="Courier New" style:font-name-complex="Courier New"/>
    </style:style>
    <style:style style:name="WW8Num2z4" style:family="text">
      <style:text-properties style:font-name="Courier New" style:font-name-complex="Courier New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2z1" style:num-suffix="." text:bullet-char="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3" text:style-name="WW8Num2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z4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1"/>
      </text:list-level-style-bullet>
      <text:list-level-style-bullet text:level="6" text:style-name="WW8Num2z1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z4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1"/>
      </text:list-level-style-bullet>
      <text:list-level-style-bullet text:level="9" text:style-name="WW8Num2z1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487cm" fo:margin-bottom="2.487cm" fo:margin-left="2cm" fo:margin-right="2cm" style:writing-mode="lr-tb" style:layout-grid-color="#c0c0c0" style:layout-grid-lines="41" style:layout-grid-base-height="0.5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First_20_Page" style:display-name="First Pag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usa </meta:initial-creator>
    <meta:creation-date>2013-02-13T20:53:38</meta:creation-date>
    <meta:generator>LibreOffice/4.0.1.2$Linux_X86_64 LibreOffice_project/84102822e3d61eb989ddd325abf1ac077904985</meta:generator>
    <dc:date>2013-04-13T13:49:04</dc:date>
    <meta:editing-duration>PT2H42M26S</meta:editing-duration>
    <meta:editing-cycles>193</meta:editing-cycles>
    <dc:creator>Yuriy Husnay</dc:creator>
    <meta:document-statistic meta:table-count="1" meta:image-count="0" meta:object-count="466" meta:page-count="37" meta:paragraph-count="410" meta:word-count="5106" meta:character-count="36448" meta:non-whitespace-character-count="30732"/>
  </office:meta>
</office:document-meta>
</file>

<file path=Object 385/content.xml><?xml version="1.0" encoding="utf-8"?>
<math xmlns="http://www.w3.org/1998/Math/MathML">
  <semantics>
    <mrow>
      <msub>
        <mi>f</mi>
        <mn>1</mn>
      </msub>
      <mrow>
        <mrow>
          <mo stretchy="false">(</mo>
          <mrow>
            <mi>x</mi>
          </mrow>
          <mo stretchy="false">)</mo>
        </mrow>
        <mo stretchy="false">=</mo>
        <msub>
          <mi>f</mi>
          <mn>2</mn>
        </msub>
      </mrow>
      <mrow>
        <mo stretchy="false">(</mo>
        <mrow>
          <mi>x</mi>
        </mrow>
        <mo stretchy="false">)</mo>
      </mrow>
    </mrow>
    <annotation encoding="StarMath 5.0">f_1(x) = f_2(x)</annotation>
  </semantics>
</math>
</file>

<file path=Object 386/content.xml><?xml version="1.0" encoding="utf-8"?>
<math xmlns="http://www.w3.org/1998/Math/MathML">
  <semantics>
    <mrow>
      <msub>
        <mi>f</mi>
        <mn>1</mn>
      </msub>
      <mrow>
        <mo stretchy="false">(</mo>
        <mrow>
          <mi>x</mi>
        </mrow>
        <mo stretchy="false">)</mo>
      </mrow>
    </mrow>
    <annotation encoding="StarMath 5.0">f_1(x)</annotation>
  </semantics>
</math>
</file>

<file path=Object 387/content.xml><?xml version="1.0" encoding="utf-8"?>
<math xmlns="http://www.w3.org/1998/Math/MathML">
  <semantics>
    <mrow>
      <msub>
        <mi>f</mi>
        <mn>2</mn>
      </msub>
      <mrow>
        <mo stretchy="false">(</mo>
        <mrow>
          <mi>x</mi>
        </mrow>
        <mo stretchy="false">)</mo>
      </mrow>
    </mrow>
    <annotation encoding="StarMath 5.0">f_2(x)</annotation>
  </semantics>
</math>
</file>

<file path=Object 388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row>
          <mi>x</mi>
          <mo stretchy="false">−</mo>
          <msub>
            <mi>f</mi>
            <mn>1</mn>
          </msub>
        </mrow>
      </mrow>
      <mrow>
        <mrow>
          <mo stretchy="false">(</mo>
          <mrow>
            <mi>x</mi>
          </mrow>
          <mo stretchy="false">)</mo>
        </mrow>
        <mo stretchy="false">=</mo>
        <mn>0</mn>
      </mrow>
    </mrow>
    <annotation encoding="StarMath 5.0">f(x) = x - f_1(x) = 0</annotation>
  </semantics>
</math>
</file>

<file path=Object 389/content.xml><?xml version="1.0" encoding="utf-8"?>
<math xmlns="http://www.w3.org/1998/Math/MathML">
  <semantics>
    <mtable>
      <mtr>
        <mtd>
          <mrow>
            <mrow>
              <mo stretchy="true">{</mo>
              <mrow>
                <mtable>
                  <mtr>
                    <mtd>
                      <mrow>
                        <mrow>
                          <mi>y</mi>
                          <mo stretchy="false">=</mo>
                          <mi>x</mi>
                        </mrow>
                      </mrow>
                    </mtd>
                  </mtr>
                  <mtr>
                    <mtd>
                      <mrow>
                        <mrow>
                          <mi>y</mi>
                          <mo stretchy="false">=</mo>
                          <msub>
                            <mi>f</mi>
                            <mn>1</mn>
                          </msub>
                        </mrow>
                        <mrow>
                          <mo stretchy="false">(</mo>
                          <mrow>
                            <mi>x</mi>
                          </mrow>
                          <mo stretchy="false">)</mo>
                        </mrow>
                      </mrow>
                    </mtd>
                  </mtr>
                </mtable>
              </mrow>
            </mrow>
          </mrow>
        </mtd>
      </mtr>
      <mtr>
        <mtd>
          <mrow/>
        </mtd>
      </mtr>
      <mtr>
        <mtd>
          <mrow>
            <mrow>
              <mo stretchy="true">{</mo>
              <mrow>
                <mtable>
                  <mtr>
                    <mtd>
                      <mrow>
                        <mrow>
                          <mi>y</mi>
                          <mo stretchy="false">=</mo>
                          <mi>x</mi>
                        </mrow>
                      </mrow>
                    </mtd>
                  </mtr>
                  <mtr>
                    <mtd>
                      <mrow>
                        <mrow>
                          <mi>y</mi>
                          <mo stretchy="false">=</mo>
                          <mrow>
                            <mi>x</mi>
                            <mo stretchy="false">−</mo>
                            <mo stretchy="false">α</mo>
                          </mrow>
                        </mrow>
                        <mi>f</mi>
                        <mrow>
                          <mo stretchy="false">(</mo>
                          <mrow>
                            <mi>x</mi>
                          </mrow>
                          <mo stretchy="false">)</mo>
                        </mrow>
                        <mi>,</mi>
                        <mrow>
                          <mo stretchy="false">α</mo>
                          <mo stretchy="false">=</mo>
                          <mi mathvariant="italic">const</mi>
                        </mrow>
                      </mrow>
                    </mtd>
                  </mtr>
                </mtable>
              </mrow>
            </mrow>
          </mrow>
        </mtd>
      </mtr>
    </mtable>
    <annotation encoding="StarMath 5.0">left lbrace stack{ 
y=x# 
y=f_1(x) 
} right none 
newline
newline
left lbrace stack{ 
y=x# 
y = x - %alpha f(x), %alpha = const 
} right none</annotation>
  </semantics>
</math>
</file>

<file path=Object 390/content.xml><?xml version="1.0" encoding="utf-8"?>
<math xmlns="http://www.w3.org/1998/Math/MathML">
  <semantics>
    <mrow>
      <mrow>
        <mfrac>
          <mrow>
            <mrow>
              <mo stretchy="false">(</mo>
              <mrow>
                <mrow>
                  <msub>
                    <mi>x</mi>
                    <mi>n</mi>
                  </msub>
                  <mo stretchy="false">−</mo>
                  <msub>
                    <mi>x</mi>
                    <mrow>
                      <mrow>
                        <mi>n</mi>
                        <mo stretchy="false">−</mo>
                        <mn>1</mn>
                      </mrow>
                    </mrow>
                  </msub>
                </mrow>
              </mrow>
              <mo stretchy="false">)</mo>
            </mrow>
          </mrow>
          <mrow>
            <mfenced open="∣" close="∣">
              <mrow>
                <mrow>
                  <mrow>
                    <msub>
                      <mn>2x</mn>
                      <mrow>
                        <mrow>
                          <mi>n</mi>
                          <mo stretchy="false">−</mo>
                          <mn>1</mn>
                        </mrow>
                      </mrow>
                    </msub>
                    <mo stretchy="false">−</mo>
                    <msub>
                      <mi>x</mi>
                      <mi>n</mi>
                    </msub>
                  </mrow>
                  <mo stretchy="false">−</mo>
                  <msub>
                    <mi>x</mi>
                    <mrow>
                      <mrow>
                        <mi>n</mi>
                        <mo stretchy="false">−</mo>
                        <mn>2</mn>
                      </mrow>
                    </mrow>
                  </msub>
                </mrow>
              </mrow>
            </mfenced>
          </mrow>
        </mfrac>
        <mo stretchy="false">&lt;</mo>
        <mo stretchy="false">ε</mo>
      </mrow>
    </mrow>
    <annotation encoding="StarMath 5.0">alignc	 {(x_n-x_{n-1})} over {abs{2x_{n-1} - x_n - x_{n-2}}} &lt; %varepsilon </annotation>
  </semantics>
</math>
</file>

<file path=Object 391/content.xml><?xml version="1.0" encoding="utf-8"?>
<math xmlns="http://www.w3.org/1998/Math/MathML">
  <semantics>
    <mrow>
      <mo stretchy="false">ε</mo>
      <mi>s</mi>
    </mrow>
    <annotation encoding="StarMath 5.0">%varepsilon s</annotation>
  </semantics>
</math>
</file>

<file path=Object 392/content.xml><?xml version="1.0" encoding="utf-8"?>
<math xmlns="http://www.w3.org/1998/Math/MathML">
  <semantics>
    <mrow>
      <mo stretchy="false">ε</mo>
      <mi>s</mi>
    </mrow>
    <annotation encoding="StarMath 5.0">%varepsilon s</annotation>
  </semantics>
</math>
</file>

<file path=Object 393/content.xml><?xml version="1.0" encoding="utf-8"?>
<math xmlns="http://www.w3.org/1998/Math/MathML">
  <semantics>
    <mrow>
      <msub>
        <mo stretchy="false">ε</mo>
        <mi>k</mi>
      </msub>
    </mrow>
    <annotation encoding="StarMath 5.0">%varepsilon_k</annotation>
  </semantics>
</math>
</file>

<file path=Object 394/content.xml><?xml version="1.0" encoding="utf-8"?>
<math xmlns="http://www.w3.org/1998/Math/MathML">
  <semantics>
    <mrow>
      <msub>
        <mo stretchy="false">ε</mo>
        <mi>k</mi>
      </msub>
    </mrow>
    <annotation encoding="StarMath 5.0">%varepsilon_k</annotation>
  </semantics>
</math>
</file>

<file path=Object 395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row>
                    <msub>
                      <mi>u</mi>
                      <mn>1</mn>
                    </msub>
                    <mo stretchy="false">=</mo>
                    <msub>
                      <mi>f</mi>
                      <mn>1</mn>
                    </msub>
                  </mrow>
                  <mrow>
                    <mo stretchy="false">(</mo>
                    <mrow>
                      <msub>
                        <mi>u</mi>
                        <mn>1,</mn>
                      </msub>
                      <msub>
                        <mi>u</mi>
                        <mn>2,</mn>
                      </msub>
                      <mn>...</mn>
                      <mi>,</mi>
                      <msub>
                        <mi>u</mi>
                        <mi>n</mi>
                      </msub>
                    </mrow>
                    <mo stretchy="false">)</mo>
                  </mrow>
                  <mi>,</mi>
                </mrow>
              </mtd>
            </mtr>
            <mtr>
              <mtd>
                <mrow>
                  <mrow>
                    <msub>
                      <mi>u</mi>
                      <mn>2</mn>
                    </msub>
                    <mo stretchy="false">=</mo>
                    <msub>
                      <mi>f</mi>
                      <mn>1</mn>
                    </msub>
                  </mrow>
                  <mrow>
                    <mo stretchy="false">(</mo>
                    <mrow>
                      <msub>
                        <mi>u</mi>
                        <mn>1,</mn>
                      </msub>
                      <msub>
                        <mi>u</mi>
                        <mn>2,</mn>
                      </msub>
                      <mn>...</mn>
                      <mi>,</mi>
                      <msub>
                        <mi>u</mi>
                        <mi>n</mi>
                      </msub>
                    </mrow>
                    <mo stretchy="false">)</mo>
                  </mrow>
                  <mi>,</mi>
                </mrow>
              </mtd>
            </mtr>
            <mtr>
              <mtd>
                <mrow>
                  <mrow>
                    <msub>
                      <mi>u</mi>
                      <mi>n</mi>
                    </msub>
                    <mo stretchy="false">=</mo>
                    <msub>
                      <mi>f</mi>
                      <mn>1</mn>
                    </msub>
                  </mrow>
                  <mrow>
                    <mo stretchy="false">(</mo>
                    <mrow>
                      <msub>
                        <mi>u</mi>
                        <mn>1,</mn>
                      </msub>
                      <msub>
                        <mi>u</mi>
                        <mn>2,</mn>
                      </msub>
                      <mn>...</mn>
                      <mi>,</mi>
                      <msub>
                        <mi>u</mi>
                        <mi>n</mi>
                      </msub>
                    </mrow>
                    <mo stretchy="false">)</mo>
                  </mrow>
                </mrow>
              </mtd>
            </mtr>
          </mtable>
        </mrow>
      </mrow>
    </mrow>
    <annotation encoding="StarMath 5.0">left lbrace stack {
u_1 = f_1(u_1,u_2,...,u_n),#
u_2 = f_1(u_1,u_2,...,u_n),#		
u_n = f_1(u_1,u_2,...,u_n)
}right none</annotation>
  </semantics>
</math>
</file>

<file path=Object 396/content.xml><?xml version="1.0" encoding="utf-8"?>
<math xmlns="http://www.w3.org/1998/Math/MathML">
  <semantics>
    <mrow>
      <msub>
        <mi>f</mi>
        <mn>1,</mn>
      </msub>
      <msub>
        <mi>f</mi>
        <mn>2,</mn>
      </msub>
      <mn>...</mn>
      <mi>,</mi>
      <msub>
        <mi>f</mi>
        <mi>n</mi>
      </msub>
    </mrow>
    <annotation encoding="StarMath 5.0">f_1, f_2,..., f_n</annotation>
  </semantics>
</math>
</file>

<file path=Object 397/content.xml><?xml version="1.0" encoding="utf-8"?>
<math xmlns="http://www.w3.org/1998/Math/MathML">
  <semantics>
    <mrow>
      <msub>
        <mi>E</mi>
        <mi>n</mi>
      </msub>
    </mrow>
    <annotation encoding="StarMath 5.0">E_n</annotation>
  </semantics>
</math>
</file>

<file path=Object 398/content.xml><?xml version="1.0" encoding="utf-8"?>
<math xmlns="http://www.w3.org/1998/Math/MathML">
  <semantics>
    <mrow>
      <mi>u</mi>
      <mi>,</mi>
      <mrow>
        <mi>v</mi>
        <mo stretchy="false">∈</mo>
        <msub>
          <mi>E</mi>
          <mi>n</mi>
        </msub>
      </mrow>
    </mrow>
    <annotation encoding="StarMath 5.0">u,v in E_n</annotation>
  </semantics>
</math>
</file>

<file path=Object 399/content.xml><?xml version="1.0" encoding="utf-8"?>
<math xmlns="http://www.w3.org/1998/Math/MathML">
  <semantics>
    <mrow>
      <mo stretchy="false">ρ</mo>
      <mrow>
        <mrow>
          <mo stretchy="false">(</mo>
          <mrow>
            <mi>u</mi>
            <mi>,</mi>
            <mi>v</mi>
          </mrow>
          <mo stretchy="false">)</mo>
        </mrow>
        <mo stretchy="false">∈</mo>
        <mi>Q</mi>
      </mrow>
    </mrow>
    <annotation encoding="StarMath 5.0">%rho (u,v) in Q</annotation>
  </semantics>
</math>
</file>

<file path=Object 400/content.xml><?xml version="1.0" encoding="utf-8"?>
<math xmlns="http://www.w3.org/1998/Math/MathML">
  <semantics>
    <mrow>
      <mover accent="true">
        <mi>F</mi>
        <mo stretchy="false">̄</mo>
      </mover>
      <mrow>
        <mo stretchy="false">(</mo>
        <mrow>
          <mover accent="true">
            <mi>u</mi>
            <mo stretchy="false">̄</mo>
          </mover>
        </mrow>
        <mo stretchy="false">)</mo>
      </mrow>
      <mrow>
        <mi mathvariant="normal">:</mi>
        <mo stretchy="false">=</mo>
        <mrow>
          <mover accent="true">
            <mi>u</mi>
            <mo stretchy="false">̄</mo>
          </mover>
          <mo stretchy="false">+</mo>
          <mi>F</mi>
        </mrow>
      </mrow>
      <mrow>
        <mrow>
          <mo stretchy="false">(</mo>
          <mrow>
            <mover accent="true">
              <mi>u</mi>
              <mo stretchy="false">̄</mo>
            </mover>
          </mrow>
          <mo stretchy="false">)</mo>
        </mrow>
        <mo stretchy="false">=</mo>
        <mn>0,</mn>
      </mrow>
    </mrow>
    <annotation encoding="StarMath 5.0">bar F (bar u) := bar u + F(bar u) = 0,</annotation>
  </semantics>
</math>
</file>

<file path=Object 401/content.xml><?xml version="1.0" encoding="utf-8"?>
<math xmlns="http://www.w3.org/1998/Math/MathML">
  <semantics>
    <mrow>
      <mrow>
        <mover accent="true">
          <mi>u</mi>
          <mo stretchy="false">̄</mo>
        </mover>
        <mo stretchy="false">=</mo>
        <mrow>
          <mo stretchy="false">(</mo>
          <mrow>
            <msub>
              <mi>u</mi>
              <mn>1,</mn>
            </msub>
            <msub>
              <mi>u</mi>
              <mn>2,</mn>
            </msub>
            <mn>...</mn>
            <mi>,</mi>
            <msub>
              <mi>u</mi>
              <mi>n</mi>
            </msub>
          </mrow>
          <mo stretchy="false">)</mo>
        </mrow>
      </mrow>
    </mrow>
    <annotation encoding="StarMath 5.0">bar u = (u_1,u_2,...,u_n)</annotation>
  </semantics>
</math>
</file>

<file path=Object 402/content.xml><?xml version="1.0" encoding="utf-8"?>
<math xmlns="http://www.w3.org/1998/Math/MathML">
  <semantics>
    <mrow>
      <mi>F</mi>
      <mrow>
        <mrow>
          <mo stretchy="false">(</mo>
          <mrow>
            <mover accent="true">
              <mi>u</mi>
              <mo stretchy="false">̄</mo>
            </mover>
          </mrow>
          <mo stretchy="false">)</mo>
        </mrow>
        <mo stretchy="false">=</mo>
        <mrow>
          <mo stretchy="false">(</mo>
          <mrow>
            <msub>
              <mi>f</mi>
              <mn>1</mn>
            </msub>
            <mrow>
              <mo stretchy="false">(</mo>
              <mrow>
                <mover accent="true">
                  <mi>u</mi>
                  <mo stretchy="false">̄</mo>
                </mover>
              </mrow>
              <mo stretchy="false">)</mo>
            </mrow>
            <mi>,</mi>
            <msub>
              <mi>f</mi>
              <mn>2</mn>
            </msub>
            <mrow>
              <mo stretchy="false">(</mo>
              <mrow>
                <mover accent="true">
                  <mi>u</mi>
                  <mo stretchy="false">̄</mo>
                </mover>
              </mrow>
              <mo stretchy="false">)</mo>
            </mrow>
            <mi>,</mi>
            <mn>...</mn>
            <mi>,</mi>
            <msub>
              <mi>f</mi>
              <mi>n</mi>
            </msub>
            <mrow>
              <mo stretchy="false">(</mo>
              <mrow>
                <mover accent="true">
                  <mi>u</mi>
                  <mo stretchy="false">̄</mo>
                </mover>
              </mrow>
              <mo stretchy="false">)</mo>
            </mrow>
          </mrow>
          <mo stretchy="false">)</mo>
        </mrow>
      </mrow>
    </mrow>
    <annotation encoding="StarMath 5.0">F(bar u) = (f_1(bar u), f_2(bar u),...,f_n(bar u))</annotation>
  </semantics>
</math>
</file>

<file path=Object 403/content.xml><?xml version="1.0" encoding="utf-8"?>
<math xmlns="http://www.w3.org/1998/Math/MathML">
  <semantics>
    <mrow>
      <mrow>
        <mover accent="true">
          <msub>
            <mi>u</mi>
            <mi>l</mi>
          </msub>
          <mo stretchy="false">̄</mo>
        </mover>
        <mo stretchy="false">∗</mo>
        <mrow>
          <mo stretchy="false">(</mo>
          <mrow>
            <mrow>
              <mi>l</mi>
              <mo stretchy="false">=</mo>
              <mover accent="true">
                <mrow>
                  <mn>1,</mn>
                  <mi>m</mi>
                </mrow>
                <mo>¯</mo>
              </mover>
            </mrow>
          </mrow>
          <mo stretchy="false">)</mo>
        </mrow>
      </mrow>
      <mrow>
        <mo stretchy="false">(</mo>
        <mrow>
          <mrow>
            <mi>m</mi>
            <mo stretchy="false">&lt;</mo>
            <mo stretchy="false">∞</mo>
          </mrow>
        </mrow>
        <mo stretchy="false">)</mo>
      </mrow>
    </mrow>
    <annotation encoding="StarMath 5.0">bar u_l *  (l = overline {1,m})(m &lt; %infinite )</annotation>
  </semantics>
</math>
</file>

<file path=Object 404/content.xml><?xml version="1.0" encoding="utf-8"?>
<math xmlns="http://www.w3.org/1998/Math/MathML">
  <semantics>
    <mrow>
      <mrow>
        <mover accent="true">
          <mi>R</mi>
          <mo stretchy="false">̄</mo>
        </mover>
        <mo stretchy="false">⊂</mo>
        <msub>
          <mi>E</mi>
          <mi>n</mi>
        </msub>
      </mrow>
    </mrow>
    <annotation encoding="StarMath 5.0">bar R subset E_n </annotation>
  </semantics>
</math>
</file>

<file path=Object 405/content.xml><?xml version="1.0" encoding="utf-8"?>
<math xmlns="http://www.w3.org/1998/Math/MathML">
  <semantics>
    <mrow>
      <mrow>
        <mover accent="true">
          <mi>R</mi>
          <mo stretchy="false">̄</mo>
        </mover>
        <mo stretchy="false">=</mo>
        <mfenced open="{" close="}">
          <mrow>
            <mtable>
              <mtr>
                <mtd>
                  <mrow>
                    <mrow>
                      <mover accent="true">
                        <mi>u</mi>
                        <mo stretchy="false">̄</mo>
                      </mover>
                      <mo stretchy="false">=</mo>
                      <mrow>
                        <mo stretchy="false">(</mo>
                        <mrow>
                          <msub>
                            <mi>u</mi>
                            <mn>1,</mn>
                          </msub>
                          <msub>
                            <mi>u</mi>
                            <mn>2,</mn>
                          </msub>
                          <mn>...</mn>
                          <mi>,</mi>
                          <msub>
                            <mi>u</mi>
                            <mi>n</mi>
                          </msub>
                        </mrow>
                        <mo stretchy="false">)</mo>
                      </mrow>
                    </mrow>
                    <mi mathvariant="normal">:</mi>
                    <mrow>
                      <mrow>
                        <mi>a</mi>
                        <mo stretchy="false">&lt;</mo>
                        <msub>
                          <mi>u</mi>
                          <mi>i</mi>
                        </msub>
                      </mrow>
                      <mo stretchy="false">&lt;</mo>
                      <mi>b</mi>
                    </mrow>
                    <mi>;</mi>
                    <mrow>
                      <mi>i</mi>
                      <mo stretchy="false">=</mo>
                      <mover accent="true">
                        <mrow>
                          <mn>1,</mn>
                          <mi>n</mi>
                        </mrow>
                        <mo>¯</mo>
                      </mover>
                    </mrow>
                    <mrow>
                      <mrow>
                        <mi>;</mi>
                        <mo stretchy="false">−</mo>
                        <mo stretchy="false">∞</mo>
                      </mrow>
                      <mo stretchy="false">&lt;</mo>
                      <mi>a</mi>
                    </mrow>
                    <mi>,</mi>
                    <mrow>
                      <mi>b</mi>
                      <mo stretchy="false">&lt;</mo>
                      <mo stretchy="false">∞</mo>
                    </mrow>
                    <mi>,</mi>
                    <mrow>
                      <mi>d</mi>
                      <mo stretchy="false">=</mo>
                      <mrow>
                        <mi>b</mi>
                        <mo stretchy="false">−</mo>
                        <mi>a</mi>
                      </mrow>
                    </mrow>
                  </mrow>
                </mtd>
              </mtr>
            </mtable>
          </mrow>
        </mfenced>
      </mrow>
    </mrow>
    <annotation encoding="StarMath 5.0">bar R = left lbrace stack{
bar u  = (u_1,u_2,...,u_n) : a &lt; u_i &lt; b; i = overline{1,n}; -%infinite &lt; a,b &lt; %infinite, d = b-a
}right rbrace </annotation>
  </semantics>
</math>
</file>

<file path=Object 406/content.xml><?xml version="1.0" encoding="utf-8"?>
<math xmlns="http://www.w3.org/1998/Math/MathML">
  <semantics>
    <mrow>
      <mrow>
        <mo stretchy="false">ε</mo>
        <mo stretchy="false">&gt;</mo>
        <mn>0</mn>
      </mrow>
    </mrow>
    <annotation encoding="StarMath 5.0">%varepsilon &gt; 0</annotation>
  </semantics>
</math>
</file>

<file path=Object 407/content.xml><?xml version="1.0" encoding="utf-8"?>
<math xmlns="http://www.w3.org/1998/Math/MathML">
  <semantics>
    <mrow>
      <mover accent="true">
        <msub>
          <mi>u</mi>
          <mi mathvariant="italic">lk</mi>
        </msub>
        <mo stretchy="false">̄</mo>
      </mover>
    </mrow>
    <annotation encoding="StarMath 5.0">bar u_lk</annotation>
  </semantics>
</math>
</file>

<file path=Object 408/content.xml><?xml version="1.0" encoding="utf-8"?>
<math xmlns="http://www.w3.org/1998/Math/MathML">
  <semantics>
    <mrow>
      <mo stretchy="false">ρ</mo>
      <mrow>
        <mrow>
          <mo stretchy="false">(</mo>
          <mrow>
            <mover accent="true">
              <msub>
                <mi>u</mi>
                <mi mathvariant="italic">lk</mi>
              </msub>
              <mo stretchy="false">̄</mo>
            </mover>
            <mi>,</mi>
            <mi>F</mi>
            <mrow>
              <mo stretchy="false">(</mo>
              <mrow>
                <mover accent="true">
                  <msub>
                    <mi>u</mi>
                    <mi mathvariant="italic">lk</mi>
                  </msub>
                  <mo stretchy="false">̄</mo>
                </mover>
              </mrow>
              <mo stretchy="false">)</mo>
            </mrow>
          </mrow>
          <mo stretchy="false">)</mo>
        </mrow>
        <mo stretchy="false">&lt;</mo>
        <mo stretchy="false">ε</mo>
      </mrow>
    </mrow>
    <annotation encoding="StarMath 5.0">%rho(bar u_lk, F(bar u_lk)) &lt; %varepsilon</annotation>
  </semantics>
</math>
</file>

<file path=Object 409/content.xml><?xml version="1.0" encoding="utf-8"?>
<math xmlns="http://www.w3.org/1998/Math/MathML">
  <semantics>
    <mrow>
      <mo stretchy="false">ρ</mo>
      <mrow>
        <mrow>
          <mo stretchy="false">(</mo>
          <mrow>
            <mover accent="true">
              <msub>
                <mi>u</mi>
                <mi>l</mi>
              </msub>
              <mo stretchy="false">̄</mo>
            </mover>
            <mi>,</mi>
            <mover accent="true">
              <msub>
                <mi>u</mi>
                <mi mathvariant="italic">lk</mi>
              </msub>
              <mo stretchy="false">̄</mo>
            </mover>
          </mrow>
          <mo stretchy="false">)</mo>
        </mrow>
        <mo stretchy="false">&lt;</mo>
        <mo stretchy="false">ε</mo>
      </mrow>
    </mrow>
    <annotation encoding="StarMath 5.0">%rho(bar u_l, bar u_lk) &lt; %varepsilon</annotation>
  </semantics>
</math>
</file>

<file path=Object 410/content.xml><?xml version="1.0" encoding="utf-8"?>
<math xmlns="http://www.w3.org/1998/Math/MathML">
  <semantics>
    <mrow>
      <mover accent="true">
        <msub>
          <mi>u</mi>
          <mi mathvariant="italic">lk</mi>
        </msub>
        <mo stretchy="false">̄</mo>
      </mover>
    </mrow>
    <annotation encoding="StarMath 5.0">bar u_lk</annotation>
  </semantics>
</math>
</file>

<file path=Object 411/content.xml><?xml version="1.0" encoding="utf-8"?>
<math xmlns="http://www.w3.org/1998/Math/MathML">
  <semantics>
    <mrow>
      <mo stretchy="false">ε</mo>
    </mrow>
    <annotation encoding="StarMath 5.0">%varepsilon</annotation>
  </semantics>
</math>
</file>

<file path=Object 412/content.xml><?xml version="1.0" encoding="utf-8"?>
<math xmlns="http://www.w3.org/1998/Math/MathML">
  <semantics>
    <mrow>
      <mo stretchy="false">ε</mo>
    </mrow>
    <annotation encoding="StarMath 5.0">%varepsilon</annotation>
  </semantics>
</math>
</file>

<file path=Object 413/content.xml><?xml version="1.0" encoding="utf-8"?>
<math xmlns="http://www.w3.org/1998/Math/MathML">
  <semantics>
    <mrow>
      <mo stretchy="false">ε</mo>
    </mrow>
    <annotation encoding="StarMath 5.0">%varepsilon</annotation>
  </semantics>
</math>
</file>

<file path=Object 414/content.xml><?xml version="1.0" encoding="utf-8"?>
<math xmlns="http://www.w3.org/1998/Math/MathML">
  <semantics>
    <mrow>
      <mo stretchy="false">ε</mo>
      <mi>s</mi>
    </mrow>
    <annotation encoding="StarMath 5.0">%varepsilon s</annotation>
  </semantics>
</math>
</file>

<file path=Object 415/content.xml><?xml version="1.0" encoding="utf-8"?>
<math xmlns="http://www.w3.org/1998/Math/MathML">
  <semantics>
    <mrow>
      <mo stretchy="false">ε</mo>
    </mrow>
    <annotation encoding="StarMath 5.0">%varepsilon</annotation>
  </semantics>
</math>
</file>

<file path=Object 416/content.xml><?xml version="1.0" encoding="utf-8"?>
<math xmlns="http://www.w3.org/1998/Math/MathML">
  <semantics>
    <mrow>
      <msub>
        <mi>L</mi>
        <mn>1</mn>
      </msub>
    </mrow>
    <annotation encoding="StarMath 5.0">L_1 </annotation>
  </semantics>
</math>
</file>

<file path=Object 417/content.xml><?xml version="1.0" encoding="utf-8"?>
<math xmlns="http://www.w3.org/1998/Math/MathML">
  <semantics>
    <mrow>
      <mrow>
        <msub>
          <mi>L</mi>
          <mn>2</mn>
        </msub>
        <mo stretchy="false">∈</mo>
        <mi>X</mi>
      </mrow>
    </mrow>
    <annotation encoding="StarMath 5.0">L_2 in X</annotation>
  </semantics>
</math>
</file>

<file path=Object 418/content.xml><?xml version="1.0" encoding="utf-8"?>
<math xmlns="http://www.w3.org/1998/Math/MathML">
  <semantics>
    <mrow>
      <mrow>
        <mi>x</mi>
        <mo stretchy="false">∈</mo>
        <msub>
          <mi>L</mi>
          <mn>2</mn>
        </msub>
      </mrow>
    </mrow>
    <annotation encoding="StarMath 5.0">x in L_2</annotation>
  </semantics>
</math>
</file>

<file path=Object 419/content.xml><?xml version="1.0" encoding="utf-8"?>
<math xmlns="http://www.w3.org/1998/Math/MathML">
  <semantics>
    <mrow>
      <mrow>
        <mi>z</mi>
        <mo stretchy="false">∈</mo>
        <msub>
          <mi>L</mi>
          <mn>1</mn>
        </msub>
      </mrow>
    </mrow>
    <annotation encoding="StarMath 5.0">z in L_1</annotation>
  </semantics>
</math>
</file>

<file path=Object 420/content.xml><?xml version="1.0" encoding="utf-8"?>
<math xmlns="http://www.w3.org/1998/Math/MathML">
  <semantics>
    <mrow>
      <mo stretchy="false">ρ</mo>
      <mrow>
        <mrow>
          <mo stretchy="false">(</mo>
          <mrow>
            <mi>x</mi>
            <mi>,</mi>
            <mi>z</mi>
          </mrow>
          <mo stretchy="false">)</mo>
        </mrow>
        <mo stretchy="false">&lt;</mo>
        <mo stretchy="false">ε</mo>
      </mrow>
    </mrow>
    <annotation encoding="StarMath 5.0">%rho(x,z) &lt; %varepsilon</annotation>
  </semantics>
</math>
</file>

<file path=Object 421/content.xml><?xml version="1.0" encoding="utf-8"?>
<math xmlns="http://www.w3.org/1998/Math/MathML">
  <semantics>
    <mrow>
      <msup>
        <mrow>
          <mover accent="true">
            <mi>u</mi>
            <mo stretchy="false">̄</mo>
          </mover>
        </mrow>
        <mn>1,</mn>
      </msup>
      <msup>
        <mrow>
          <mover accent="true">
            <mi>u</mi>
            <mo stretchy="false">̄</mo>
          </mover>
        </mrow>
        <mn>2,</mn>
      </msup>
      <mn>...</mn>
      <mi>,</mi>
      <msup>
        <mrow>
          <mover accent="true">
            <mi>u</mi>
            <mo stretchy="false">̄</mo>
          </mover>
        </mrow>
        <mi>k</mi>
      </msup>
      <mi>,</mi>
    </mrow>
    <annotation encoding="StarMath 5.0">{bar u}^1,{bar u}^2,...,{bar u}^k,</annotation>
  </semantics>
</math>
</file>

<file path=Object 422/content.xml><?xml version="1.0" encoding="utf-8"?>
<math xmlns="http://www.w3.org/1998/Math/MathML">
  <semantics>
    <mrow>
      <mo stretchy="false">ρ</mo>
      <mrow>
        <mo stretchy="false">(</mo>
        <mrow>
          <msup>
            <mrow>
              <mover accent="true">
                <mi>u</mi>
                <mo stretchy="false">̄</mo>
              </mover>
            </mrow>
            <mi>k</mi>
          </msup>
          <mi>,</mi>
          <mi>F</mi>
          <mrow>
            <mo stretchy="false">(</mo>
            <mrow>
              <msup>
                <mrow>
                  <mover accent="true">
                    <mi>u</mi>
                    <mo stretchy="false">̄</mo>
                  </mover>
                </mrow>
                <mi>k</mi>
              </msup>
            </mrow>
            <mo stretchy="false">)</mo>
          </mrow>
        </mrow>
        <mo stretchy="false">)</mo>
      </mrow>
      <mo stretchy="false">→</mo>
      <mn>0</mn>
    </mrow>
    <annotation encoding="StarMath 5.0">%rho({bar u}^k, F({bar u}^k)) rightarrow 0</annotation>
  </semantics>
</math>
</file>

<file path=Object 423/content.xml><?xml version="1.0" encoding="utf-8"?>
<math xmlns="http://www.w3.org/1998/Math/MathML">
  <semantics>
    <mrow>
      <mi>k</mi>
      <mo stretchy="false">→</mo>
      <mn>0</mn>
    </mrow>
    <annotation encoding="StarMath 5.0">k rightarrow 0</annotation>
  </semantics>
</math>
</file>

<file path=Object 424/content.xml><?xml version="1.0" encoding="utf-8"?>
<math xmlns="http://www.w3.org/1998/Math/MathML">
  <semantics>
    <mrow>
      <mi>F</mi>
      <mrow>
        <mo stretchy="false">(</mo>
        <mrow>
          <mover accent="true">
            <mi>u</mi>
            <mo stretchy="false">̄</mo>
          </mover>
        </mrow>
        <mo stretchy="false">)</mo>
      </mrow>
    </mrow>
    <annotation encoding="StarMath 5.0">F(bar u)</annotation>
  </semantics>
</math>
</file>

<file path=Object 425/content.xml><?xml version="1.0" encoding="utf-8"?>
<math xmlns="http://www.w3.org/1998/Math/MathML">
  <semantics>
    <mrow>
      <msup>
        <mrow>
          <mover accent="true">
            <mi>u</mi>
            <mo stretchy="false">̄</mo>
          </mover>
        </mrow>
        <mi>k</mi>
      </msup>
      <mrow>
        <mo stretchy="false">(</mo>
        <mrow>
          <mrow>
            <mi>k</mi>
            <mo stretchy="false">=</mo>
            <mn>1,2</mn>
          </mrow>
          <mi>,</mi>
          <mn>...</mn>
        </mrow>
        <mo stretchy="false">)</mo>
      </mrow>
    </mrow>
    <annotation encoding="StarMath 5.0">{bar u}^k (k=1,2,...)</annotation>
  </semantics>
</math>
</file>

<file path=Object 426/content.xml><?xml version="1.0" encoding="utf-8"?>
<math xmlns="http://www.w3.org/1998/Math/MathML">
  <semantics>
    <mrow>
      <mi>F</mi>
      <mrow>
        <mo stretchy="false">(</mo>
        <mrow>
          <mover accent="true">
            <mi>u</mi>
            <mo stretchy="false">̄</mo>
          </mover>
        </mrow>
        <mo stretchy="false">)</mo>
      </mrow>
    </mrow>
    <annotation encoding="StarMath 5.0">F(bar u)</annotation>
  </semantics>
</math>
</file>

<file path=Object 427/content.xml><?xml version="1.0" encoding="utf-8"?>
<math xmlns="http://www.w3.org/1998/Math/MathML">
  <semantics>
    <mrow>
      <mi>F</mi>
      <mrow>
        <mo stretchy="false">(</mo>
        <mrow>
          <mover accent="true">
            <mi>u</mi>
            <mo stretchy="false">̄</mo>
          </mover>
        </mrow>
        <mo stretchy="false">)</mo>
      </mrow>
    </mrow>
    <annotation encoding="StarMath 5.0">F(bar u)</annotation>
  </semantics>
</math>
</file>

<file path=Object 428/content.xml><?xml version="1.0" encoding="utf-8"?>
<math xmlns="http://www.w3.org/1998/Math/MathML">
  <semantics>
    <mrow>
      <mover accent="true">
        <mi>R</mi>
        <mo stretchy="false">̄</mo>
      </mover>
    </mrow>
    <annotation encoding="StarMath 5.0">bar R</annotation>
  </semantics>
</math>
</file>

<file path=Object 429/content.xml><?xml version="1.0" encoding="utf-8"?>
<math xmlns="http://www.w3.org/1998/Math/MathML">
  <semantics>
    <mrow>
      <mover accent="true">
        <mi>R</mi>
        <mo stretchy="false">̄</mo>
      </mover>
    </mrow>
    <annotation encoding="StarMath 5.0">bar R</annotation>
  </semantics>
</math>
</file>

<file path=Object 430/content.xml><?xml version="1.0" encoding="utf-8"?>
<math xmlns="http://www.w3.org/1998/Math/MathML">
  <semantics>
    <mrow>
      <mo stretchy="false">ε</mo>
      <mi>s</mi>
    </mrow>
    <annotation encoding="StarMath 5.0">%varepsilon s</annotation>
  </semantics>
</math>
</file>

<file path=Object 431/content.xml><?xml version="1.0" encoding="utf-8"?>
<math xmlns="http://www.w3.org/1998/Math/MathML">
  <semantics>
    <mrow>
      <mover accent="true">
        <mi>R</mi>
        <mo stretchy="false">̄</mo>
      </mover>
    </mrow>
    <annotation encoding="StarMath 5.0">bar R</annotation>
  </semantics>
</math>
</file>

<file path=Object 432/content.xml><?xml version="1.0" encoding="utf-8"?>
<math xmlns="http://www.w3.org/1998/Math/MathML">
  <semantics>
    <mrow>
      <mo stretchy="false">ε</mo>
      <mi>s</mi>
    </mrow>
    <annotation encoding="StarMath 5.0">%varepsilon s</annotation>
  </semantics>
</math>
</file>

<file path=Object 433/content.xml><?xml version="1.0" encoding="utf-8"?>
<math xmlns="http://www.w3.org/1998/Math/MathML">
  <semantics>
    <mrow>
      <msub>
        <mo stretchy="false">ε</mo>
        <mi>k</mi>
      </msub>
    </mrow>
    <annotation encoding="StarMath 5.0">%varepsilon_k</annotation>
  </semantics>
</math>
</file>

<file path=Object 434/content.xml><?xml version="1.0" encoding="utf-8"?>
<math xmlns="http://www.w3.org/1998/Math/MathML">
  <semantics>
    <mrow>
      <mo stretchy="false">ε</mo>
      <mi>s</mi>
    </mrow>
    <annotation encoding="StarMath 5.0">%varepsilon s</annotation>
  </semantics>
</math>
</file>

<file path=Object 435/content.xml><?xml version="1.0" encoding="utf-8"?>
<math xmlns="http://www.w3.org/1998/Math/MathML">
  <semantics>
    <mrow>
      <mover accent="true">
        <mi>R</mi>
        <mo stretchy="false">̄</mo>
      </mover>
    </mrow>
    <annotation encoding="StarMath 5.0">bar R</annotation>
  </semantics>
</math>
</file>

<file path=Object 436/content.xml><?xml version="1.0" encoding="utf-8"?>
<math xmlns="http://www.w3.org/1998/Math/MathML">
  <semantics>
    <mrow>
      <mi>F</mi>
      <mrow>
        <mrow>
          <mo stretchy="false">(</mo>
          <mrow>
            <mover accent="true">
              <mi>R</mi>
              <mo stretchy="false">̄</mo>
            </mover>
          </mrow>
          <mo stretchy="false">)</mo>
        </mrow>
        <mo stretchy="false">⊂</mo>
        <mover accent="true">
          <mi>R</mi>
          <mo stretchy="false">̄</mo>
        </mover>
      </mrow>
    </mrow>
    <annotation encoding="StarMath 5.0">F(bar R) subset bar R </annotation>
  </semantics>
</math>
</file>

<file path=Object 437/content.xml><?xml version="1.0" encoding="utf-8"?>
<math xmlns="http://www.w3.org/1998/Math/MathML">
  <semantics>
    <mrow>
      <msub>
        <mo stretchy="false">γ</mo>
        <mi>k</mi>
      </msub>
      <mi>,</mi>
      <mrow>
        <mo stretchy="false">(</mo>
        <mrow>
          <mrow>
            <mi>k</mi>
            <mo stretchy="false">=</mo>
            <mn>1,2</mn>
          </mrow>
          <mi>,</mi>
          <mn>...</mn>
        </mrow>
        <mo stretchy="false">)</mo>
      </mrow>
    </mrow>
    <annotation encoding="StarMath 5.0">%gamma_k, (k=1,2,...)</annotation>
  </semantics>
</math>
</file>

<file path=Object 438/content.xml><?xml version="1.0" encoding="utf-8"?>
<math xmlns="http://www.w3.org/1998/Math/MathML">
  <semantics>
    <mrow>
      <msub>
        <mo stretchy="false">ε</mo>
        <mi>k</mi>
      </msub>
      <mrow>
        <mo stretchy="false">(</mo>
        <mrow>
          <msub>
            <mo stretchy="false">γ</mo>
            <mi>k</mi>
          </msub>
        </mrow>
        <mo stretchy="false">)</mo>
      </mrow>
    </mrow>
    <annotation encoding="StarMath 5.0">%varepsilon_k (%gamma_k)</annotation>
  </semantics>
</math>
</file>

<file path=Object 439/content.xml><?xml version="1.0" encoding="utf-8"?>
<math xmlns="http://www.w3.org/1998/Math/MathML">
  <semantics>
    <mrow>
      <mi>k</mi>
      <mo stretchy="false">→</mo>
      <mo stretchy="false">∞</mo>
    </mrow>
    <annotation encoding="StarMath 5.0">k rightarrow %infinite</annotation>
  </semantics>
</math>
</file>

<file path=Object 440/content.xml><?xml version="1.0" encoding="utf-8"?>
<math xmlns="http://www.w3.org/1998/Math/MathML">
  <semantics>
    <mrow>
      <mover accent="true">
        <msubsup>
          <mi>R</mi>
          <mi mathvariant="italic">ik</mi>
          <mi>k</mi>
        </msubsup>
        <mo stretchy="false">̄</mo>
      </mover>
    </mrow>
    <annotation encoding="StarMath 5.0">bar R^k _ik</annotation>
  </semantics>
</math>
</file>

<file path=Object 441/content.xml><?xml version="1.0" encoding="utf-8"?>
<math xmlns="http://www.w3.org/1998/Math/MathML">
  <semantics>
    <mrow>
      <msub>
        <mo stretchy="false">ε</mo>
        <mi>k</mi>
      </msub>
    </mrow>
    <annotation encoding="StarMath 5.0">%varepsilon_k</annotation>
  </semantics>
</math>
</file>

<file path=Object 442/content.xml><?xml version="1.0" encoding="utf-8"?>
<math xmlns="http://www.w3.org/1998/Math/MathML">
  <semantics>
    <mrow>
      <mover accent="true">
        <msubsup>
          <mi>u</mi>
          <mi mathvariant="italic">ik</mi>
          <mi>k</mi>
        </msubsup>
        <mo stretchy="false">̄</mo>
      </mover>
    </mrow>
    <annotation encoding="StarMath 5.0">bar u^k_ik</annotation>
  </semantics>
</math>
</file>

<file path=Object 443/content.xml><?xml version="1.0" encoding="utf-8"?>
<math xmlns="http://www.w3.org/1998/Math/MathML">
  <semantics>
    <mrow>
      <mrow>
        <msub>
          <mi>i</mi>
          <mi>k</mi>
        </msub>
        <mo stretchy="false">=</mo>
        <mn>1,2</mn>
      </mrow>
      <mi>,</mi>
      <mn>...</mn>
      <mi>,</mi>
      <msup>
        <mn>2</mn>
        <mi mathvariant="italic">kn</mi>
      </msup>
    </mrow>
    <annotation encoding="StarMath 5.0">i_k = 1,2,..., 2^kn</annotation>
  </semantics>
</math>
</file>

<file path=Object 444/content.xml><?xml version="1.0" encoding="utf-8"?>
<math xmlns="http://www.w3.org/1998/Math/MathML">
  <semantics>
    <mrow>
      <mrow>
        <mi>k</mi>
        <mo stretchy="false">=</mo>
        <mn>0,</mn>
      </mrow>
      <mrow>
        <msub>
          <mi>i</mi>
          <mn>0</mn>
        </msub>
        <mo stretchy="false">=</mo>
        <mn>1,</mn>
      </mrow>
      <mover accent="true">
        <msubsup>
          <mi>u</mi>
          <mi mathvariant="italic">ik</mi>
          <mi>k</mi>
        </msubsup>
        <mo stretchy="false">̄</mo>
      </mover>
    </mrow>
    <annotation encoding="StarMath 5.0">k=0, i_0 = 1, bar u^k_ik</annotation>
  </semantics>
</math>
</file>

<file path=Object 445/content.xml><?xml version="1.0" encoding="utf-8"?>
<math xmlns="http://www.w3.org/1998/Math/MathML">
  <semantics>
    <mrow>
      <mover accent="true">
        <mrow>
          <msubsup>
            <mi>R</mi>
            <mi mathvariant="italic">i0</mi>
            <mn>0</mn>
          </msubsup>
        </mrow>
        <mo stretchy="false">̄</mo>
      </mover>
    </mrow>
    <annotation encoding="StarMath 5.0">bar{R^0 _i0}</annotation>
  </semantics>
</math>
</file>

<file path=Object 446/content.xml><?xml version="1.0" encoding="utf-8"?>
<math xmlns="http://www.w3.org/1998/Math/MathML">
  <semantics>
    <mrow>
      <mover accent="true">
        <mi>R</mi>
        <mo stretchy="false">̄</mo>
      </mover>
    </mrow>
    <annotation encoding="StarMath 5.0">bar R</annotation>
  </semantics>
</math>
</file>

<file path=Object 447/content.xml><?xml version="1.0" encoding="utf-8"?>
<math xmlns="http://www.w3.org/1998/Math/MathML">
  <semantics>
    <mrow>
      <msub>
        <mo stretchy="false">ε</mo>
        <mi>k</mi>
      </msub>
      <mrow>
        <mo stretchy="false">(</mo>
        <mrow>
          <msub>
            <mo stretchy="false">γ</mo>
            <mi>k</mi>
          </msub>
        </mrow>
        <mo stretchy="false">)</mo>
      </mrow>
    </mrow>
    <annotation encoding="StarMath 5.0"> %varepsilon_k(%gamma_k)</annotation>
  </semantics>
</math>
</file>

<file path=Object 448/content.xml><?xml version="1.0" encoding="utf-8"?>
<math xmlns="http://www.w3.org/1998/Math/MathML">
  <semantics>
    <mrow>
      <mover accent="true">
        <mi>R</mi>
        <mo stretchy="false">̄</mo>
      </mover>
    </mrow>
    <annotation encoding="StarMath 5.0">bar R</annotation>
  </semantics>
</math>
</file>

<file path=Object 449/content.xml><?xml version="1.0" encoding="utf-8"?>
<math xmlns="http://www.w3.org/1998/Math/MathML">
  <semantics>
    <mrow>
      <mi>F</mi>
      <mrow>
        <mo stretchy="false">(</mo>
        <mrow>
          <mover accent="true">
            <mi>u</mi>
            <mo stretchy="false">̄</mo>
          </mover>
        </mrow>
        <mo stretchy="false">)</mo>
      </mrow>
    </mrow>
    <annotation encoding="StarMath 5.0">F(bar u)</annotation>
  </semantics>
</math>
</file>

<file path=Object 450/content.xml><?xml version="1.0" encoding="utf-8"?>
<math xmlns="http://www.w3.org/1998/Math/MathML">
  <semantics>
    <mrow>
      <msub>
        <mo stretchy="false">γ</mo>
        <mi>k</mi>
      </msub>
    </mrow>
    <annotation encoding="StarMath 5.0">%gamma_k</annotation>
  </semantics>
</math>
</file>

<file path=Object 451/content.xml><?xml version="1.0" encoding="utf-8"?>
<math xmlns="http://www.w3.org/1998/Math/MathML">
  <semantics>
    <mrow>
      <mover accent="true">
        <mi>R</mi>
        <mo stretchy="false">̄</mo>
      </mover>
    </mrow>
    <annotation encoding="StarMath 5.0">bar R</annotation>
  </semantics>
</math>
</file>

<file path=Object 452/content.xml><?xml version="1.0" encoding="utf-8"?>
<math xmlns="http://www.w3.org/1998/Math/MathML">
  <semantics>
    <mrow>
      <mrow>
        <msubsup>
          <mo stretchy="false">Δ</mo>
          <mi>i</mi>
          <mi>k</mi>
        </msubsup>
        <mo stretchy="false">=</mo>
        <mrow>
          <mo stretchy="false">(</mo>
          <mrow>
            <msubsup>
              <mrow>
                <mover accent="true">
                  <mi>u</mi>
                  <mo stretchy="false">̄</mo>
                </mover>
              </mrow>
              <mi>i</mi>
              <mi>k</mi>
            </msubsup>
            <mi>,</mi>
            <mi>F</mi>
            <mrow>
              <mo stretchy="false">(</mo>
              <mrow>
                <msubsup>
                  <mrow>
                    <mover accent="true">
                      <mi>u</mi>
                      <mo stretchy="false">̄</mo>
                    </mover>
                  </mrow>
                  <mi>i</mi>
                  <mi>k</mi>
                </msubsup>
              </mrow>
              <mo stretchy="false">)</mo>
            </mrow>
          </mrow>
          <mo stretchy="false">)</mo>
        </mrow>
      </mrow>
      <mi>,</mi>
      <mrow>
        <mi>i</mi>
        <mo stretchy="false">=</mo>
        <mn>1,2</mn>
      </mrow>
      <mi>,</mi>
      <mn>...</mn>
      <mi>,</mi>
      <msub>
        <mi>s</mi>
        <mi>k</mi>
      </msub>
    </mrow>
    <annotation encoding="StarMath 5.0">%DELTA^k_i = ({bar u}^k_i, F({bar u}^k_i)), i = 1,2,...,s_k</annotation>
  </semantics>
</math>
</file>

<file path=Object 453/content.xml><?xml version="1.0" encoding="utf-8"?>
<math xmlns="http://www.w3.org/1998/Math/MathML">
  <semantics>
    <mrow>
      <mo stretchy="false">ρ</mo>
      <mrow>
        <mrow>
          <mo stretchy="false">(</mo>
          <mrow>
            <msubsup>
              <mrow>
                <mover accent="true">
                  <mi>u</mi>
                  <mo stretchy="false">̄</mo>
                </mover>
              </mrow>
              <mi>i</mi>
              <mi>k</mi>
            </msubsup>
            <mi>,</mi>
            <mi>F</mi>
            <mrow>
              <mo stretchy="false">(</mo>
              <mrow>
                <msubsup>
                  <mrow>
                    <mover accent="true">
                      <mi>u</mi>
                      <mo stretchy="false">̄</mo>
                    </mover>
                  </mrow>
                  <mi>i</mi>
                  <mi>k</mi>
                </msubsup>
              </mrow>
              <mo stretchy="false">)</mo>
            </mrow>
          </mrow>
          <mo stretchy="false">)</mo>
        </mrow>
        <mo stretchy="false">≤</mo>
        <msub>
          <mo stretchy="false">ε</mo>
          <mi>k</mi>
        </msub>
      </mrow>
      <mrow>
        <mrow>
          <mo stretchy="false">(</mo>
          <mrow>
            <msub>
              <mo stretchy="false">γ</mo>
              <mi>k</mi>
            </msub>
          </mrow>
          <mo stretchy="false">)</mo>
        </mrow>
        <mo stretchy="false">+</mo>
        <msub>
          <mo stretchy="false">γ</mo>
          <mi>k</mi>
        </msub>
      </mrow>
    </mrow>
    <annotation encoding="StarMath 5.0">%rho({bar u}^k_i, F({bar u}^k_i)) &lt;=%varepsilon_k(%gamma_k) + %gamma_k </annotation>
  </semantics>
</math>
</file>

<file path=Object 454/content.xml><?xml version="1.0" encoding="utf-8"?>
<math xmlns="http://www.w3.org/1998/Math/MathML">
  <semantics>
    <mrow>
      <msubsup>
        <mo stretchy="false">Δ</mo>
        <mn>1,</mn>
        <mi>k</mi>
      </msubsup>
      <msubsup>
        <mo stretchy="false">Δ</mo>
        <mn>2,</mn>
        <mi>k</mi>
      </msubsup>
      <mn>...</mn>
      <mi>,</mi>
      <msubsup>
        <mo stretchy="false">Δ</mo>
        <mrow>
          <msub>
            <mi>s</mi>
            <mi>k</mi>
          </msub>
        </mrow>
        <mi>k</mi>
      </msubsup>
      <mi>i</mi>
      <msubsup>
        <mo stretchy="false">Δ</mo>
        <mn>1,</mn>
        <mrow>
          <mrow>
            <mi>k</mi>
            <mo stretchy="false">+</mo>
            <mn>1</mn>
          </mrow>
        </mrow>
      </msubsup>
      <msubsup>
        <mo stretchy="false">Δ</mo>
        <mn>2,</mn>
        <mrow>
          <mrow>
            <mi>k</mi>
            <mo stretchy="false">+</mo>
            <mn>1</mn>
          </mrow>
        </mrow>
      </msubsup>
      <msubsup>
        <mo stretchy="false">Δ</mo>
        <mrow>
          <mrow>
            <msub>
              <mi>s</mi>
              <mi>k</mi>
            </msub>
            <mo stretchy="false">+</mo>
            <mn>1</mn>
          </mrow>
        </mrow>
        <mrow>
          <mrow>
            <mi>k</mi>
            <mo stretchy="false">+</mo>
            <mn>1</mn>
          </mrow>
        </mrow>
      </msubsup>
    </mrow>
    <annotation encoding="StarMath 5.0">%DELTA^k_1, %DELTA^k_2, ... , %DELTA^k_{s_k} i %DELTA^{k+1}_1, %DELTA^{k+1}_2, %DELTA^{k+1}_{s_k + 1}</annotation>
  </semantics>
</math>
</file>

<file path=Object 455/content.xml><?xml version="1.0" encoding="utf-8"?>
<math xmlns="http://www.w3.org/1998/Math/MathML">
  <semantics>
    <mrow>
      <msubsup>
        <mo stretchy="false">Δ</mo>
        <mi>i</mi>
        <mi>k</mi>
      </msubsup>
      <mrow>
        <mo stretchy="false">(</mo>
        <mrow>
          <mrow>
            <mi>i</mi>
            <mo stretchy="false">=</mo>
            <mn>1,2</mn>
          </mrow>
          <mi>,</mi>
          <mn>...</mn>
          <mi>,</mi>
          <msub>
            <mi>s</mi>
            <mi>k</mi>
          </msub>
        </mrow>
        <mo stretchy="false">)</mo>
      </mrow>
    </mrow>
    <annotation encoding="StarMath 5.0">%DELTA^k_i(i=1,2,...,s_k)</annotation>
  </semantics>
</math>
</file>

<file path=Object 456/content.xml><?xml version="1.0" encoding="utf-8"?>
<math xmlns="http://www.w3.org/1998/Math/MathML">
  <semantics>
    <mrow>
      <msubsup>
        <mo stretchy="false">Δ</mo>
        <mi>j</mi>
        <mrow>
          <mrow>
            <mi>k</mi>
            <mo stretchy="false">+</mo>
            <mn>1</mn>
          </mrow>
        </mrow>
      </msubsup>
      <mi>,</mi>
      <mrow>
        <mo stretchy="false">(</mo>
        <mrow>
          <mrow>
            <mi>j</mi>
            <mo stretchy="false">=</mo>
            <mn>1,2</mn>
          </mrow>
          <mi>,</mi>
          <mn>...</mn>
          <mi>,</mi>
          <msub>
            <mi>s</mi>
            <mrow>
              <mrow>
                <mi>k</mi>
                <mo stretchy="false">+</mo>
                <mn>1</mn>
              </mrow>
            </mrow>
          </msub>
        </mrow>
        <mo stretchy="false">)</mo>
      </mrow>
    </mrow>
    <annotation encoding="StarMath 5.0">%DELTA^{k+1}_j, (j=1,2,..., s_{k+1})</annotation>
  </semantics>
</math>
</file>

<file path=Object 457/content.xml><?xml version="1.0" encoding="utf-8"?>
<math xmlns="http://www.w3.org/1998/Math/MathML">
  <semantics>
    <mrow>
      <mo stretchy="false">ρ</mo>
      <mrow>
        <mrow>
          <mo stretchy="false">(</mo>
          <mrow>
            <msubsup>
              <mrow>
                <mover accent="true">
                  <mi>u</mi>
                  <mo stretchy="false">̄</mo>
                </mover>
              </mrow>
              <mi>i</mi>
              <mi>k</mi>
            </msubsup>
            <mi>,</mi>
            <msubsup>
              <mrow>
                <mover accent="true">
                  <mi>u</mi>
                  <mo stretchy="false">̄</mo>
                </mover>
              </mrow>
              <mi>i</mi>
              <mrow>
                <mrow>
                  <mi>k</mi>
                  <mo stretchy="false">+</mo>
                  <mn>1</mn>
                </mrow>
              </mrow>
            </msubsup>
          </mrow>
          <mo stretchy="false">)</mo>
        </mrow>
        <mo stretchy="false">≤</mo>
        <msub>
          <mo stretchy="false">ε</mo>
          <mrow>
            <mrow>
              <mi>k</mi>
              <mo stretchy="false">+</mo>
              <mn>1</mn>
            </mrow>
          </mrow>
        </msub>
      </mrow>
      <mrow>
        <mo stretchy="false">(</mo>
        <mrow>
          <msub>
            <mo stretchy="false">γ</mo>
            <mrow>
              <mrow>
                <mi>k</mi>
                <mo stretchy="false">+</mo>
                <mn>1</mn>
              </mrow>
            </mrow>
          </msub>
        </mrow>
        <mo stretchy="false">)</mo>
      </mrow>
    </mrow>
    <annotation encoding="StarMath 5.0">%rho({bar u}^k_i, {bar u}^{k+1}_i) &lt;= %varepsilon_{k+1}(%gamma_{k+1})</annotation>
  </semantics>
</math>
</file>

<file path=Object 458/content.xml><?xml version="1.0" encoding="utf-8"?>
<math xmlns="http://www.w3.org/1998/Math/MathML">
  <semantics>
    <mrow>
      <mo stretchy="false">ρ</mo>
      <mrow>
        <mrow>
          <mo stretchy="false">(</mo>
          <mrow>
            <mi>F</mi>
            <mrow>
              <mo stretchy="false">(</mo>
              <mrow>
                <msubsup>
                  <mrow>
                    <mover accent="true">
                      <mi>u</mi>
                      <mo stretchy="false">̄</mo>
                    </mover>
                  </mrow>
                  <mi>i</mi>
                  <mi>k</mi>
                </msubsup>
              </mrow>
              <mo stretchy="false">)</mo>
            </mrow>
            <mi>,</mi>
            <mi>F</mi>
            <mrow>
              <mo stretchy="false">(</mo>
              <mrow>
                <msubsup>
                  <mrow>
                    <mover accent="true">
                      <mi>u</mi>
                      <mo stretchy="false">̄</mo>
                    </mover>
                  </mrow>
                  <mi>i</mi>
                  <mrow>
                    <mrow>
                      <mi>k</mi>
                      <mo stretchy="false">+</mo>
                      <mn>1</mn>
                    </mrow>
                  </mrow>
                </msubsup>
              </mrow>
              <mo stretchy="false">)</mo>
            </mrow>
          </mrow>
          <mo stretchy="false">)</mo>
        </mrow>
        <mo stretchy="false">≤</mo>
        <mrow>
          <msub>
            <mo stretchy="false">γ</mo>
            <mi>k</mi>
          </msub>
          <mo stretchy="false">+</mo>
          <msub>
            <mo stretchy="false">γ</mo>
            <mrow>
              <mrow>
                <mi>k</mi>
                <mo stretchy="false">+</mo>
                <mn>1</mn>
              </mrow>
            </mrow>
          </msub>
        </mrow>
      </mrow>
    </mrow>
    <annotation encoding="StarMath 5.0">%rho(F({bar u}^k_i), F({bar u}^{k+1}_i)) &lt;= %gamma_k + %gamma_{k+1}</annotation>
  </semantics>
</math>
</file>

<file path=Object 459/content.xml><?xml version="1.0" encoding="utf-8"?>
<math xmlns="http://www.w3.org/1998/Math/MathML">
  <semantics>
    <mrow>
      <mo stretchy="false">ε</mo>
      <mi>s</mi>
    </mrow>
    <annotation encoding="StarMath 5.0">%varepsilon s</annotation>
  </semantics>
</math>
</file>

<file path=Object 601/content.xml><?xml version="1.0" encoding="utf-8"?>
<math xmlns="http://www.w3.org/1998/Math/MathML">
  <semantics>
    <mrow>
      <mrow/>
    </mrow>
    <annotation encoding="StarMath 5.0">{}</annotation>
  </semantics>
</math>
</file>

<file path=Object 617/content.xml><?xml version="1.0" encoding="utf-8"?>
<math xmlns="http://www.w3.org/1998/Math/MathML">
  <semantics>
    <mrow>
      <mstyle mathsize="12pt">
        <mrow>
          <mrow>
            <mrow>
              <mrow>
                <mo stretchy="false">∥</mo>
                <mrow>
                  <msub>
                    <mi>P</mi>
                    <mrow>
                      <mstyle mathsize="8pt">
                        <mrow>
                          <mrow>
                            <mn>1</mn>
                          </mrow>
                        </mrow>
                      </mstyle>
                    </mrow>
                  </msub>
                  <msub>
                    <mi>x</mi>
                    <mrow>
                      <mstyle mathsize="8pt">
                        <mrow>
                          <mrow>
                            <mn>0</mn>
                          </mrow>
                        </mrow>
                      </mstyle>
                    </mrow>
                  </msub>
                </mrow>
                <mo stretchy="false">∥</mo>
              </mrow>
              <mo stretchy="false">&gt;</mo>
              <mn>0</mn>
            </mrow>
          </mrow>
        </mrow>
      </mstyle>
      <mrow/>
    </mrow>
    <annotation encoding="StarMath 5.0"> size 12{ ldline P rSub { size 8{1} } x rSub { size 8{0} }  rdline &gt;0} {}</annotation>
  </semantics>
</math>
</file>

<file path=Object 822/content.xml><?xml version="1.0" encoding="utf-8"?>
<math xmlns="http://www.w3.org/1998/Math/MathML">
  <semantics>
    <mrow>
      <msub>
        <mo stretchy="false">γ</mo>
        <mi>k</mi>
      </msub>
    </mrow>
    <annotation encoding="StarMath 5.0">%gamma_k</annotation>
  </semantics>
</math>
</file>

<file path=Object 823/content.xml><?xml version="1.0" encoding="utf-8"?>
<math xmlns="http://www.w3.org/1998/Math/MathML">
  <semantics>
    <mrow>
      <msub>
        <mo stretchy="false">ε</mo>
        <mi>k</mi>
      </msub>
      <mrow>
        <mo stretchy="false">(</mo>
        <mrow>
          <msub>
            <mo stretchy="false">γ</mo>
            <mi>k</mi>
          </msub>
        </mrow>
        <mo stretchy="false">)</mo>
      </mrow>
    </mrow>
    <annotation encoding="StarMath 5.0"> %varepsilon_k(%gamma_k)</annotation>
  </semantics>
</math>
</file>

<file path=Object 824/content.xml><?xml version="1.0" encoding="utf-8"?>
<math xmlns="http://www.w3.org/1998/Math/MathML">
  <semantics>
    <mrow>
      <msub>
        <mo stretchy="false">ε</mo>
        <mi>k</mi>
      </msub>
    </mrow>
    <annotation encoding="StarMath 5.0">%varepsilon_k</annotation>
  </semantics>
</math>
</file>

<file path=Object 825/content.xml><?xml version="1.0" encoding="utf-8"?>
<math xmlns="http://www.w3.org/1998/Math/MathML">
  <semantics>
    <mrow>
      <mover accent="true">
        <mi>R</mi>
        <mo stretchy="false">̄</mo>
      </mover>
    </mrow>
    <annotation encoding="StarMath 5.0">bar R </annotation>
  </semantics>
</math>
</file>

<file path=Object 826/content.xml><?xml version="1.0" encoding="utf-8"?>
<math xmlns="http://www.w3.org/1998/Math/MathML">
  <semantics>
    <mrow>
      <mover accent="true">
        <msubsup>
          <mi>R</mi>
          <mi mathvariant="italic">ik</mi>
          <mi>k</mi>
        </msubsup>
        <mo stretchy="false">̄</mo>
      </mover>
    </mrow>
    <annotation encoding="StarMath 5.0">bar R^k _ik</annotation>
  </semantics>
</math>
</file>

<file path=Object 827/content.xml><?xml version="1.0" encoding="utf-8"?>
<math xmlns="http://www.w3.org/1998/Math/MathML">
  <semantics>
    <mrow>
      <mrow>
        <msub>
          <mi>d</mi>
          <mi>k</mi>
        </msub>
        <mo stretchy="false">=</mo>
        <mrow>
          <mrow>
            <mo stretchy="false">(</mo>
            <mrow>
              <mrow>
                <mi>b</mi>
                <mo stretchy="false">−</mo>
                <mi>a</mi>
              </mrow>
            </mrow>
            <mo stretchy="false">)</mo>
          </mrow>
          <mo stretchy="false">∗</mo>
          <msup>
            <mn>2</mn>
            <mrow>
              <mo stretchy="false">−</mo>
              <mi>k</mi>
            </mrow>
          </msup>
        </mrow>
      </mrow>
    </mrow>
    <annotation encoding="StarMath 5.0">d_k = (b-a)*2^-k</annotation>
  </semantics>
</math>
</file>

<file path=Object 828/content.xml><?xml version="1.0" encoding="utf-8"?>
<math xmlns="http://www.w3.org/1998/Math/MathML">
  <semantics>
    <mrow>
      <mrow>
        <msubsup>
          <mi>R</mi>
          <mi mathvariant="italic">i0</mi>
          <mn>0</mn>
        </msubsup>
      </mrow>
    </mrow>
    <annotation encoding="StarMath 5.0">{R^0 _i0}</annotation>
  </semantics>
</math>
</file>